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7965in"/>
    </style:style>
    <style:style style:name="co14" style:family="table-column">
      <style:table-column-properties fo:break-before="auto" style:column-width="0.6035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s_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8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15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11" table:default-cell-style-name="Default"/>
        <table:table-column table:style-name="co8" table:number-columns-repeated="11" table:default-cell-style-name="Default"/>
        <table:table-column table:style-name="co1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16" table:number-columns-repeated="926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Δm</text:p>
          </table:table-cell>
          <table:table-cell table:style-name="ce1" office:value-type="string" calcext:value-type="string">
            <text:p>V_amb</text:p>
          </table:table-cell>
          <table:table-cell table:style-name="ce1" office:value-type="string" calcext:value-type="string">
            <text:p>C_pm</text:p>
          </table:table-cell>
          <table:table-cell table:style-name="ce1" office:value-type="float" office:value="110.9758" calcext:value-type="float">
            <text:p>110.9758</text:p>
          </table:table-cell>
          <table:table-cell table:style-name="ce1" office:value-type="float" office:value="124.9914" calcext:value-type="float">
            <text:p>124.9914</text:p>
          </table:table-cell>
          <table:table-cell table:style-name="ce1" office:value-type="float" office:value="130.0228" calcext:value-type="float">
            <text:p>130.0228</text:p>
          </table:table-cell>
          <table:table-cell table:style-name="ce1" office:value-type="float" office:value="139.0071" calcext:value-type="float">
            <text:p>139.0071</text:p>
          </table:table-cell>
          <table:table-cell table:style-name="ce1" office:value-type="float" office:value="152.9863" calcext:value-type="float">
            <text:p>152.9863</text:p>
          </table:table-cell>
          <table:table-cell table:style-name="ce1" office:value-type="float" office:value="154.9656" calcext:value-type="float">
            <text:p>154.9656</text:p>
          </table:table-cell>
          <table:table-cell table:style-name="ce1" office:value-type="float" office:value="168.9812" calcext:value-type="float">
            <text:p>168.9812</text:p>
          </table:table-cell>
          <table:table-cell table:style-name="ce1" office:value-type="float" office:value="172.9914" calcext:value-type="float">
            <text:p>172.9914</text:p>
          </table:table-cell>
          <table:table-cell table:number-columns-repeated="2" table:style-name="ce1" office:value-type="float" office:value="187.0071" calcext:value-type="float">
            <text:p>187.0071</text:p>
          </table:table-cell>
          <table:table-cell table:style-name="ce1" office:value-type="float" office:value="201.0227" calcext:value-type="float">
            <text:p>201.0227</text:p>
          </table:table-cell>
          <table:table-cell table:style-name="ce1" office:value-type="float" office:value="209.0853" calcext:value-type="float">
            <text:p>209.0853</text:p>
          </table:table-cell>
          <table:table-cell table:style-name="ce1" office:value-type="float" office:value="138.9707" calcext:value-type="float">
            <text:p>138.9707</text:p>
          </table:table-cell>
          <table:table-cell table:style-name="ce1" office:value-type="float" office:value="251.0961" calcext:value-type="float">
            <text:p>251.0961</text:p>
          </table:table-cell>
          <table:table-cell table:style-name="ce1" office:value-type="string" calcext:value-type="string">
            <text:p>269.0700</text:p>
          </table:table-cell>
          <table:table-cell table:style-name="ce1" office:value-type="float" office:value="311.0442" calcext:value-type="float">
            <text:p>311.0442</text:p>
          </table:table-cell>
          <table:table-cell table:style-name="ce1" office:value-type="string" calcext:value-type="string">
            <text:p>167.0020</text:p>
          </table:table-cell>
          <table:table-cell table:style-name="ce1" office:value-type="string" calcext:value-type="string">
            <text:p>179.0020</text:p>
          </table:table-cell>
          <table:table-cell table:style-name="ce1" office:value-type="float" office:value="180.9812" calcext:value-type="float">
            <text:p>180.9812</text:p>
          </table:table-cell>
          <table:table-cell table:style-name="ce1" office:value-type="float" office:value="182.9969" calcext:value-type="float">
            <text:p>182.9969</text:p>
          </table:table-cell>
          <table:table-cell table:style-name="ce1" office:value-type="float" office:value="194.9969" calcext:value-type="float">
            <text:p>194.9969</text:p>
          </table:table-cell>
          <table:table-cell table:style-name="ce1" office:value-type="float" office:value="197.0125" calcext:value-type="float">
            <text:p>197.0125</text:p>
          </table:table-cell>
          <table:table-cell table:style-name="ce1" office:value-type="float" office:value="198.9918" calcext:value-type="float">
            <text:p>198.9918</text:p>
          </table:table-cell>
          <table:table-cell table:style-name="ce1" office:value-type="float" office:value="199.0282" calcext:value-type="float">
            <text:p>199.0282</text:p>
          </table:table-cell>
          <table:table-cell table:style-name="ce1" office:value-type="float" office:value="210.9919" calcext:value-type="float">
            <text:p>210.9919</text:p>
          </table:table-cell>
          <table:table-cell table:style-name="ce1" office:value-type="float" office:value="213.0074" calcext:value-type="float">
            <text:p>213.0074</text:p>
          </table:table-cell>
          <table:table-cell table:style-name="ce1" office:value-type="float" office:value="215.0231" calcext:value-type="float">
            <text:p>215.0231</text:p>
          </table:table-cell>
          <table:table-cell table:style-name="ce1" office:value-type="float" office:value="224.9711" calcext:value-type="float">
            <text:p>224.9711</text:p>
          </table:table-cell>
          <table:table-cell table:style-name="ce1" office:value-type="float" office:value="229.0024" calcext:value-type="float">
            <text:p>229.0024</text:p>
          </table:table-cell>
          <table:table-cell table:style-name="ce1" office:value-type="string" calcext:value-type="string">
            <text:p>240.9660</text:p>
          </table:table-cell>
          <table:table-cell table:style-name="ce1" office:value-type="float" office:value="241.9976" calcext:value-type="float">
            <text:p>241.9976</text:p>
          </table:table-cell>
          <table:table-cell table:style-name="ce1" office:value-type="float" office:value="281.0338" calcext:value-type="float">
            <text:p>281.0338</text:p>
          </table:table-cell>
          <table:table-cell table:style-name="ce1" office:value-type="float" office:value="297.0284" calcext:value-type="float">
            <text:p>297.0284</text:p>
          </table:table-cell>
          <table:table-cell table:style-name="ce1" office:value-type="string" calcext:value-type="string">
            <text:p>231.0697</text:p>
          </table:table-cell>
          <table:table-cell table:style-name="ce1" office:value-type="float" office:value="233.0489" calcext:value-type="float">
            <text:p>233.0489</text:p>
          </table:table-cell>
          <table:table-cell table:style-name="ce1" office:value-type="float" office:value="235.0646" calcext:value-type="float">
            <text:p>235.0646</text:p>
          </table:table-cell>
          <table:table-cell table:style-name="ce1" office:value-type="float" office:value="247.0646" calcext:value-type="float">
            <text:p>247.0646</text:p>
          </table:table-cell>
          <table:table-cell table:style-name="ce1" office:value-type="float" office:value="249.0438" calcext:value-type="float">
            <text:p>249.0438</text:p>
          </table:table-cell>
          <table:table-cell table:style-name="ce1" office:value-type="float" office:value="249.0806" calcext:value-type="float">
            <text:p>249.0806</text:p>
          </table:table-cell>
          <table:table-cell table:style-name="ce1" office:value-type="float" office:value="251.0595" calcext:value-type="float">
            <text:p>251.0595</text:p>
          </table:table-cell>
          <table:table-cell table:style-name="ce1" office:value-type="float" office:value="263.0595" calcext:value-type="float">
            <text:p>263.0595</text:p>
          </table:table-cell>
          <table:table-cell table:style-name="ce1" office:value-type="float" office:value="265.0393" calcext:value-type="float">
            <text:p>265.0393</text:p>
          </table:table-cell>
          <table:table-cell table:style-name="ce1" office:value-type="float" office:value="265.0752" calcext:value-type="float">
            <text:p>265.0752</text:p>
          </table:table-cell>
          <table:table-cell table:style-name="ce1" office:value-type="float" office:value="267.0547" calcext:value-type="float">
            <text:p>267.0547</text:p>
          </table:table-cell>
          <table:table-cell table:style-name="ce1" office:value-type="float" office:value="279.0542" calcext:value-type="float">
            <text:p>279.0542</text:p>
          </table:table-cell>
          <table:table-cell table:style-name="ce1" office:value-type="string" calcext:value-type="string">
            <text:p>281.0700</text:p>
          </table:table-cell>
          <table:table-cell table:style-name="ce1" office:value-type="float" office:value="283.0493" calcext:value-type="float">
            <text:p>283.0493</text:p>
          </table:table-cell>
          <table:table-cell table:style-name="ce1" office:value-type="float" office:value="283.0855" calcext:value-type="float">
            <text:p>283.0855</text:p>
          </table:table-cell>
          <table:table-cell table:style-name="ce1" office:value-type="string" calcext:value-type="string">
            <text:p>295.0490</text:p>
          </table:table-cell>
          <table:table-cell table:style-name="ce1" office:value-type="float" office:value="297.0648" calcext:value-type="float">
            <text:p>297.0648</text:p>
          </table:table-cell>
          <table:table-cell table:style-name="ce1" office:value-type="float" office:value="293.1793" calcext:value-type="float">
            <text:p>293.1793</text:p>
          </table:table-cell>
          <table:table-cell table:style-name="ce1" office:value-type="float" office:value="303.1272" calcext:value-type="float">
            <text:p>303.1272</text:p>
          </table:table-cell>
          <table:table-cell table:style-name="ce1" office:value-type="string" calcext:value-type="string">
            <text:p>319.1741</text:p>
          </table:table-cell>
          <table:table-cell table:style-name="ce1" office:value-type="float" office:value="315.1271" calcext:value-type="float">
            <text:p>315.1271</text:p>
          </table:table-cell>
          <table:table-cell table:style-name="ce1" office:value-type="float" office:value="317.1428" calcext:value-type="float">
            <text:p>317.1428</text:p>
          </table:table-cell>
          <table:table-cell table:style-name="ce1" office:value-type="float" office:value="321.1384" calcext:value-type="float">
            <text:p>321.1384</text:p>
          </table:table-cell>
          <table:table-cell table:style-name="ce1" office:value-type="float" office:value="323.1531" calcext:value-type="float">
            <text:p>323.1531</text:p>
          </table:table-cell>
          <table:table-cell table:style-name="ce1" office:value-type="float" office:value="333.1013" calcext:value-type="float">
            <text:p>333.1013</text:p>
          </table:table-cell>
          <table:table-cell table:style-name="ce1" office:value-type="string" calcext:value-type="string">
            <text:p>347.1170</text:p>
          </table:table-cell>
          <table:table-cell table:style-name="ce1" office:value-type="float" office:value="349.1326" calcext:value-type="float">
            <text:p>349.1326</text:p>
          </table:table-cell>
          <table:table-cell table:style-name="ce1" office:value-type="float" office:value="211.0364" calcext:value-type="float">
            <text:p>211.0364</text:p>
          </table:table-cell>
          <table:table-cell table:style-name="ce1" office:value-type="float" office:value="225.0062" calcext:value-type="float">
            <text:p>225.0062</text:p>
          </table:table-cell>
          <table:table-cell table:style-name="ce1" office:value-type="float" office:value="262.0558" calcext:value-type="float">
            <text:p>262.0558</text:p>
          </table:table-cell>
          <table:table-cell table:style-name="ce1" office:value-type="float" office:value="265.0391" calcext:value-type="float">
            <text:p>265.0391</text:p>
          </table:table-cell>
          <table:table-cell table:style-name="ce1" office:value-type="float" office:value="278.0517" calcext:value-type="float">
            <text:p>278.0517</text:p>
          </table:table-cell>
          <table:table-cell table:style-name="ce1" office:value-type="float" office:value="281.0325" calcext:value-type="float">
            <text:p>281.0325</text:p>
          </table:table-cell>
          <table:table-cell table:style-name="ce1" office:value-type="float" office:value="325.0524" calcext:value-type="float">
            <text:p>325.0524</text:p>
          </table:table-cell>
          <table:table-cell table:style-name="ce1" office:value-type="float" office:value="269.9921" calcext:value-type="float">
            <text:p>269.9921</text:p>
          </table:table-cell>
          <table:table-cell table:style-name="ce1" office:value-type="float" office:value="310.0238" calcext:value-type="float">
            <text:p>310.0238</text:p>
          </table:table-cell>
          <table:table-cell table:style-name="ce1" office:value-type="string" calcext:value-type="string">
            <text:p>389.0140</text:p>
          </table:table-cell>
          <table:table-cell table:style-name="ce1" office:value-type="float" office:value="242.9816" calcext:value-type="float">
            <text:p>242.9816</text:p>
          </table:table-cell>
          <table:table-cell table:style-name="ce1" office:value-type="float" office:value="260.0082" calcext:value-type="float">
            <text:p>260.0082</text:p>
          </table:table-cell>
          <table:table-cell table:style-name="ce1" office:value-type="float" office:value="273.9874" calcext:value-type="float">
            <text:p>273.9874</text:p>
          </table:table-cell>
          <table:table-cell table:style-name="ce1" office:value-type="float" office:value="294.0653" calcext:value-type="float">
            <text:p>294.0653</text:p>
          </table:table-cell>
          <table:table-cell table:style-name="ce1" office:value-type="float" office:value="296.0446" calcext:value-type="float">
            <text:p>296.0446</text:p>
          </table:table-cell>
          <table:table-cell table:style-name="ce1" office:value-type="float" office:value="310.0602" calcext:value-type="float">
            <text:p>310.0602</text:p>
          </table:table-cell>
          <table:table-cell table:style-name="ce1" office:value-type="float" office:value="312.0395" calcext:value-type="float">
            <text:p>312.0395</text:p>
          </table:table-cell>
          <table:table-cell table:style-name="ce1" office:value-type="float" office:value="312.0759" calcext:value-type="float">
            <text:p>312.0759</text:p>
          </table:table-cell>
          <table:table-cell table:style-name="ce1" office:value-type="float" office:value="324.0394" calcext:value-type="float">
            <text:p>324.0394</text:p>
          </table:table-cell>
          <table:table-cell table:style-name="ce1" office:value-type="float" office:value="326.0551" calcext:value-type="float">
            <text:p>326.0551</text:p>
          </table:table-cell>
          <table:table-cell table:style-name="ce1" office:value-type="float" office:value="328.0708" calcext:value-type="float">
            <text:p>328.0708</text:p>
          </table:table-cell>
          <table:table-cell table:style-name="ce1" office:value-type="string" calcext:value-type="string">
            <text:p>342.0500</text:p>
          </table:table-cell>
          <table:table-cell table:style-name="ce1" office:value-type="float" office:value="362.1279" calcext:value-type="float">
            <text:p>362.1279</text:p>
          </table:table-cell>
          <table:table-cell table:style-name="ce1" office:value-type="float" office:value="382.1177" calcext:value-type="float">
            <text:p>382.1177</text:p>
          </table:table-cell>
          <table:table-cell table:style-name="ce1" office:value-type="float" office:value="257.0139" calcext:value-type="float">
            <text:p>257.0139</text:p>
          </table:table-cell>
          <table:table-cell table:style-name="ce1" office:value-type="float" office:value="273.0063" calcext:value-type="float">
            <text:p>273.0063</text:p>
          </table:table-cell>
          <table:table-cell table:style-name="ce1" office:value-type="float" office:value="275.0228" calcext:value-type="float">
            <text:p>275.0228</text:p>
          </table:table-cell>
          <table:table-cell table:style-name="ce1" office:value-type="float" office:value="320.0021" calcext:value-type="float">
            <text:p>320.0021</text:p>
          </table:table-cell>
          <table:table-cell table:style-name="ce1" office:value-type="float" office:value="217.9751" calcext:value-type="float">
            <text:p>217.9751</text:p>
          </table:table-cell>
          <table:table-cell table:style-name="ce1" office:value-type="float" office:value="231.0333" calcext:value-type="float">
            <text:p>231.0333</text:p>
          </table:table-cell>
          <table:table-cell table:style-name="ce1" office:value-type="float" office:value="287.0243" calcext:value-type="float">
            <text:p>287.0243</text:p>
          </table:table-cell>
          <table:table-cell table:style-name="ce1" office:value-type="float" office:value="289.0387" calcext:value-type="float">
            <text:p>289.0387</text:p>
          </table:table-cell>
          <table:table-cell table:style-name="ce1" table:number-columns-repeated="926"/>
        </table:table-row>
        <table:table-row table:style-name="ro1">
          <table:table-cell office:value-type="string" calcext:value-type="string">
            <text:p>emep_h10_7</text:p>
          </table:table-cell>
          <table:table-cell office:value-type="string" calcext:value-type="string">
            <text:p>01/08/19</text:p>
          </table:table-cell>
          <table:table-cell office:value-type="float" office:value="10" calcext:value-type="float">
            <text:p>10</text:p>
          </table:table-cell>
          <table:table-cell office:value-type="float" office:value="4.54" calcext:value-type="float">
            <text:p>4.54</text:p>
          </table:table-cell>
          <table:table-cell office:value-type="float" office:value="632.7" calcext:value-type="float">
            <text:p>632.7</text:p>
          </table:table-cell>
          <table:table-cell office:value-type="float" office:value="7.17544921631129" calcext:value-type="float">
            <text:p>7.17544921631129</text:p>
          </table:table-cell>
          <table:table-cell office:value-type="float" office:value="3263425" calcext:value-type="float">
            <text:p>3263425</text:p>
          </table:table-cell>
          <table:table-cell office:value-type="float" office:value="834024" calcext:value-type="float">
            <text:p>834024</text:p>
          </table:table-cell>
          <table:table-cell office:value-type="float" office:value="3437141" calcext:value-type="float">
            <text:p>3437141</text:p>
          </table:table-cell>
          <table:table-cell office:value-type="float" office:value="3071159" calcext:value-type="float">
            <text:p>3071159</text:p>
          </table:table-cell>
          <table:table-cell office:value-type="float" office:value="1209625" calcext:value-type="float">
            <text:p>1209625</text:p>
          </table:table-cell>
          <table:table-cell office:value-type="float" office:value="305981" calcext:value-type="float">
            <text:p>305981</text:p>
          </table:table-cell>
          <table:table-cell office:value-type="float" office:value="554259" calcext:value-type="float">
            <text:p>554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94" calcext:value-type="float">
            <text:p>54494</text:p>
          </table:table-cell>
          <table:table-cell office:value-type="float" office:value="874308" calcext:value-type="float">
            <text:p>874308</text:p>
          </table:table-cell>
          <table:table-cell office:value-type="float" office:value="57629" calcext:value-type="float">
            <text:p>57629</text:p>
          </table:table-cell>
          <table:table-cell office:value-type="float" office:value="586684" calcext:value-type="float">
            <text:p>586684</text:p>
          </table:table-cell>
          <table:table-cell office:value-type="float" office:value="12757" calcext:value-type="float">
            <text:p>12757</text:p>
          </table:table-cell>
          <table:table-cell office:value-type="float" office:value="42147" calcext:value-type="float">
            <text:p>42147</text:p>
          </table:table-cell>
          <table:table-cell office:value-type="float" office:value="640995" calcext:value-type="float">
            <text:p>640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598" calcext:value-type="float">
            <text:p>245598</text:p>
          </table:table-cell>
          <table:table-cell office:value-type="float" office:value="222906" calcext:value-type="float">
            <text:p>222906</text:p>
          </table:table-cell>
          <table:table-cell office:value-type="float" office:value="0" calcext:value-type="float">
            <text:p>0</text:p>
          </table:table-cell>
          <table:table-cell office:value-type="float" office:value="104698" calcext:value-type="float">
            <text:p>104698</text:p>
          </table:table-cell>
          <table:table-cell office:value-type="float" office:value="84718" calcext:value-type="float">
            <text:p>84718</text:p>
          </table:table-cell>
          <table:table-cell office:value-type="float" office:value="39973" calcext:value-type="float">
            <text:p>399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5344" calcext:value-type="float">
            <text:p>215344</text:p>
          </table:table-cell>
          <table:table-cell office:value-type="float" office:value="27373" calcext:value-type="float">
            <text:p>27373</text:p>
          </table:table-cell>
          <table:table-cell office:value-type="float" office:value="460695" calcext:value-type="float">
            <text:p>460695</text:p>
          </table:table-cell>
          <table:table-cell office:value-type="float" office:value="683262" calcext:value-type="float">
            <text:p>683262</text:p>
          </table:table-cell>
          <table:table-cell office:value-type="float" office:value="1635500" calcext:value-type="float">
            <text:p>1635500</text:p>
          </table:table-cell>
          <table:table-cell office:value-type="float" office:value="1394971" calcext:value-type="float">
            <text:p>1394971</text:p>
          </table:table-cell>
          <table:table-cell office:value-type="float" office:value="116809" calcext:value-type="float">
            <text:p>116809</text:p>
          </table:table-cell>
          <table:table-cell office:value-type="float" office:value="1949048" calcext:value-type="float">
            <text:p>1949048</text:p>
          </table:table-cell>
          <table:table-cell office:value-type="float" office:value="1136793" calcext:value-type="float">
            <text:p>1136793</text:p>
          </table:table-cell>
          <table:table-cell office:value-type="float" office:value="240572" calcext:value-type="float">
            <text:p>24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338" calcext:value-type="float">
            <text:p>159338</text:p>
          </table:table-cell>
          <table:table-cell office:value-type="float" office:value="604055" calcext:value-type="float">
            <text:p>604055</text:p>
          </table:table-cell>
          <table:table-cell office:value-type="float" office:value="421630" calcext:value-type="float">
            <text:p>421630</text:p>
          </table:table-cell>
          <table:table-cell office:value-type="float" office:value="89058" calcext:value-type="float">
            <text:p>89058</text:p>
          </table:table-cell>
          <table:table-cell office:value-type="float" office:value="185176" calcext:value-type="float">
            <text:p>185176</text:p>
          </table:table-cell>
          <table:table-cell office:value-type="float" office:value="84225" calcext:value-type="float">
            <text:p>84225</text:p>
          </table:table-cell>
          <table:table-cell office:value-type="float" office:value="74263" calcext:value-type="float">
            <text:p>74263</text:p>
          </table:table-cell>
          <table:table-cell office:value-type="float" office:value="7564406" calcext:value-type="float">
            <text:p>7564406</text:p>
          </table:table-cell>
          <table:table-cell office:value-type="float" office:value="0" calcext:value-type="float">
            <text:p>0</text:p>
          </table:table-cell>
          <table:table-cell office:value-type="float" office:value="6560851" calcext:value-type="float">
            <text:p>65608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5431" calcext:value-type="float">
            <text:p>105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550" calcext:value-type="float">
            <text:p>240550</text:p>
          </table:table-cell>
          <table:table-cell office:value-type="float" office:value="0" calcext:value-type="float">
            <text:p>0</text:p>
          </table:table-cell>
          <table:table-cell office:value-type="float" office:value="215563" calcext:value-type="float">
            <text:p>215563</text:p>
          </table:table-cell>
          <table:table-cell office:value-type="float" office:value="0" calcext:value-type="float">
            <text:p>0</text:p>
          </table:table-cell>
          <table:table-cell office:value-type="float" office:value="12125" calcext:value-type="float">
            <text:p>12125</text:p>
          </table:table-cell>
          <table:table-cell office:value-type="float" office:value="15876" calcext:value-type="float">
            <text:p>1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72" calcext:value-type="float">
            <text:p>31672</text:p>
          </table:table-cell>
          <table:table-cell office:value-type="float" office:value="0" calcext:value-type="float">
            <text:p>0</text:p>
          </table:table-cell>
          <table:table-cell office:value-type="float" office:value="17078928" calcext:value-type="float">
            <text:p>17078928</text:p>
          </table:table-cell>
          <table:table-cell office:value-type="float" office:value="949513" calcext:value-type="float">
            <text:p>949513</text:p>
          </table:table-cell>
          <table:table-cell office:value-type="float" office:value="450553" calcext:value-type="float">
            <text:p>450553</text:p>
          </table:table-cell>
          <table:table-cell office:value-type="float" office:value="165415" calcext:value-type="float">
            <text:p>165415</text:p>
          </table:table-cell>
          <table:table-cell office:value-type="float" office:value="370768" calcext:value-type="float">
            <text:p>370768</text:p>
          </table:table-cell>
          <table:table-cell office:value-type="float" office:value="237086" calcext:value-type="float">
            <text:p>237086</text:p>
          </table:table-cell>
          <table:table-cell office:value-type="float" office:value="191799" calcext:value-type="float">
            <text:p>191799</text:p>
          </table:table-cell>
          <table:table-cell office:value-type="float" office:value="216133" calcext:value-type="float">
            <text:p>216133</text:p>
          </table:table-cell>
          <table:table-cell office:value-type="float" office:value="286455" calcext:value-type="float">
            <text:p>2864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1029" calcext:value-type="float">
            <text:p>1010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9</text:p>
          </table:table-cell>
          <table:table-cell office:value-type="string" calcext:value-type="string">
            <text:p>01/09/19</text:p>
          </table:table-cell>
          <table:table-cell office:value-type="float" office:value="10" calcext:value-type="float">
            <text:p>10</text:p>
          </table:table-cell>
          <table:table-cell office:value-type="float" office:value="8.37" calcext:value-type="float">
            <text:p>8.37</text:p>
          </table:table-cell>
          <table:table-cell office:value-type="float" office:value="758.1" calcext:value-type="float">
            <text:p>758.1</text:p>
          </table:table-cell>
          <table:table-cell office:value-type="float" office:value="11.0406724125649" calcext:value-type="float">
            <text:p>11.0406724125649</text:p>
          </table:table-cell>
          <table:table-cell office:value-type="float" office:value="701684" calcext:value-type="float">
            <text:p>701684</text:p>
          </table:table-cell>
          <table:table-cell office:value-type="float" office:value="166345" calcext:value-type="float">
            <text:p>166345</text:p>
          </table:table-cell>
          <table:table-cell office:value-type="float" office:value="2194278" calcext:value-type="float">
            <text:p>2194278</text:p>
          </table:table-cell>
          <table:table-cell office:value-type="float" office:value="1606204" calcext:value-type="float">
            <text:p>1606204</text:p>
          </table:table-cell>
          <table:table-cell office:value-type="float" office:value="364276" calcext:value-type="float">
            <text:p>364276</text:p>
          </table:table-cell>
          <table:table-cell office:value-type="float" office:value="341304" calcext:value-type="float">
            <text:p>341304</text:p>
          </table:table-cell>
          <table:table-cell office:value-type="float" office:value="51424" calcext:value-type="float">
            <text:p>51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411" calcext:value-type="float">
            <text:p>45411</text:p>
          </table:table-cell>
          <table:table-cell office:value-type="float" office:value="1147024" calcext:value-type="float">
            <text:p>1147024</text:p>
          </table:table-cell>
          <table:table-cell office:value-type="float" office:value="42264" calcext:value-type="float">
            <text:p>42264</text:p>
          </table:table-cell>
          <table:table-cell office:value-type="float" office:value="447037" calcext:value-type="float">
            <text:p>447037</text:p>
          </table:table-cell>
          <table:table-cell office:value-type="float" office:value="20464" calcext:value-type="float">
            <text:p>20464</text:p>
          </table:table-cell>
          <table:table-cell office:value-type="float" office:value="44797" calcext:value-type="float">
            <text:p>44797</text:p>
          </table:table-cell>
          <table:table-cell office:value-type="float" office:value="292670" calcext:value-type="float">
            <text:p>2926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418" calcext:value-type="float">
            <text:p>143418</text:p>
          </table:table-cell>
          <table:table-cell office:value-type="float" office:value="155299" calcext:value-type="float">
            <text:p>155299</text:p>
          </table:table-cell>
          <table:table-cell office:value-type="float" office:value="0" calcext:value-type="float">
            <text:p>0</text:p>
          </table:table-cell>
          <table:table-cell office:value-type="float" office:value="35534" calcext:value-type="float">
            <text:p>35534</text:p>
          </table:table-cell>
          <table:table-cell office:value-type="float" office:value="34248" calcext:value-type="float">
            <text:p>34248</text:p>
          </table:table-cell>
          <table:table-cell office:value-type="float" office:value="28956" calcext:value-type="float">
            <text:p>289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371" calcext:value-type="float">
            <text:p>134371</text:p>
          </table:table-cell>
          <table:table-cell office:value-type="float" office:value="25420" calcext:value-type="float">
            <text:p>25420</text:p>
          </table:table-cell>
          <table:table-cell office:value-type="float" office:value="372170" calcext:value-type="float">
            <text:p>372170</text:p>
          </table:table-cell>
          <table:table-cell office:value-type="float" office:value="718472" calcext:value-type="float">
            <text:p>718472</text:p>
          </table:table-cell>
          <table:table-cell office:value-type="float" office:value="1639173" calcext:value-type="float">
            <text:p>1639173</text:p>
          </table:table-cell>
          <table:table-cell office:value-type="float" office:value="1205859" calcext:value-type="float">
            <text:p>1205859</text:p>
          </table:table-cell>
          <table:table-cell office:value-type="float" office:value="115016" calcext:value-type="float">
            <text:p>115016</text:p>
          </table:table-cell>
          <table:table-cell office:value-type="float" office:value="2073308" calcext:value-type="float">
            <text:p>2073308</text:p>
          </table:table-cell>
          <table:table-cell office:value-type="float" office:value="1139021" calcext:value-type="float">
            <text:p>1139021</text:p>
          </table:table-cell>
          <table:table-cell office:value-type="float" office:value="170888" calcext:value-type="float">
            <text:p>170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357" calcext:value-type="float">
            <text:p>125357</text:p>
          </table:table-cell>
          <table:table-cell office:value-type="float" office:value="567196" calcext:value-type="float">
            <text:p>567196</text:p>
          </table:table-cell>
          <table:table-cell office:value-type="float" office:value="411836" calcext:value-type="float">
            <text:p>411836</text:p>
          </table:table-cell>
          <table:table-cell office:value-type="float" office:value="90609" calcext:value-type="float">
            <text:p>90609</text:p>
          </table:table-cell>
          <table:table-cell office:value-type="float" office:value="133638" calcext:value-type="float">
            <text:p>133638</text:p>
          </table:table-cell>
          <table:table-cell office:value-type="float" office:value="58692" calcext:value-type="float">
            <text:p>58692</text:p>
          </table:table-cell>
          <table:table-cell office:value-type="float" office:value="64594" calcext:value-type="float">
            <text:p>64594</text:p>
          </table:table-cell>
          <table:table-cell office:value-type="float" office:value="6811070" calcext:value-type="float">
            <text:p>6811070</text:p>
          </table:table-cell>
          <table:table-cell office:value-type="float" office:value="0" calcext:value-type="float">
            <text:p>0</text:p>
          </table:table-cell>
          <table:table-cell office:value-type="float" office:value="7222635" calcext:value-type="float">
            <text:p>72226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274" calcext:value-type="float">
            <text:p>80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691" calcext:value-type="float">
            <text:p>170691</text:p>
          </table:table-cell>
          <table:table-cell office:value-type="float" office:value="0" calcext:value-type="float">
            <text:p>0</text:p>
          </table:table-cell>
          <table:table-cell office:value-type="float" office:value="139001" calcext:value-type="float">
            <text:p>139001</text:p>
          </table:table-cell>
          <table:table-cell office:value-type="float" office:value="0" calcext:value-type="float">
            <text:p>0</text:p>
          </table:table-cell>
          <table:table-cell office:value-type="float" office:value="13798" calcext:value-type="float">
            <text:p>13798</text:p>
          </table:table-cell>
          <table:table-cell office:value-type="float" office:value="10408" calcext:value-type="float">
            <text:p>10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50538" calcext:value-type="float">
            <text:p>13450538</text:p>
          </table:table-cell>
          <table:table-cell office:value-type="float" office:value="1079907" calcext:value-type="float">
            <text:p>1079907</text:p>
          </table:table-cell>
          <table:table-cell office:value-type="float" office:value="477098" calcext:value-type="float">
            <text:p>477098</text:p>
          </table:table-cell>
          <table:table-cell office:value-type="float" office:value="108817" calcext:value-type="float">
            <text:p>108817</text:p>
          </table:table-cell>
          <table:table-cell office:value-type="float" office:value="382590" calcext:value-type="float">
            <text:p>382590</text:p>
          </table:table-cell>
          <table:table-cell office:value-type="float" office:value="146971" calcext:value-type="float">
            <text:p>146971</text:p>
          </table:table-cell>
          <table:table-cell office:value-type="float" office:value="219927" calcext:value-type="float">
            <text:p>219927</text:p>
          </table:table-cell>
          <table:table-cell office:value-type="float" office:value="246162" calcext:value-type="float">
            <text:p>246162</text:p>
          </table:table-cell>
          <table:table-cell office:value-type="float" office:value="282208" calcext:value-type="float">
            <text:p>282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22" calcext:value-type="float">
            <text:p>26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129" calcext:value-type="float">
            <text:p>60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0</text:p>
          </table:table-cell>
          <table:table-cell office:value-type="string" calcext:value-type="string">
            <text:p>01/10/19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.6</text:p>
          </table:table-cell>
          <table:table-cell office:value-type="float" office:value="758.5" calcext:value-type="float">
            <text:p>758.5</text:p>
          </table:table-cell>
          <table:table-cell office:value-type="float" office:value="7.38272021599718" calcext:value-type="float">
            <text:p>7.38272021599718</text:p>
          </table:table-cell>
          <table:table-cell office:value-type="float" office:value="1086033" calcext:value-type="float">
            <text:p>1086033</text:p>
          </table:table-cell>
          <table:table-cell office:value-type="float" office:value="329073" calcext:value-type="float">
            <text:p>329073</text:p>
          </table:table-cell>
          <table:table-cell office:value-type="float" office:value="1838170" calcext:value-type="float">
            <text:p>1838170</text:p>
          </table:table-cell>
          <table:table-cell office:value-type="float" office:value="1861935" calcext:value-type="float">
            <text:p>1861935</text:p>
          </table:table-cell>
          <table:table-cell office:value-type="float" office:value="577840" calcext:value-type="float">
            <text:p>577840</text:p>
          </table:table-cell>
          <table:table-cell office:value-type="float" office:value="648084" calcext:value-type="float">
            <text:p>648084</text:p>
          </table:table-cell>
          <table:table-cell office:value-type="float" office:value="201329" calcext:value-type="float">
            <text:p>20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 office:value-type="float" office:value="1636145" calcext:value-type="float">
            <text:p>1636145</text:p>
          </table:table-cell>
          <table:table-cell office:value-type="float" office:value="175999" calcext:value-type="float">
            <text:p>175999</text:p>
          </table:table-cell>
          <table:table-cell office:value-type="float" office:value="780129" calcext:value-type="float">
            <text:p>780129</text:p>
          </table:table-cell>
          <table:table-cell office:value-type="float" office:value="65669" calcext:value-type="float">
            <text:p>65669</text:p>
          </table:table-cell>
          <table:table-cell office:value-type="float" office:value="107353" calcext:value-type="float">
            <text:p>107353</text:p>
          </table:table-cell>
          <table:table-cell office:value-type="float" office:value="729855" calcext:value-type="float">
            <text:p>729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368" calcext:value-type="float">
            <text:p>472368</text:p>
          </table:table-cell>
          <table:table-cell office:value-type="float" office:value="488821" calcext:value-type="float">
            <text:p>488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597" calcext:value-type="float">
            <text:p>1645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2382" calcext:value-type="float">
            <text:p>342382</text:p>
          </table:table-cell>
          <table:table-cell office:value-type="float" office:value="91260" calcext:value-type="float">
            <text:p>91260</text:p>
          </table:table-cell>
          <table:table-cell office:value-type="float" office:value="1061531" calcext:value-type="float">
            <text:p>1061531</text:p>
          </table:table-cell>
          <table:table-cell office:value-type="float" office:value="1169846" calcext:value-type="float">
            <text:p>1169846</text:p>
          </table:table-cell>
          <table:table-cell office:value-type="float" office:value="3418530" calcext:value-type="float">
            <text:p>3418530</text:p>
          </table:table-cell>
          <table:table-cell office:value-type="float" office:value="2712406" calcext:value-type="float">
            <text:p>2712406</text:p>
          </table:table-cell>
          <table:table-cell office:value-type="float" office:value="250910" calcext:value-type="float">
            <text:p>250910</text:p>
          </table:table-cell>
          <table:table-cell office:value-type="float" office:value="3155001" calcext:value-type="float">
            <text:p>3155001</text:p>
          </table:table-cell>
          <table:table-cell office:value-type="float" office:value="1532937" calcext:value-type="float">
            <text:p>1532937</text:p>
          </table:table-cell>
          <table:table-cell office:value-type="float" office:value="407761" calcext:value-type="float">
            <text:p>407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502" calcext:value-type="float">
            <text:p>261502</text:p>
          </table:table-cell>
          <table:table-cell office:value-type="float" office:value="1070554" calcext:value-type="float">
            <text:p>1070554</text:p>
          </table:table-cell>
          <table:table-cell office:value-type="float" office:value="749355" calcext:value-type="float">
            <text:p>749355</text:p>
          </table:table-cell>
          <table:table-cell office:value-type="float" office:value="197514" calcext:value-type="float">
            <text:p>197514</text:p>
          </table:table-cell>
          <table:table-cell office:value-type="float" office:value="214874" calcext:value-type="float">
            <text:p>214874</text:p>
          </table:table-cell>
          <table:table-cell office:value-type="float" office:value="117809" calcext:value-type="float">
            <text:p>117809</text:p>
          </table:table-cell>
          <table:table-cell office:value-type="float" office:value="73640" calcext:value-type="float">
            <text:p>73640</text:p>
          </table:table-cell>
          <table:table-cell office:value-type="float" office:value="11192892" calcext:value-type="float">
            <text:p>11192892</text:p>
          </table:table-cell>
          <table:table-cell office:value-type="float" office:value="0" calcext:value-type="float">
            <text:p>0</text:p>
          </table:table-cell>
          <table:table-cell office:value-type="float" office:value="13252579" calcext:value-type="float">
            <text:p>132525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133" calcext:value-type="float">
            <text:p>108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6588" calcext:value-type="float">
            <text:p>406588</text:p>
          </table:table-cell>
          <table:table-cell office:value-type="float" office:value="0" calcext:value-type="float">
            <text:p>0</text:p>
          </table:table-cell>
          <table:table-cell office:value-type="float" office:value="382853" calcext:value-type="float">
            <text:p>382853</text:p>
          </table:table-cell>
          <table:table-cell office:value-type="float" office:value="0" calcext:value-type="float">
            <text:p>0</text:p>
          </table:table-cell>
          <table:table-cell office:value-type="float" office:value="11562" calcext:value-type="float">
            <text:p>11562</text:p>
          </table:table-cell>
          <table:table-cell office:value-type="float" office:value="68874" calcext:value-type="float">
            <text:p>68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53" calcext:value-type="float">
            <text:p>26953</text:p>
          </table:table-cell>
          <table:table-cell office:value-type="float" office:value="0" calcext:value-type="float">
            <text:p>0</text:p>
          </table:table-cell>
          <table:table-cell office:value-type="float" office:value="37873373" calcext:value-type="float">
            <text:p>37873373</text:p>
          </table:table-cell>
          <table:table-cell office:value-type="float" office:value="1933304" calcext:value-type="float">
            <text:p>1933304</text:p>
          </table:table-cell>
          <table:table-cell office:value-type="float" office:value="1125680" calcext:value-type="float">
            <text:p>1125680</text:p>
          </table:table-cell>
          <table:table-cell office:value-type="float" office:value="266504" calcext:value-type="float">
            <text:p>266504</text:p>
          </table:table-cell>
          <table:table-cell office:value-type="float" office:value="529162" calcext:value-type="float">
            <text:p>529162</text:p>
          </table:table-cell>
          <table:table-cell office:value-type="float" office:value="331848" calcext:value-type="float">
            <text:p>331848</text:p>
          </table:table-cell>
          <table:table-cell office:value-type="float" office:value="534301" calcext:value-type="float">
            <text:p>534301</text:p>
          </table:table-cell>
          <table:table-cell office:value-type="float" office:value="615030" calcext:value-type="float">
            <text:p>615030</text:p>
          </table:table-cell>
          <table:table-cell office:value-type="float" office:value="446325" calcext:value-type="float">
            <text:p>446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04" calcext:value-type="float">
            <text:p>38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40" calcext:value-type="float">
            <text:p>118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1</text:p>
          </table:table-cell>
          <table:table-cell office:value-type="string" calcext:value-type="string">
            <text:p>01/11/19</text:p>
          </table:table-cell>
          <table:table-cell office:value-type="float" office:value="10" calcext:value-type="float">
            <text:p>10</text:p>
          </table:table-cell>
          <table:table-cell office:value-type="float" office:value="10.94" calcext:value-type="float">
            <text:p>10.94</text:p>
          </table:table-cell>
          <table:table-cell office:value-type="float" office:value="759.9" calcext:value-type="float">
            <text:p>759.9</text:p>
          </table:table-cell>
          <table:table-cell office:value-type="float" office:value="14.3973321506641" calcext:value-type="float">
            <text:p>14.3973321506641</text:p>
          </table:table-cell>
          <table:table-cell office:value-type="float" office:value="839227" calcext:value-type="float">
            <text:p>839227</text:p>
          </table:table-cell>
          <table:table-cell office:value-type="float" office:value="400394" calcext:value-type="float">
            <text:p>400394</text:p>
          </table:table-cell>
          <table:table-cell office:value-type="float" office:value="2650308" calcext:value-type="float">
            <text:p>2650308</text:p>
          </table:table-cell>
          <table:table-cell office:value-type="float" office:value="1435567" calcext:value-type="float">
            <text:p>1435567</text:p>
          </table:table-cell>
          <table:table-cell office:value-type="float" office:value="888713" calcext:value-type="float">
            <text:p>888713</text:p>
          </table:table-cell>
          <table:table-cell office:value-type="float" office:value="733119" calcext:value-type="float">
            <text:p>733119</text:p>
          </table:table-cell>
          <table:table-cell office:value-type="float" office:value="297030" calcext:value-type="float">
            <text:p>297030</text:p>
          </table:table-cell>
          <table:table-cell office:value-type="float" office:value="119275" calcext:value-type="float">
            <text:p>119275</text:p>
          </table:table-cell>
          <table:table-cell office:value-type="float" office:value="0" calcext:value-type="float">
            <text:p>0</text:p>
          </table:table-cell>
          <table:table-cell office:value-type="float" office:value="189248" calcext:value-type="float">
            <text:p>189248</text:p>
          </table:table-cell>
          <table:table-cell office:value-type="float" office:value="131795" calcext:value-type="float">
            <text:p>131795</text:p>
          </table:table-cell>
          <table:table-cell office:value-type="float" office:value="695579" calcext:value-type="float">
            <text:p>695579</text:p>
          </table:table-cell>
          <table:table-cell office:value-type="float" office:value="0" calcext:value-type="float">
            <text:p>0</text:p>
          </table:table-cell>
          <table:table-cell office:value-type="float" office:value="1572827" calcext:value-type="float">
            <text:p>1572827</text:p>
          </table:table-cell>
          <table:table-cell office:value-type="float" office:value="88709" calcext:value-type="float">
            <text:p>88709</text:p>
          </table:table-cell>
          <table:table-cell office:value-type="float" office:value="163407" calcext:value-type="float">
            <text:p>163407</text:p>
          </table:table-cell>
          <table:table-cell office:value-type="float" office:value="895286" calcext:value-type="float">
            <text:p>895286</text:p>
          </table:table-cell>
          <table:table-cell office:value-type="float" office:value="63815" calcext:value-type="float">
            <text:p>63815</text:p>
          </table:table-cell>
          <table:table-cell office:value-type="float" office:value="0" calcext:value-type="float">
            <text:p>0</text:p>
          </table:table-cell>
          <table:table-cell office:value-type="float" office:value="141496" calcext:value-type="float">
            <text:p>141496</text:p>
          </table:table-cell>
          <table:table-cell office:value-type="float" office:value="263715" calcext:value-type="float">
            <text:p>263715</text:p>
          </table:table-cell>
          <table:table-cell office:value-type="float" office:value="789742" calcext:value-type="float">
            <text:p>789742</text:p>
          </table:table-cell>
          <table:table-cell office:value-type="float" office:value="0" calcext:value-type="float">
            <text:p>0</text:p>
          </table:table-cell>
          <table:table-cell office:value-type="float" office:value="233133" calcext:value-type="float">
            <text:p>233133</text:p>
          </table:table-cell>
          <table:table-cell office:value-type="float" office:value="259706" calcext:value-type="float">
            <text:p>259706</text:p>
          </table:table-cell>
          <table:table-cell office:value-type="float" office:value="109258" calcext:value-type="float">
            <text:p>1092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5589" calcext:value-type="float">
            <text:p>695589</text:p>
          </table:table-cell>
          <table:table-cell office:value-type="float" office:value="181718" calcext:value-type="float">
            <text:p>181718</text:p>
          </table:table-cell>
          <table:table-cell office:value-type="float" office:value="631516" calcext:value-type="float">
            <text:p>631516</text:p>
          </table:table-cell>
          <table:table-cell office:value-type="float" office:value="969436" calcext:value-type="float">
            <text:p>969436</text:p>
          </table:table-cell>
          <table:table-cell office:value-type="float" office:value="1338479" calcext:value-type="float">
            <text:p>1338479</text:p>
          </table:table-cell>
          <table:table-cell office:value-type="float" office:value="1694988" calcext:value-type="float">
            <text:p>1694988</text:p>
          </table:table-cell>
          <table:table-cell office:value-type="float" office:value="645316" calcext:value-type="float">
            <text:p>645316</text:p>
          </table:table-cell>
          <table:table-cell office:value-type="float" office:value="1552123" calcext:value-type="float">
            <text:p>1552123</text:p>
          </table:table-cell>
          <table:table-cell office:value-type="float" office:value="1105265" calcext:value-type="float">
            <text:p>1105265</text:p>
          </table:table-cell>
          <table:table-cell office:value-type="float" office:value="1000029" calcext:value-type="float">
            <text:p>1000029</text:p>
          </table:table-cell>
          <table:table-cell office:value-type="float" office:value="441242" calcext:value-type="float">
            <text:p>441242</text:p>
          </table:table-cell>
          <table:table-cell office:value-type="float" office:value="1346750" calcext:value-type="float">
            <text:p>1346750</text:p>
          </table:table-cell>
          <table:table-cell office:value-type="float" office:value="735629" calcext:value-type="float">
            <text:p>735629</text:p>
          </table:table-cell>
          <table:table-cell office:value-type="float" office:value="1085198" calcext:value-type="float">
            <text:p>1085198</text:p>
          </table:table-cell>
          <table:table-cell office:value-type="float" office:value="866573" calcext:value-type="float">
            <text:p>866573</text:p>
          </table:table-cell>
          <table:table-cell office:value-type="float" office:value="313978" calcext:value-type="float">
            <text:p>313978</text:p>
          </table:table-cell>
          <table:table-cell office:value-type="float" office:value="312046" calcext:value-type="float">
            <text:p>312046</text:p>
          </table:table-cell>
          <table:table-cell office:value-type="float" office:value="169658" calcext:value-type="float">
            <text:p>169658</text:p>
          </table:table-cell>
          <table:table-cell office:value-type="float" office:value="114476" calcext:value-type="float">
            <text:p>114476</text:p>
          </table:table-cell>
          <table:table-cell office:value-type="float" office:value="8986467" calcext:value-type="float">
            <text:p>8986467</text:p>
          </table:table-cell>
          <table:table-cell office:value-type="float" office:value="0" calcext:value-type="float">
            <text:p>0</text:p>
          </table:table-cell>
          <table:table-cell office:value-type="float" office:value="3913391" calcext:value-type="float">
            <text:p>3913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830" calcext:value-type="float">
            <text:p>3008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06062" calcext:value-type="float">
            <text:p>706062</text:p>
          </table:table-cell>
          <table:table-cell office:value-type="float" office:value="0" calcext:value-type="float">
            <text:p>0</text:p>
          </table:table-cell>
          <table:table-cell office:value-type="float" office:value="691982" calcext:value-type="float">
            <text:p>69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48" calcext:value-type="float">
            <text:p>39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09" calcext:value-type="float">
            <text:p>45109</text:p>
          </table:table-cell>
          <table:table-cell office:value-type="float" office:value="0" calcext:value-type="float">
            <text:p>0</text:p>
          </table:table-cell>
          <table:table-cell office:value-type="float" office:value="48355771" calcext:value-type="float">
            <text:p>48355771</text:p>
          </table:table-cell>
          <table:table-cell office:value-type="float" office:value="1962825" calcext:value-type="float">
            <text:p>1962825</text:p>
          </table:table-cell>
          <table:table-cell office:value-type="float" office:value="659014" calcext:value-type="float">
            <text:p>659014</text:p>
          </table:table-cell>
          <table:table-cell office:value-type="float" office:value="283900" calcext:value-type="float">
            <text:p>283900</text:p>
          </table:table-cell>
          <table:table-cell office:value-type="float" office:value="1127196" calcext:value-type="float">
            <text:p>1127196</text:p>
          </table:table-cell>
          <table:table-cell office:value-type="float" office:value="274952" calcext:value-type="float">
            <text:p>274952</text:p>
          </table:table-cell>
          <table:table-cell office:value-type="float" office:value="537889" calcext:value-type="float">
            <text:p>537889</text:p>
          </table:table-cell>
          <table:table-cell office:value-type="float" office:value="573122" calcext:value-type="float">
            <text:p>573122</text:p>
          </table:table-cell>
          <table:table-cell office:value-type="float" office:value="444340" calcext:value-type="float">
            <text:p>444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9" calcext:value-type="float">
            <text:p>117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647" calcext:value-type="float">
            <text:p>160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2</text:p>
          </table:table-cell>
          <table:table-cell office:value-type="string" calcext:value-type="string">
            <text:p>01/12/19</text:p>
          </table:table-cell>
          <table:table-cell office:value-type="float" office:value="10" calcext:value-type="float">
            <text:p>10</text:p>
          </table:table-cell>
          <table:table-cell office:value-type="float" office:value="19.76" calcext:value-type="float">
            <text:p>19.76</text:p>
          </table:table-cell>
          <table:table-cell office:value-type="float" office:value="764" calcext:value-type="float">
            <text:p>764</text:p>
          </table:table-cell>
          <table:table-cell office:value-type="float" office:value="25.8639759056645" calcext:value-type="float">
            <text:p>25.8639759056645</text:p>
          </table:table-cell>
          <table:table-cell office:value-type="float" office:value="18533507" calcext:value-type="float">
            <text:p>18533507</text:p>
          </table:table-cell>
          <table:table-cell office:value-type="float" office:value="534679" calcext:value-type="float">
            <text:p>534679</text:p>
          </table:table-cell>
          <table:table-cell office:value-type="float" office:value="2962230" calcext:value-type="float">
            <text:p>2962230</text:p>
          </table:table-cell>
          <table:table-cell office:value-type="float" office:value="1990894" calcext:value-type="float">
            <text:p>1990894</text:p>
          </table:table-cell>
          <table:table-cell office:value-type="float" office:value="2306140" calcext:value-type="float">
            <text:p>2306140</text:p>
          </table:table-cell>
          <table:table-cell office:value-type="float" office:value="3510771" calcext:value-type="float">
            <text:p>3510771</text:p>
          </table:table-cell>
          <table:table-cell office:value-type="float" office:value="2350575" calcext:value-type="float">
            <text:p>2350575</text:p>
          </table:table-cell>
          <table:table-cell office:value-type="float" office:value="89520" calcext:value-type="float">
            <text:p>89520</text:p>
          </table:table-cell>
          <table:table-cell office:value-type="float" office:value="224847" calcext:value-type="float">
            <text:p>224847</text:p>
          </table:table-cell>
          <table:table-cell office:value-type="float" office:value="392449" calcext:value-type="float">
            <text:p>392449</text:p>
          </table:table-cell>
          <table:table-cell office:value-type="float" office:value="1263789" calcext:value-type="float">
            <text:p>1263789</text:p>
          </table:table-cell>
          <table:table-cell office:value-type="float" office:value="3279675" calcext:value-type="float">
            <text:p>3279675</text:p>
          </table:table-cell>
          <table:table-cell office:value-type="float" office:value="347327" calcext:value-type="float">
            <text:p>347327</text:p>
          </table:table-cell>
          <table:table-cell office:value-type="float" office:value="3176444" calcext:value-type="float">
            <text:p>3176444</text:p>
          </table:table-cell>
          <table:table-cell office:value-type="float" office:value="239055" calcext:value-type="float">
            <text:p>239055</text:p>
          </table:table-cell>
          <table:table-cell office:value-type="float" office:value="311199" calcext:value-type="float">
            <text:p>311199</text:p>
          </table:table-cell>
          <table:table-cell office:value-type="float" office:value="1443964" calcext:value-type="float">
            <text:p>1443964</text:p>
          </table:table-cell>
          <table:table-cell office:value-type="float" office:value="176479" calcext:value-type="float">
            <text:p>176479</text:p>
          </table:table-cell>
          <table:table-cell office:value-type="float" office:value="0" calcext:value-type="float">
            <text:p>0</text:p>
          </table:table-cell>
          <table:table-cell office:value-type="float" office:value="705427" calcext:value-type="float">
            <text:p>705427</text:p>
          </table:table-cell>
          <table:table-cell office:value-type="float" office:value="984871" calcext:value-type="float">
            <text:p>984871</text:p>
          </table:table-cell>
          <table:table-cell office:value-type="float" office:value="1719069" calcext:value-type="float">
            <text:p>1719069</text:p>
          </table:table-cell>
          <table:table-cell office:value-type="float" office:value="261306" calcext:value-type="float">
            <text:p>261306</text:p>
          </table:table-cell>
          <table:table-cell office:value-type="float" office:value="620281" calcext:value-type="float">
            <text:p>620281</text:p>
          </table:table-cell>
          <table:table-cell office:value-type="float" office:value="763292" calcext:value-type="float">
            <text:p>763292</text:p>
          </table:table-cell>
          <table:table-cell office:value-type="float" office:value="428392" calcext:value-type="float">
            <text:p>428392</text:p>
          </table:table-cell>
          <table:table-cell office:value-type="float" office:value="122060" calcext:value-type="float">
            <text:p>122060</text:p>
          </table:table-cell>
          <table:table-cell office:value-type="float" office:value="0" calcext:value-type="float">
            <text:p>0</text:p>
          </table:table-cell>
          <table:table-cell office:value-type="float" office:value="84702" calcext:value-type="float">
            <text:p>84702</text:p>
          </table:table-cell>
          <table:table-cell office:value-type="float" office:value="0" calcext:value-type="float">
            <text:p>0</text:p>
          </table:table-cell>
          <table:table-cell office:value-type="float" office:value="21791" calcext:value-type="float">
            <text:p>21791</text:p>
          </table:table-cell>
          <table:table-cell office:value-type="float" office:value="1016591" calcext:value-type="float">
            <text:p>1016591</text:p>
          </table:table-cell>
          <table:table-cell office:value-type="float" office:value="338542" calcext:value-type="float">
            <text:p>338542</text:p>
          </table:table-cell>
          <table:table-cell office:value-type="float" office:value="1778602" calcext:value-type="float">
            <text:p>1778602</text:p>
          </table:table-cell>
          <table:table-cell office:value-type="float" office:value="1844631" calcext:value-type="float">
            <text:p>1844631</text:p>
          </table:table-cell>
          <table:table-cell office:value-type="float" office:value="2594400" calcext:value-type="float">
            <text:p>2594400</text:p>
          </table:table-cell>
          <table:table-cell office:value-type="float" office:value="3557188" calcext:value-type="float">
            <text:p>3557188</text:p>
          </table:table-cell>
          <table:table-cell office:value-type="float" office:value="1071404" calcext:value-type="float">
            <text:p>1071404</text:p>
          </table:table-cell>
          <table:table-cell office:value-type="float" office:value="2810457" calcext:value-type="float">
            <text:p>2810457</text:p>
          </table:table-cell>
          <table:table-cell office:value-type="float" office:value="2756590" calcext:value-type="float">
            <text:p>2756590</text:p>
          </table:table-cell>
          <table:table-cell office:value-type="float" office:value="1041239" calcext:value-type="float">
            <text:p>1041239</text:p>
          </table:table-cell>
          <table:table-cell office:value-type="float" office:value="796600" calcext:value-type="float">
            <text:p>796600</text:p>
          </table:table-cell>
          <table:table-cell office:value-type="float" office:value="2683900" calcext:value-type="float">
            <text:p>2683900</text:p>
          </table:table-cell>
          <table:table-cell office:value-type="float" office:value="1231305" calcext:value-type="float">
            <text:p>1231305</text:p>
          </table:table-cell>
          <table:table-cell office:value-type="float" office:value="1714136" calcext:value-type="float">
            <text:p>1714136</text:p>
          </table:table-cell>
          <table:table-cell office:value-type="float" office:value="1303974" calcext:value-type="float">
            <text:p>1303974</text:p>
          </table:table-cell>
          <table:table-cell office:value-type="float" office:value="578141" calcext:value-type="float">
            <text:p>578141</text:p>
          </table:table-cell>
          <table:table-cell office:value-type="float" office:value="104475" calcext:value-type="float">
            <text:p>104475</text:p>
          </table:table-cell>
          <table:table-cell office:value-type="float" office:value="255834" calcext:value-type="float">
            <text:p>255834</text:p>
          </table:table-cell>
          <table:table-cell office:value-type="float" office:value="179250" calcext:value-type="float">
            <text:p>179250</text:p>
          </table:table-cell>
          <table:table-cell office:value-type="float" office:value="1643140" calcext:value-type="float">
            <text:p>1643140</text:p>
          </table:table-cell>
          <table:table-cell office:value-type="float" office:value="0" calcext:value-type="float">
            <text:p>0</text:p>
          </table:table-cell>
          <table:table-cell office:value-type="float" office:value="6936064" calcext:value-type="float">
            <text:p>6936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067" calcext:value-type="float">
            <text:p>4210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26408" calcext:value-type="float">
            <text:p>1226408</text:p>
          </table:table-cell>
          <table:table-cell office:value-type="float" office:value="0" calcext:value-type="float">
            <text:p>0</text:p>
          </table:table-cell>
          <table:table-cell office:value-type="float" office:value="1016591" calcext:value-type="float">
            <text:p>1016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62" calcext:value-type="float">
            <text:p>280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86782" calcext:value-type="float">
            <text:p>47386782</text:p>
          </table:table-cell>
          <table:table-cell office:value-type="float" office:value="3637947" calcext:value-type="float">
            <text:p>3637947</text:p>
          </table:table-cell>
          <table:table-cell office:value-type="float" office:value="1297676" calcext:value-type="float">
            <text:p>1297676</text:p>
          </table:table-cell>
          <table:table-cell office:value-type="float" office:value="557628" calcext:value-type="float">
            <text:p>557628</text:p>
          </table:table-cell>
          <table:table-cell office:value-type="float" office:value="2125217" calcext:value-type="float">
            <text:p>2125217</text:p>
          </table:table-cell>
          <table:table-cell office:value-type="float" office:value="311437" calcext:value-type="float">
            <text:p>311437</text:p>
          </table:table-cell>
          <table:table-cell office:value-type="float" office:value="1214836" calcext:value-type="float">
            <text:p>1214836</text:p>
          </table:table-cell>
          <table:table-cell office:value-type="float" office:value="952410" calcext:value-type="float">
            <text:p>952410</text:p>
          </table:table-cell>
          <table:table-cell office:value-type="float" office:value="543360" calcext:value-type="float">
            <text:p>543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664" calcext:value-type="float">
            <text:p>70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2456" calcext:value-type="float">
            <text:p>232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3</text:p>
          </table:table-cell>
          <table:table-cell office:value-type="string" calcext:value-type="string">
            <text:p>01/13/19</text:p>
          </table:table-cell>
          <table:table-cell office:value-type="float" office:value="10" calcext:value-type="float">
            <text:p>10</text:p>
          </table:table-cell>
          <table:table-cell office:value-type="float" office:value="20.44" calcext:value-type="float">
            <text:p>20.44</text:p>
          </table:table-cell>
          <table:table-cell office:value-type="float" office:value="767.2" calcext:value-type="float">
            <text:p>767.2</text:p>
          </table:table-cell>
          <table:table-cell office:value-type="float" office:value="26.6431345048145" calcext:value-type="float">
            <text:p>26.6431345048145</text:p>
          </table:table-cell>
          <table:table-cell office:value-type="float" office:value="1032808" calcext:value-type="float">
            <text:p>1032808</text:p>
          </table:table-cell>
          <table:table-cell office:value-type="float" office:value="394853" calcext:value-type="float">
            <text:p>394853</text:p>
          </table:table-cell>
          <table:table-cell office:value-type="float" office:value="3182611" calcext:value-type="float">
            <text:p>3182611</text:p>
          </table:table-cell>
          <table:table-cell office:value-type="float" office:value="37568" calcext:value-type="float">
            <text:p>37568</text:p>
          </table:table-cell>
          <table:table-cell office:value-type="float" office:value="2195927" calcext:value-type="float">
            <text:p>2195927</text:p>
          </table:table-cell>
          <table:table-cell office:value-type="float" office:value="2572845" calcext:value-type="float">
            <text:p>2572845</text:p>
          </table:table-cell>
          <table:table-cell office:value-type="float" office:value="1677821" calcext:value-type="float">
            <text:p>1677821</text:p>
          </table:table-cell>
          <table:table-cell office:value-type="float" office:value="61978" calcext:value-type="float">
            <text:p>61978</text:p>
          </table:table-cell>
          <table:table-cell office:value-type="float" office:value="182862" calcext:value-type="float">
            <text:p>182862</text:p>
          </table:table-cell>
          <table:table-cell table:number-columns-repeated="2" office:value-type="float" office:value="332378" calcext:value-type="float">
            <text:p>332378</text:p>
          </table:table-cell>
          <table:table-cell office:value-type="float" office:value="2612579" calcext:value-type="float">
            <text:p>2612579</text:p>
          </table:table-cell>
          <table:table-cell office:value-type="float" office:value="470449" calcext:value-type="float">
            <text:p>470449</text:p>
          </table:table-cell>
          <table:table-cell office:value-type="float" office:value="2438207" calcext:value-type="float">
            <text:p>2438207</text:p>
          </table:table-cell>
          <table:table-cell office:value-type="float" office:value="189264" calcext:value-type="float">
            <text:p>189264</text:p>
          </table:table-cell>
          <table:table-cell office:value-type="float" office:value="195874" calcext:value-type="float">
            <text:p>195874</text:p>
          </table:table-cell>
          <table:table-cell office:value-type="float" office:value="1276706" calcext:value-type="float">
            <text:p>1276706</text:p>
          </table:table-cell>
          <table:table-cell office:value-type="float" office:value="16567" calcext:value-type="float">
            <text:p>16567</text:p>
          </table:table-cell>
          <table:table-cell office:value-type="float" office:value="0" calcext:value-type="float">
            <text:p>0</text:p>
          </table:table-cell>
          <table:table-cell office:value-type="float" office:value="473514" calcext:value-type="float">
            <text:p>473514</text:p>
          </table:table-cell>
          <table:table-cell office:value-type="float" office:value="943372" calcext:value-type="float">
            <text:p>943372</text:p>
          </table:table-cell>
          <table:table-cell office:value-type="float" office:value="1040759" calcext:value-type="float">
            <text:p>1040759</text:p>
          </table:table-cell>
          <table:table-cell office:value-type="float" office:value="139392" calcext:value-type="float">
            <text:p>139392</text:p>
          </table:table-cell>
          <table:table-cell office:value-type="float" office:value="412201" calcext:value-type="float">
            <text:p>412201</text:p>
          </table:table-cell>
          <table:table-cell office:value-type="float" office:value="585338" calcext:value-type="float">
            <text:p>585338</text:p>
          </table:table-cell>
          <table:table-cell office:value-type="float" office:value="263030" calcext:value-type="float">
            <text:p>263030</text:p>
          </table:table-cell>
          <table:table-cell office:value-type="float" office:value="72130" calcext:value-type="float">
            <text:p>72130</text:p>
          </table:table-cell>
          <table:table-cell office:value-type="float" office:value="0" calcext:value-type="float">
            <text:p>0</text:p>
          </table:table-cell>
          <table:table-cell office:value-type="float" office:value="52872" calcext:value-type="float">
            <text:p>52872</text:p>
          </table:table-cell>
          <table:table-cell office:value-type="float" office:value="0" calcext:value-type="float">
            <text:p>0</text:p>
          </table:table-cell>
          <table:table-cell office:value-type="float" office:value="44802" calcext:value-type="float">
            <text:p>44802</text:p>
          </table:table-cell>
          <table:table-cell office:value-type="float" office:value="743538" calcext:value-type="float">
            <text:p>743538</text:p>
          </table:table-cell>
          <table:table-cell office:value-type="float" office:value="24701" calcext:value-type="float">
            <text:p>24701</text:p>
          </table:table-cell>
          <table:table-cell office:value-type="float" office:value="1384002" calcext:value-type="float">
            <text:p>1384002</text:p>
          </table:table-cell>
          <table:table-cell office:value-type="float" office:value="1676334" calcext:value-type="float">
            <text:p>1676334</text:p>
          </table:table-cell>
          <table:table-cell office:value-type="float" office:value="1932459" calcext:value-type="float">
            <text:p>1932459</text:p>
          </table:table-cell>
          <table:table-cell office:value-type="float" office:value="3175312" calcext:value-type="float">
            <text:p>3175312</text:p>
          </table:table-cell>
          <table:table-cell office:value-type="float" office:value="825085" calcext:value-type="float">
            <text:p>825085</text:p>
          </table:table-cell>
          <table:table-cell office:value-type="float" office:value="2257716" calcext:value-type="float">
            <text:p>2257716</text:p>
          </table:table-cell>
          <table:table-cell office:value-type="float" office:value="2053911" calcext:value-type="float">
            <text:p>2053911</text:p>
          </table:table-cell>
          <table:table-cell office:value-type="float" office:value="768652" calcext:value-type="float">
            <text:p>768652</text:p>
          </table:table-cell>
          <table:table-cell office:value-type="float" office:value="615755" calcext:value-type="float">
            <text:p>615755</text:p>
          </table:table-cell>
          <table:table-cell office:value-type="float" office:value="1936806" calcext:value-type="float">
            <text:p>1936806</text:p>
          </table:table-cell>
          <table:table-cell office:value-type="float" office:value="1211687" calcext:value-type="float">
            <text:p>1211687</text:p>
          </table:table-cell>
          <table:table-cell office:value-type="float" office:value="1186784" calcext:value-type="float">
            <text:p>1186784</text:p>
          </table:table-cell>
          <table:table-cell office:value-type="float" office:value="932038" calcext:value-type="float">
            <text:p>932038</text:p>
          </table:table-cell>
          <table:table-cell office:value-type="float" office:value="260958" calcext:value-type="float">
            <text:p>260958</text:p>
          </table:table-cell>
          <table:table-cell office:value-type="float" office:value="428507" calcext:value-type="float">
            <text:p>428507</text:p>
          </table:table-cell>
          <table:table-cell office:value-type="float" office:value="179461" calcext:value-type="float">
            <text:p>179461</text:p>
          </table:table-cell>
          <table:table-cell office:value-type="float" office:value="56947" calcext:value-type="float">
            <text:p>56947</text:p>
          </table:table-cell>
          <table:table-cell office:value-type="float" office:value="1318270" calcext:value-type="float">
            <text:p>1318270</text:p>
          </table:table-cell>
          <table:table-cell office:value-type="float" office:value="0" calcext:value-type="float">
            <text:p>0</text:p>
          </table:table-cell>
          <table:table-cell office:value-type="float" office:value="8528946" calcext:value-type="float">
            <text:p>8528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803" calcext:value-type="float">
            <text:p>3168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5855" calcext:value-type="float">
            <text:p>915855</text:p>
          </table:table-cell>
          <table:table-cell office:value-type="float" office:value="0" calcext:value-type="float">
            <text:p>0</text:p>
          </table:table-cell>
          <table:table-cell office:value-type="float" office:value="743538" calcext:value-type="float">
            <text:p>743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72" calcext:value-type="float">
            <text:p>47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3949" calcext:value-type="float">
            <text:p>5733949</text:p>
          </table:table-cell>
          <table:table-cell office:value-type="float" office:value="3766025" calcext:value-type="float">
            <text:p>3766025</text:p>
          </table:table-cell>
          <table:table-cell office:value-type="float" office:value="947285" calcext:value-type="float">
            <text:p>947285</text:p>
          </table:table-cell>
          <table:table-cell office:value-type="float" office:value="500618" calcext:value-type="float">
            <text:p>500618</text:p>
          </table:table-cell>
          <table:table-cell office:value-type="float" office:value="2210154" calcext:value-type="float">
            <text:p>2210154</text:p>
          </table:table-cell>
          <table:table-cell office:value-type="float" office:value="290861" calcext:value-type="float">
            <text:p>290861</text:p>
          </table:table-cell>
          <table:table-cell office:value-type="float" office:value="1199305" calcext:value-type="float">
            <text:p>1199305</text:p>
          </table:table-cell>
          <table:table-cell office:value-type="float" office:value="793772" calcext:value-type="float">
            <text:p>793772</text:p>
          </table:table-cell>
          <table:table-cell office:value-type="float" office:value="582390" calcext:value-type="float">
            <text:p>582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94" calcext:value-type="float">
            <text:p>319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249" calcext:value-type="float">
            <text:p>1832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4</text:p>
          </table:table-cell>
          <table:table-cell office:value-type="string" calcext:value-type="string">
            <text:p>01/14/19</text:p>
          </table:table-cell>
          <table:table-cell office:value-type="float" office:value="10" calcext:value-type="float">
            <text:p>10</text:p>
          </table:table-cell>
          <table:table-cell office:value-type="float" office:value="5.47" calcext:value-type="float">
            <text:p>5.47</text:p>
          </table:table-cell>
          <table:table-cell office:value-type="float" office:value="768.5" calcext:value-type="float">
            <text:p>768.5</text:p>
          </table:table-cell>
          <table:table-cell office:value-type="float" office:value="7.11810458018152" calcext:value-type="float">
            <text:p>7.11810458018152</text:p>
          </table:table-cell>
          <table:table-cell office:value-type="float" office:value="840813" calcext:value-type="float">
            <text:p>840813</text:p>
          </table:table-cell>
          <table:table-cell office:value-type="float" office:value="165961" calcext:value-type="float">
            <text:p>165961</text:p>
          </table:table-cell>
          <table:table-cell office:value-type="float" office:value="1863796" calcext:value-type="float">
            <text:p>1863796</text:p>
          </table:table-cell>
          <table:table-cell office:value-type="float" office:value="1083519" calcext:value-type="float">
            <text:p>1083519</text:p>
          </table:table-cell>
          <table:table-cell office:value-type="float" office:value="353737" calcext:value-type="float">
            <text:p>353737</text:p>
          </table:table-cell>
          <table:table-cell office:value-type="float" office:value="409792" calcext:value-type="float">
            <text:p>409792</text:p>
          </table:table-cell>
          <table:table-cell office:value-type="float" office:value="115630" calcext:value-type="float">
            <text:p>115630</text:p>
          </table:table-cell>
          <table:table-cell office:value-type="float" office:value="0" calcext:value-type="float">
            <text:p>0</text:p>
          </table:table-cell>
          <table:table-cell office:value-type="float" office:value="43742" calcext:value-type="float">
            <text:p>43742</text:p>
          </table:table-cell>
          <table:table-cell office:value-type="float" office:value="0" calcext:value-type="float">
            <text:p>0</text:p>
          </table:table-cell>
          <table:table-cell office:value-type="float" office:value="32195" calcext:value-type="float">
            <text:p>32195</text:p>
          </table:table-cell>
          <table:table-cell office:value-type="float" office:value="875720" calcext:value-type="float">
            <text:p>875720</text:p>
          </table:table-cell>
          <table:table-cell office:value-type="float" office:value="0" calcext:value-type="float">
            <text:p>0</text:p>
          </table:table-cell>
          <table:table-cell office:value-type="float" office:value="870166" calcext:value-type="float">
            <text:p>870166</text:p>
          </table:table-cell>
          <table:table-cell office:value-type="float" office:value="4274" calcext:value-type="float">
            <text:p>4274</text:p>
          </table:table-cell>
          <table:table-cell office:value-type="float" office:value="46578" calcext:value-type="float">
            <text:p>46578</text:p>
          </table:table-cell>
          <table:table-cell office:value-type="float" office:value="337611" calcext:value-type="float">
            <text:p>337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174" calcext:value-type="float">
            <text:p>72174</text:p>
          </table:table-cell>
          <table:table-cell office:value-type="float" office:value="182880" calcext:value-type="float">
            <text:p>182880</text:p>
          </table:table-cell>
          <table:table-cell office:value-type="float" office:value="11944" calcext:value-type="float">
            <text:p>11944</text:p>
          </table:table-cell>
          <table:table-cell office:value-type="float" office:value="89493" calcext:value-type="float">
            <text:p>89493</text:p>
          </table:table-cell>
          <table:table-cell office:value-type="float" office:value="53753" calcext:value-type="float">
            <text:p>53753</text:p>
          </table:table-cell>
          <table:table-cell office:value-type="float" office:value="33038" calcext:value-type="float">
            <text:p>330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231" calcext:value-type="float">
            <text:p>207231</text:p>
          </table:table-cell>
          <table:table-cell office:value-type="float" office:value="13198" calcext:value-type="float">
            <text:p>13198</text:p>
          </table:table-cell>
          <table:table-cell office:value-type="float" office:value="637474" calcext:value-type="float">
            <text:p>637474</text:p>
          </table:table-cell>
          <table:table-cell office:value-type="float" office:value="709531" calcext:value-type="float">
            <text:p>709531</text:p>
          </table:table-cell>
          <table:table-cell office:value-type="float" office:value="1366043" calcext:value-type="float">
            <text:p>1366043</text:p>
          </table:table-cell>
          <table:table-cell office:value-type="float" office:value="1479468" calcext:value-type="float">
            <text:p>1479468</text:p>
          </table:table-cell>
          <table:table-cell office:value-type="float" office:value="329797" calcext:value-type="float">
            <text:p>329797</text:p>
          </table:table-cell>
          <table:table-cell office:value-type="float" office:value="2048660" calcext:value-type="float">
            <text:p>2048660</text:p>
          </table:table-cell>
          <table:table-cell office:value-type="float" office:value="44421" calcext:value-type="float">
            <text:p>44421</text:p>
          </table:table-cell>
          <table:table-cell office:value-type="float" office:value="296574" calcext:value-type="float">
            <text:p>296574</text:p>
          </table:table-cell>
          <table:table-cell office:value-type="float" office:value="113429" calcext:value-type="float">
            <text:p>113429</text:p>
          </table:table-cell>
          <table:table-cell office:value-type="float" office:value="534416" calcext:value-type="float">
            <text:p>534416</text:p>
          </table:table-cell>
          <table:table-cell office:value-type="float" office:value="180353" calcext:value-type="float">
            <text:p>180353</text:p>
          </table:table-cell>
          <table:table-cell office:value-type="float" office:value="457368" calcext:value-type="float">
            <text:p>457368</text:p>
          </table:table-cell>
          <table:table-cell office:value-type="float" office:value="430956" calcext:value-type="float">
            <text:p>430956</text:p>
          </table:table-cell>
          <table:table-cell office:value-type="float" office:value="108239" calcext:value-type="float">
            <text:p>108239</text:p>
          </table:table-cell>
          <table:table-cell office:value-type="float" office:value="185765" calcext:value-type="float">
            <text:p>185765</text:p>
          </table:table-cell>
          <table:table-cell office:value-type="float" office:value="101899" calcext:value-type="float">
            <text:p>101899</text:p>
          </table:table-cell>
          <table:table-cell office:value-type="float" office:value="61739" calcext:value-type="float">
            <text:p>61739</text:p>
          </table:table-cell>
          <table:table-cell office:value-type="float" office:value="19577339" calcext:value-type="float">
            <text:p>19577339</text:p>
          </table:table-cell>
          <table:table-cell office:value-type="float" office:value="0" calcext:value-type="float">
            <text:p>0</text:p>
          </table:table-cell>
          <table:table-cell office:value-type="float" office:value="16818688" calcext:value-type="float">
            <text:p>168186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5752" calcext:value-type="float">
            <text:p>105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387" calcext:value-type="float">
            <text:p>233387</text:p>
          </table:table-cell>
          <table:table-cell office:value-type="float" office:value="0" calcext:value-type="float">
            <text:p>0</text:p>
          </table:table-cell>
          <table:table-cell office:value-type="float" office:value="212851" calcext:value-type="float">
            <text:p>212851</text:p>
          </table:table-cell>
          <table:table-cell office:value-type="float" office:value="28935" calcext:value-type="float">
            <text:p>28935</text:p>
          </table:table-cell>
          <table:table-cell office:value-type="float" office:value="0" calcext:value-type="float">
            <text:p>0</text:p>
          </table:table-cell>
          <table:table-cell office:value-type="float" office:value="12938" calcext:value-type="float">
            <text:p>129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00918" calcext:value-type="float">
            <text:p>22200918</text:p>
          </table:table-cell>
          <table:table-cell office:value-type="float" office:value="1075084" calcext:value-type="float">
            <text:p>1075084</text:p>
          </table:table-cell>
          <table:table-cell office:value-type="float" office:value="234944" calcext:value-type="float">
            <text:p>234944</text:p>
          </table:table-cell>
          <table:table-cell office:value-type="float" office:value="155672" calcext:value-type="float">
            <text:p>155672</text:p>
          </table:table-cell>
          <table:table-cell office:value-type="float" office:value="509290" calcext:value-type="float">
            <text:p>509290</text:p>
          </table:table-cell>
          <table:table-cell office:value-type="float" office:value="145590" calcext:value-type="float">
            <text:p>145590</text:p>
          </table:table-cell>
          <table:table-cell office:value-type="float" office:value="227062" calcext:value-type="float">
            <text:p>227062</text:p>
          </table:table-cell>
          <table:table-cell office:value-type="float" office:value="160659" calcext:value-type="float">
            <text:p>160659</text:p>
          </table:table-cell>
          <table:table-cell office:value-type="float" office:value="315583" calcext:value-type="float">
            <text:p>3155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084" calcext:value-type="float">
            <text:p>920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BL7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8108" calcext:value-type="float">
            <text:p>108108</text:p>
          </table:table-cell>
          <table:table-cell office:value-type="float" office:value="52314" calcext:value-type="float">
            <text:p>52314</text:p>
          </table:table-cell>
          <table:table-cell office:value-type="float" office:value="2205630" calcext:value-type="float">
            <text:p>2205630</text:p>
          </table:table-cell>
          <table:table-cell office:value-type="float" office:value="385973" calcext:value-type="float">
            <text:p>385973</text:p>
          </table:table-cell>
          <table:table-cell office:value-type="float" office:value="23142" calcext:value-type="float">
            <text:p>23142</text:p>
          </table:table-cell>
          <table:table-cell office:value-type="float" office:value="59198" calcext:value-type="float">
            <text:p>59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37" calcext:value-type="float">
            <text:p>25937</text:p>
          </table:table-cell>
          <table:table-cell office:value-type="float" office:value="3853673" calcext:value-type="float">
            <text:p>3853673</text:p>
          </table:table-cell>
          <table:table-cell office:value-type="float" office:value="0" calcext:value-type="float">
            <text:p>0</text:p>
          </table:table-cell>
          <table:table-cell office:value-type="float" office:value="1764563" calcext:value-type="float">
            <text:p>1764563</text:p>
          </table:table-cell>
          <table:table-cell office:value-type="float" office:value="116841" calcext:value-type="float">
            <text:p>11684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15383" calcext:value-type="float">
            <text:p>115383</text:p>
          </table:table-cell>
          <table:table-cell office:value-type="float" office:value="103192" calcext:value-type="float">
            <text:p>103192</text:p>
          </table:table-cell>
          <table:table-cell office:value-type="float" office:value="202601" calcext:value-type="float">
            <text:p>202601</text:p>
          </table:table-cell>
          <table:table-cell office:value-type="float" office:value="49416" calcext:value-type="float">
            <text:p>49416</text:p>
          </table:table-cell>
          <table:table-cell office:value-type="float" office:value="0" calcext:value-type="float">
            <text:p>0</text:p>
          </table:table-cell>
          <table:table-cell office:value-type="float" office:value="64422" calcext:value-type="float">
            <text:p>64422</text:p>
          </table:table-cell>
          <table:table-cell office:value-type="float" office:value="45085" calcext:value-type="float">
            <text:p>45085</text:p>
          </table:table-cell>
          <table:table-cell office:value-type="float" office:value="15692" calcext:value-type="float">
            <text:p>15692</text:p>
          </table:table-cell>
          <table:table-cell office:value-type="float" office:value="59673" calcext:value-type="float">
            <text:p>59673</text:p>
          </table:table-cell>
          <table:table-cell office:value-type="float" office:value="23687" calcext:value-type="float">
            <text:p>23687</text:p>
          </table:table-cell>
          <table:table-cell office:value-type="float" office:value="68787" calcext:value-type="float">
            <text:p>68787</text:p>
          </table:table-cell>
          <table:table-cell office:value-type="float" office:value="87887" calcext:value-type="float">
            <text:p>87887</text:p>
          </table:table-cell>
          <table:table-cell office:value-type="float" office:value="0" calcext:value-type="float">
            <text:p>0</text:p>
          </table:table-cell>
          <table:table-cell office:value-type="float" office:value="36647" calcext:value-type="float">
            <text:p>36647</text:p>
          </table:table-cell>
          <table:table-cell office:value-type="float" office:value="29337" calcext:value-type="float">
            <text:p>29337</text:p>
          </table:table-cell>
          <table:table-cell office:value-type="float" office:value="29690" calcext:value-type="float">
            <text:p>29690</text:p>
          </table:table-cell>
          <table:table-cell office:value-type="float" office:value="1824628" calcext:value-type="float">
            <text:p>1824628</text:p>
          </table:table-cell>
          <table:table-cell office:value-type="float" office:value="0" calcext:value-type="float">
            <text:p>0</text:p>
          </table:table-cell>
          <table:table-cell office:value-type="float" office:value="1637061" calcext:value-type="float">
            <text:p>1637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1987" calcext:value-type="float">
            <text:p>101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81" calcext:value-type="float">
            <text:p>15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89" calcext:value-type="float">
            <text:p>23589</text:p>
          </table:table-cell>
          <table:table-cell office:value-type="float" office:value="0" calcext:value-type="float">
            <text:p>0</text:p>
          </table:table-cell>
          <table:table-cell office:value-type="float" office:value="14067" calcext:value-type="float">
            <text:p>14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6745" calcext:value-type="float">
            <text:p>406745</text:p>
          </table:table-cell>
          <table:table-cell office:value-type="float" office:value="269595" calcext:value-type="float">
            <text:p>269595</text:p>
          </table:table-cell>
          <table:table-cell office:value-type="float" office:value="22679" calcext:value-type="float">
            <text:p>22679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65650" calcext:value-type="float">
            <text:p>65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101" calcext:value-type="float">
            <text:p>1481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279" calcext:value-type="float">
            <text:p>11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38</text:p>
          </table:table-cell>
          <table:table-cell office:value-type="string" calcext:value-type="string">
            <text:p>02/07/19</text:p>
          </table:table-cell>
          <table:table-cell office:value-type="float" office:value="10" calcext:value-type="float">
            <text:p>10</text:p>
          </table:table-cell>
          <table:table-cell office:value-type="float" office:value="28.605" calcext:value-type="float">
            <text:p>28.605</text:p>
          </table:table-cell>
          <table:table-cell office:value-type="float" office:value="766.3" calcext:value-type="float">
            <text:p>766.3</text:p>
          </table:table-cell>
          <table:table-cell office:value-type="float" office:value="37.3271149748217" calcext:value-type="float">
            <text:p>37.3271149748217</text:p>
          </table:table-cell>
          <table:table-cell office:value-type="float" office:value="840813" calcext:value-type="float">
            <text:p>840813</text:p>
          </table:table-cell>
          <table:table-cell office:value-type="float" office:value="255881" calcext:value-type="float">
            <text:p>255881</text:p>
          </table:table-cell>
          <table:table-cell office:value-type="float" office:value="3376228" calcext:value-type="float">
            <text:p>3376228</text:p>
          </table:table-cell>
          <table:table-cell office:value-type="float" office:value="1043427" calcext:value-type="float">
            <text:p>1043427</text:p>
          </table:table-cell>
          <table:table-cell office:value-type="float" office:value="930935" calcext:value-type="float">
            <text:p>930935</text:p>
          </table:table-cell>
          <table:table-cell office:value-type="float" office:value="684646" calcext:value-type="float">
            <text:p>684646</text:p>
          </table:table-cell>
          <table:table-cell office:value-type="float" office:value="528571" calcext:value-type="float">
            <text:p>528571</text:p>
          </table:table-cell>
          <table:table-cell office:value-type="float" office:value="12813" calcext:value-type="float">
            <text:p>12813</text:p>
          </table:table-cell>
          <table:table-cell office:value-type="float" office:value="46982" calcext:value-type="float">
            <text:p>46982</text:p>
          </table:table-cell>
          <table:table-cell office:value-type="float" office:value="0" calcext:value-type="float">
            <text:p>0</text:p>
          </table:table-cell>
          <table:table-cell office:value-type="float" office:value="97594" calcext:value-type="float">
            <text:p>97594</text:p>
          </table:table-cell>
          <table:table-cell office:value-type="float" office:value="947976" calcext:value-type="float">
            <text:p>947976</text:p>
          </table:table-cell>
          <table:table-cell office:value-type="float" office:value="0" calcext:value-type="float">
            <text:p>0</text:p>
          </table:table-cell>
          <table:table-cell office:value-type="float" office:value="603782" calcext:value-type="float">
            <text:p>603782</text:p>
          </table:table-cell>
          <table:table-cell office:value-type="float" office:value="17328" calcext:value-type="float">
            <text:p>17328</text:p>
          </table:table-cell>
          <table:table-cell office:value-type="float" office:value="98328" calcext:value-type="float">
            <text:p>98328</text:p>
          </table:table-cell>
          <table:table-cell office:value-type="float" office:value="495306" calcext:value-type="float">
            <text:p>495306</text:p>
          </table:table-cell>
          <table:table-cell office:value-type="float" office:value="72893" calcext:value-type="float">
            <text:p>72893</text:p>
          </table:table-cell>
          <table:table-cell office:value-type="float" office:value="0" calcext:value-type="float">
            <text:p>0</text:p>
          </table:table-cell>
          <table:table-cell office:value-type="float" office:value="264842" calcext:value-type="float">
            <text:p>264842</text:p>
          </table:table-cell>
          <table:table-cell office:value-type="float" office:value="342366" calcext:value-type="float">
            <text:p>342366</text:p>
          </table:table-cell>
          <table:table-cell office:value-type="float" office:value="268387" calcext:value-type="float">
            <text:p>268387</text:p>
          </table:table-cell>
          <table:table-cell office:value-type="float" office:value="92855" calcext:value-type="float">
            <text:p>92855</text:p>
          </table:table-cell>
          <table:table-cell office:value-type="float" office:value="160754" calcext:value-type="float">
            <text:p>160754</text:p>
          </table:table-cell>
          <table:table-cell office:value-type="float" office:value="193360" calcext:value-type="float">
            <text:p>193360</text:p>
          </table:table-cell>
          <table:table-cell office:value-type="float" office:value="114094" calcext:value-type="float">
            <text:p>114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8" calcext:value-type="float">
            <text:p>15578</text:p>
          </table:table-cell>
          <table:table-cell office:value-type="float" office:value="0" calcext:value-type="float">
            <text:p>0</text:p>
          </table:table-cell>
          <table:table-cell office:value-type="float" office:value="27510" calcext:value-type="float">
            <text:p>27510</text:p>
          </table:table-cell>
          <table:table-cell office:value-type="float" office:value="303320" calcext:value-type="float">
            <text:p>303320</text:p>
          </table:table-cell>
          <table:table-cell office:value-type="float" office:value="82082" calcext:value-type="float">
            <text:p>82082</text:p>
          </table:table-cell>
          <table:table-cell office:value-type="float" office:value="294505" calcext:value-type="float">
            <text:p>294505</text:p>
          </table:table-cell>
          <table:table-cell office:value-type="float" office:value="816562" calcext:value-type="float">
            <text:p>816562</text:p>
          </table:table-cell>
          <table:table-cell office:value-type="float" office:value="970951" calcext:value-type="float">
            <text:p>970951</text:p>
          </table:table-cell>
          <table:table-cell office:value-type="float" office:value="1028805" calcext:value-type="float">
            <text:p>1028805</text:p>
          </table:table-cell>
          <table:table-cell office:value-type="float" office:value="471777" calcext:value-type="float">
            <text:p>471777</text:p>
          </table:table-cell>
          <table:table-cell office:value-type="float" office:value="1487189" calcext:value-type="float">
            <text:p>1487189</text:p>
          </table:table-cell>
          <table:table-cell office:value-type="float" office:value="609521" calcext:value-type="float">
            <text:p>609521</text:p>
          </table:table-cell>
          <table:table-cell office:value-type="float" office:value="237069" calcext:value-type="float">
            <text:p>237069</text:p>
          </table:table-cell>
          <table:table-cell office:value-type="float" office:value="167948" calcext:value-type="float">
            <text:p>167948</text:p>
          </table:table-cell>
          <table:table-cell office:value-type="float" office:value="921295" calcext:value-type="float">
            <text:p>921295</text:p>
          </table:table-cell>
          <table:table-cell office:value-type="float" office:value="374843" calcext:value-type="float">
            <text:p>374843</text:p>
          </table:table-cell>
          <table:table-cell office:value-type="float" office:value="735392" calcext:value-type="float">
            <text:p>735392</text:p>
          </table:table-cell>
          <table:table-cell office:value-type="float" office:value="605910" calcext:value-type="float">
            <text:p>605910</text:p>
          </table:table-cell>
          <table:table-cell office:value-type="float" office:value="210835" calcext:value-type="float">
            <text:p>210835</text:p>
          </table:table-cell>
          <table:table-cell office:value-type="float" office:value="167530" calcext:value-type="float">
            <text:p>167530</text:p>
          </table:table-cell>
          <table:table-cell office:value-type="float" office:value="158185" calcext:value-type="float">
            <text:p>158185</text:p>
          </table:table-cell>
          <table:table-cell office:value-type="float" office:value="137281" calcext:value-type="float">
            <text:p>137281</text:p>
          </table:table-cell>
          <table:table-cell office:value-type="float" office:value="17484748" calcext:value-type="float">
            <text:p>17484748</text:p>
          </table:table-cell>
          <table:table-cell office:value-type="float" office:value="0" calcext:value-type="float">
            <text:p>0</text:p>
          </table:table-cell>
          <table:table-cell office:value-type="float" office:value="19868708" calcext:value-type="float">
            <text:p>198687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9374" calcext:value-type="float">
            <text:p>619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952" calcext:value-type="float">
            <text:p>107952</text:p>
          </table:table-cell>
          <table:table-cell office:value-type="float" office:value="0" calcext:value-type="float">
            <text:p>0</text:p>
          </table:table-cell>
          <table:table-cell office:value-type="float" office:value="303320" calcext:value-type="float">
            <text:p>303320</text:p>
          </table:table-cell>
          <table:table-cell office:value-type="float" office:value="0" calcext:value-type="float">
            <text:p>0</text:p>
          </table:table-cell>
          <table:table-cell office:value-type="float" office:value="14032" calcext:value-type="float">
            <text:p>14032</text:p>
          </table:table-cell>
          <table:table-cell office:value-type="float" office:value="40032" calcext:value-type="float">
            <text:p>40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6172" calcext:value-type="float">
            <text:p>8206172</text:p>
          </table:table-cell>
          <table:table-cell office:value-type="float" office:value="2053565" calcext:value-type="float">
            <text:p>2053565</text:p>
          </table:table-cell>
          <table:table-cell office:value-type="float" office:value="637478" calcext:value-type="float">
            <text:p>637478</text:p>
          </table:table-cell>
          <table:table-cell office:value-type="float" office:value="186690" calcext:value-type="float">
            <text:p>186690</text:p>
          </table:table-cell>
          <table:table-cell office:value-type="float" office:value="1151864" calcext:value-type="float">
            <text:p>1151864</text:p>
          </table:table-cell>
          <table:table-cell office:value-type="float" office:value="102005" calcext:value-type="float">
            <text:p>102005</text:p>
          </table:table-cell>
          <table:table-cell office:value-type="float" office:value="492625" calcext:value-type="float">
            <text:p>492625</text:p>
          </table:table-cell>
          <table:table-cell office:value-type="float" office:value="360593" calcext:value-type="float">
            <text:p>360593</text:p>
          </table:table-cell>
          <table:table-cell office:value-type="float" office:value="419710" calcext:value-type="float">
            <text:p>4197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1335" calcext:value-type="float">
            <text:p>51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39</text:p>
          </table:table-cell>
          <table:table-cell office:value-type="string" calcext:value-type="string">
            <text:p>02/08/19</text:p>
          </table:table-cell>
          <table:table-cell office:value-type="float" office:value="10" calcext:value-type="float">
            <text:p>10</text:p>
          </table:table-cell>
          <table:table-cell office:value-type="float" office:value="30.945" calcext:value-type="float">
            <text:p>30.945</text:p>
          </table:table-cell>
          <table:table-cell office:value-type="float" office:value="766.9" calcext:value-type="float">
            <text:p>766.9</text:p>
          </table:table-cell>
          <table:table-cell office:value-type="float" office:value="40.3491844105722" calcext:value-type="float">
            <text:p>40.3491844105722</text:p>
          </table:table-cell>
          <table:table-cell office:value-type="float" office:value="146449" calcext:value-type="float">
            <text:p>146449</text:p>
          </table:table-cell>
          <table:table-cell office:value-type="float" office:value="55781" calcext:value-type="float">
            <text:p>55781</text:p>
          </table:table-cell>
          <table:table-cell office:value-type="float" office:value="3491375" calcext:value-type="float">
            <text:p>3491375</text:p>
          </table:table-cell>
          <table:table-cell office:value-type="float" office:value="297784" calcext:value-type="float">
            <text:p>297784</text:p>
          </table:table-cell>
          <table:table-cell office:value-type="float" office:value="281629" calcext:value-type="float">
            <text:p>281629</text:p>
          </table:table-cell>
          <table:table-cell office:value-type="float" office:value="0" calcext:value-type="float">
            <text:p>0</text:p>
          </table:table-cell>
          <table:table-cell office:value-type="float" office:value="98984" calcext:value-type="float">
            <text:p>98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96" calcext:value-type="float">
            <text:p>17396</text:p>
          </table:table-cell>
          <table:table-cell office:value-type="float" office:value="931461" calcext:value-type="float">
            <text:p>931461</text:p>
          </table:table-cell>
          <table:table-cell office:value-type="float" office:value="0" calcext:value-type="float">
            <text:p>0</text:p>
          </table:table-cell>
          <table:table-cell office:value-type="float" office:value="24317" calcext:value-type="float">
            <text:p>24317</text:p>
          </table:table-cell>
          <table:table-cell office:value-type="float" office:value="20406" calcext:value-type="float">
            <text:p>20406</text:p>
          </table:table-cell>
          <table:table-cell office:value-type="float" office:value="23747" calcext:value-type="float">
            <text:p>23747</text:p>
          </table:table-cell>
          <table:table-cell office:value-type="float" office:value="190726" calcext:value-type="float">
            <text:p>190726</text:p>
          </table:table-cell>
          <table:table-cell office:value-type="float" office:value="23571" calcext:value-type="float">
            <text:p>23571</text:p>
          </table:table-cell>
          <table:table-cell office:value-type="float" office:value="0" calcext:value-type="float">
            <text:p>0</text:p>
          </table:table-cell>
          <table:table-cell office:value-type="float" office:value="60482" calcext:value-type="float">
            <text:p>60482</text:p>
          </table:table-cell>
          <table:table-cell office:value-type="float" office:value="213011" calcext:value-type="float">
            <text:p>213011</text:p>
          </table:table-cell>
          <table:table-cell office:value-type="float" office:value="87695" calcext:value-type="float">
            <text:p>87695</text:p>
          </table:table-cell>
          <table:table-cell office:value-type="float" office:value="18321" calcext:value-type="float">
            <text:p>18321</text:p>
          </table:table-cell>
          <table:table-cell office:value-type="float" office:value="41342" calcext:value-type="float">
            <text:p>41342</text:p>
          </table:table-cell>
          <table:table-cell office:value-type="float" office:value="41839" calcext:value-type="float">
            <text:p>41839</text:p>
          </table:table-cell>
          <table:table-cell office:value-type="float" office:value="26552" calcext:value-type="float">
            <text:p>265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781" calcext:value-type="float">
            <text:p>96781</text:p>
          </table:table-cell>
          <table:table-cell office:value-type="float" office:value="18673" calcext:value-type="float">
            <text:p>18673</text:p>
          </table:table-cell>
          <table:table-cell office:value-type="float" office:value="262798" calcext:value-type="float">
            <text:p>262798</text:p>
          </table:table-cell>
          <table:table-cell office:value-type="float" office:value="614274" calcext:value-type="float">
            <text:p>614274</text:p>
          </table:table-cell>
          <table:table-cell office:value-type="float" office:value="537676" calcext:value-type="float">
            <text:p>537676</text:p>
          </table:table-cell>
          <table:table-cell office:value-type="float" office:value="837227" calcext:value-type="float">
            <text:p>837227</text:p>
          </table:table-cell>
          <table:table-cell office:value-type="float" office:value="205720" calcext:value-type="float">
            <text:p>205720</text:p>
          </table:table-cell>
          <table:table-cell office:value-type="float" office:value="1357724" calcext:value-type="float">
            <text:p>1357724</text:p>
          </table:table-cell>
          <table:table-cell office:value-type="float" office:value="321473" calcext:value-type="float">
            <text:p>321473</text:p>
          </table:table-cell>
          <table:table-cell office:value-type="float" office:value="314927" calcext:value-type="float">
            <text:p>314927</text:p>
          </table:table-cell>
          <table:table-cell office:value-type="float" office:value="55660" calcext:value-type="float">
            <text:p>55660</text:p>
          </table:table-cell>
          <table:table-cell office:value-type="float" office:value="417248" calcext:value-type="float">
            <text:p>417248</text:p>
          </table:table-cell>
          <table:table-cell office:value-type="float" office:value="102666" calcext:value-type="float">
            <text:p>102666</text:p>
          </table:table-cell>
          <table:table-cell office:value-type="float" office:value="257286" calcext:value-type="float">
            <text:p>257286</text:p>
          </table:table-cell>
          <table:table-cell office:value-type="float" office:value="90936" calcext:value-type="float">
            <text:p>90936</text:p>
          </table:table-cell>
          <table:table-cell office:value-type="float" office:value="60912" calcext:value-type="float">
            <text:p>60912</text:p>
          </table:table-cell>
          <table:table-cell office:value-type="float" office:value="111224" calcext:value-type="float">
            <text:p>111224</text:p>
          </table:table-cell>
          <table:table-cell office:value-type="float" office:value="47221" calcext:value-type="float">
            <text:p>47221</text:p>
          </table:table-cell>
          <table:table-cell office:value-type="float" office:value="49143" calcext:value-type="float">
            <text:p>49143</text:p>
          </table:table-cell>
          <table:table-cell office:value-type="float" office:value="9541492" calcext:value-type="float">
            <text:p>9541492</text:p>
          </table:table-cell>
          <table:table-cell office:value-type="float" office:value="0" calcext:value-type="float">
            <text:p>0</text:p>
          </table:table-cell>
          <table:table-cell office:value-type="float" office:value="14178534" calcext:value-type="float">
            <text:p>141785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0637" calcext:value-type="float">
            <text:p>2906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781" calcext:value-type="float">
            <text:p>96781</text:p>
          </table:table-cell>
          <table:table-cell office:value-type="float" office:value="0" calcext:value-type="float">
            <text:p>0</text:p>
          </table:table-cell>
          <table:table-cell office:value-type="float" office:value="15760" calcext:value-type="float">
            <text:p>157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69919" calcext:value-type="float">
            <text:p>9069919</text:p>
          </table:table-cell>
          <table:table-cell office:value-type="float" office:value="1128037" calcext:value-type="float">
            <text:p>1128037</text:p>
          </table:table-cell>
          <table:table-cell office:value-type="float" office:value="275903" calcext:value-type="float">
            <text:p>275903</text:p>
          </table:table-cell>
          <table:table-cell office:value-type="float" office:value="72922" calcext:value-type="float">
            <text:p>72922</text:p>
          </table:table-cell>
          <table:table-cell office:value-type="float" office:value="400085" calcext:value-type="float">
            <text:p>400085</text:p>
          </table:table-cell>
          <table:table-cell office:value-type="float" office:value="38299" calcext:value-type="float">
            <text:p>38299</text:p>
          </table:table-cell>
          <table:table-cell office:value-type="float" office:value="60558" calcext:value-type="float">
            <text:p>60558</text:p>
          </table:table-cell>
          <table:table-cell office:value-type="float" office:value="61130" calcext:value-type="float">
            <text:p>61130</text:p>
          </table:table-cell>
          <table:table-cell office:value-type="float" office:value="227317" calcext:value-type="float">
            <text:p>2273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15" calcext:value-type="float">
            <text:p>10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40</text:p>
          </table:table-cell>
          <table:table-cell office:value-type="string" calcext:value-type="string">
            <text:p>02/09/19</text:p>
          </table:table-cell>
          <table:table-cell office:value-type="float" office:value="10" calcext:value-type="float">
            <text:p>10</text:p>
          </table:table-cell>
          <table:table-cell office:value-type="float" office:value="8.31" calcext:value-type="float">
            <text:p>8.31</text:p>
          </table:table-cell>
          <table:table-cell office:value-type="float" office:value="765.9" calcext:value-type="float">
            <text:p>765.9</text:p>
          </table:table-cell>
          <table:table-cell office:value-type="float" office:value="10.8499520826427" calcext:value-type="float">
            <text:p>10.8499520826427</text:p>
          </table:table-cell>
          <table:table-cell office:value-type="float" office:value="856137" calcext:value-type="float">
            <text:p>856137</text:p>
          </table:table-cell>
          <table:table-cell office:value-type="float" office:value="304964" calcext:value-type="float">
            <text:p>304964</text:p>
          </table:table-cell>
          <table:table-cell office:value-type="float" office:value="2625436" calcext:value-type="float">
            <text:p>2625436</text:p>
          </table:table-cell>
          <table:table-cell office:value-type="float" office:value="1329036" calcext:value-type="float">
            <text:p>1329036</text:p>
          </table:table-cell>
          <table:table-cell office:value-type="float" office:value="534446" calcext:value-type="float">
            <text:p>534446</text:p>
          </table:table-cell>
          <table:table-cell office:value-type="float" office:value="208654" calcext:value-type="float">
            <text:p>2086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253" calcext:value-type="float">
            <text:p>61253</text:p>
          </table:table-cell>
          <table:table-cell office:value-type="float" office:value="971111" calcext:value-type="float">
            <text:p>971111</text:p>
          </table:table-cell>
          <table:table-cell office:value-type="float" office:value="0" calcext:value-type="float">
            <text:p>0</text:p>
          </table:table-cell>
          <table:table-cell office:value-type="float" office:value="302807" calcext:value-type="float">
            <text:p>302807</text:p>
          </table:table-cell>
          <table:table-cell office:value-type="float" office:value="12748" calcext:value-type="float">
            <text:p>12748</text:p>
          </table:table-cell>
          <table:table-cell office:value-type="float" office:value="51741" calcext:value-type="float">
            <text:p>51741</text:p>
          </table:table-cell>
          <table:table-cell office:value-type="float" office:value="433885" calcext:value-type="float">
            <text:p>433885</text:p>
          </table:table-cell>
          <table:table-cell office:value-type="float" office:value="17685" calcext:value-type="float">
            <text:p>17685</text:p>
          </table:table-cell>
          <table:table-cell office:value-type="float" office:value="0" calcext:value-type="float">
            <text:p>0</text:p>
          </table:table-cell>
          <table:table-cell office:value-type="float" office:value="93654" calcext:value-type="float">
            <text:p>93654</text:p>
          </table:table-cell>
          <table:table-cell office:value-type="float" office:value="133147" calcext:value-type="float">
            <text:p>133147</text:p>
          </table:table-cell>
          <table:table-cell office:value-type="float" office:value="189032" calcext:value-type="float">
            <text:p>189032</text:p>
          </table:table-cell>
          <table:table-cell office:value-type="float" office:value="0" calcext:value-type="float">
            <text:p>0</text:p>
          </table:table-cell>
          <table:table-cell office:value-type="float" office:value="107422" calcext:value-type="float">
            <text:p>107422</text:p>
          </table:table-cell>
          <table:table-cell office:value-type="float" office:value="61763" calcext:value-type="float">
            <text:p>61763</text:p>
          </table:table-cell>
          <table:table-cell office:value-type="float" office:value="29533" calcext:value-type="float">
            <text:p>29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577" calcext:value-type="float">
            <text:p>194577</text:p>
          </table:table-cell>
          <table:table-cell office:value-type="float" office:value="30364" calcext:value-type="float">
            <text:p>30364</text:p>
          </table:table-cell>
          <table:table-cell office:value-type="float" office:value="304741" calcext:value-type="float">
            <text:p>304741</text:p>
          </table:table-cell>
          <table:table-cell office:value-type="float" office:value="696487" calcext:value-type="float">
            <text:p>696487</text:p>
          </table:table-cell>
          <table:table-cell office:value-type="float" office:value="989461" calcext:value-type="float">
            <text:p>989461</text:p>
          </table:table-cell>
          <table:table-cell office:value-type="float" office:value="976308" calcext:value-type="float">
            <text:p>976308</text:p>
          </table:table-cell>
          <table:table-cell office:value-type="float" office:value="229469" calcext:value-type="float">
            <text:p>229469</text:p>
          </table:table-cell>
          <table:table-cell office:value-type="float" office:value="1634430" calcext:value-type="float">
            <text:p>1634430</text:p>
          </table:table-cell>
          <table:table-cell office:value-type="float" office:value="352329" calcext:value-type="float">
            <text:p>352329</text:p>
          </table:table-cell>
          <table:table-cell office:value-type="float" office:value="107918" calcext:value-type="float">
            <text:p>107918</text:p>
          </table:table-cell>
          <table:table-cell office:value-type="float" office:value="106638" calcext:value-type="float">
            <text:p>106638</text:p>
          </table:table-cell>
          <table:table-cell office:value-type="float" office:value="494982" calcext:value-type="float">
            <text:p>494982</text:p>
          </table:table-cell>
          <table:table-cell office:value-type="float" office:value="141223" calcext:value-type="float">
            <text:p>141223</text:p>
          </table:table-cell>
          <table:table-cell office:value-type="float" office:value="487836" calcext:value-type="float">
            <text:p>487836</text:p>
          </table:table-cell>
          <table:table-cell office:value-type="float" office:value="381436" calcext:value-type="float">
            <text:p>381436</text:p>
          </table:table-cell>
          <table:table-cell office:value-type="float" office:value="97702" calcext:value-type="float">
            <text:p>97702</text:p>
          </table:table-cell>
          <table:table-cell office:value-type="float" office:value="146783" calcext:value-type="float">
            <text:p>146783</text:p>
          </table:table-cell>
          <table:table-cell office:value-type="float" office:value="97180" calcext:value-type="float">
            <text:p>97180</text:p>
          </table:table-cell>
          <table:table-cell office:value-type="float" office:value="87752" calcext:value-type="float">
            <text:p>87752</text:p>
          </table:table-cell>
          <table:table-cell office:value-type="float" office:value="15735923" calcext:value-type="float">
            <text:p>15735923</text:p>
          </table:table-cell>
          <table:table-cell office:value-type="float" office:value="0" calcext:value-type="float">
            <text:p>0</text:p>
          </table:table-cell>
          <table:table-cell office:value-type="float" office:value="10844473" calcext:value-type="float">
            <text:p>108444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9553" calcext:value-type="float">
            <text:p>319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22" calcext:value-type="float">
            <text:p>45022</text:p>
          </table:table-cell>
          <table:table-cell office:value-type="float" office:value="0" calcext:value-type="float">
            <text:p>0</text:p>
          </table:table-cell>
          <table:table-cell office:value-type="float" office:value="193812" calcext:value-type="float">
            <text:p>193812</text:p>
          </table:table-cell>
          <table:table-cell office:value-type="float" office:value="0" calcext:value-type="float">
            <text:p>0</text:p>
          </table:table-cell>
          <table:table-cell office:value-type="float" office:value="14363" calcext:value-type="float">
            <text:p>14363</text:p>
          </table:table-cell>
          <table:table-cell office:value-type="float" office:value="26721" calcext:value-type="float">
            <text:p>267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78652" calcext:value-type="float">
            <text:p>9378652</text:p>
          </table:table-cell>
          <table:table-cell office:value-type="float" office:value="988349" calcext:value-type="float">
            <text:p>988349</text:p>
          </table:table-cell>
          <table:table-cell office:value-type="float" office:value="465315" calcext:value-type="float">
            <text:p>465315</text:p>
          </table:table-cell>
          <table:table-cell office:value-type="float" office:value="153435" calcext:value-type="float">
            <text:p>153435</text:p>
          </table:table-cell>
          <table:table-cell office:value-type="float" office:value="361548" calcext:value-type="float">
            <text:p>361548</text:p>
          </table:table-cell>
          <table:table-cell office:value-type="float" office:value="161802" calcext:value-type="float">
            <text:p>161802</text:p>
          </table:table-cell>
          <table:table-cell office:value-type="float" office:value="223871" calcext:value-type="float">
            <text:p>223871</text:p>
          </table:table-cell>
          <table:table-cell office:value-type="float" office:value="205925" calcext:value-type="float">
            <text:p>205925</text:p>
          </table:table-cell>
          <table:table-cell office:value-type="float" office:value="275195" calcext:value-type="float">
            <text:p>2751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732" calcext:value-type="float">
            <text:p>537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41</text:p>
          </table:table-cell>
          <table:table-cell office:value-type="string" calcext:value-type="string">
            <text:p>02/10/19</text:p>
          </table:table-cell>
          <table:table-cell office:value-type="float" office:value="10" calcext:value-type="float">
            <text:p>10</text:p>
          </table:table-cell>
          <table:table-cell office:value-type="float" office:value="6.52" calcext:value-type="float">
            <text:p>6.52</text:p>
          </table:table-cell>
          <table:table-cell office:value-type="float" office:value="763.9" calcext:value-type="float">
            <text:p>763.9</text:p>
          </table:table-cell>
          <table:table-cell office:value-type="float" office:value="8.53464581874347" calcext:value-type="float">
            <text:p>8.53464581874347</text:p>
          </table:table-cell>
          <table:table-cell office:value-type="float" office:value="1971279" calcext:value-type="float">
            <text:p>1971279</text:p>
          </table:table-cell>
          <table:table-cell office:value-type="float" office:value="657827" calcext:value-type="float">
            <text:p>657827</text:p>
          </table:table-cell>
          <table:table-cell office:value-type="float" office:value="1845454" calcext:value-type="float">
            <text:p>1845454</text:p>
          </table:table-cell>
          <table:table-cell office:value-type="float" office:value="2875140" calcext:value-type="float">
            <text:p>2875140</text:p>
          </table:table-cell>
          <table:table-cell office:value-type="float" office:value="861624" calcext:value-type="float">
            <text:p>861624</text:p>
          </table:table-cell>
          <table:table-cell office:value-type="float" office:value="656308" calcext:value-type="float">
            <text:p>656308</text:p>
          </table:table-cell>
          <table:table-cell office:value-type="float" office:value="236338" calcext:value-type="float">
            <text:p>236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371" calcext:value-type="float">
            <text:p>104371</text:p>
          </table:table-cell>
          <table:table-cell office:value-type="float" office:value="1301558" calcext:value-type="float">
            <text:p>1301558</text:p>
          </table:table-cell>
          <table:table-cell office:value-type="float" office:value="0" calcext:value-type="float">
            <text:p>0</text:p>
          </table:table-cell>
          <table:table-cell office:value-type="float" office:value="972768" calcext:value-type="float">
            <text:p>972768</text:p>
          </table:table-cell>
          <table:table-cell office:value-type="float" office:value="63032" calcext:value-type="float">
            <text:p>63032</text:p>
          </table:table-cell>
          <table:table-cell office:value-type="float" office:value="74064" calcext:value-type="float">
            <text:p>74064</text:p>
          </table:table-cell>
          <table:table-cell office:value-type="float" office:value="984156" calcext:value-type="float">
            <text:p>984156</text:p>
          </table:table-cell>
          <table:table-cell office:value-type="float" office:value="16054" calcext:value-type="float">
            <text:p>16054</text:p>
          </table:table-cell>
          <table:table-cell office:value-type="float" office:value="0" calcext:value-type="float">
            <text:p>0</text:p>
          </table:table-cell>
          <table:table-cell office:value-type="float" office:value="138234" calcext:value-type="float">
            <text:p>138234</text:p>
          </table:table-cell>
          <table:table-cell office:value-type="float" office:value="84028" calcext:value-type="float">
            <text:p>84028</text:p>
          </table:table-cell>
          <table:table-cell office:value-type="float" office:value="158691" calcext:value-type="float">
            <text:p>158691</text:p>
          </table:table-cell>
          <table:table-cell office:value-type="float" office:value="0" calcext:value-type="float">
            <text:p>0</text:p>
          </table:table-cell>
          <table:table-cell office:value-type="float" office:value="196650" calcext:value-type="float">
            <text:p>196650</text:p>
          </table:table-cell>
          <table:table-cell office:value-type="float" office:value="144798" calcext:value-type="float">
            <text:p>144798</text:p>
          </table:table-cell>
          <table:table-cell office:value-type="float" office:value="80748" calcext:value-type="float">
            <text:p>807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8384" calcext:value-type="float">
            <text:p>458384</text:p>
          </table:table-cell>
          <table:table-cell office:value-type="float" office:value="38452" calcext:value-type="float">
            <text:p>38452</text:p>
          </table:table-cell>
          <table:table-cell office:value-type="float" office:value="714612" calcext:value-type="float">
            <text:p>714612</text:p>
          </table:table-cell>
          <table:table-cell office:value-type="float" office:value="1202818" calcext:value-type="float">
            <text:p>1202818</text:p>
          </table:table-cell>
          <table:table-cell office:value-type="float" office:value="2102644" calcext:value-type="float">
            <text:p>2102644</text:p>
          </table:table-cell>
          <table:table-cell office:value-type="float" office:value="1963442" calcext:value-type="float">
            <text:p>1963442</text:p>
          </table:table-cell>
          <table:table-cell office:value-type="float" office:value="475627" calcext:value-type="float">
            <text:p>475627</text:p>
          </table:table-cell>
          <table:table-cell office:value-type="float" office:value="3452294" calcext:value-type="float">
            <text:p>3452294</text:p>
          </table:table-cell>
          <table:table-cell office:value-type="float" office:value="907278" calcext:value-type="float">
            <text:p>907278</text:p>
          </table:table-cell>
          <table:table-cell office:value-type="float" office:value="1395634" calcext:value-type="float">
            <text:p>1395634</text:p>
          </table:table-cell>
          <table:table-cell office:value-type="float" office:value="149262" calcext:value-type="float">
            <text:p>149262</text:p>
          </table:table-cell>
          <table:table-cell office:value-type="float" office:value="835007" calcext:value-type="float">
            <text:p>835007</text:p>
          </table:table-cell>
          <table:table-cell office:value-type="float" office:value="205923" calcext:value-type="float">
            <text:p>205923</text:p>
          </table:table-cell>
          <table:table-cell office:value-type="float" office:value="1320007" calcext:value-type="float">
            <text:p>1320007</text:p>
          </table:table-cell>
          <table:table-cell office:value-type="float" office:value="467833" calcext:value-type="float">
            <text:p>467833</text:p>
          </table:table-cell>
          <table:table-cell office:value-type="float" office:value="218110" calcext:value-type="float">
            <text:p>218110</text:p>
          </table:table-cell>
          <table:table-cell office:value-type="float" office:value="250542" calcext:value-type="float">
            <text:p>250542</text:p>
          </table:table-cell>
          <table:table-cell office:value-type="float" office:value="137288" calcext:value-type="float">
            <text:p>137288</text:p>
          </table:table-cell>
          <table:table-cell office:value-type="float" office:value="83051" calcext:value-type="float">
            <text:p>83051</text:p>
          </table:table-cell>
          <table:table-cell office:value-type="float" office:value="8848949" calcext:value-type="float">
            <text:p>8848949</text:p>
          </table:table-cell>
          <table:table-cell office:value-type="float" office:value="0" calcext:value-type="float">
            <text:p>0</text:p>
          </table:table-cell>
          <table:table-cell office:value-type="float" office:value="18027702" calcext:value-type="float">
            <text:p>180277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25199" calcext:value-type="float">
            <text:p>425199</text:p>
          </table:table-cell>
          <table:table-cell office:value-type="float" office:value="0" calcext:value-type="float">
            <text:p>0</text:p>
          </table:table-cell>
          <table:table-cell office:value-type="float" office:value="442281" calcext:value-type="float">
            <text:p>442281</text:p>
          </table:table-cell>
          <table:table-cell office:value-type="float" office:value="74683" calcext:value-type="float">
            <text:p>746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15" calcext:value-type="float">
            <text:p>37115</text:p>
          </table:table-cell>
          <table:table-cell office:value-type="float" office:value="0" calcext:value-type="float">
            <text:p>0</text:p>
          </table:table-cell>
          <table:table-cell office:value-type="float" office:value="23464138" calcext:value-type="float">
            <text:p>23464138</text:p>
          </table:table-cell>
          <table:table-cell office:value-type="float" office:value="1615071" calcext:value-type="float">
            <text:p>1615071</text:p>
          </table:table-cell>
          <table:table-cell office:value-type="float" office:value="1102479" calcext:value-type="float">
            <text:p>1102479</text:p>
          </table:table-cell>
          <table:table-cell office:value-type="float" office:value="331103" calcext:value-type="float">
            <text:p>331103</text:p>
          </table:table-cell>
          <table:table-cell office:value-type="float" office:value="508724" calcext:value-type="float">
            <text:p>508724</text:p>
          </table:table-cell>
          <table:table-cell office:value-type="float" office:value="57866" calcext:value-type="float">
            <text:p>57866</text:p>
          </table:table-cell>
          <table:table-cell office:value-type="float" office:value="528953" calcext:value-type="float">
            <text:p>528953</text:p>
          </table:table-cell>
          <table:table-cell office:value-type="float" office:value="514652" calcext:value-type="float">
            <text:p>514652</text:p>
          </table:table-cell>
          <table:table-cell office:value-type="float" office:value="400519" calcext:value-type="float">
            <text:p>4005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1526" calcext:value-type="float">
            <text:p>101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42</text:p>
          </table:table-cell>
          <table:table-cell office:value-type="string" calcext:value-type="string">
            <text:p>02/11/19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764.9" calcext:value-type="float">
            <text:p>764.9</text:p>
          </table:table-cell>
          <table:table-cell office:value-type="float" office:value="11.4389551985149" calcext:value-type="float">
            <text:p>11.4389551985149</text:p>
          </table:table-cell>
          <table:table-cell office:value-type="float" office:value="85501" calcext:value-type="float">
            <text:p>85501</text:p>
          </table:table-cell>
          <table:table-cell office:value-type="float" office:value="655909" calcext:value-type="float">
            <text:p>655909</text:p>
          </table:table-cell>
          <table:table-cell office:value-type="float" office:value="1879868" calcext:value-type="float">
            <text:p>1879868</text:p>
          </table:table-cell>
          <table:table-cell office:value-type="float" office:value="3544724" calcext:value-type="float">
            <text:p>3544724</text:p>
          </table:table-cell>
          <table:table-cell office:value-type="float" office:value="1110130" calcext:value-type="float">
            <text:p>1110130</text:p>
          </table:table-cell>
          <table:table-cell office:value-type="float" office:value="1327049" calcext:value-type="float">
            <text:p>1327049</text:p>
          </table:table-cell>
          <table:table-cell office:value-type="float" office:value="331731" calcext:value-type="float">
            <text:p>331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809" calcext:value-type="float">
            <text:p>82809</text:p>
          </table:table-cell>
          <table:table-cell office:value-type="float" office:value="1409365" calcext:value-type="float">
            <text:p>1409365</text:p>
          </table:table-cell>
          <table:table-cell office:value-type="float" office:value="0" calcext:value-type="float">
            <text:p>0</text:p>
          </table:table-cell>
          <table:table-cell office:value-type="float" office:value="1075940" calcext:value-type="float">
            <text:p>1075940</text:p>
          </table:table-cell>
          <table:table-cell office:value-type="float" office:value="113690" calcext:value-type="float">
            <text:p>113690</text:p>
          </table:table-cell>
          <table:table-cell office:value-type="float" office:value="214109" calcext:value-type="float">
            <text:p>214109</text:p>
          </table:table-cell>
          <table:table-cell office:value-type="float" office:value="1331843" calcext:value-type="float">
            <text:p>1331843</text:p>
          </table:table-cell>
          <table:table-cell office:value-type="float" office:value="57276" calcext:value-type="float">
            <text:p>57276</text:p>
          </table:table-cell>
          <table:table-cell office:value-type="float" office:value="0" calcext:value-type="float">
            <text:p>0</text:p>
          </table:table-cell>
          <table:table-cell office:value-type="float" office:value="222488" calcext:value-type="float">
            <text:p>222488</text:p>
          </table:table-cell>
          <table:table-cell office:value-type="float" office:value="222667" calcext:value-type="float">
            <text:p>222667</text:p>
          </table:table-cell>
          <table:table-cell office:value-type="float" office:value="678031" calcext:value-type="float">
            <text:p>678031</text:p>
          </table:table-cell>
          <table:table-cell office:value-type="float" office:value="0" calcext:value-type="float">
            <text:p>0</text:p>
          </table:table-cell>
          <table:table-cell office:value-type="float" office:value="339902" calcext:value-type="float">
            <text:p>339902</text:p>
          </table:table-cell>
          <table:table-cell office:value-type="float" office:value="246481" calcext:value-type="float">
            <text:p>246481</text:p>
          </table:table-cell>
          <table:table-cell office:value-type="float" office:value="118530" calcext:value-type="float">
            <text:p>1185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27598" calcext:value-type="float">
            <text:p>1027598</text:p>
          </table:table-cell>
          <table:table-cell office:value-type="float" office:value="68820" calcext:value-type="float">
            <text:p>68820</text:p>
          </table:table-cell>
          <table:table-cell office:value-type="float" office:value="719644" calcext:value-type="float">
            <text:p>719644</text:p>
          </table:table-cell>
          <table:table-cell office:value-type="float" office:value="1338051" calcext:value-type="float">
            <text:p>1338051</text:p>
          </table:table-cell>
          <table:table-cell office:value-type="float" office:value="3023295" calcext:value-type="float">
            <text:p>3023295</text:p>
          </table:table-cell>
          <table:table-cell office:value-type="float" office:value="1479280" calcext:value-type="float">
            <text:p>1479280</text:p>
          </table:table-cell>
          <table:table-cell office:value-type="float" office:value="627388" calcext:value-type="float">
            <text:p>627388</text:p>
          </table:table-cell>
          <table:table-cell office:value-type="float" office:value="3745607" calcext:value-type="float">
            <text:p>3745607</text:p>
          </table:table-cell>
          <table:table-cell office:value-type="float" office:value="1120612" calcext:value-type="float">
            <text:p>1120612</text:p>
          </table:table-cell>
          <table:table-cell office:value-type="float" office:value="771482" calcext:value-type="float">
            <text:p>771482</text:p>
          </table:table-cell>
          <table:table-cell office:value-type="float" office:value="212632" calcext:value-type="float">
            <text:p>212632</text:p>
          </table:table-cell>
          <table:table-cell office:value-type="float" office:value="1213396" calcext:value-type="float">
            <text:p>1213396</text:p>
          </table:table-cell>
          <table:table-cell office:value-type="float" office:value="232617" calcext:value-type="float">
            <text:p>232617</text:p>
          </table:table-cell>
          <table:table-cell office:value-type="float" office:value="2041061" calcext:value-type="float">
            <text:p>2041061</text:p>
          </table:table-cell>
          <table:table-cell office:value-type="float" office:value="823073" calcext:value-type="float">
            <text:p>823073</text:p>
          </table:table-cell>
          <table:table-cell office:value-type="float" office:value="478852" calcext:value-type="float">
            <text:p>478852</text:p>
          </table:table-cell>
          <table:table-cell office:value-type="float" office:value="365979" calcext:value-type="float">
            <text:p>365979</text:p>
          </table:table-cell>
          <table:table-cell office:value-type="float" office:value="218235" calcext:value-type="float">
            <text:p>218235</text:p>
          </table:table-cell>
          <table:table-cell office:value-type="float" office:value="128363" calcext:value-type="float">
            <text:p>128363</text:p>
          </table:table-cell>
          <table:table-cell office:value-type="float" office:value="21031666" calcext:value-type="float">
            <text:p>21031666</text:p>
          </table:table-cell>
          <table:table-cell office:value-type="float" office:value="0" calcext:value-type="float">
            <text:p>0</text:p>
          </table:table-cell>
          <table:table-cell office:value-type="float" office:value="13051602" calcext:value-type="float">
            <text:p>130516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85651" calcext:value-type="float">
            <text:p>685651</text:p>
          </table:table-cell>
          <table:table-cell office:value-type="float" office:value="0" calcext:value-type="float">
            <text:p>0</text:p>
          </table:table-cell>
          <table:table-cell office:value-type="float" office:value="1027598" calcext:value-type="float">
            <text:p>1027598</text:p>
          </table:table-cell>
          <table:table-cell office:value-type="float" office:value="103837" calcext:value-type="float">
            <text:p>1038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874370" calcext:value-type="float">
            <text:p>22874370</text:p>
          </table:table-cell>
          <table:table-cell office:value-type="float" office:value="2349719" calcext:value-type="float">
            <text:p>2349719</text:p>
          </table:table-cell>
          <table:table-cell office:value-type="float" office:value="1204787" calcext:value-type="float">
            <text:p>1204787</text:p>
          </table:table-cell>
          <table:table-cell office:value-type="float" office:value="141458" calcext:value-type="float">
            <text:p>141458</text:p>
          </table:table-cell>
          <table:table-cell office:value-type="float" office:value="753391" calcext:value-type="float">
            <text:p>753391</text:p>
          </table:table-cell>
          <table:table-cell office:value-type="float" office:value="591854" calcext:value-type="float">
            <text:p>591854</text:p>
          </table:table-cell>
          <table:table-cell office:value-type="float" office:value="475873" calcext:value-type="float">
            <text:p>475873</text:p>
          </table:table-cell>
          <table:table-cell office:value-type="float" office:value="556843" calcext:value-type="float">
            <text:p>556843</text:p>
          </table:table-cell>
          <table:table-cell office:value-type="float" office:value="453981" calcext:value-type="float">
            <text:p>4539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2024" calcext:value-type="float">
            <text:p>132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43</text:p>
          </table:table-cell>
          <table:table-cell office:value-type="string" calcext:value-type="string">
            <text:p>02/12/19</text:p>
          </table:table-cell>
          <table:table-cell office:value-type="float" office:value="10" calcext:value-type="float">
            <text:p>10</text:p>
          </table:table-cell>
          <table:table-cell office:value-type="float" office:value="8.64" calcext:value-type="float">
            <text:p>8.64</text:p>
          </table:table-cell>
          <table:table-cell office:value-type="float" office:value="765" calcext:value-type="float">
            <text:p>765</text:p>
          </table:table-cell>
          <table:table-cell office:value-type="float" office:value="11.294737750308" calcext:value-type="float">
            <text:p>11.294737750308</text:p>
          </table:table-cell>
          <table:table-cell office:value-type="float" office:value="1379109" calcext:value-type="float">
            <text:p>1379109</text:p>
          </table:table-cell>
          <table:table-cell office:value-type="float" office:value="468394" calcext:value-type="float">
            <text:p>468394</text:p>
          </table:table-cell>
          <table:table-cell office:value-type="float" office:value="2933296" calcext:value-type="float">
            <text:p>2933296</text:p>
          </table:table-cell>
          <table:table-cell office:value-type="float" office:value="1882790" calcext:value-type="float">
            <text:p>1882790</text:p>
          </table:table-cell>
          <table:table-cell office:value-type="float" office:value="1251795" calcext:value-type="float">
            <text:p>1251795</text:p>
          </table:table-cell>
          <table:table-cell office:value-type="float" office:value="729982" calcext:value-type="float">
            <text:p>729982</text:p>
          </table:table-cell>
          <table:table-cell office:value-type="float" office:value="359541" calcext:value-type="float">
            <text:p>359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31" calcext:value-type="float">
            <text:p>28631</text:p>
          </table:table-cell>
          <table:table-cell office:value-type="float" office:value="1256278" calcext:value-type="float">
            <text:p>1256278</text:p>
          </table:table-cell>
          <table:table-cell office:value-type="float" office:value="0" calcext:value-type="float">
            <text:p>0</text:p>
          </table:table-cell>
          <table:table-cell office:value-type="float" office:value="646922" calcext:value-type="float">
            <text:p>646922</text:p>
          </table:table-cell>
          <table:table-cell office:value-type="float" office:value="113197" calcext:value-type="float">
            <text:p>113197</text:p>
          </table:table-cell>
          <table:table-cell office:value-type="float" office:value="175255" calcext:value-type="float">
            <text:p>175255</text:p>
          </table:table-cell>
          <table:table-cell office:value-type="float" office:value="981305" calcext:value-type="float">
            <text:p>981305</text:p>
          </table:table-cell>
          <table:table-cell office:value-type="float" office:value="74745" calcext:value-type="float">
            <text:p>74745</text:p>
          </table:table-cell>
          <table:table-cell office:value-type="float" office:value="0" calcext:value-type="float">
            <text:p>0</text:p>
          </table:table-cell>
          <table:table-cell office:value-type="float" office:value="203913" calcext:value-type="float">
            <text:p>203913</text:p>
          </table:table-cell>
          <table:table-cell office:value-type="float" office:value="325677" calcext:value-type="float">
            <text:p>325677</text:p>
          </table:table-cell>
          <table:table-cell office:value-type="float" office:value="618257" calcext:value-type="float">
            <text:p>618257</text:p>
          </table:table-cell>
          <table:table-cell office:value-type="float" office:value="0" calcext:value-type="float">
            <text:p>0</text:p>
          </table:table-cell>
          <table:table-cell office:value-type="float" office:value="305096" calcext:value-type="float">
            <text:p>305096</text:p>
          </table:table-cell>
          <table:table-cell office:value-type="float" office:value="402312" calcext:value-type="float">
            <text:p>402312</text:p>
          </table:table-cell>
          <table:table-cell office:value-type="float" office:value="47296" calcext:value-type="float">
            <text:p>472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5707" calcext:value-type="float">
            <text:p>665707</text:p>
          </table:table-cell>
          <table:table-cell office:value-type="float" office:value="188844" calcext:value-type="float">
            <text:p>188844</text:p>
          </table:table-cell>
          <table:table-cell office:value-type="float" office:value="417450" calcext:value-type="float">
            <text:p>417450</text:p>
          </table:table-cell>
          <table:table-cell office:value-type="float" office:value="869389" calcext:value-type="float">
            <text:p>869389</text:p>
          </table:table-cell>
          <table:table-cell office:value-type="float" office:value="995364" calcext:value-type="float">
            <text:p>995364</text:p>
          </table:table-cell>
          <table:table-cell office:value-type="float" office:value="1138202" calcext:value-type="float">
            <text:p>1138202</text:p>
          </table:table-cell>
          <table:table-cell office:value-type="float" office:value="440273" calcext:value-type="float">
            <text:p>440273</text:p>
          </table:table-cell>
          <table:table-cell office:value-type="float" office:value="1790355" calcext:value-type="float">
            <text:p>1790355</text:p>
          </table:table-cell>
          <table:table-cell office:value-type="float" office:value="462874" calcext:value-type="float">
            <text:p>462874</text:p>
          </table:table-cell>
          <table:table-cell office:value-type="float" office:value="149262" calcext:value-type="float">
            <text:p>149262</text:p>
          </table:table-cell>
          <table:table-cell office:value-type="float" office:value="135358" calcext:value-type="float">
            <text:p>135358</text:p>
          </table:table-cell>
          <table:table-cell office:value-type="float" office:value="567194" calcext:value-type="float">
            <text:p>567194</text:p>
          </table:table-cell>
          <table:table-cell office:value-type="float" office:value="99206" calcext:value-type="float">
            <text:p>99206</text:p>
          </table:table-cell>
          <table:table-cell office:value-type="float" office:value="913849" calcext:value-type="float">
            <text:p>913849</text:p>
          </table:table-cell>
          <table:table-cell office:value-type="float" office:value="500339" calcext:value-type="float">
            <text:p>500339</text:p>
          </table:table-cell>
          <table:table-cell office:value-type="float" office:value="328457" calcext:value-type="float">
            <text:p>328457</text:p>
          </table:table-cell>
          <table:table-cell office:value-type="float" office:value="219223" calcext:value-type="float">
            <text:p>219223</text:p>
          </table:table-cell>
          <table:table-cell office:value-type="float" office:value="120105" calcext:value-type="float">
            <text:p>120105</text:p>
          </table:table-cell>
          <table:table-cell office:value-type="float" office:value="109654" calcext:value-type="float">
            <text:p>109654</text:p>
          </table:table-cell>
          <table:table-cell office:value-type="float" office:value="25728919" calcext:value-type="float">
            <text:p>25728919</text:p>
          </table:table-cell>
          <table:table-cell office:value-type="float" office:value="0" calcext:value-type="float">
            <text:p>0</text:p>
          </table:table-cell>
          <table:table-cell office:value-type="float" office:value="33616461" calcext:value-type="float">
            <text:p>336164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5459" calcext:value-type="float">
            <text:p>445459</text:p>
          </table:table-cell>
          <table:table-cell office:value-type="float" office:value="0" calcext:value-type="float">
            <text:p>0</text:p>
          </table:table-cell>
          <table:table-cell office:value-type="float" office:value="664624" calcext:value-type="float">
            <text:p>664624</text:p>
          </table:table-cell>
          <table:table-cell office:value-type="float" office:value="24362" calcext:value-type="float">
            <text:p>243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32191" calcext:value-type="float">
            <text:p>14132191</text:p>
          </table:table-cell>
          <table:table-cell office:value-type="float" office:value="1030957" calcext:value-type="float">
            <text:p>1030957</text:p>
          </table:table-cell>
          <table:table-cell office:value-type="float" office:value="483358" calcext:value-type="float">
            <text:p>483358</text:p>
          </table:table-cell>
          <table:table-cell office:value-type="float" office:value="221405" calcext:value-type="float">
            <text:p>221405</text:p>
          </table:table-cell>
          <table:table-cell office:value-type="float" office:value="427588" calcext:value-type="float">
            <text:p>427588</text:p>
          </table:table-cell>
          <table:table-cell office:value-type="float" office:value="245531" calcext:value-type="float">
            <text:p>245531</text:p>
          </table:table-cell>
          <table:table-cell office:value-type="float" office:value="269643" calcext:value-type="float">
            <text:p>269643</text:p>
          </table:table-cell>
          <table:table-cell office:value-type="float" office:value="237779" calcext:value-type="float">
            <text:p>237779</text:p>
          </table:table-cell>
          <table:table-cell office:value-type="float" office:value="245447" calcext:value-type="float">
            <text:p>2454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039" calcext:value-type="float">
            <text:p>18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44</text:p>
          </table:table-cell>
          <table:table-cell office:value-type="string" calcext:value-type="string">
            <text:p>02/13/19</text:p>
          </table:table-cell>
          <table:table-cell office:value-type="float" office:value="10" calcext:value-type="float">
            <text:p>10</text:p>
          </table:table-cell>
          <table:table-cell office:value-type="float" office:value="14.07" calcext:value-type="float">
            <text:p>14.07</text:p>
          </table:table-cell>
          <table:table-cell office:value-type="float" office:value="767.2" calcext:value-type="float">
            <text:p>767.2</text:p>
          </table:table-cell>
          <table:table-cell office:value-type="float" office:value="18.3392009217826" calcext:value-type="float">
            <text:p>18.3392009217826</text:p>
          </table:table-cell>
          <table:table-cell office:value-type="float" office:value="506116" calcext:value-type="float">
            <text:p>506116</text:p>
          </table:table-cell>
          <table:table-cell office:value-type="float" office:value="161483" calcext:value-type="float">
            <text:p>161483</text:p>
          </table:table-cell>
          <table:table-cell office:value-type="float" office:value="1380903" calcext:value-type="float">
            <text:p>1380903</text:p>
          </table:table-cell>
          <table:table-cell office:value-type="float" office:value="913058" calcext:value-type="float">
            <text:p>913058</text:p>
          </table:table-cell>
          <table:table-cell office:value-type="float" office:value="513163" calcext:value-type="float">
            <text:p>513163</text:p>
          </table:table-cell>
          <table:table-cell office:value-type="float" office:value="859800" calcext:value-type="float">
            <text:p>859800</text:p>
          </table:table-cell>
          <table:table-cell office:value-type="float" office:value="249119" calcext:value-type="float">
            <text:p>249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40" calcext:value-type="float">
            <text:p>12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17" calcext:value-type="float">
            <text:p>77517</text:p>
          </table:table-cell>
          <table:table-cell office:value-type="float" office:value="129704" calcext:value-type="float">
            <text:p>129704</text:p>
          </table:table-cell>
          <table:table-cell office:value-type="float" office:value="581209" calcext:value-type="float">
            <text:p>581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393" calcext:value-type="float">
            <text:p>278393</text:p>
          </table:table-cell>
          <table:table-cell office:value-type="float" office:value="607223" calcext:value-type="float">
            <text:p>607223</text:p>
          </table:table-cell>
          <table:table-cell office:value-type="float" office:value="0" calcext:value-type="float">
            <text:p>0</text:p>
          </table:table-cell>
          <table:table-cell office:value-type="float" office:value="161256" calcext:value-type="float">
            <text:p>161256</text:p>
          </table:table-cell>
          <table:table-cell office:value-type="float" office:value="152244" calcext:value-type="float">
            <text:p>1522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7975" calcext:value-type="float">
            <text:p>517975</text:p>
          </table:table-cell>
          <table:table-cell office:value-type="float" office:value="116863" calcext:value-type="float">
            <text:p>116863</text:p>
          </table:table-cell>
          <table:table-cell office:value-type="float" office:value="374407" calcext:value-type="float">
            <text:p>3744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34619" calcext:value-type="float">
            <text:p>734619</text:p>
          </table:table-cell>
          <table:table-cell office:value-type="float" office:value="548552" calcext:value-type="float">
            <text:p>548552</text:p>
          </table:table-cell>
          <table:table-cell office:value-type="float" office:value="228039" calcext:value-type="float">
            <text:p>228039</text:p>
          </table:table-cell>
          <table:table-cell office:value-type="float" office:value="241241" calcext:value-type="float">
            <text:p>241241</text:p>
          </table:table-cell>
          <table:table-cell office:value-type="float" office:value="115508" calcext:value-type="float">
            <text:p>115508</text:p>
          </table:table-cell>
          <table:table-cell office:value-type="float" office:value="91978" calcext:value-type="float">
            <text:p>91978</text:p>
          </table:table-cell>
          <table:table-cell office:value-type="float" office:value="8650521" calcext:value-type="float">
            <text:p>8650521</text:p>
          </table:table-cell>
          <table:table-cell office:value-type="float" office:value="0" calcext:value-type="float">
            <text:p>0</text:p>
          </table:table-cell>
          <table:table-cell office:value-type="float" office:value="5517793" calcext:value-type="float">
            <text:p>55177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1217" calcext:value-type="float">
            <text:p>471217</text:p>
          </table:table-cell>
          <table:table-cell office:value-type="float" office:value="0" calcext:value-type="float">
            <text:p>0</text:p>
          </table:table-cell>
          <table:table-cell office:value-type="float" office:value="519283" calcext:value-type="float">
            <text:p>5192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914830" calcext:value-type="float">
            <text:p>10914830</text:p>
          </table:table-cell>
          <table:table-cell office:value-type="float" office:value="776402" calcext:value-type="float">
            <text:p>776402</text:p>
          </table:table-cell>
          <table:table-cell office:value-type="float" office:value="311968" calcext:value-type="float">
            <text:p>311968</text:p>
          </table:table-cell>
          <table:table-cell office:value-type="float" office:value="180458" calcext:value-type="float">
            <text:p>180458</text:p>
          </table:table-cell>
          <table:table-cell office:value-type="float" office:value="343055" calcext:value-type="float">
            <text:p>343055</text:p>
          </table:table-cell>
          <table:table-cell office:value-type="float" office:value="106160" calcext:value-type="float">
            <text:p>106160</text:p>
          </table:table-cell>
          <table:table-cell office:value-type="float" office:value="210437" calcext:value-type="float">
            <text:p>210437</text:p>
          </table:table-cell>
          <table:table-cell office:value-type="float" office:value="215156" calcext:value-type="float">
            <text:p>215156</text:p>
          </table:table-cell>
          <table:table-cell office:value-type="float" office:value="287515" calcext:value-type="float">
            <text:p>2875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095" calcext:value-type="float">
            <text:p>22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BL7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8108" calcext:value-type="float">
            <text:p>108108</text:p>
          </table:table-cell>
          <table:table-cell office:value-type="float" office:value="52314" calcext:value-type="float">
            <text:p>52314</text:p>
          </table:table-cell>
          <table:table-cell office:value-type="float" office:value="2205630" calcext:value-type="float">
            <text:p>2205630</text:p>
          </table:table-cell>
          <table:table-cell office:value-type="float" office:value="385973" calcext:value-type="float">
            <text:p>385973</text:p>
          </table:table-cell>
          <table:table-cell office:value-type="float" office:value="23142" calcext:value-type="float">
            <text:p>23142</text:p>
          </table:table-cell>
          <table:table-cell office:value-type="float" office:value="59198" calcext:value-type="float">
            <text:p>59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37" calcext:value-type="float">
            <text:p>25937</text:p>
          </table:table-cell>
          <table:table-cell office:value-type="float" office:value="3853673" calcext:value-type="float">
            <text:p>3853673</text:p>
          </table:table-cell>
          <table:table-cell office:value-type="float" office:value="0" calcext:value-type="float">
            <text:p>0</text:p>
          </table:table-cell>
          <table:table-cell office:value-type="float" office:value="1764563" calcext:value-type="float">
            <text:p>1764563</text:p>
          </table:table-cell>
          <table:table-cell office:value-type="float" office:value="116841" calcext:value-type="float">
            <text:p>11684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15383" calcext:value-type="float">
            <text:p>115383</text:p>
          </table:table-cell>
          <table:table-cell office:value-type="float" office:value="103192" calcext:value-type="float">
            <text:p>103192</text:p>
          </table:table-cell>
          <table:table-cell office:value-type="float" office:value="202601" calcext:value-type="float">
            <text:p>202601</text:p>
          </table:table-cell>
          <table:table-cell office:value-type="float" office:value="49416" calcext:value-type="float">
            <text:p>49416</text:p>
          </table:table-cell>
          <table:table-cell office:value-type="float" office:value="0" calcext:value-type="float">
            <text:p>0</text:p>
          </table:table-cell>
          <table:table-cell office:value-type="float" office:value="64422" calcext:value-type="float">
            <text:p>64422</text:p>
          </table:table-cell>
          <table:table-cell office:value-type="float" office:value="45085" calcext:value-type="float">
            <text:p>45085</text:p>
          </table:table-cell>
          <table:table-cell office:value-type="float" office:value="15692" calcext:value-type="float">
            <text:p>15692</text:p>
          </table:table-cell>
          <table:table-cell office:value-type="float" office:value="59673" calcext:value-type="float">
            <text:p>59673</text:p>
          </table:table-cell>
          <table:table-cell office:value-type="float" office:value="23687" calcext:value-type="float">
            <text:p>23687</text:p>
          </table:table-cell>
          <table:table-cell office:value-type="float" office:value="68787" calcext:value-type="float">
            <text:p>68787</text:p>
          </table:table-cell>
          <table:table-cell office:value-type="float" office:value="87887" calcext:value-type="float">
            <text:p>87887</text:p>
          </table:table-cell>
          <table:table-cell office:value-type="float" office:value="0" calcext:value-type="float">
            <text:p>0</text:p>
          </table:table-cell>
          <table:table-cell office:value-type="float" office:value="36647" calcext:value-type="float">
            <text:p>36647</text:p>
          </table:table-cell>
          <table:table-cell office:value-type="float" office:value="29337" calcext:value-type="float">
            <text:p>29337</text:p>
          </table:table-cell>
          <table:table-cell office:value-type="float" office:value="29690" calcext:value-type="float">
            <text:p>29690</text:p>
          </table:table-cell>
          <table:table-cell office:value-type="float" office:value="1824628" calcext:value-type="float">
            <text:p>1824628</text:p>
          </table:table-cell>
          <table:table-cell office:value-type="float" office:value="0" calcext:value-type="float">
            <text:p>0</text:p>
          </table:table-cell>
          <table:table-cell office:value-type="float" office:value="1637061" calcext:value-type="float">
            <text:p>1637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1987" calcext:value-type="float">
            <text:p>101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81" calcext:value-type="float">
            <text:p>15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89" calcext:value-type="float">
            <text:p>23589</text:p>
          </table:table-cell>
          <table:table-cell office:value-type="float" office:value="0" calcext:value-type="float">
            <text:p>0</text:p>
          </table:table-cell>
          <table:table-cell office:value-type="float" office:value="14067" calcext:value-type="float">
            <text:p>14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6745" calcext:value-type="float">
            <text:p>406745</text:p>
          </table:table-cell>
          <table:table-cell office:value-type="float" office:value="269595" calcext:value-type="float">
            <text:p>269595</text:p>
          </table:table-cell>
          <table:table-cell office:value-type="float" office:value="22679" calcext:value-type="float">
            <text:p>22679</text:p>
          </table:table-cell>
          <table:table-cell office:value-type="float" office:value="0" calcext:value-type="float">
            <text:p>0</text:p>
          </table:table-cell>
          <table:table-cell office:value-type="float" office:value="39424" calcext:value-type="float">
            <text:p>39424</text:p>
          </table:table-cell>
          <table:table-cell office:value-type="float" office:value="65650" calcext:value-type="float">
            <text:p>65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101" calcext:value-type="float">
            <text:p>1481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279" calcext:value-type="float">
            <text:p>11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56</text:p>
          </table:table-cell>
          <table:table-cell office:value-type="string" calcext:value-type="string">
            <text:p>06/05/19</text:p>
          </table:table-cell>
          <table:table-cell office:value-type="float" office:value="10" calcext:value-type="float">
            <text:p>10</text:p>
          </table:table-cell>
          <table:table-cell office:value-type="float" office:value="23.46" calcext:value-type="float">
            <text:p>23.46</text:p>
          </table:table-cell>
          <table:table-cell office:value-type="float" office:value="787.1" calcext:value-type="float">
            <text:p>787.1</text:p>
          </table:table-cell>
          <table:table-cell office:value-type="float" office:value="29.8038358781778" calcext:value-type="float">
            <text:p>29.8038358781778</text:p>
          </table:table-cell>
          <table:table-cell office:value-type="float" office:value="587722" calcext:value-type="float">
            <text:p>587722</text:p>
          </table:table-cell>
          <table:table-cell office:value-type="float" office:value="0" calcext:value-type="float">
            <text:p>0</text:p>
          </table:table-cell>
          <table:table-cell office:value-type="float" office:value="1598378" calcext:value-type="float">
            <text:p>1598378</text:p>
          </table:table-cell>
          <table:table-cell office:value-type="float" office:value="1458646" calcext:value-type="float">
            <text:p>1458646</text:p>
          </table:table-cell>
          <table:table-cell office:value-type="float" office:value="907669" calcext:value-type="float">
            <text:p>907669</text:p>
          </table:table-cell>
          <table:table-cell office:value-type="float" office:value="391891" calcext:value-type="float">
            <text:p>391891</text:p>
          </table:table-cell>
          <table:table-cell office:value-type="float" office:value="115067" calcext:value-type="float">
            <text:p>115067</text:p>
          </table:table-cell>
          <table:table-cell office:value-type="float" office:value="0" calcext:value-type="float">
            <text:p>0</text:p>
          </table:table-cell>
          <table:table-cell office:value-type="float" office:value="15985" calcext:value-type="float">
            <text:p>15985</text:p>
          </table:table-cell>
          <table:table-cell office:value-type="float" office:value="161964" calcext:value-type="float">
            <text:p>161964</text:p>
          </table:table-cell>
          <table:table-cell office:value-type="float" office:value="182479" calcext:value-type="float">
            <text:p>182479</text:p>
          </table:table-cell>
          <table:table-cell office:value-type="float" office:value="1393209" calcext:value-type="float">
            <text:p>1393209</text:p>
          </table:table-cell>
          <table:table-cell office:value-type="float" office:value="86216" calcext:value-type="float">
            <text:p>86216</text:p>
          </table:table-cell>
          <table:table-cell office:value-type="float" office:value="942541" calcext:value-type="float">
            <text:p>942541</text:p>
          </table:table-cell>
          <table:table-cell office:value-type="float" office:value="611132" calcext:value-type="float">
            <text:p>611132</text:p>
          </table:table-cell>
          <table:table-cell office:value-type="float" office:value="194526" calcext:value-type="float">
            <text:p>194526</text:p>
          </table:table-cell>
          <table:table-cell office:value-type="float" office:value="110798" calcext:value-type="float">
            <text:p>1107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6190" calcext:value-type="float">
            <text:p>1126190</text:p>
          </table:table-cell>
          <table:table-cell office:value-type="float" office:value="0" calcext:value-type="float">
            <text:p>0</text:p>
          </table:table-cell>
          <table:table-cell office:value-type="float" office:value="173737" calcext:value-type="float">
            <text:p>173737</text:p>
          </table:table-cell>
          <table:table-cell office:value-type="float" office:value="178158" calcext:value-type="float">
            <text:p>178158</text:p>
          </table:table-cell>
          <table:table-cell office:value-type="float" office:value="173995" calcext:value-type="float">
            <text:p>173995</text:p>
          </table:table-cell>
          <table:table-cell office:value-type="float" office:value="210786" calcext:value-type="float">
            <text:p>2107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132" calcext:value-type="float">
            <text:p>650132</text:p>
          </table:table-cell>
          <table:table-cell office:value-type="float" office:value="123239" calcext:value-type="float">
            <text:p>123239</text:p>
          </table:table-cell>
          <table:table-cell office:value-type="float" office:value="404092" calcext:value-type="float">
            <text:p>404092</text:p>
          </table:table-cell>
          <table:table-cell office:value-type="float" office:value="2293269" calcext:value-type="float">
            <text:p>2293269</text:p>
          </table:table-cell>
          <table:table-cell office:value-type="float" office:value="9204489" calcext:value-type="float">
            <text:p>9204489</text:p>
          </table:table-cell>
          <table:table-cell office:value-type="float" office:value="1449121" calcext:value-type="float">
            <text:p>1449121</text:p>
          </table:table-cell>
          <table:table-cell office:value-type="float" office:value="333151" calcext:value-type="float">
            <text:p>333151</text:p>
          </table:table-cell>
          <table:table-cell office:value-type="float" office:value="12140088" calcext:value-type="float">
            <text:p>12140088</text:p>
          </table:table-cell>
          <table:table-cell office:value-type="float" office:value="3965700" calcext:value-type="float">
            <text:p>3965700</text:p>
          </table:table-cell>
          <table:table-cell office:value-type="float" office:value="1870654" calcext:value-type="float">
            <text:p>1870654</text:p>
          </table:table-cell>
          <table:table-cell office:value-type="float" office:value="367767" calcext:value-type="float">
            <text:p>367767</text:p>
          </table:table-cell>
          <table:table-cell office:value-type="float" office:value="1485725" calcext:value-type="float">
            <text:p>1485725</text:p>
          </table:table-cell>
          <table:table-cell office:value-type="float" office:value="1378505" calcext:value-type="float">
            <text:p>1378505</text:p>
          </table:table-cell>
          <table:table-cell office:value-type="float" office:value="1777494" calcext:value-type="float">
            <text:p>1777494</text:p>
          </table:table-cell>
          <table:table-cell office:value-type="float" office:value="1517606" calcext:value-type="float">
            <text:p>1517606</text:p>
          </table:table-cell>
          <table:table-cell office:value-type="float" office:value="281708" calcext:value-type="float">
            <text:p>281708</text:p>
          </table:table-cell>
          <table:table-cell office:value-type="float" office:value="277925" calcext:value-type="float">
            <text:p>277925</text:p>
          </table:table-cell>
          <table:table-cell office:value-type="float" office:value="713430" calcext:value-type="float">
            <text:p>713430</text:p>
          </table:table-cell>
          <table:table-cell office:value-type="float" office:value="599572" calcext:value-type="float">
            <text:p>599572</text:p>
          </table:table-cell>
          <table:table-cell office:value-type="float" office:value="41525794" calcext:value-type="float">
            <text:p>41525794</text:p>
          </table:table-cell>
          <table:table-cell office:value-type="float" office:value="0" calcext:value-type="float">
            <text:p>0</text:p>
          </table:table-cell>
          <table:table-cell office:value-type="float" office:value="140386014" calcext:value-type="float">
            <text:p>1403860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75352" calcext:value-type="float">
            <text:p>975352</text:p>
          </table:table-cell>
          <table:table-cell office:value-type="float" office:value="0" calcext:value-type="float">
            <text:p>0</text:p>
          </table:table-cell>
          <table:table-cell office:value-type="float" office:value="775799" calcext:value-type="float">
            <text:p>7757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86864" calcext:value-type="float">
            <text:p>9086864</text:p>
          </table:table-cell>
          <table:table-cell office:value-type="float" office:value="2211152" calcext:value-type="float">
            <text:p>2211152</text:p>
          </table:table-cell>
          <table:table-cell office:value-type="float" office:value="407684" calcext:value-type="float">
            <text:p>407684</text:p>
          </table:table-cell>
          <table:table-cell office:value-type="float" office:value="349444" calcext:value-type="float">
            <text:p>34944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57</text:p>
          </table:table-cell>
          <table:table-cell office:value-type="string" calcext:value-type="string">
            <text:p>06/06/19</text:p>
          </table:table-cell>
          <table:table-cell office:value-type="float" office:value="10" calcext:value-type="float">
            <text:p>10</text:p>
          </table:table-cell>
          <table:table-cell office:value-type="float" office:value="14.91" calcext:value-type="float">
            <text:p>14.91</text:p>
          </table:table-cell>
          <table:table-cell office:value-type="float" office:value="786.1" calcext:value-type="float">
            <text:p>786.1</text:p>
          </table:table-cell>
          <table:table-cell office:value-type="float" office:value="18.9661598423685" calcext:value-type="float">
            <text:p>18.9661598423685</text:p>
          </table:table-cell>
          <table:table-cell office:value-type="float" office:value="3334468" calcext:value-type="float">
            <text:p>3334468</text:p>
          </table:table-cell>
          <table:table-cell office:value-type="float" office:value="0" calcext:value-type="float">
            <text:p>0</text:p>
          </table:table-cell>
          <table:table-cell office:value-type="float" office:value="2091785" calcext:value-type="float">
            <text:p>2091785</text:p>
          </table:table-cell>
          <table:table-cell office:value-type="float" office:value="1385249" calcext:value-type="float">
            <text:p>1385249</text:p>
          </table:table-cell>
          <table:table-cell office:value-type="float" office:value="2073690" calcext:value-type="float">
            <text:p>2073690</text:p>
          </table:table-cell>
          <table:table-cell office:value-type="float" office:value="231968" calcext:value-type="float">
            <text:p>231968</text:p>
          </table:table-cell>
          <table:table-cell office:value-type="float" office:value="142783" calcext:value-type="float">
            <text:p>142783</text:p>
          </table:table-cell>
          <table:table-cell office:value-type="float" office:value="0" calcext:value-type="float">
            <text:p>0</text:p>
          </table:table-cell>
          <table:table-cell office:value-type="float" office:value="128132" calcext:value-type="float">
            <text:p>128132</text:p>
          </table:table-cell>
          <table:table-cell office:value-type="float" office:value="68290" calcext:value-type="float">
            <text:p>68290</text:p>
          </table:table-cell>
          <table:table-cell office:value-type="float" office:value="21559" calcext:value-type="float">
            <text:p>21559</text:p>
          </table:table-cell>
          <table:table-cell office:value-type="float" office:value="1050759" calcext:value-type="float">
            <text:p>1050759</text:p>
          </table:table-cell>
          <table:table-cell office:value-type="float" office:value="93518" calcext:value-type="float">
            <text:p>93518</text:p>
          </table:table-cell>
          <table:table-cell office:value-type="float" office:value="964752" calcext:value-type="float">
            <text:p>964752</text:p>
          </table:table-cell>
          <table:table-cell office:value-type="float" office:value="616355" calcext:value-type="float">
            <text:p>616355</text:p>
          </table:table-cell>
          <table:table-cell office:value-type="float" office:value="357992" calcext:value-type="float">
            <text:p>357992</text:p>
          </table:table-cell>
          <table:table-cell office:value-type="float" office:value="124462" calcext:value-type="float">
            <text:p>124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1198" calcext:value-type="float">
            <text:p>671198</text:p>
          </table:table-cell>
          <table:table-cell office:value-type="float" office:value="0" calcext:value-type="float">
            <text:p>0</text:p>
          </table:table-cell>
          <table:table-cell office:value-type="float" office:value="336414" calcext:value-type="float">
            <text:p>336414</text:p>
          </table:table-cell>
          <table:table-cell office:value-type="float" office:value="431274" calcext:value-type="float">
            <text:p>431274</text:p>
          </table:table-cell>
          <table:table-cell office:value-type="float" office:value="173995" calcext:value-type="float">
            <text:p>173995</text:p>
          </table:table-cell>
          <table:table-cell office:value-type="float" office:value="178885" calcext:value-type="float">
            <text:p>1788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5542" calcext:value-type="float">
            <text:p>985542</text:p>
          </table:table-cell>
          <table:table-cell office:value-type="float" office:value="226876" calcext:value-type="float">
            <text:p>226876</text:p>
          </table:table-cell>
          <table:table-cell office:value-type="float" office:value="693570" calcext:value-type="float">
            <text:p>693570</text:p>
          </table:table-cell>
          <table:table-cell office:value-type="float" office:value="4008977" calcext:value-type="float">
            <text:p>4008977</text:p>
          </table:table-cell>
          <table:table-cell office:value-type="float" office:value="9561526" calcext:value-type="float">
            <text:p>9561526</text:p>
          </table:table-cell>
          <table:table-cell office:value-type="float" office:value="2548565" calcext:value-type="float">
            <text:p>2548565</text:p>
          </table:table-cell>
          <table:table-cell office:value-type="float" office:value="608923" calcext:value-type="float">
            <text:p>608923</text:p>
          </table:table-cell>
          <table:table-cell office:value-type="float" office:value="12623711" calcext:value-type="float">
            <text:p>12623711</text:p>
          </table:table-cell>
          <table:table-cell office:value-type="float" office:value="4797671" calcext:value-type="float">
            <text:p>4797671</text:p>
          </table:table-cell>
          <table:table-cell office:value-type="float" office:value="2558652" calcext:value-type="float">
            <text:p>2558652</text:p>
          </table:table-cell>
          <table:table-cell office:value-type="float" office:value="974453" calcext:value-type="float">
            <text:p>974453</text:p>
          </table:table-cell>
          <table:table-cell office:value-type="float" office:value="196627" calcext:value-type="float">
            <text:p>196627</text:p>
          </table:table-cell>
          <table:table-cell office:value-type="float" office:value="1777210" calcext:value-type="float">
            <text:p>1777210</text:p>
          </table:table-cell>
          <table:table-cell office:value-type="float" office:value="2750454" calcext:value-type="float">
            <text:p>2750454</text:p>
          </table:table-cell>
          <table:table-cell office:value-type="float" office:value="3051127" calcext:value-type="float">
            <text:p>3051127</text:p>
          </table:table-cell>
          <table:table-cell office:value-type="float" office:value="356722" calcext:value-type="float">
            <text:p>356722</text:p>
          </table:table-cell>
          <table:table-cell office:value-type="float" office:value="336427" calcext:value-type="float">
            <text:p>336427</text:p>
          </table:table-cell>
          <table:table-cell office:value-type="float" office:value="1080774" calcext:value-type="float">
            <text:p>1080774</text:p>
          </table:table-cell>
          <table:table-cell office:value-type="float" office:value="1006354" calcext:value-type="float">
            <text:p>1006354</text:p>
          </table:table-cell>
          <table:table-cell office:value-type="float" office:value="33605614" calcext:value-type="float">
            <text:p>33605614</text:p>
          </table:table-cell>
          <table:table-cell office:value-type="float" office:value="0" calcext:value-type="float">
            <text:p>0</text:p>
          </table:table-cell>
          <table:table-cell office:value-type="float" office:value="142995360" calcext:value-type="float">
            <text:p>1429953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20462" calcext:value-type="float">
            <text:p>1220462</text:p>
          </table:table-cell>
          <table:table-cell office:value-type="float" office:value="0" calcext:value-type="float">
            <text:p>0</text:p>
          </table:table-cell>
          <table:table-cell office:value-type="float" office:value="2050607" calcext:value-type="float">
            <text:p>20506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930106" calcext:value-type="float">
            <text:p>23930106</text:p>
          </table:table-cell>
          <table:table-cell office:value-type="float" office:value="1393695" calcext:value-type="float">
            <text:p>1393695</text:p>
          </table:table-cell>
          <table:table-cell office:value-type="float" office:value="715261" calcext:value-type="float">
            <text:p>715261</text:p>
          </table:table-cell>
          <table:table-cell office:value-type="float" office:value="170606" calcext:value-type="float">
            <text:p>17060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58</text:p>
          </table:table-cell>
          <table:table-cell office:value-type="string" calcext:value-type="string">
            <text:p>06/07/19</text:p>
          </table:table-cell>
          <table:table-cell office:value-type="float" office:value="10" calcext:value-type="float">
            <text:p>10</text:p>
          </table:table-cell>
          <table:table-cell office:value-type="float" office:value="10.94" calcext:value-type="float">
            <text:p>10.94</text:p>
          </table:table-cell>
          <table:table-cell office:value-type="float" office:value="786.3" calcext:value-type="float">
            <text:p>786.3</text:p>
          </table:table-cell>
          <table:table-cell office:value-type="float" office:value="13.9129284679625" calcext:value-type="float">
            <text:p>13.9129284679625</text:p>
          </table:table-cell>
          <table:table-cell office:value-type="float" office:value="4098347" calcext:value-type="float">
            <text:p>4098347</text:p>
          </table:table-cell>
          <table:table-cell office:value-type="float" office:value="0" calcext:value-type="float">
            <text:p>0</text:p>
          </table:table-cell>
          <table:table-cell office:value-type="float" office:value="2776279" calcext:value-type="float">
            <text:p>2776279</text:p>
          </table:table-cell>
          <table:table-cell office:value-type="float" office:value="1979518" calcext:value-type="float">
            <text:p>1979518</text:p>
          </table:table-cell>
          <table:table-cell office:value-type="float" office:value="2992941" calcext:value-type="float">
            <text:p>2992941</text:p>
          </table:table-cell>
          <table:table-cell office:value-type="float" office:value="391962" calcext:value-type="float">
            <text:p>391962</text:p>
          </table:table-cell>
          <table:table-cell office:value-type="float" office:value="106636" calcext:value-type="float">
            <text:p>106636</text:p>
          </table:table-cell>
          <table:table-cell office:value-type="float" office:value="0" calcext:value-type="float">
            <text:p>0</text:p>
          </table:table-cell>
          <table:table-cell office:value-type="float" office:value="108241" calcext:value-type="float">
            <text:p>108241</text:p>
          </table:table-cell>
          <table:table-cell office:value-type="float" office:value="80536" calcext:value-type="float">
            <text:p>80536</text:p>
          </table:table-cell>
          <table:table-cell office:value-type="float" office:value="0" calcext:value-type="float">
            <text:p>0</text:p>
          </table:table-cell>
          <table:table-cell office:value-type="float" office:value="1293921" calcext:value-type="float">
            <text:p>1293921</text:p>
          </table:table-cell>
          <table:table-cell office:value-type="float" office:value="81005" calcext:value-type="float">
            <text:p>81005</text:p>
          </table:table-cell>
          <table:table-cell office:value-type="float" office:value="817108" calcext:value-type="float">
            <text:p>817108</text:p>
          </table:table-cell>
          <table:table-cell office:value-type="float" office:value="886448" calcext:value-type="float">
            <text:p>886448</text:p>
          </table:table-cell>
          <table:table-cell office:value-type="float" office:value="494971" calcext:value-type="float">
            <text:p>494971</text:p>
          </table:table-cell>
          <table:table-cell office:value-type="float" office:value="147599" calcext:value-type="float">
            <text:p>14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3910" calcext:value-type="float">
            <text:p>803910</text:p>
          </table:table-cell>
          <table:table-cell office:value-type="float" office:value="0" calcext:value-type="float">
            <text:p>0</text:p>
          </table:table-cell>
          <table:table-cell office:value-type="float" office:value="317085" calcext:value-type="float">
            <text:p>317085</text:p>
          </table:table-cell>
          <table:table-cell office:value-type="float" office:value="1311743" calcext:value-type="float">
            <text:p>1311743</text:p>
          </table:table-cell>
          <table:table-cell office:value-type="float" office:value="103788" calcext:value-type="float">
            <text:p>103788</text:p>
          </table:table-cell>
          <table:table-cell office:value-type="float" office:value="1780825" calcext:value-type="float">
            <text:p>1780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1247" calcext:value-type="float">
            <text:p>2051247</text:p>
          </table:table-cell>
          <table:table-cell office:value-type="float" office:value="336513" calcext:value-type="float">
            <text:p>336513</text:p>
          </table:table-cell>
          <table:table-cell office:value-type="float" office:value="634815" calcext:value-type="float">
            <text:p>634815</text:p>
          </table:table-cell>
          <table:table-cell office:value-type="float" office:value="3346347" calcext:value-type="float">
            <text:p>3346347</text:p>
          </table:table-cell>
          <table:table-cell office:value-type="float" office:value="6596458" calcext:value-type="float">
            <text:p>6596458</text:p>
          </table:table-cell>
          <table:table-cell office:value-type="float" office:value="2002597" calcext:value-type="float">
            <text:p>2002597</text:p>
          </table:table-cell>
          <table:table-cell office:value-type="float" office:value="596202" calcext:value-type="float">
            <text:p>596202</text:p>
          </table:table-cell>
          <table:table-cell office:value-type="float" office:value="6194386" calcext:value-type="float">
            <text:p>6194386</text:p>
          </table:table-cell>
          <table:table-cell office:value-type="float" office:value="3993847" calcext:value-type="float">
            <text:p>3993847</text:p>
          </table:table-cell>
          <table:table-cell office:value-type="float" office:value="1883842" calcext:value-type="float">
            <text:p>1883842</text:p>
          </table:table-cell>
          <table:table-cell office:value-type="float" office:value="1219326" calcext:value-type="float">
            <text:p>1219326</text:p>
          </table:table-cell>
          <table:table-cell office:value-type="float" office:value="1997153" calcext:value-type="float">
            <text:p>1997153</text:p>
          </table:table-cell>
          <table:table-cell office:value-type="float" office:value="2204519" calcext:value-type="float">
            <text:p>2204519</text:p>
          </table:table-cell>
          <table:table-cell office:value-type="float" office:value="3139260" calcext:value-type="float">
            <text:p>3139260</text:p>
          </table:table-cell>
          <table:table-cell office:value-type="float" office:value="2744288" calcext:value-type="float">
            <text:p>2744288</text:p>
          </table:table-cell>
          <table:table-cell office:value-type="float" office:value="611221" calcext:value-type="float">
            <text:p>611221</text:p>
          </table:table-cell>
          <table:table-cell office:value-type="float" office:value="999113" calcext:value-type="float">
            <text:p>999113</text:p>
          </table:table-cell>
          <table:table-cell office:value-type="float" office:value="1421689" calcext:value-type="float">
            <text:p>1421689</text:p>
          </table:table-cell>
          <table:table-cell office:value-type="float" office:value="1259265" calcext:value-type="float">
            <text:p>1259265</text:p>
          </table:table-cell>
          <table:table-cell office:value-type="float" office:value="53644251" calcext:value-type="float">
            <text:p>53644251</text:p>
          </table:table-cell>
          <table:table-cell office:value-type="float" office:value="0" calcext:value-type="float">
            <text:p>0</text:p>
          </table:table-cell>
          <table:table-cell office:value-type="float" office:value="142259178" calcext:value-type="float">
            <text:p>1422591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67791" calcext:value-type="float">
            <text:p>367791</text:p>
          </table:table-cell>
          <table:table-cell office:value-type="float" office:value="0" calcext:value-type="float">
            <text:p>0</text:p>
          </table:table-cell>
          <table:table-cell office:value-type="float" office:value="650195" calcext:value-type="float">
            <text:p>6501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610285" calcext:value-type="float">
            <text:p>16610285</text:p>
          </table:table-cell>
          <table:table-cell office:value-type="float" office:value="1284822" calcext:value-type="float">
            <text:p>1284822</text:p>
          </table:table-cell>
          <table:table-cell office:value-type="float" office:value="271561" calcext:value-type="float">
            <text:p>271561</text:p>
          </table:table-cell>
          <table:table-cell office:value-type="float" office:value="162892" calcext:value-type="float">
            <text:p>16289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59</text:p>
          </table:table-cell>
          <table:table-cell office:value-type="string" calcext:value-type="string">
            <text:p>06/08/19</text:p>
          </table:table-cell>
          <table:table-cell office:value-type="float" office:value="10" calcext:value-type="float">
            <text:p>10</text:p>
          </table:table-cell>
          <table:table-cell office:value-type="float" office:value="14.72" calcext:value-type="float">
            <text:p>14.72</text:p>
          </table:table-cell>
          <table:table-cell office:value-type="float" office:value="790.5" calcext:value-type="float">
            <text:p>790.5</text:p>
          </table:table-cell>
          <table:table-cell office:value-type="float" office:value="18.6215734470532" calcext:value-type="float">
            <text:p>18.6215734470532</text:p>
          </table:table-cell>
          <table:table-cell office:value-type="float" office:value="1535295" calcext:value-type="float">
            <text:p>1535295</text:p>
          </table:table-cell>
          <table:table-cell office:value-type="float" office:value="0" calcext:value-type="float">
            <text:p>0</text:p>
          </table:table-cell>
          <table:table-cell office:value-type="float" office:value="2822338" calcext:value-type="float">
            <text:p>2822338</text:p>
          </table:table-cell>
          <table:table-cell office:value-type="float" office:value="1348724" calcext:value-type="float">
            <text:p>1348724</text:p>
          </table:table-cell>
          <table:table-cell office:value-type="float" office:value="2169016" calcext:value-type="float">
            <text:p>2169016</text:p>
          </table:table-cell>
          <table:table-cell office:value-type="float" office:value="374866" calcext:value-type="float">
            <text:p>374866</text:p>
          </table:table-cell>
          <table:table-cell office:value-type="float" office:value="101898" calcext:value-type="float">
            <text:p>101898</text:p>
          </table:table-cell>
          <table:table-cell office:value-type="float" office:value="0" calcext:value-type="float">
            <text:p>0</text:p>
          </table:table-cell>
          <table:table-cell office:value-type="float" office:value="148309" calcext:value-type="float">
            <text:p>148309</text:p>
          </table:table-cell>
          <table:table-cell office:value-type="float" office:value="256485" calcext:value-type="float">
            <text:p>256485</text:p>
          </table:table-cell>
          <table:table-cell office:value-type="float" office:value="387529" calcext:value-type="float">
            <text:p>387529</text:p>
          </table:table-cell>
          <table:table-cell office:value-type="float" office:value="1186703" calcext:value-type="float">
            <text:p>118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36" calcext:value-type="float">
            <text:p>50736</text:p>
          </table:table-cell>
          <table:table-cell office:value-type="float" office:value="987293" calcext:value-type="float">
            <text:p>987293</text:p>
          </table:table-cell>
          <table:table-cell office:value-type="float" office:value="378686" calcext:value-type="float">
            <text:p>378686</text:p>
          </table:table-cell>
          <table:table-cell office:value-type="float" office:value="0" calcext:value-type="float">
            <text:p>0</text:p>
          </table:table-cell>
          <table:table-cell office:value-type="float" office:value="32729" calcext:value-type="float">
            <text:p>32729</text:p>
          </table:table-cell>
          <table:table-cell office:value-type="float" office:value="0" calcext:value-type="float">
            <text:p>0</text:p>
          </table:table-cell>
          <table:table-cell office:value-type="float" office:value="244244" calcext:value-type="float">
            <text:p>244244</text:p>
          </table:table-cell>
          <table:table-cell office:value-type="float" office:value="1195997" calcext:value-type="float">
            <text:p>1195997</text:p>
          </table:table-cell>
          <table:table-cell office:value-type="float" office:value="0" calcext:value-type="float">
            <text:p>0</text:p>
          </table:table-cell>
          <table:table-cell office:value-type="float" office:value="497199" calcext:value-type="float">
            <text:p>497199</text:p>
          </table:table-cell>
          <table:table-cell office:value-type="float" office:value="850161" calcext:value-type="float">
            <text:p>850161</text:p>
          </table:table-cell>
          <table:table-cell office:value-type="float" office:value="198002" calcext:value-type="float">
            <text:p>198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01353" calcext:value-type="float">
            <text:p>3501353</text:p>
          </table:table-cell>
          <table:table-cell office:value-type="float" office:value="448524" calcext:value-type="float">
            <text:p>448524</text:p>
          </table:table-cell>
          <table:table-cell office:value-type="float" office:value="573553" calcext:value-type="float">
            <text:p>573553</text:p>
          </table:table-cell>
          <table:table-cell office:value-type="float" office:value="1238440" calcext:value-type="float">
            <text:p>1238440</text:p>
          </table:table-cell>
          <table:table-cell office:value-type="float" office:value="9467957" calcext:value-type="float">
            <text:p>9467957</text:p>
          </table:table-cell>
          <table:table-cell office:value-type="float" office:value="2733817" calcext:value-type="float">
            <text:p>2733817</text:p>
          </table:table-cell>
          <table:table-cell office:value-type="float" office:value="891261" calcext:value-type="float">
            <text:p>891261</text:p>
          </table:table-cell>
          <table:table-cell office:value-type="float" office:value="2461831" calcext:value-type="float">
            <text:p>2461831</text:p>
          </table:table-cell>
          <table:table-cell office:value-type="float" office:value="8517438" calcext:value-type="float">
            <text:p>8517438</text:p>
          </table:table-cell>
          <table:table-cell office:value-type="float" office:value="4135546" calcext:value-type="float">
            <text:p>4135546</text:p>
          </table:table-cell>
          <table:table-cell office:value-type="float" office:value="2206892" calcext:value-type="float">
            <text:p>2206892</text:p>
          </table:table-cell>
          <table:table-cell office:value-type="float" office:value="3848218" calcext:value-type="float">
            <text:p>3848218</text:p>
          </table:table-cell>
          <table:table-cell office:value-type="float" office:value="5327627" calcext:value-type="float">
            <text:p>5327627</text:p>
          </table:table-cell>
          <table:table-cell office:value-type="float" office:value="5448938" calcext:value-type="float">
            <text:p>5448938</text:p>
          </table:table-cell>
          <table:table-cell office:value-type="float" office:value="18801823" calcext:value-type="float">
            <text:p>18801823</text:p>
          </table:table-cell>
          <table:table-cell office:value-type="float" office:value="1196542" calcext:value-type="float">
            <text:p>1196542</text:p>
          </table:table-cell>
          <table:table-cell office:value-type="float" office:value="3193332" calcext:value-type="float">
            <text:p>3193332</text:p>
          </table:table-cell>
          <table:table-cell office:value-type="float" office:value="3457469" calcext:value-type="float">
            <text:p>3457469</text:p>
          </table:table-cell>
          <table:table-cell office:value-type="float" office:value="3119575" calcext:value-type="float">
            <text:p>3119575</text:p>
          </table:table-cell>
          <table:table-cell office:value-type="float" office:value="30272343" calcext:value-type="float">
            <text:p>30272343</text:p>
          </table:table-cell>
          <table:table-cell office:value-type="float" office:value="0" calcext:value-type="float">
            <text:p>0</text:p>
          </table:table-cell>
          <table:table-cell office:value-type="float" office:value="139443869" calcext:value-type="float">
            <text:p>1394438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2972" calcext:value-type="float">
            <text:p>3229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8574" calcext:value-type="float">
            <text:p>568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66491" calcext:value-type="float">
            <text:p>29266491</text:p>
          </table:table-cell>
          <table:table-cell office:value-type="float" office:value="2213976" calcext:value-type="float">
            <text:p>2213976</text:p>
          </table:table-cell>
          <table:table-cell office:value-type="float" office:value="1173582" calcext:value-type="float">
            <text:p>1173582</text:p>
          </table:table-cell>
          <table:table-cell office:value-type="float" office:value="593432" calcext:value-type="float">
            <text:p>593432</text:p>
          </table:table-cell>
          <table:table-cell office:value-type="float" office:value="659323" calcext:value-type="float">
            <text:p>659323</text:p>
          </table:table-cell>
          <table:table-cell office:value-type="float" office:value="276789" calcext:value-type="float">
            <text:p>276789</text:p>
          </table:table-cell>
          <table:table-cell office:value-type="float" office:value="1249175" calcext:value-type="float">
            <text:p>1249175</text:p>
          </table:table-cell>
          <table:table-cell office:value-type="float" office:value="739951" calcext:value-type="float">
            <text:p>739951</text:p>
          </table:table-cell>
          <table:table-cell office:value-type="float" office:value="1128772" calcext:value-type="float">
            <text:p>11287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60</text:p>
          </table:table-cell>
          <table:table-cell office:value-type="string" calcext:value-type="string">
            <text:p>06/09/19</text:p>
          </table:table-cell>
          <table:table-cell office:value-type="float" office:value="10" calcext:value-type="float">
            <text:p>10</text:p>
          </table:table-cell>
          <table:table-cell office:value-type="float" office:value="18.98" calcext:value-type="float">
            <text:p>18.98</text:p>
          </table:table-cell>
          <table:table-cell office:value-type="float" office:value="791.6" calcext:value-type="float">
            <text:p>791.6</text:p>
          </table:table-cell>
          <table:table-cell office:value-type="float" office:value="23.9778160984885" calcext:value-type="float">
            <text:p>23.9778160984885</text:p>
          </table:table-cell>
          <table:table-cell office:value-type="float" office:value="1168824" calcext:value-type="float">
            <text:p>1168824</text:p>
          </table:table-cell>
          <table:table-cell office:value-type="float" office:value="0" calcext:value-type="float">
            <text:p>0</text:p>
          </table:table-cell>
          <table:table-cell office:value-type="float" office:value="2769357" calcext:value-type="float">
            <text:p>2769357</text:p>
          </table:table-cell>
          <table:table-cell office:value-type="float" office:value="688848" calcext:value-type="float">
            <text:p>688848</text:p>
          </table:table-cell>
          <table:table-cell office:value-type="float" office:value="2849235" calcext:value-type="float">
            <text:p>2849235</text:p>
          </table:table-cell>
          <table:table-cell office:value-type="float" office:value="436988" calcext:value-type="float">
            <text:p>436988</text:p>
          </table:table-cell>
          <table:table-cell office:value-type="float" office:value="179203" calcext:value-type="float">
            <text:p>179203</text:p>
          </table:table-cell>
          <table:table-cell office:value-type="float" office:value="0" calcext:value-type="float">
            <text:p>0</text:p>
          </table:table-cell>
          <table:table-cell office:value-type="float" office:value="133668" calcext:value-type="float">
            <text:p>133668</text:p>
          </table:table-cell>
          <table:table-cell office:value-type="float" office:value="208970" calcext:value-type="float">
            <text:p>208970</text:p>
          </table:table-cell>
          <table:table-cell office:value-type="float" office:value="2676539" calcext:value-type="float">
            <text:p>2676539</text:p>
          </table:table-cell>
          <table:table-cell office:value-type="float" office:value="1478368" calcext:value-type="float">
            <text:p>147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3299" calcext:value-type="float">
            <text:p>1313299</text:p>
          </table:table-cell>
          <table:table-cell office:value-type="float" office:value="543224" calcext:value-type="float">
            <text:p>543224</text:p>
          </table:table-cell>
          <table:table-cell office:value-type="float" office:value="950553" calcext:value-type="float">
            <text:p>950553</text:p>
          </table:table-cell>
          <table:table-cell office:value-type="float" office:value="0" calcext:value-type="float">
            <text:p>0</text:p>
          </table:table-cell>
          <table:table-cell office:value-type="float" office:value="37834" calcext:value-type="float">
            <text:p>37834</text:p>
          </table:table-cell>
          <table:table-cell office:value-type="float" office:value="0" calcext:value-type="float">
            <text:p>0</text:p>
          </table:table-cell>
          <table:table-cell office:value-type="float" office:value="197813" calcext:value-type="float">
            <text:p>197813</text:p>
          </table:table-cell>
          <table:table-cell office:value-type="float" office:value="1143795" calcext:value-type="float">
            <text:p>1143795</text:p>
          </table:table-cell>
          <table:table-cell office:value-type="float" office:value="0" calcext:value-type="float">
            <text:p>0</text:p>
          </table:table-cell>
          <table:table-cell office:value-type="float" office:value="387007" calcext:value-type="float">
            <text:p>387007</text:p>
          </table:table-cell>
          <table:table-cell office:value-type="float" office:value="1200589" calcext:value-type="float">
            <text:p>1200589</text:p>
          </table:table-cell>
          <table:table-cell office:value-type="float" office:value="173139" calcext:value-type="float">
            <text:p>173139</text:p>
          </table:table-cell>
          <table:table-cell office:value-type="float" office:value="84864" calcext:value-type="float">
            <text:p>84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9113" calcext:value-type="float">
            <text:p>2369113</text:p>
          </table:table-cell>
          <table:table-cell office:value-type="float" office:value="326993" calcext:value-type="float">
            <text:p>326993</text:p>
          </table:table-cell>
          <table:table-cell office:value-type="float" office:value="817414" calcext:value-type="float">
            <text:p>817414</text:p>
          </table:table-cell>
          <table:table-cell office:value-type="float" office:value="2357495" calcext:value-type="float">
            <text:p>2357495</text:p>
          </table:table-cell>
          <table:table-cell office:value-type="float" office:value="8162203" calcext:value-type="float">
            <text:p>8162203</text:p>
          </table:table-cell>
          <table:table-cell office:value-type="float" office:value="2481216" calcext:value-type="float">
            <text:p>2481216</text:p>
          </table:table-cell>
          <table:table-cell office:value-type="float" office:value="760797" calcext:value-type="float">
            <text:p>760797</text:p>
          </table:table-cell>
          <table:table-cell office:value-type="float" office:value="22206537" calcext:value-type="float">
            <text:p>22206537</text:p>
          </table:table-cell>
          <table:table-cell office:value-type="float" office:value="5664177" calcext:value-type="float">
            <text:p>5664177</text:p>
          </table:table-cell>
          <table:table-cell office:value-type="float" office:value="3499242" calcext:value-type="float">
            <text:p>3499242</text:p>
          </table:table-cell>
          <table:table-cell office:value-type="float" office:value="1309707" calcext:value-type="float">
            <text:p>1309707</text:p>
          </table:table-cell>
          <table:table-cell office:value-type="float" office:value="2582488" calcext:value-type="float">
            <text:p>2582488</text:p>
          </table:table-cell>
          <table:table-cell office:value-type="float" office:value="3026996" calcext:value-type="float">
            <text:p>3026996</text:p>
          </table:table-cell>
          <table:table-cell office:value-type="float" office:value="4168427" calcext:value-type="float">
            <text:p>4168427</text:p>
          </table:table-cell>
          <table:table-cell office:value-type="float" office:value="3269422" calcext:value-type="float">
            <text:p>3269422</text:p>
          </table:table-cell>
          <table:table-cell office:value-type="float" office:value="659791" calcext:value-type="float">
            <text:p>659791</text:p>
          </table:table-cell>
          <table:table-cell office:value-type="float" office:value="1288670" calcext:value-type="float">
            <text:p>1288670</text:p>
          </table:table-cell>
          <table:table-cell office:value-type="float" office:value="1875025" calcext:value-type="float">
            <text:p>1875025</text:p>
          </table:table-cell>
          <table:table-cell office:value-type="float" office:value="1704571" calcext:value-type="float">
            <text:p>1704571</text:p>
          </table:table-cell>
          <table:table-cell office:value-type="float" office:value="49344992" calcext:value-type="float">
            <text:p>49344992</text:p>
          </table:table-cell>
          <table:table-cell office:value-type="float" office:value="0" calcext:value-type="float">
            <text:p>0</text:p>
          </table:table-cell>
          <table:table-cell office:value-type="float" office:value="162410488" calcext:value-type="float">
            <text:p>1624104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1761" calcext:value-type="float">
            <text:p>2617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3119" calcext:value-type="float">
            <text:p>50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81865" calcext:value-type="float">
            <text:p>33581865</text:p>
          </table:table-cell>
          <table:table-cell office:value-type="float" office:value="1782403" calcext:value-type="float">
            <text:p>1782403</text:p>
          </table:table-cell>
          <table:table-cell office:value-type="float" office:value="1011436" calcext:value-type="float">
            <text:p>1011436</text:p>
          </table:table-cell>
          <table:table-cell office:value-type="float" office:value="268029" calcext:value-type="float">
            <text:p>268029</text:p>
          </table:table-cell>
          <table:table-cell office:value-type="float" office:value="288574" calcext:value-type="float">
            <text:p>288574</text:p>
          </table:table-cell>
          <table:table-cell office:value-type="float" office:value="0" calcext:value-type="float">
            <text:p>0</text:p>
          </table:table-cell>
          <table:table-cell office:value-type="float" office:value="774083" calcext:value-type="float">
            <text:p>774083</text:p>
          </table:table-cell>
          <table:table-cell office:value-type="float" office:value="313574" calcext:value-type="float">
            <text:p>313574</text:p>
          </table:table-cell>
          <table:table-cell office:value-type="float" office:value="778304" calcext:value-type="float">
            <text:p>7783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61</text:p>
          </table:table-cell>
          <table:table-cell office:value-type="string" calcext:value-type="string">
            <text:p>06/10/19</text:p>
          </table:table-cell>
          <table:table-cell office:value-type="float" office:value="10" calcext:value-type="float">
            <text:p>10</text:p>
          </table:table-cell>
          <table:table-cell office:value-type="float" office:value="21.48" calcext:value-type="float">
            <text:p>21.48</text:p>
          </table:table-cell>
          <table:table-cell office:value-type="float" office:value="791.7" calcext:value-type="float">
            <text:p>791.7</text:p>
          </table:table-cell>
          <table:table-cell office:value-type="float" office:value="27.1321746160065" calcext:value-type="float">
            <text:p>27.1321746160065</text:p>
          </table:table-cell>
          <table:table-cell office:value-type="float" office:value="1767744" calcext:value-type="float">
            <text:p>1767744</text:p>
          </table:table-cell>
          <table:table-cell office:value-type="float" office:value="0" calcext:value-type="float">
            <text:p>0</text:p>
          </table:table-cell>
          <table:table-cell office:value-type="float" office:value="2549101" calcext:value-type="float">
            <text:p>2549101</text:p>
          </table:table-cell>
          <table:table-cell office:value-type="float" office:value="1366468" calcext:value-type="float">
            <text:p>1366468</text:p>
          </table:table-cell>
          <table:table-cell office:value-type="float" office:value="4969387" calcext:value-type="float">
            <text:p>4969387</text:p>
          </table:table-cell>
          <table:table-cell office:value-type="float" office:value="566709" calcext:value-type="float">
            <text:p>566709</text:p>
          </table:table-cell>
          <table:table-cell office:value-type="float" office:value="292818" calcext:value-type="float">
            <text:p>292818</text:p>
          </table:table-cell>
          <table:table-cell office:value-type="float" office:value="0" calcext:value-type="float">
            <text:p>0</text:p>
          </table:table-cell>
          <table:table-cell office:value-type="float" office:value="178494" calcext:value-type="float">
            <text:p>178494</text:p>
          </table:table-cell>
          <table:table-cell office:value-type="float" office:value="203980" calcext:value-type="float">
            <text:p>203980</text:p>
          </table:table-cell>
          <table:table-cell office:value-type="float" office:value="498364" calcext:value-type="float">
            <text:p>498364</text:p>
          </table:table-cell>
          <table:table-cell office:value-type="float" office:value="1067341" calcext:value-type="float">
            <text:p>1067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694" calcext:value-type="float">
            <text:p>1442694</text:p>
          </table:table-cell>
          <table:table-cell office:value-type="float" office:value="720145" calcext:value-type="float">
            <text:p>720145</text:p>
          </table:table-cell>
          <table:table-cell office:value-type="float" office:value="1565202" calcext:value-type="float">
            <text:p>1565202</text:p>
          </table:table-cell>
          <table:table-cell office:value-type="float" office:value="0" calcext:value-type="float">
            <text:p>0</text:p>
          </table:table-cell>
          <table:table-cell office:value-type="float" office:value="52428" calcext:value-type="float">
            <text:p>52428</text:p>
          </table:table-cell>
          <table:table-cell office:value-type="float" office:value="0" calcext:value-type="float">
            <text:p>0</text:p>
          </table:table-cell>
          <table:table-cell office:value-type="float" office:value="279115" calcext:value-type="float">
            <text:p>279115</text:p>
          </table:table-cell>
          <table:table-cell office:value-type="float" office:value="1294716" calcext:value-type="float">
            <text:p>1294716</text:p>
          </table:table-cell>
          <table:table-cell office:value-type="float" office:value="0" calcext:value-type="float">
            <text:p>0</text:p>
          </table:table-cell>
          <table:table-cell office:value-type="float" office:value="442826" calcext:value-type="float">
            <text:p>442826</text:p>
          </table:table-cell>
          <table:table-cell office:value-type="float" office:value="1982056" calcext:value-type="float">
            <text:p>1982056</text:p>
          </table:table-cell>
          <table:table-cell office:value-type="float" office:value="118991" calcext:value-type="float">
            <text:p>1189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58942" calcext:value-type="float">
            <text:p>2858942</text:p>
          </table:table-cell>
          <table:table-cell office:value-type="float" office:value="400253" calcext:value-type="float">
            <text:p>400253</text:p>
          </table:table-cell>
          <table:table-cell office:value-type="float" office:value="1834832" calcext:value-type="float">
            <text:p>1834832</text:p>
          </table:table-cell>
          <table:table-cell office:value-type="float" office:value="1952118" calcext:value-type="float">
            <text:p>1952118</text:p>
          </table:table-cell>
          <table:table-cell office:value-type="float" office:value="10866837" calcext:value-type="float">
            <text:p>10866837</text:p>
          </table:table-cell>
          <table:table-cell office:value-type="float" office:value="5078597" calcext:value-type="float">
            <text:p>5078597</text:p>
          </table:table-cell>
          <table:table-cell office:value-type="float" office:value="1019286" calcext:value-type="float">
            <text:p>1019286</text:p>
          </table:table-cell>
          <table:table-cell office:value-type="float" office:value="19680247" calcext:value-type="float">
            <text:p>19680247</text:p>
          </table:table-cell>
          <table:table-cell office:value-type="float" office:value="8371040" calcext:value-type="float">
            <text:p>8371040</text:p>
          </table:table-cell>
          <table:table-cell office:value-type="float" office:value="4709880" calcext:value-type="float">
            <text:p>4709880</text:p>
          </table:table-cell>
          <table:table-cell office:value-type="float" office:value="1818022" calcext:value-type="float">
            <text:p>1818022</text:p>
          </table:table-cell>
          <table:table-cell office:value-type="float" office:value="3132261" calcext:value-type="float">
            <text:p>3132261</text:p>
          </table:table-cell>
          <table:table-cell office:value-type="float" office:value="4099060" calcext:value-type="float">
            <text:p>4099060</text:p>
          </table:table-cell>
          <table:table-cell office:value-type="float" office:value="4983739" calcext:value-type="float">
            <text:p>4983739</text:p>
          </table:table-cell>
          <table:table-cell office:value-type="float" office:value="3866441" calcext:value-type="float">
            <text:p>3866441</text:p>
          </table:table-cell>
          <table:table-cell office:value-type="float" office:value="923793" calcext:value-type="float">
            <text:p>923793</text:p>
          </table:table-cell>
          <table:table-cell office:value-type="float" office:value="2001710" calcext:value-type="float">
            <text:p>2001710</text:p>
          </table:table-cell>
          <table:table-cell office:value-type="float" office:value="2297635" calcext:value-type="float">
            <text:p>2297635</text:p>
          </table:table-cell>
          <table:table-cell office:value-type="float" office:value="1982563" calcext:value-type="float">
            <text:p>1982563</text:p>
          </table:table-cell>
          <table:table-cell office:value-type="float" office:value="40738764" calcext:value-type="float">
            <text:p>40738764</text:p>
          </table:table-cell>
          <table:table-cell office:value-type="float" office:value="0" calcext:value-type="float">
            <text:p>0</text:p>
          </table:table-cell>
          <table:table-cell office:value-type="float" office:value="145150342" calcext:value-type="float">
            <text:p>1451503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9553" calcext:value-type="float">
            <text:p>695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4956" calcext:value-type="float">
            <text:p>344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30091" calcext:value-type="float">
            <text:p>49830091</text:p>
          </table:table-cell>
          <table:table-cell office:value-type="float" office:value="2758326" calcext:value-type="float">
            <text:p>2758326</text:p>
          </table:table-cell>
          <table:table-cell office:value-type="float" office:value="583683" calcext:value-type="float">
            <text:p>583683</text:p>
          </table:table-cell>
          <table:table-cell office:value-type="float" office:value="740309" calcext:value-type="float">
            <text:p>740309</text:p>
          </table:table-cell>
          <table:table-cell office:value-type="float" office:value="342546" calcext:value-type="float">
            <text:p>342546</text:p>
          </table:table-cell>
          <table:table-cell office:value-type="float" office:value="638724" calcext:value-type="float">
            <text:p>638724</text:p>
          </table:table-cell>
          <table:table-cell office:value-type="float" office:value="1498185" calcext:value-type="float">
            <text:p>1498185</text:p>
          </table:table-cell>
          <table:table-cell office:value-type="float" office:value="811689" calcext:value-type="float">
            <text:p>811689</text:p>
          </table:table-cell>
          <table:table-cell office:value-type="float" office:value="1481323" calcext:value-type="float">
            <text:p>148132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62</text:p>
          </table:table-cell>
          <table:table-cell office:value-type="string" calcext:value-type="string">
            <text:p>06/11/19</text:p>
          </table:table-cell>
          <table:table-cell office:value-type="float" office:value="10" calcext:value-type="float">
            <text:p>10</text:p>
          </table:table-cell>
          <table:table-cell office:value-type="float" office:value="21.03" calcext:value-type="float">
            <text:p>21.03</text:p>
          </table:table-cell>
          <table:table-cell office:value-type="float" office:value="787.7" calcext:value-type="float">
            <text:p>787.7</text:p>
          </table:table-cell>
          <table:table-cell office:value-type="float" office:value="26.6976764261929" calcext:value-type="float">
            <text:p>26.6976764261929</text:p>
          </table:table-cell>
          <table:table-cell office:value-type="float" office:value="2633245" calcext:value-type="float">
            <text:p>2633245</text:p>
          </table:table-cell>
          <table:table-cell office:value-type="float" office:value="0" calcext:value-type="float">
            <text:p>0</text:p>
          </table:table-cell>
          <table:table-cell office:value-type="float" office:value="2502720" calcext:value-type="float">
            <text:p>2502720</text:p>
          </table:table-cell>
          <table:table-cell office:value-type="float" office:value="1630226" calcext:value-type="float">
            <text:p>1630226</text:p>
          </table:table-cell>
          <table:table-cell office:value-type="float" office:value="5811138" calcext:value-type="float">
            <text:p>5811138</text:p>
          </table:table-cell>
          <table:table-cell office:value-type="float" office:value="1254691" calcext:value-type="float">
            <text:p>1254691</text:p>
          </table:table-cell>
          <table:table-cell office:value-type="float" office:value="546830" calcext:value-type="float">
            <text:p>546830</text:p>
          </table:table-cell>
          <table:table-cell office:value-type="float" office:value="387439" calcext:value-type="float">
            <text:p>387439</text:p>
          </table:table-cell>
          <table:table-cell office:value-type="float" office:value="170436" calcext:value-type="float">
            <text:p>170436</text:p>
          </table:table-cell>
          <table:table-cell office:value-type="float" office:value="774529" calcext:value-type="float">
            <text:p>774529</text:p>
          </table:table-cell>
          <table:table-cell office:value-type="float" office:value="302454" calcext:value-type="float">
            <text:p>302454</text:p>
          </table:table-cell>
          <table:table-cell office:value-type="float" office:value="1246583" calcext:value-type="float">
            <text:p>1246583</text:p>
          </table:table-cell>
          <table:table-cell office:value-type="float" office:value="0" calcext:value-type="float">
            <text:p>0</text:p>
          </table:table-cell>
          <table:table-cell office:value-type="float" office:value="1109479" calcext:value-type="float">
            <text:p>1109479</text:p>
          </table:table-cell>
          <table:table-cell office:value-type="float" office:value="114380" calcext:value-type="float">
            <text:p>114380</text:p>
          </table:table-cell>
          <table:table-cell office:value-type="float" office:value="869396" calcext:value-type="float">
            <text:p>869396</text:p>
          </table:table-cell>
          <table:table-cell office:value-type="float" office:value="1481629" calcext:value-type="float">
            <text:p>1481629</text:p>
          </table:table-cell>
          <table:table-cell office:value-type="float" office:value="71977" calcext:value-type="float">
            <text:p>71977</text:p>
          </table:table-cell>
          <table:table-cell office:value-type="float" office:value="62766" calcext:value-type="float">
            <text:p>62766</text:p>
          </table:table-cell>
          <table:table-cell office:value-type="float" office:value="431502" calcext:value-type="float">
            <text:p>431502</text:p>
          </table:table-cell>
          <table:table-cell office:value-type="float" office:value="306991" calcext:value-type="float">
            <text:p>306991</text:p>
          </table:table-cell>
          <table:table-cell office:value-type="float" office:value="8740663" calcext:value-type="float">
            <text:p>8740663</text:p>
          </table:table-cell>
          <table:table-cell office:value-type="float" office:value="58022" calcext:value-type="float">
            <text:p>58022</text:p>
          </table:table-cell>
          <table:table-cell office:value-type="float" office:value="1985112" calcext:value-type="float">
            <text:p>1985112</text:p>
          </table:table-cell>
          <table:table-cell office:value-type="float" office:value="250895" calcext:value-type="float">
            <text:p>250895</text:p>
          </table:table-cell>
          <table:table-cell office:value-type="float" office:value="244551" calcext:value-type="float">
            <text:p>2445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641339" calcext:value-type="float">
            <text:p>3641339</text:p>
          </table:table-cell>
          <table:table-cell office:value-type="float" office:value="575286" calcext:value-type="float">
            <text:p>575286</text:p>
          </table:table-cell>
          <table:table-cell office:value-type="float" office:value="379930" calcext:value-type="float">
            <text:p>379930</text:p>
          </table:table-cell>
          <table:table-cell office:value-type="float" office:value="868618" calcext:value-type="float">
            <text:p>868618</text:p>
          </table:table-cell>
          <table:table-cell office:value-type="float" office:value="3951853" calcext:value-type="float">
            <text:p>3951853</text:p>
          </table:table-cell>
          <table:table-cell office:value-type="float" office:value="515637" calcext:value-type="float">
            <text:p>515637</text:p>
          </table:table-cell>
          <table:table-cell office:value-type="float" office:value="767973" calcext:value-type="float">
            <text:p>767973</text:p>
          </table:table-cell>
          <table:table-cell office:value-type="float" office:value="4003914" calcext:value-type="float">
            <text:p>4003914</text:p>
          </table:table-cell>
          <table:table-cell office:value-type="float" office:value="4199449" calcext:value-type="float">
            <text:p>4199449</text:p>
          </table:table-cell>
          <table:table-cell office:value-type="float" office:value="879834" calcext:value-type="float">
            <text:p>879834</text:p>
          </table:table-cell>
          <table:table-cell office:value-type="float" office:value="1855653" calcext:value-type="float">
            <text:p>1855653</text:p>
          </table:table-cell>
          <table:table-cell office:value-type="float" office:value="2054292" calcext:value-type="float">
            <text:p>2054292</text:p>
          </table:table-cell>
          <table:table-cell office:value-type="float" office:value="3500494" calcext:value-type="float">
            <text:p>3500494</text:p>
          </table:table-cell>
          <table:table-cell office:value-type="float" office:value="3844326" calcext:value-type="float">
            <text:p>3844326</text:p>
          </table:table-cell>
          <table:table-cell office:value-type="float" office:value="2740932" calcext:value-type="float">
            <text:p>2740932</text:p>
          </table:table-cell>
          <table:table-cell office:value-type="float" office:value="822639" calcext:value-type="float">
            <text:p>822639</text:p>
          </table:table-cell>
          <table:table-cell office:value-type="float" office:value="2109992" calcext:value-type="float">
            <text:p>2109992</text:p>
          </table:table-cell>
          <table:table-cell office:value-type="float" office:value="1939096" calcext:value-type="float">
            <text:p>1939096</text:p>
          </table:table-cell>
          <table:table-cell office:value-type="float" office:value="1762028" calcext:value-type="float">
            <text:p>1762028</text:p>
          </table:table-cell>
          <table:table-cell office:value-type="float" office:value="31119556" calcext:value-type="float">
            <text:p>31119556</text:p>
          </table:table-cell>
          <table:table-cell office:value-type="float" office:value="0" calcext:value-type="float">
            <text:p>0</text:p>
          </table:table-cell>
          <table:table-cell office:value-type="float" office:value="136931222" calcext:value-type="float">
            <text:p>1369312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49442" calcext:value-type="float">
            <text:p>949442</text:p>
          </table:table-cell>
          <table:table-cell office:value-type="float" office:value="0" calcext:value-type="float">
            <text:p>0</text:p>
          </table:table-cell>
          <table:table-cell office:value-type="float" office:value="1855653" calcext:value-type="float">
            <text:p>1855653</text:p>
          </table:table-cell>
          <table:table-cell office:value-type="float" office:value="0" calcext:value-type="float">
            <text:p>0</text:p>
          </table:table-cell>
          <table:table-cell office:value-type="float" office:value="3642640" calcext:value-type="float">
            <text:p>3642640</text:p>
          </table:table-cell>
          <table:table-cell office:value-type="float" office:value="47706" calcext:value-type="float">
            <text:p>477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653815" calcext:value-type="float">
            <text:p>20653815</text:p>
          </table:table-cell>
          <table:table-cell office:value-type="float" office:value="964200" calcext:value-type="float">
            <text:p>964200</text:p>
          </table:table-cell>
          <table:table-cell office:value-type="float" office:value="0" calcext:value-type="float">
            <text:p>0</text:p>
          </table:table-cell>
          <table:table-cell office:value-type="float" office:value="491235" calcext:value-type="float">
            <text:p>491235</text:p>
          </table:table-cell>
          <table:table-cell office:value-type="float" office:value="858366" calcext:value-type="float">
            <text:p>858366</text:p>
          </table:table-cell>
          <table:table-cell office:value-type="float" office:value="306067" calcext:value-type="float">
            <text:p>306067</text:p>
          </table:table-cell>
          <table:table-cell office:value-type="float" office:value="634985" calcext:value-type="float">
            <text:p>634985</text:p>
          </table:table-cell>
          <table:table-cell office:value-type="float" office:value="602036" calcext:value-type="float">
            <text:p>602036</text:p>
          </table:table-cell>
          <table:table-cell office:value-type="float" office:value="645863" calcext:value-type="float">
            <text:p>64586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BL19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84221" calcext:value-type="float">
            <text:p>684221</text:p>
          </table:table-cell>
          <table:table-cell office:value-type="float" office:value="158605" calcext:value-type="float">
            <text:p>158605</text:p>
          </table:table-cell>
          <table:table-cell office:value-type="float" office:value="3003285" calcext:value-type="float">
            <text:p>3003285</text:p>
          </table:table-cell>
          <table:table-cell office:value-type="float" office:value="1355775" calcext:value-type="float">
            <text:p>1355775</text:p>
          </table:table-cell>
          <table:table-cell office:value-type="float" office:value="378379" calcext:value-type="float">
            <text:p>378379</text:p>
          </table:table-cell>
          <table:table-cell office:value-type="float" office:value="696729" calcext:value-type="float">
            <text:p>696729</text:p>
          </table:table-cell>
          <table:table-cell office:value-type="float" office:value="122013" calcext:value-type="float">
            <text:p>12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331" calcext:value-type="float">
            <text:p>197331</text:p>
          </table:table-cell>
          <table:table-cell office:value-type="float" office:value="141462" calcext:value-type="float">
            <text:p>141462</text:p>
          </table:table-cell>
          <table:table-cell office:value-type="float" office:value="929632" calcext:value-type="float">
            <text:p>929632</text:p>
          </table:table-cell>
          <table:table-cell office:value-type="float" office:value="0" calcext:value-type="float">
            <text:p>0</text:p>
          </table:table-cell>
          <table:table-cell office:value-type="float" office:value="1128977" calcext:value-type="float">
            <text:p>1128977</text:p>
          </table:table-cell>
          <table:table-cell office:value-type="float" office:value="254702" calcext:value-type="float">
            <text:p>254702</text:p>
          </table:table-cell>
          <table:table-cell office:value-type="float" office:value="60732" calcext:value-type="float">
            <text:p>60732</text:p>
          </table:table-cell>
          <table:table-cell office:value-type="float" office:value="119113" calcext:value-type="float">
            <text:p>119113</text:p>
          </table:table-cell>
          <table:table-cell office:value-type="float" office:value="23923" calcext:value-type="float">
            <text:p>23923</text:p>
          </table:table-cell>
          <table:table-cell office:value-type="float" office:value="0" calcext:value-type="float">
            <text:p>0</text:p>
          </table:table-cell>
          <table:table-cell office:value-type="float" office:value="51350" calcext:value-type="float">
            <text:p>51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033" calcext:value-type="float">
            <text:p>419033</text:p>
          </table:table-cell>
          <table:table-cell office:value-type="float" office:value="64966" calcext:value-type="float">
            <text:p>64966</text:p>
          </table:table-cell>
          <table:table-cell office:value-type="float" office:value="35605" calcext:value-type="float">
            <text:p>35605</text:p>
          </table:table-cell>
          <table:table-cell office:value-type="float" office:value="34252" calcext:value-type="float">
            <text:p>342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7302" calcext:value-type="float">
            <text:p>147302</text:p>
          </table:table-cell>
          <table:table-cell office:value-type="float" office:value="25486" calcext:value-type="float">
            <text:p>25486</text:p>
          </table:table-cell>
          <table:table-cell office:value-type="float" office:value="1342694" calcext:value-type="float">
            <text:p>1342694</text:p>
          </table:table-cell>
          <table:table-cell office:value-type="float" office:value="61262" calcext:value-type="float">
            <text:p>61262</text:p>
          </table:table-cell>
          <table:table-cell office:value-type="float" office:value="283228" calcext:value-type="float">
            <text:p>28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987" calcext:value-type="float">
            <text:p>224987</text:p>
          </table:table-cell>
          <table:table-cell office:value-type="float" office:value="436871" calcext:value-type="float">
            <text:p>436871</text:p>
          </table:table-cell>
          <table:table-cell office:value-type="float" office:value="88954" calcext:value-type="float">
            <text:p>88954</text:p>
          </table:table-cell>
          <table:table-cell office:value-type="float" office:value="78469" calcext:value-type="float">
            <text:p>78469</text:p>
          </table:table-cell>
          <table:table-cell office:value-type="float" office:value="320191" calcext:value-type="float">
            <text:p>320191</text:p>
          </table:table-cell>
          <table:table-cell office:value-type="float" office:value="331167" calcext:value-type="float">
            <text:p>331167</text:p>
          </table:table-cell>
          <table:table-cell office:value-type="float" office:value="345462" calcext:value-type="float">
            <text:p>345462</text:p>
          </table:table-cell>
          <table:table-cell office:value-type="float" office:value="429473" calcext:value-type="float">
            <text:p>42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285" calcext:value-type="float">
            <text:p>151285</text:p>
          </table:table-cell>
          <table:table-cell office:value-type="float" office:value="0" calcext:value-type="float">
            <text:p>0</text:p>
          </table:table-cell>
          <table:table-cell office:value-type="float" office:value="63410022" calcext:value-type="float">
            <text:p>63410022</text:p>
          </table:table-cell>
          <table:table-cell office:value-type="float" office:value="0" calcext:value-type="float">
            <text:p>0</text:p>
          </table:table-cell>
          <table:table-cell office:value-type="float" office:value="167470230" calcext:value-type="float">
            <text:p>1674702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8478" calcext:value-type="float">
            <text:p>78478</text:p>
          </table:table-cell>
          <table:table-cell office:value-type="float" office:value="0" calcext:value-type="float">
            <text:p>0</text:p>
          </table:table-cell>
          <table:table-cell office:value-type="float" office:value="146002" calcext:value-type="float">
            <text:p>1460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5912" calcext:value-type="float">
            <text:p>815912</text:p>
          </table:table-cell>
          <table:table-cell office:value-type="float" office:value="334432" calcext:value-type="float">
            <text:p>334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31" calcext:value-type="float">
            <text:p>66031</text:p>
          </table:table-cell>
          <table:table-cell office:value-type="float" office:value="0" calcext:value-type="float">
            <text:p>0</text:p>
          </table:table-cell>
          <table:table-cell office:value-type="float" office:value="47779" calcext:value-type="float">
            <text:p>4777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87</text:p>
          </table:table-cell>
          <table:table-cell office:value-type="string" calcext:value-type="string">
            <text:p>07/06/19</text:p>
          </table:table-cell>
          <table:table-cell office:value-type="float" office:value="10" calcext:value-type="float">
            <text:p>10</text:p>
          </table:table-cell>
          <table:table-cell office:value-type="float" office:value="18.61" calcext:value-type="float">
            <text:p>18.61</text:p>
          </table:table-cell>
          <table:table-cell office:value-type="float" office:value="800.2" calcext:value-type="float">
            <text:p>800.2</text:p>
          </table:table-cell>
          <table:table-cell office:value-type="float" office:value="23.2578484303141" calcext:value-type="float">
            <text:p>23.2578484303141</text:p>
          </table:table-cell>
          <table:table-cell office:value-type="float" office:value="3015568" calcext:value-type="float">
            <text:p>3015568</text:p>
          </table:table-cell>
          <table:table-cell office:value-type="float" office:value="515770" calcext:value-type="float">
            <text:p>515770</text:p>
          </table:table-cell>
          <table:table-cell office:value-type="float" office:value="2524952" calcext:value-type="float">
            <text:p>2524952</text:p>
          </table:table-cell>
          <table:table-cell office:value-type="float" office:value="4636127" calcext:value-type="float">
            <text:p>4636127</text:p>
          </table:table-cell>
          <table:table-cell office:value-type="float" office:value="4664780" calcext:value-type="float">
            <text:p>4664780</text:p>
          </table:table-cell>
          <table:table-cell office:value-type="float" office:value="1406629" calcext:value-type="float">
            <text:p>1406629</text:p>
          </table:table-cell>
          <table:table-cell office:value-type="float" office:value="2700227" calcext:value-type="float">
            <text:p>2700227</text:p>
          </table:table-cell>
          <table:table-cell office:value-type="float" office:value="0" calcext:value-type="float">
            <text:p>0</text:p>
          </table:table-cell>
          <table:table-cell office:value-type="float" office:value="1370196" calcext:value-type="float">
            <text:p>1370196</text:p>
          </table:table-cell>
          <table:table-cell office:value-type="float" office:value="331963" calcext:value-type="float">
            <text:p>331963</text:p>
          </table:table-cell>
          <table:table-cell office:value-type="float" office:value="653984" calcext:value-type="float">
            <text:p>653984</text:p>
          </table:table-cell>
          <table:table-cell office:value-type="float" office:value="2982385" calcext:value-type="float">
            <text:p>2982385</text:p>
          </table:table-cell>
          <table:table-cell office:value-type="float" office:value="155867" calcext:value-type="float">
            <text:p>155867</text:p>
          </table:table-cell>
          <table:table-cell office:value-type="float" office:value="1314416" calcext:value-type="float">
            <text:p>1314416</text:p>
          </table:table-cell>
          <table:table-cell office:value-type="float" office:value="2525797" calcext:value-type="float">
            <text:p>2525797</text:p>
          </table:table-cell>
          <table:table-cell office:value-type="float" office:value="1324709" calcext:value-type="float">
            <text:p>1324709</text:p>
          </table:table-cell>
          <table:table-cell office:value-type="float" office:value="1030412" calcext:value-type="float">
            <text:p>1030412</text:p>
          </table:table-cell>
          <table:table-cell office:value-type="float" office:value="76612" calcext:value-type="float">
            <text:p>76612</text:p>
          </table:table-cell>
          <table:table-cell office:value-type="float" office:value="75282" calcext:value-type="float">
            <text:p>75282</text:p>
          </table:table-cell>
          <table:table-cell office:value-type="float" office:value="690447" calcext:value-type="float">
            <text:p>690447</text:p>
          </table:table-cell>
          <table:table-cell office:value-type="float" office:value="2218795" calcext:value-type="float">
            <text:p>2218795</text:p>
          </table:table-cell>
          <table:table-cell office:value-type="float" office:value="1777533" calcext:value-type="float">
            <text:p>1777533</text:p>
          </table:table-cell>
          <table:table-cell office:value-type="float" office:value="303903" calcext:value-type="float">
            <text:p>303903</text:p>
          </table:table-cell>
          <table:table-cell office:value-type="float" office:value="1150204" calcext:value-type="float">
            <text:p>1150204</text:p>
          </table:table-cell>
          <table:table-cell office:value-type="float" office:value="5513342" calcext:value-type="float">
            <text:p>5513342</text:p>
          </table:table-cell>
          <table:table-cell office:value-type="float" office:value="940479" calcext:value-type="float">
            <text:p>940479</text:p>
          </table:table-cell>
          <table:table-cell office:value-type="float" office:value="2366229" calcext:value-type="float">
            <text:p>2366229</text:p>
          </table:table-cell>
          <table:table-cell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4109" calcext:value-type="float">
            <text:p>4314109</text:p>
          </table:table-cell>
          <table:table-cell office:value-type="float" office:value="797436" calcext:value-type="float">
            <text:p>797436</text:p>
          </table:table-cell>
          <table:table-cell office:value-type="float" office:value="624714" calcext:value-type="float">
            <text:p>624714</text:p>
          </table:table-cell>
          <table:table-cell office:value-type="float" office:value="2391152" calcext:value-type="float">
            <text:p>2391152</text:p>
          </table:table-cell>
          <table:table-cell office:value-type="float" office:value="6799827" calcext:value-type="float">
            <text:p>6799827</text:p>
          </table:table-cell>
          <table:table-cell office:value-type="float" office:value="2279388" calcext:value-type="float">
            <text:p>2279388</text:p>
          </table:table-cell>
          <table:table-cell office:value-type="float" office:value="1176907" calcext:value-type="float">
            <text:p>1176907</text:p>
          </table:table-cell>
          <table:table-cell office:value-type="float" office:value="21579545" calcext:value-type="float">
            <text:p>21579545</text:p>
          </table:table-cell>
          <table:table-cell office:value-type="float" office:value="5124668" calcext:value-type="float">
            <text:p>5124668</text:p>
          </table:table-cell>
          <table:table-cell office:value-type="float" office:value="4068105" calcext:value-type="float">
            <text:p>4068105</text:p>
          </table:table-cell>
          <table:table-cell office:value-type="float" office:value="5775407" calcext:value-type="float">
            <text:p>5775407</text:p>
          </table:table-cell>
          <table:table-cell office:value-type="float" office:value="2526904" calcext:value-type="float">
            <text:p>2526904</text:p>
          </table:table-cell>
          <table:table-cell office:value-type="float" office:value="4202971" calcext:value-type="float">
            <text:p>4202971</text:p>
          </table:table-cell>
          <table:table-cell office:value-type="float" office:value="5364402" calcext:value-type="float">
            <text:p>5364402</text:p>
          </table:table-cell>
          <table:table-cell office:value-type="float" office:value="4330980" calcext:value-type="float">
            <text:p>4330980</text:p>
          </table:table-cell>
          <table:table-cell office:value-type="float" office:value="1606285" calcext:value-type="float">
            <text:p>1606285</text:p>
          </table:table-cell>
          <table:table-cell office:value-type="float" office:value="2201294" calcext:value-type="float">
            <text:p>2201294</text:p>
          </table:table-cell>
          <table:table-cell office:value-type="float" office:value="3936276" calcext:value-type="float">
            <text:p>3936276</text:p>
          </table:table-cell>
          <table:table-cell office:value-type="float" office:value="2857508" calcext:value-type="float">
            <text:p>2857508</text:p>
          </table:table-cell>
          <table:table-cell office:value-type="float" office:value="103655863" calcext:value-type="float">
            <text:p>103655863</text:p>
          </table:table-cell>
          <table:table-cell office:value-type="float" office:value="0" calcext:value-type="float">
            <text:p>0</text:p>
          </table:table-cell>
          <table:table-cell office:value-type="float" office:value="105121944" calcext:value-type="float">
            <text:p>1051219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61620" calcext:value-type="float">
            <text:p>2161620</text:p>
          </table:table-cell>
          <table:table-cell office:value-type="float" office:value="0" calcext:value-type="float">
            <text:p>0</text:p>
          </table:table-cell>
          <table:table-cell office:value-type="float" office:value="4315224" calcext:value-type="float">
            <text:p>43152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659902" calcext:value-type="float">
            <text:p>30659902</text:p>
          </table:table-cell>
          <table:table-cell office:value-type="float" office:value="1621334" calcext:value-type="float">
            <text:p>1621334</text:p>
          </table:table-cell>
          <table:table-cell office:value-type="float" office:value="1313503" calcext:value-type="float">
            <text:p>1313503</text:p>
          </table:table-cell>
          <table:table-cell office:value-type="float" office:value="288807" calcext:value-type="float">
            <text:p>288807</text:p>
          </table:table-cell>
          <table:table-cell office:value-type="float" office:value="172222" calcext:value-type="float">
            <text:p>172222</text:p>
          </table:table-cell>
          <table:table-cell office:value-type="float" office:value="248114" calcext:value-type="float">
            <text:p>248114</text:p>
          </table:table-cell>
          <table:table-cell office:value-type="float" office:value="428134" calcext:value-type="float">
            <text:p>428134</text:p>
          </table:table-cell>
          <table:table-cell office:value-type="float" office:value="755892" calcext:value-type="float">
            <text:p>75589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88</text:p>
          </table:table-cell>
          <table:table-cell office:value-type="string" calcext:value-type="string">
            <text:p>07/07/19</text:p>
          </table:table-cell>
          <table:table-cell office:value-type="float" office:value="10" calcext:value-type="float">
            <text:p>10</text:p>
          </table:table-cell>
          <table:table-cell office:value-type="float" office:value="17.93" calcext:value-type="float">
            <text:p>17.93</text:p>
          </table:table-cell>
          <table:table-cell office:value-type="float" office:value="800" calcext:value-type="float">
            <text:p>800</text:p>
          </table:table-cell>
          <table:table-cell office:value-type="float" office:value="22.4116595627665" calcext:value-type="float">
            <text:p>22.4116595627665</text:p>
          </table:table-cell>
          <table:table-cell office:value-type="float" office:value="3243984" calcext:value-type="float">
            <text:p>3243984</text:p>
          </table:table-cell>
          <table:table-cell office:value-type="float" office:value="655067" calcext:value-type="float">
            <text:p>655067</text:p>
          </table:table-cell>
          <table:table-cell office:value-type="float" office:value="2501465" calcext:value-type="float">
            <text:p>2501465</text:p>
          </table:table-cell>
          <table:table-cell office:value-type="float" office:value="4349582" calcext:value-type="float">
            <text:p>4349582</text:p>
          </table:table-cell>
          <table:table-cell office:value-type="float" office:value="7872205" calcext:value-type="float">
            <text:p>7872205</text:p>
          </table:table-cell>
          <table:table-cell office:value-type="float" office:value="1650675" calcext:value-type="float">
            <text:p>1650675</text:p>
          </table:table-cell>
          <table:table-cell office:value-type="float" office:value="1301130" calcext:value-type="float">
            <text:p>1301130</text:p>
          </table:table-cell>
          <table:table-cell office:value-type="float" office:value="0" calcext:value-type="float">
            <text:p>0</text:p>
          </table:table-cell>
          <table:table-cell office:value-type="float" office:value="1061306" calcext:value-type="float">
            <text:p>1061306</text:p>
          </table:table-cell>
          <table:table-cell office:value-type="float" office:value="343611" calcext:value-type="float">
            <text:p>343611</text:p>
          </table:table-cell>
          <table:table-cell office:value-type="float" office:value="1729774" calcext:value-type="float">
            <text:p>1729774</text:p>
          </table:table-cell>
          <table:table-cell office:value-type="float" office:value="3259560" calcext:value-type="float">
            <text:p>3259560</text:p>
          </table:table-cell>
          <table:table-cell office:value-type="float" office:value="17298" calcext:value-type="float">
            <text:p>17298</text:p>
          </table:table-cell>
          <table:table-cell office:value-type="float" office:value="1642294" calcext:value-type="float">
            <text:p>1642294</text:p>
          </table:table-cell>
          <table:table-cell office:value-type="float" office:value="2444568" calcext:value-type="float">
            <text:p>2444568</text:p>
          </table:table-cell>
          <table:table-cell office:value-type="float" office:value="2378756" calcext:value-type="float">
            <text:p>2378756</text:p>
          </table:table-cell>
          <table:table-cell office:value-type="float" office:value="1751002" calcext:value-type="float">
            <text:p>1751002</text:p>
          </table:table-cell>
          <table:table-cell office:value-type="float" office:value="116174" calcext:value-type="float">
            <text:p>116174</text:p>
          </table:table-cell>
          <table:table-cell office:value-type="float" office:value="136024" calcext:value-type="float">
            <text:p>136024</text:p>
          </table:table-cell>
          <table:table-cell office:value-type="float" office:value="1183722" calcext:value-type="float">
            <text:p>1183722</text:p>
          </table:table-cell>
          <table:table-cell office:value-type="float" office:value="1544448" calcext:value-type="float">
            <text:p>1544448</text:p>
          </table:table-cell>
          <table:table-cell office:value-type="float" office:value="2605782" calcext:value-type="float">
            <text:p>2605782</text:p>
          </table:table-cell>
          <table:table-cell office:value-type="float" office:value="501132" calcext:value-type="float">
            <text:p>501132</text:p>
          </table:table-cell>
          <table:table-cell office:value-type="float" office:value="1574020" calcext:value-type="float">
            <text:p>1574020</text:p>
          </table:table-cell>
          <table:table-cell office:value-type="float" office:value="10276713" calcext:value-type="float">
            <text:p>10276713</text:p>
          </table:table-cell>
          <table:table-cell office:value-type="float" office:value="1643813" calcext:value-type="float">
            <text:p>1643813</text:p>
          </table:table-cell>
          <table:table-cell office:value-type="float" office:value="3493802" calcext:value-type="float">
            <text:p>3493802</text:p>
          </table:table-cell>
          <table:table-cell office:value-type="float" office:value="0" calcext:value-type="float">
            <text:p>0</text:p>
          </table:table-cell>
          <table:table-cell office:value-type="float" office:value="141273" calcext:value-type="float">
            <text:p>141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6424" calcext:value-type="float">
            <text:p>7816424</text:p>
          </table:table-cell>
          <table:table-cell office:value-type="float" office:value="1462805" calcext:value-type="float">
            <text:p>1462805</text:p>
          </table:table-cell>
          <table:table-cell office:value-type="float" office:value="5816002" calcext:value-type="float">
            <text:p>5816002</text:p>
          </table:table-cell>
          <table:table-cell office:value-type="float" office:value="1511406" calcext:value-type="float">
            <text:p>1511406</text:p>
          </table:table-cell>
          <table:table-cell office:value-type="float" office:value="6523357" calcext:value-type="float">
            <text:p>6523357</text:p>
          </table:table-cell>
          <table:table-cell office:value-type="float" office:value="1845916" calcext:value-type="float">
            <text:p>1845916</text:p>
          </table:table-cell>
          <table:table-cell office:value-type="float" office:value="1709480" calcext:value-type="float">
            <text:p>1709480</text:p>
          </table:table-cell>
          <table:table-cell office:value-type="float" office:value="21451122" calcext:value-type="float">
            <text:p>21451122</text:p>
          </table:table-cell>
          <table:table-cell office:value-type="float" office:value="6227339" calcext:value-type="float">
            <text:p>6227339</text:p>
          </table:table-cell>
          <table:table-cell office:value-type="float" office:value="4312024" calcext:value-type="float">
            <text:p>4312024</text:p>
          </table:table-cell>
          <table:table-cell office:value-type="float" office:value="3326076" calcext:value-type="float">
            <text:p>3326076</text:p>
          </table:table-cell>
          <table:table-cell office:value-type="float" office:value="3410676" calcext:value-type="float">
            <text:p>3410676</text:p>
          </table:table-cell>
          <table:table-cell office:value-type="float" office:value="6057452" calcext:value-type="float">
            <text:p>6057452</text:p>
          </table:table-cell>
          <table:table-cell office:value-type="float" office:value="7717836" calcext:value-type="float">
            <text:p>7717836</text:p>
          </table:table-cell>
          <table:table-cell office:value-type="float" office:value="5716507" calcext:value-type="float">
            <text:p>5716507</text:p>
          </table:table-cell>
          <table:table-cell office:value-type="float" office:value="2371680" calcext:value-type="float">
            <text:p>2371680</text:p>
          </table:table-cell>
          <table:table-cell office:value-type="float" office:value="2848360" calcext:value-type="float">
            <text:p>2848360</text:p>
          </table:table-cell>
          <table:table-cell office:value-type="float" office:value="6228117" calcext:value-type="float">
            <text:p>6228117</text:p>
          </table:table-cell>
          <table:table-cell office:value-type="float" office:value="4021011" calcext:value-type="float">
            <text:p>4021011</text:p>
          </table:table-cell>
          <table:table-cell office:value-type="float" office:value="80291538" calcext:value-type="float">
            <text:p>80291538</text:p>
          </table:table-cell>
          <table:table-cell office:value-type="float" office:value="0" calcext:value-type="float">
            <text:p>0</text:p>
          </table:table-cell>
          <table:table-cell office:value-type="float" office:value="164778520" calcext:value-type="float">
            <text:p>1647785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85000" calcext:value-type="float">
            <text:p>3585000</text:p>
          </table:table-cell>
          <table:table-cell office:value-type="float" office:value="0" calcext:value-type="float">
            <text:p>0</text:p>
          </table:table-cell>
          <table:table-cell office:value-type="float" office:value="7816424" calcext:value-type="float">
            <text:p>78164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181683" calcext:value-type="float">
            <text:p>15181683</text:p>
          </table:table-cell>
          <table:table-cell office:value-type="float" office:value="2163779" calcext:value-type="float">
            <text:p>2163779</text:p>
          </table:table-cell>
          <table:table-cell office:value-type="float" office:value="1305160" calcext:value-type="float">
            <text:p>1305160</text:p>
          </table:table-cell>
          <table:table-cell office:value-type="float" office:value="424894" calcext:value-type="float">
            <text:p>424894</text:p>
          </table:table-cell>
          <table:table-cell office:value-type="float" office:value="1088752" calcext:value-type="float">
            <text:p>1088752</text:p>
          </table:table-cell>
          <table:table-cell office:value-type="float" office:value="355517" calcext:value-type="float">
            <text:p>355517</text:p>
          </table:table-cell>
          <table:table-cell office:value-type="float" office:value="337220" calcext:value-type="float">
            <text:p>337220</text:p>
          </table:table-cell>
          <table:table-cell office:value-type="float" office:value="1064193" calcext:value-type="float">
            <text:p>106419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89</text:p>
          </table:table-cell>
          <table:table-cell office:value-type="string" calcext:value-type="string">
            <text:p>07/08/19</text:p>
          </table:table-cell>
          <table:table-cell office:value-type="float" office:value="10" calcext:value-type="float">
            <text:p>10</text:p>
          </table:table-cell>
          <table:table-cell office:value-type="float" office:value="18.36" calcext:value-type="float">
            <text:p>18.36</text:p>
          </table:table-cell>
          <table:table-cell office:value-type="float" office:value="799" calcext:value-type="float">
            <text:p>799</text:p>
          </table:table-cell>
          <table:table-cell office:value-type="float" office:value="22.9790397614987" calcext:value-type="float">
            <text:p>22.9790397614987</text:p>
          </table:table-cell>
          <table:table-cell office:value-type="float" office:value="3015568" calcext:value-type="float">
            <text:p>3015568</text:p>
          </table:table-cell>
          <table:table-cell office:value-type="float" office:value="502786" calcext:value-type="float">
            <text:p>502786</text:p>
          </table:table-cell>
          <table:table-cell office:value-type="float" office:value="2044574" calcext:value-type="float">
            <text:p>2044574</text:p>
          </table:table-cell>
          <table:table-cell office:value-type="float" office:value="2925768" calcext:value-type="float">
            <text:p>2925768</text:p>
          </table:table-cell>
          <table:table-cell office:value-type="float" office:value="8814091" calcext:value-type="float">
            <text:p>8814091</text:p>
          </table:table-cell>
          <table:table-cell office:value-type="float" office:value="5531683" calcext:value-type="float">
            <text:p>5531683</text:p>
          </table:table-cell>
          <table:table-cell office:value-type="float" office:value="2700227" calcext:value-type="float">
            <text:p>2700227</text:p>
          </table:table-cell>
          <table:table-cell office:value-type="float" office:value="0" calcext:value-type="float">
            <text:p>0</text:p>
          </table:table-cell>
          <table:table-cell office:value-type="float" office:value="358994" calcext:value-type="float">
            <text:p>358994</text:p>
          </table:table-cell>
          <table:table-cell office:value-type="float" office:value="349636" calcext:value-type="float">
            <text:p>349636</text:p>
          </table:table-cell>
          <table:table-cell office:value-type="float" office:value="242542" calcext:value-type="float">
            <text:p>242542</text:p>
          </table:table-cell>
          <table:table-cell office:value-type="float" office:value="4672973" calcext:value-type="float">
            <text:p>4672973</text:p>
          </table:table-cell>
          <table:table-cell office:value-type="float" office:value="260250" calcext:value-type="float">
            <text:p>260250</text:p>
          </table:table-cell>
          <table:table-cell office:value-type="float" office:value="1360694" calcext:value-type="float">
            <text:p>1360694</text:p>
          </table:table-cell>
          <table:table-cell office:value-type="float" office:value="3295708" calcext:value-type="float">
            <text:p>3295708</text:p>
          </table:table-cell>
          <table:table-cell office:value-type="float" office:value="2361980" calcext:value-type="float">
            <text:p>2361980</text:p>
          </table:table-cell>
          <table:table-cell office:value-type="float" office:value="2330731" calcext:value-type="float">
            <text:p>2330731</text:p>
          </table:table-cell>
          <table:table-cell office:value-type="float" office:value="191636" calcext:value-type="float">
            <text:p>191636</text:p>
          </table:table-cell>
          <table:table-cell office:value-type="float" office:value="162209" calcext:value-type="float">
            <text:p>162209</text:p>
          </table:table-cell>
          <table:table-cell office:value-type="float" office:value="1944858" calcext:value-type="float">
            <text:p>1944858</text:p>
          </table:table-cell>
          <table:table-cell office:value-type="float" office:value="2218795" calcext:value-type="float">
            <text:p>2218795</text:p>
          </table:table-cell>
          <table:table-cell office:value-type="float" office:value="3676586" calcext:value-type="float">
            <text:p>3676586</text:p>
          </table:table-cell>
          <table:table-cell office:value-type="float" office:value="1598911" calcext:value-type="float">
            <text:p>1598911</text:p>
          </table:table-cell>
          <table:table-cell office:value-type="float" office:value="2344627" calcext:value-type="float">
            <text:p>2344627</text:p>
          </table:table-cell>
          <table:table-cell office:value-type="float" office:value="13574748" calcext:value-type="float">
            <text:p>13574748</text:p>
          </table:table-cell>
          <table:table-cell office:value-type="float" office:value="3025611" calcext:value-type="float">
            <text:p>3025611</text:p>
          </table:table-cell>
          <table:table-cell office:value-type="float" office:value="4947619" calcext:value-type="float">
            <text:p>4947619</text:p>
          </table:table-cell>
          <table:table-cell office:value-type="float" office:value="0" calcext:value-type="float">
            <text:p>0</text:p>
          </table:table-cell>
          <table:table-cell office:value-type="float" office:value="287500" calcext:value-type="float">
            <text:p>28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6152" calcext:value-type="float">
            <text:p>9866152</text:p>
          </table:table-cell>
          <table:table-cell office:value-type="float" office:value="2538281" calcext:value-type="float">
            <text:p>2538281</text:p>
          </table:table-cell>
          <table:table-cell office:value-type="float" office:value="30579668" calcext:value-type="float">
            <text:p>30579668</text:p>
          </table:table-cell>
          <table:table-cell office:value-type="float" office:value="2191465" calcext:value-type="float">
            <text:p>2191465</text:p>
          </table:table-cell>
          <table:table-cell office:value-type="float" office:value="817180" calcext:value-type="float">
            <text:p>817180</text:p>
          </table:table-cell>
          <table:table-cell office:value-type="float" office:value="109907" calcext:value-type="float">
            <text:p>109907</text:p>
          </table:table-cell>
          <table:table-cell office:value-type="float" office:value="1867188" calcext:value-type="float">
            <text:p>1867188</text:p>
          </table:table-cell>
          <table:table-cell office:value-type="float" office:value="30105104" calcext:value-type="float">
            <text:p>30105104</text:p>
          </table:table-cell>
          <table:table-cell office:value-type="float" office:value="8259384" calcext:value-type="float">
            <text:p>8259384</text:p>
          </table:table-cell>
          <table:table-cell office:value-type="float" office:value="5775407" calcext:value-type="float">
            <text:p>5775407</text:p>
          </table:table-cell>
          <table:table-cell office:value-type="float" office:value="3924659" calcext:value-type="float">
            <text:p>3924659</text:p>
          </table:table-cell>
          <table:table-cell office:value-type="float" office:value="3390384" calcext:value-type="float">
            <text:p>3390384</text:p>
          </table:table-cell>
          <table:table-cell office:value-type="float" office:value="6945809" calcext:value-type="float">
            <text:p>6945809</text:p>
          </table:table-cell>
          <table:table-cell office:value-type="float" office:value="8606896" calcext:value-type="float">
            <text:p>8606896</text:p>
          </table:table-cell>
          <table:table-cell office:value-type="float" office:value="4427735" calcext:value-type="float">
            <text:p>4427735</text:p>
          </table:table-cell>
          <table:table-cell office:value-type="float" office:value="3323370" calcext:value-type="float">
            <text:p>3323370</text:p>
          </table:table-cell>
          <table:table-cell office:value-type="float" office:value="4578546" calcext:value-type="float">
            <text:p>4578546</text:p>
          </table:table-cell>
          <table:table-cell office:value-type="float" office:value="7457335" calcext:value-type="float">
            <text:p>7457335</text:p>
          </table:table-cell>
          <table:table-cell office:value-type="float" office:value="4182591" calcext:value-type="float">
            <text:p>4182591</text:p>
          </table:table-cell>
          <table:table-cell office:value-type="float" office:value="93330290" calcext:value-type="float">
            <text:p>93330290</text:p>
          </table:table-cell>
          <table:table-cell office:value-type="float" office:value="0" calcext:value-type="float">
            <text:p>0</text:p>
          </table:table-cell>
          <table:table-cell office:value-type="float" office:value="172611677" calcext:value-type="float">
            <text:p>1726116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307009" calcext:value-type="float">
            <text:p>4307009</text:p>
          </table:table-cell>
          <table:table-cell office:value-type="float" office:value="0" calcext:value-type="float">
            <text:p>0</text:p>
          </table:table-cell>
          <table:table-cell office:value-type="float" office:value="9866152" calcext:value-type="float">
            <text:p>98661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497568" calcext:value-type="float">
            <text:p>35497568</text:p>
          </table:table-cell>
          <table:table-cell office:value-type="float" office:value="5217822" calcext:value-type="float">
            <text:p>5217822</text:p>
          </table:table-cell>
          <table:table-cell office:value-type="float" office:value="757704" calcext:value-type="float">
            <text:p>757704</text:p>
          </table:table-cell>
          <table:table-cell office:value-type="float" office:value="543447" calcext:value-type="float">
            <text:p>543447</text:p>
          </table:table-cell>
          <table:table-cell office:value-type="float" office:value="1298970" calcext:value-type="float">
            <text:p>1298970</text:p>
          </table:table-cell>
          <table:table-cell office:value-type="float" office:value="326481" calcext:value-type="float">
            <text:p>326481</text:p>
          </table:table-cell>
          <table:table-cell office:value-type="float" office:value="431646" calcext:value-type="float">
            <text:p>431646</text:p>
          </table:table-cell>
          <table:table-cell office:value-type="float" office:value="1204960" calcext:value-type="float">
            <text:p>120496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90</text:p>
          </table:table-cell>
          <table:table-cell office:value-type="string" calcext:value-type="string">
            <text:p>07/09/19</text:p>
          </table:table-cell>
          <table:table-cell office:value-type="float" office:value="10" calcext:value-type="float">
            <text:p>10</text:p>
          </table:table-cell>
          <table:table-cell office:value-type="float" office:value="5.64" calcext:value-type="float">
            <text:p>5.64</text:p>
          </table:table-cell>
          <table:table-cell office:value-type="float" office:value="362.8" calcext:value-type="float">
            <text:p>362.8</text:p>
          </table:table-cell>
          <table:table-cell office:value-type="float" office:value="15.5474265425448" calcext:value-type="float">
            <text:p>15.5474265425448</text:p>
          </table:table-cell>
          <table:table-cell office:value-type="float" office:value="1089400" calcext:value-type="float">
            <text:p>1089400</text:p>
          </table:table-cell>
          <table:table-cell office:value-type="float" office:value="199549" calcext:value-type="float">
            <text:p>199549</text:p>
          </table:table-cell>
          <table:table-cell office:value-type="float" office:value="3103564" calcext:value-type="float">
            <text:p>3103564</text:p>
          </table:table-cell>
          <table:table-cell office:value-type="float" office:value="853840" calcext:value-type="float">
            <text:p>853840</text:p>
          </table:table-cell>
          <table:table-cell office:value-type="float" office:value="3352579" calcext:value-type="float">
            <text:p>3352579</text:p>
          </table:table-cell>
          <table:table-cell office:value-type="float" office:value="1016246" calcext:value-type="float">
            <text:p>1016246</text:p>
          </table:table-cell>
          <table:table-cell office:value-type="float" office:value="402502" calcext:value-type="float">
            <text:p>402502</text:p>
          </table:table-cell>
          <table:table-cell office:value-type="float" office:value="0" calcext:value-type="float">
            <text:p>0</text:p>
          </table:table-cell>
          <table:table-cell office:value-type="float" office:value="236099" calcext:value-type="float">
            <text:p>236099</text:p>
          </table:table-cell>
          <table:table-cell office:value-type="float" office:value="72332" calcext:value-type="float">
            <text:p>72332</text:p>
          </table:table-cell>
          <table:table-cell office:value-type="float" office:value="66592" calcext:value-type="float">
            <text:p>66592</text:p>
          </table:table-cell>
          <table:table-cell office:value-type="float" office:value="1212549" calcext:value-type="float">
            <text:p>1212549</text:p>
          </table:table-cell>
          <table:table-cell office:value-type="float" office:value="56640" calcext:value-type="float">
            <text:p>56640</text:p>
          </table:table-cell>
          <table:table-cell office:value-type="float" office:value="276149" calcext:value-type="float">
            <text:p>276149</text:p>
          </table:table-cell>
          <table:table-cell office:value-type="float" office:value="757287" calcext:value-type="float">
            <text:p>757287</text:p>
          </table:table-cell>
          <table:table-cell office:value-type="float" office:value="938724" calcext:value-type="float">
            <text:p>938724</text:p>
          </table:table-cell>
          <table:table-cell office:value-type="float" office:value="747814" calcext:value-type="float">
            <text:p>747814</text:p>
          </table:table-cell>
          <table:table-cell office:value-type="float" office:value="46906" calcext:value-type="float">
            <text:p>46906</text:p>
          </table:table-cell>
          <table:table-cell office:value-type="float" office:value="37877" calcext:value-type="float">
            <text:p>37877</text:p>
          </table:table-cell>
          <table:table-cell office:value-type="float" office:value="458681" calcext:value-type="float">
            <text:p>458681</text:p>
          </table:table-cell>
          <table:table-cell office:value-type="float" office:value="412728" calcext:value-type="float">
            <text:p>412728</text:p>
          </table:table-cell>
          <table:table-cell office:value-type="float" office:value="1072278" calcext:value-type="float">
            <text:p>1072278</text:p>
          </table:table-cell>
          <table:table-cell office:value-type="float" office:value="297169" calcext:value-type="float">
            <text:p>297169</text:p>
          </table:table-cell>
          <table:table-cell office:value-type="float" office:value="426193" calcext:value-type="float">
            <text:p>426193</text:p>
          </table:table-cell>
          <table:table-cell office:value-type="float" office:value="2126149" calcext:value-type="float">
            <text:p>2126149</text:p>
          </table:table-cell>
          <table:table-cell office:value-type="float" office:value="572510" calcext:value-type="float">
            <text:p>572510</text:p>
          </table:table-cell>
          <table:table-cell office:value-type="float" office:value="872707" calcext:value-type="float">
            <text:p>872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8055" calcext:value-type="float">
            <text:p>3028055</text:p>
          </table:table-cell>
          <table:table-cell office:value-type="float" office:value="681541" calcext:value-type="float">
            <text:p>681541</text:p>
          </table:table-cell>
          <table:table-cell office:value-type="float" office:value="685143" calcext:value-type="float">
            <text:p>685143</text:p>
          </table:table-cell>
          <table:table-cell office:value-type="float" office:value="3057572" calcext:value-type="float">
            <text:p>3057572</text:p>
          </table:table-cell>
          <table:table-cell office:value-type="float" office:value="5393092" calcext:value-type="float">
            <text:p>5393092</text:p>
          </table:table-cell>
          <table:table-cell office:value-type="float" office:value="532181" calcext:value-type="float">
            <text:p>532181</text:p>
          </table:table-cell>
          <table:table-cell office:value-type="float" office:value="667707" calcext:value-type="float">
            <text:p>667707</text:p>
          </table:table-cell>
          <table:table-cell office:value-type="float" office:value="16278533" calcext:value-type="float">
            <text:p>16278533</text:p>
          </table:table-cell>
          <table:table-cell office:value-type="float" office:value="3062081" calcext:value-type="float">
            <text:p>3062081</text:p>
          </table:table-cell>
          <table:table-cell office:value-type="float" office:value="1498958" calcext:value-type="float">
            <text:p>1498958</text:p>
          </table:table-cell>
          <table:table-cell office:value-type="float" office:value="1304453" calcext:value-type="float">
            <text:p>1304453</text:p>
          </table:table-cell>
          <table:table-cell office:value-type="float" office:value="1275582" calcext:value-type="float">
            <text:p>1275582</text:p>
          </table:table-cell>
          <table:table-cell office:value-type="float" office:value="2387481" calcext:value-type="float">
            <text:p>2387481</text:p>
          </table:table-cell>
          <table:table-cell office:value-type="float" office:value="3527057" calcext:value-type="float">
            <text:p>3527057</text:p>
          </table:table-cell>
          <table:table-cell office:value-type="float" office:value="1697563" calcext:value-type="float">
            <text:p>1697563</text:p>
          </table:table-cell>
          <table:table-cell office:value-type="float" office:value="910381" calcext:value-type="float">
            <text:p>910381</text:p>
          </table:table-cell>
          <table:table-cell office:value-type="float" office:value="943529" calcext:value-type="float">
            <text:p>943529</text:p>
          </table:table-cell>
          <table:table-cell office:value-type="float" office:value="2093660" calcext:value-type="float">
            <text:p>2093660</text:p>
          </table:table-cell>
          <table:table-cell office:value-type="float" office:value="1089466" calcext:value-type="float">
            <text:p>1089466</text:p>
          </table:table-cell>
          <table:table-cell office:value-type="float" office:value="33724580" calcext:value-type="float">
            <text:p>33724580</text:p>
          </table:table-cell>
          <table:table-cell office:value-type="float" office:value="0" calcext:value-type="float">
            <text:p>0</text:p>
          </table:table-cell>
          <table:table-cell office:value-type="float" office:value="118764037" calcext:value-type="float">
            <text:p>1187640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0946" calcext:value-type="float">
            <text:p>190946</text:p>
          </table:table-cell>
          <table:table-cell office:value-type="float" office:value="1167537" calcext:value-type="float">
            <text:p>1167537</text:p>
          </table:table-cell>
          <table:table-cell office:value-type="float" office:value="0" calcext:value-type="float">
            <text:p>0</text:p>
          </table:table-cell>
          <table:table-cell office:value-type="float" office:value="1297161" calcext:value-type="float">
            <text:p>1297161</text:p>
          </table:table-cell>
          <table:table-cell office:value-type="float" office:value="0" calcext:value-type="float">
            <text:p>0</text:p>
          </table:table-cell>
          <table:table-cell office:value-type="float" office:value="3032139" calcext:value-type="float">
            <text:p>30321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29679" calcext:value-type="float">
            <text:p>25029679</text:p>
          </table:table-cell>
          <table:table-cell office:value-type="float" office:value="921716" calcext:value-type="float">
            <text:p>921716</text:p>
          </table:table-cell>
          <table:table-cell office:value-type="float" office:value="839355" calcext:value-type="float">
            <text:p>839355</text:p>
          </table:table-cell>
          <table:table-cell office:value-type="float" office:value="153087" calcext:value-type="float">
            <text:p>153087</text:p>
          </table:table-cell>
          <table:table-cell office:value-type="float" office:value="401661" calcext:value-type="float">
            <text:p>401661</text:p>
          </table:table-cell>
          <table:table-cell office:value-type="float" office:value="224440" calcext:value-type="float">
            <text:p>224440</text:p>
          </table:table-cell>
          <table:table-cell office:value-type="float" office:value="225104" calcext:value-type="float">
            <text:p>225104</text:p>
          </table:table-cell>
          <table:table-cell office:value-type="float" office:value="318268" calcext:value-type="float">
            <text:p>318268</text:p>
          </table:table-cell>
          <table:table-cell office:value-type="float" office:value="510065" calcext:value-type="float">
            <text:p>51006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91</text:p>
          </table:table-cell>
          <table:table-cell office:value-type="string" calcext:value-type="string">
            <text:p>07/10/19</text:p>
          </table:table-cell>
          <table:table-cell office:value-type="float" office:value="10" calcext:value-type="float">
            <text:p>10</text:p>
          </table:table-cell>
          <table:table-cell office:value-type="float" office:value="17.52" calcext:value-type="float">
            <text:p>17.52</text:p>
          </table:table-cell>
          <table:table-cell office:value-type="float" office:value="801.3" calcext:value-type="float">
            <text:p>801.3</text:p>
          </table:table-cell>
          <table:table-cell office:value-type="float" office:value="21.8657254753174" calcext:value-type="float">
            <text:p>21.8657254753174</text:p>
          </table:table-cell>
          <table:table-cell office:value-type="float" office:value="3692252" calcext:value-type="float">
            <text:p>3692252</text:p>
          </table:table-cell>
          <table:table-cell office:value-type="float" office:value="16213" calcext:value-type="float">
            <text:p>16213</text:p>
          </table:table-cell>
          <table:table-cell office:value-type="float" office:value="2422170" calcext:value-type="float">
            <text:p>2422170</text:p>
          </table:table-cell>
          <table:table-cell office:value-type="float" office:value="1868896" calcext:value-type="float">
            <text:p>1868896</text:p>
          </table:table-cell>
          <table:table-cell office:value-type="float" office:value="11350592" calcext:value-type="float">
            <text:p>11350592</text:p>
          </table:table-cell>
          <table:table-cell office:value-type="float" office:value="5554894" calcext:value-type="float">
            <text:p>5554894</text:p>
          </table:table-cell>
          <table:table-cell office:value-type="float" office:value="2124823" calcext:value-type="float">
            <text:p>2124823</text:p>
          </table:table-cell>
          <table:table-cell office:value-type="float" office:value="0" calcext:value-type="float">
            <text:p>0</text:p>
          </table:table-cell>
          <table:table-cell office:value-type="float" office:value="157497" calcext:value-type="float">
            <text:p>157497</text:p>
          </table:table-cell>
          <table:table-cell office:value-type="float" office:value="254897" calcext:value-type="float">
            <text:p>254897</text:p>
          </table:table-cell>
          <table:table-cell office:value-type="float" office:value="0" calcext:value-type="float">
            <text:p>0</text:p>
          </table:table-cell>
          <table:table-cell office:value-type="float" office:value="1494069" calcext:value-type="float">
            <text:p>1494069</text:p>
          </table:table-cell>
          <table:table-cell office:value-type="float" office:value="214300" calcext:value-type="float">
            <text:p>214300</text:p>
          </table:table-cell>
          <table:table-cell office:value-type="float" office:value="543570" calcext:value-type="float">
            <text:p>543570</text:p>
          </table:table-cell>
          <table:table-cell office:value-type="float" office:value="3586624" calcext:value-type="float">
            <text:p>3586624</text:p>
          </table:table-cell>
          <table:table-cell office:value-type="float" office:value="3624320" calcext:value-type="float">
            <text:p>3624320</text:p>
          </table:table-cell>
          <table:table-cell office:value-type="float" office:value="2664154" calcext:value-type="float">
            <text:p>2664154</text:p>
          </table:table-cell>
          <table:table-cell office:value-type="float" office:value="198193" calcext:value-type="float">
            <text:p>198193</text:p>
          </table:table-cell>
          <table:table-cell office:value-type="float" office:value="217035" calcext:value-type="float">
            <text:p>217035</text:p>
          </table:table-cell>
          <table:table-cell office:value-type="float" office:value="1542663" calcext:value-type="float">
            <text:p>1542663</text:p>
          </table:table-cell>
          <table:table-cell office:value-type="float" office:value="1720888" calcext:value-type="float">
            <text:p>1720888</text:p>
          </table:table-cell>
          <table:table-cell office:value-type="float" office:value="2742816" calcext:value-type="float">
            <text:p>2742816</text:p>
          </table:table-cell>
          <table:table-cell office:value-type="float" office:value="1183391" calcext:value-type="float">
            <text:p>1183391</text:p>
          </table:table-cell>
          <table:table-cell office:value-type="float" office:value="1731029" calcext:value-type="float">
            <text:p>1731029</text:p>
          </table:table-cell>
          <table:table-cell office:value-type="float" office:value="12280742" calcext:value-type="float">
            <text:p>12280742</text:p>
          </table:table-cell>
          <table:table-cell office:value-type="float" office:value="2658739" calcext:value-type="float">
            <text:p>2658739</text:p>
          </table:table-cell>
          <table:table-cell office:value-type="float" office:value="5116845" calcext:value-type="float">
            <text:p>51168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8774" calcext:value-type="float">
            <text:p>11628774</text:p>
          </table:table-cell>
          <table:table-cell office:value-type="float" office:value="2853179" calcext:value-type="float">
            <text:p>2853179</text:p>
          </table:table-cell>
          <table:table-cell office:value-type="float" office:value="692717" calcext:value-type="float">
            <text:p>692717</text:p>
          </table:table-cell>
          <table:table-cell office:value-type="float" office:value="4877294" calcext:value-type="float">
            <text:p>4877294</text:p>
          </table:table-cell>
          <table:table-cell office:value-type="float" office:value="12230130" calcext:value-type="float">
            <text:p>12230130</text:p>
          </table:table-cell>
          <table:table-cell office:value-type="float" office:value="1086495" calcext:value-type="float">
            <text:p>1086495</text:p>
          </table:table-cell>
          <table:table-cell office:value-type="float" office:value="2380909" calcext:value-type="float">
            <text:p>2380909</text:p>
          </table:table-cell>
          <table:table-cell office:value-type="float" office:value="37723570" calcext:value-type="float">
            <text:p>37723570</text:p>
          </table:table-cell>
          <table:table-cell office:value-type="float" office:value="9767460" calcext:value-type="float">
            <text:p>9767460</text:p>
          </table:table-cell>
          <table:table-cell office:value-type="float" office:value="2243544" calcext:value-type="float">
            <text:p>2243544</text:p>
          </table:table-cell>
          <table:table-cell office:value-type="float" office:value="4584890" calcext:value-type="float">
            <text:p>4584890</text:p>
          </table:table-cell>
          <table:table-cell office:value-type="float" office:value="4800615" calcext:value-type="float">
            <text:p>4800615</text:p>
          </table:table-cell>
          <table:table-cell office:value-type="float" office:value="8502100" calcext:value-type="float">
            <text:p>8502100</text:p>
          </table:table-cell>
          <table:table-cell office:value-type="float" office:value="11450552" calcext:value-type="float">
            <text:p>11450552</text:p>
          </table:table-cell>
          <table:table-cell office:value-type="float" office:value="6750063" calcext:value-type="float">
            <text:p>6750063</text:p>
          </table:table-cell>
          <table:table-cell office:value-type="float" office:value="1561331" calcext:value-type="float">
            <text:p>1561331</text:p>
          </table:table-cell>
          <table:table-cell office:value-type="float" office:value="4299235" calcext:value-type="float">
            <text:p>4299235</text:p>
          </table:table-cell>
          <table:table-cell office:value-type="float" office:value="8544965" calcext:value-type="float">
            <text:p>8544965</text:p>
          </table:table-cell>
          <table:table-cell office:value-type="float" office:value="3714002" calcext:value-type="float">
            <text:p>3714002</text:p>
          </table:table-cell>
          <table:table-cell office:value-type="float" office:value="50238748" calcext:value-type="float">
            <text:p>50238748</text:p>
          </table:table-cell>
          <table:table-cell office:value-type="float" office:value="0" calcext:value-type="float">
            <text:p>0</text:p>
          </table:table-cell>
          <table:table-cell office:value-type="float" office:value="126469406" calcext:value-type="float">
            <text:p>1264694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8419" calcext:value-type="float">
            <text:p>168419</text:p>
          </table:table-cell>
          <table:table-cell office:value-type="float" office:value="6256555" calcext:value-type="float">
            <text:p>6256555</text:p>
          </table:table-cell>
          <table:table-cell office:value-type="float" office:value="0" calcext:value-type="float">
            <text:p>0</text:p>
          </table:table-cell>
          <table:table-cell office:value-type="float" office:value="4584830" calcext:value-type="float">
            <text:p>4584830</text:p>
          </table:table-cell>
          <table:table-cell office:value-type="float" office:value="0" calcext:value-type="float">
            <text:p>0</text:p>
          </table:table-cell>
          <table:table-cell office:value-type="float" office:value="11628774" calcext:value-type="float">
            <text:p>116287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885549" calcext:value-type="float">
            <text:p>33885549</text:p>
          </table:table-cell>
          <table:table-cell office:value-type="float" office:value="4428261" calcext:value-type="float">
            <text:p>4428261</text:p>
          </table:table-cell>
          <table:table-cell office:value-type="float" office:value="1820894" calcext:value-type="float">
            <text:p>1820894</text:p>
          </table:table-cell>
          <table:table-cell office:value-type="float" office:value="531366" calcext:value-type="float">
            <text:p>531366</text:p>
          </table:table-cell>
          <table:table-cell office:value-type="float" office:value="1642864" calcext:value-type="float">
            <text:p>1642864</text:p>
          </table:table-cell>
          <table:table-cell office:value-type="float" office:value="580988" calcext:value-type="float">
            <text:p>580988</text:p>
          </table:table-cell>
          <table:table-cell office:value-type="float" office:value="1202134" calcext:value-type="float">
            <text:p>1202134</text:p>
          </table:table-cell>
          <table:table-cell office:value-type="float" office:value="1505225" calcext:value-type="float">
            <text:p>1505225</text:p>
          </table:table-cell>
          <table:table-cell office:value-type="float" office:value="1030571" calcext:value-type="float">
            <text:p>10305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92</text:p>
          </table:table-cell>
          <table:table-cell office:value-type="string" calcext:value-type="string">
            <text:p>07/11/19</text:p>
          </table:table-cell>
          <table:table-cell office:value-type="float" office:value="10" calcext:value-type="float">
            <text:p>10</text:p>
          </table:table-cell>
          <table:table-cell office:value-type="float" office:value="21.87" calcext:value-type="float">
            <text:p>21.87</text:p>
          </table:table-cell>
          <table:table-cell office:value-type="float" office:value="802.5" calcext:value-type="float">
            <text:p>802.5</text:p>
          </table:table-cell>
          <table:table-cell office:value-type="float" office:value="27.2519968598524" calcext:value-type="float">
            <text:p>27.2519968598524</text:p>
          </table:table-cell>
          <table:table-cell office:value-type="float" office:value="2829725" calcext:value-type="float">
            <text:p>2829725</text:p>
          </table:table-cell>
          <table:table-cell office:value-type="float" office:value="352456" calcext:value-type="float">
            <text:p>352456</text:p>
          </table:table-cell>
          <table:table-cell office:value-type="float" office:value="2756791" calcext:value-type="float">
            <text:p>2756791</text:p>
          </table:table-cell>
          <table:table-cell office:value-type="float" office:value="1660677" calcext:value-type="float">
            <text:p>1660677</text:p>
          </table:table-cell>
          <table:table-cell office:value-type="float" office:value="9561287" calcext:value-type="float">
            <text:p>9561287</text:p>
          </table:table-cell>
          <table:table-cell office:value-type="float" office:value="1696300" calcext:value-type="float">
            <text:p>1696300</text:p>
          </table:table-cell>
          <table:table-cell office:value-type="float" office:value="831099" calcext:value-type="float">
            <text:p>831099</text:p>
          </table:table-cell>
          <table:table-cell office:value-type="float" office:value="0" calcext:value-type="float">
            <text:p>0</text:p>
          </table:table-cell>
          <table:table-cell office:value-type="float" office:value="199836" calcext:value-type="float">
            <text:p>199836</text:p>
          </table:table-cell>
          <table:table-cell office:value-type="float" office:value="255499" calcext:value-type="float">
            <text:p>255499</text:p>
          </table:table-cell>
          <table:table-cell office:value-type="float" office:value="0" calcext:value-type="float">
            <text:p>0</text:p>
          </table:table-cell>
          <table:table-cell office:value-type="float" office:value="1495463" calcext:value-type="float">
            <text:p>1495463</text:p>
          </table:table-cell>
          <table:table-cell office:value-type="float" office:value="167338" calcext:value-type="float">
            <text:p>167338</text:p>
          </table:table-cell>
          <table:table-cell office:value-type="float" office:value="394370" calcext:value-type="float">
            <text:p>394370</text:p>
          </table:table-cell>
          <table:table-cell office:value-type="float" office:value="2260942" calcext:value-type="float">
            <text:p>2260942</text:p>
          </table:table-cell>
          <table:table-cell office:value-type="float" office:value="2537084" calcext:value-type="float">
            <text:p>2537084</text:p>
          </table:table-cell>
          <table:table-cell office:value-type="float" office:value="2325075" calcext:value-type="float">
            <text:p>2325075</text:p>
          </table:table-cell>
          <table:table-cell office:value-type="float" office:value="100577" calcext:value-type="float">
            <text:p>100577</text:p>
          </table:table-cell>
          <table:table-cell office:value-type="float" office:value="170333" calcext:value-type="float">
            <text:p>170333</text:p>
          </table:table-cell>
          <table:table-cell office:value-type="float" office:value="823114" calcext:value-type="float">
            <text:p>823114</text:p>
          </table:table-cell>
          <table:table-cell office:value-type="float" office:value="1226806" calcext:value-type="float">
            <text:p>1226806</text:p>
          </table:table-cell>
          <table:table-cell office:value-type="float" office:value="1789222" calcext:value-type="float">
            <text:p>1789222</text:p>
          </table:table-cell>
          <table:table-cell office:value-type="float" office:value="520281" calcext:value-type="float">
            <text:p>520281</text:p>
          </table:table-cell>
          <table:table-cell office:value-type="float" office:value="1503980" calcext:value-type="float">
            <text:p>1503980</text:p>
          </table:table-cell>
          <table:table-cell office:value-type="float" office:value="10427415" calcext:value-type="float">
            <text:p>10427415</text:p>
          </table:table-cell>
          <table:table-cell office:value-type="float" office:value="2076990" calcext:value-type="float">
            <text:p>2076990</text:p>
          </table:table-cell>
          <table:table-cell office:value-type="float" office:value="5161536" calcext:value-type="float">
            <text:p>5161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68100" calcext:value-type="float">
            <text:p>8968100</text:p>
          </table:table-cell>
          <table:table-cell office:value-type="float" office:value="1660418" calcext:value-type="float">
            <text:p>1660418</text:p>
          </table:table-cell>
          <table:table-cell office:value-type="float" office:value="847858" calcext:value-type="float">
            <text:p>847858</text:p>
          </table:table-cell>
          <table:table-cell office:value-type="float" office:value="2609510" calcext:value-type="float">
            <text:p>2609510</text:p>
          </table:table-cell>
          <table:table-cell office:value-type="float" office:value="7408172" calcext:value-type="float">
            <text:p>7408172</text:p>
          </table:table-cell>
          <table:table-cell office:value-type="float" office:value="1016833" calcext:value-type="float">
            <text:p>1016833</text:p>
          </table:table-cell>
          <table:table-cell office:value-type="float" office:value="2313716" calcext:value-type="float">
            <text:p>2313716</text:p>
          </table:table-cell>
          <table:table-cell office:value-type="float" office:value="26819678" calcext:value-type="float">
            <text:p>26819678</text:p>
          </table:table-cell>
          <table:table-cell office:value-type="float" office:value="7830859" calcext:value-type="float">
            <text:p>7830859</text:p>
          </table:table-cell>
          <table:table-cell office:value-type="float" office:value="1054455" calcext:value-type="float">
            <text:p>1054455</text:p>
          </table:table-cell>
          <table:table-cell office:value-type="float" office:value="3215978" calcext:value-type="float">
            <text:p>3215978</text:p>
          </table:table-cell>
          <table:table-cell office:value-type="float" office:value="3238040" calcext:value-type="float">
            <text:p>3238040</text:p>
          </table:table-cell>
          <table:table-cell office:value-type="float" office:value="7658401" calcext:value-type="float">
            <text:p>7658401</text:p>
          </table:table-cell>
          <table:table-cell office:value-type="float" office:value="10446043" calcext:value-type="float">
            <text:p>10446043</text:p>
          </table:table-cell>
          <table:table-cell office:value-type="float" office:value="6835222" calcext:value-type="float">
            <text:p>6835222</text:p>
          </table:table-cell>
          <table:table-cell office:value-type="float" office:value="2817103" calcext:value-type="float">
            <text:p>2817103</text:p>
          </table:table-cell>
          <table:table-cell office:value-type="float" office:value="1270935" calcext:value-type="float">
            <text:p>1270935</text:p>
          </table:table-cell>
          <table:table-cell office:value-type="float" office:value="7221560" calcext:value-type="float">
            <text:p>7221560</text:p>
          </table:table-cell>
          <table:table-cell office:value-type="float" office:value="3108045" calcext:value-type="float">
            <text:p>3108045</text:p>
          </table:table-cell>
          <table:table-cell office:value-type="float" office:value="31389885" calcext:value-type="float">
            <text:p>31389885</text:p>
          </table:table-cell>
          <table:table-cell office:value-type="float" office:value="0" calcext:value-type="float">
            <text:p>0</text:p>
          </table:table-cell>
          <table:table-cell office:value-type="float" office:value="122028618" calcext:value-type="float">
            <text:p>1220286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4233" calcext:value-type="float">
            <text:p>74233</text:p>
          </table:table-cell>
          <table:table-cell office:value-type="float" office:value="2504416" calcext:value-type="float">
            <text:p>2504416</text:p>
          </table:table-cell>
          <table:table-cell office:value-type="float" office:value="0" calcext:value-type="float">
            <text:p>0</text:p>
          </table:table-cell>
          <table:table-cell office:value-type="float" office:value="6431976" calcext:value-type="float">
            <text:p>6431976</text:p>
          </table:table-cell>
          <table:table-cell office:value-type="float" office:value="0" calcext:value-type="float">
            <text:p>0</text:p>
          </table:table-cell>
          <table:table-cell office:value-type="float" office:value="9134152" calcext:value-type="float">
            <text:p>91341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225409" calcext:value-type="float">
            <text:p>28225409</text:p>
          </table:table-cell>
          <table:table-cell office:value-type="float" office:value="3205231" calcext:value-type="float">
            <text:p>3205231</text:p>
          </table:table-cell>
          <table:table-cell office:value-type="float" office:value="1630209" calcext:value-type="float">
            <text:p>1630209</text:p>
          </table:table-cell>
          <table:table-cell office:value-type="float" office:value="434706" calcext:value-type="float">
            <text:p>434706</text:p>
          </table:table-cell>
          <table:table-cell office:value-type="float" office:value="1018544" calcext:value-type="float">
            <text:p>1018544</text:p>
          </table:table-cell>
          <table:table-cell office:value-type="float" office:value="577789" calcext:value-type="float">
            <text:p>577789</text:p>
          </table:table-cell>
          <table:table-cell office:value-type="float" office:value="1109761" calcext:value-type="float">
            <text:p>1109761</text:p>
          </table:table-cell>
          <table:table-cell office:value-type="float" office:value="1017536" calcext:value-type="float">
            <text:p>1017536</text:p>
          </table:table-cell>
          <table:table-cell office:value-type="float" office:value="905993" calcext:value-type="float">
            <text:p>90599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193</text:p>
          </table:table-cell>
          <table:table-cell office:value-type="string" calcext:value-type="string">
            <text:p>07/12/19</text:p>
          </table:table-cell>
          <table:table-cell office:value-type="float" office:value="10" calcext:value-type="float">
            <text:p>10</text:p>
          </table:table-cell>
          <table:table-cell office:value-type="float" office:value="20.17" calcext:value-type="float">
            <text:p>20.17</text:p>
          </table:table-cell>
          <table:table-cell office:value-type="float" office:value="798.3" calcext:value-type="float">
            <text:p>798.3</text:p>
          </table:table-cell>
          <table:table-cell office:value-type="float" office:value="25.2651778959131" calcext:value-type="float">
            <text:p>25.2651778959131</text:p>
          </table:table-cell>
          <table:table-cell office:value-type="float" office:value="2129700" calcext:value-type="float">
            <text:p>2129700</text:p>
          </table:table-cell>
          <table:table-cell office:value-type="float" office:value="263571" calcext:value-type="float">
            <text:p>263571</text:p>
          </table:table-cell>
          <table:table-cell office:value-type="float" office:value="2258675" calcext:value-type="float">
            <text:p>2258675</text:p>
          </table:table-cell>
          <table:table-cell office:value-type="float" office:value="1732519" calcext:value-type="float">
            <text:p>1732519</text:p>
          </table:table-cell>
          <table:table-cell office:value-type="float" office:value="5160983" calcext:value-type="float">
            <text:p>5160983</text:p>
          </table:table-cell>
          <table:table-cell office:value-type="float" office:value="1014524" calcext:value-type="float">
            <text:p>1014524</text:p>
          </table:table-cell>
          <table:table-cell office:value-type="float" office:value="577908" calcext:value-type="float">
            <text:p>577908</text:p>
          </table:table-cell>
          <table:table-cell office:value-type="float" office:value="0" calcext:value-type="float">
            <text:p>0</text:p>
          </table:table-cell>
          <table:table-cell office:value-type="float" office:value="402925" calcext:value-type="float">
            <text:p>402925</text:p>
          </table:table-cell>
          <table:table-cell office:value-type="float" office:value="300492" calcext:value-type="float">
            <text:p>300492</text:p>
          </table:table-cell>
          <table:table-cell office:value-type="float" office:value="1557057" calcext:value-type="float">
            <text:p>1557057</text:p>
          </table:table-cell>
          <table:table-cell office:value-type="float" office:value="2466099" calcext:value-type="float">
            <text:p>2466099</text:p>
          </table:table-cell>
          <table:table-cell office:value-type="float" office:value="132790" calcext:value-type="float">
            <text:p>132790</text:p>
          </table:table-cell>
          <table:table-cell office:value-type="float" office:value="0" calcext:value-type="float">
            <text:p>0</text:p>
          </table:table-cell>
          <table:table-cell office:value-type="float" office:value="1595430" calcext:value-type="float">
            <text:p>1595430</text:p>
          </table:table-cell>
          <table:table-cell office:value-type="float" office:value="1383914" calcext:value-type="float">
            <text:p>1383914</text:p>
          </table:table-cell>
          <table:table-cell office:value-type="float" office:value="1679094" calcext:value-type="float">
            <text:p>1679094</text:p>
          </table:table-cell>
          <table:table-cell office:value-type="float" office:value="81837" calcext:value-type="float">
            <text:p>81837</text:p>
          </table:table-cell>
          <table:table-cell office:value-type="float" office:value="54614" calcext:value-type="float">
            <text:p>54614</text:p>
          </table:table-cell>
          <table:table-cell office:value-type="float" office:value="653167" calcext:value-type="float">
            <text:p>653167</text:p>
          </table:table-cell>
          <table:table-cell office:value-type="float" office:value="581701" calcext:value-type="float">
            <text:p>581701</text:p>
          </table:table-cell>
          <table:table-cell office:value-type="float" office:value="1342427" calcext:value-type="float">
            <text:p>1342427</text:p>
          </table:table-cell>
          <table:table-cell office:value-type="float" office:value="241117" calcext:value-type="float">
            <text:p>241117</text:p>
          </table:table-cell>
          <table:table-cell office:value-type="float" office:value="656849" calcext:value-type="float">
            <text:p>656849</text:p>
          </table:table-cell>
          <table:table-cell office:value-type="float" office:value="3011912" calcext:value-type="float">
            <text:p>3011912</text:p>
          </table:table-cell>
          <table:table-cell office:value-type="float" office:value="746424" calcext:value-type="float">
            <text:p>746424</text:p>
          </table:table-cell>
          <table:table-cell office:value-type="float" office:value="984823" calcext:value-type="float">
            <text:p>984823</text:p>
          </table:table-cell>
          <table:table-cell office:value-type="float" office:value="0" calcext:value-type="float">
            <text:p>0</text:p>
          </table:table-cell>
          <table:table-cell office:value-type="float" office:value="56081" calcext:value-type="float">
            <text:p>56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7910" calcext:value-type="float">
            <text:p>5527910</text:p>
          </table:table-cell>
          <table:table-cell office:value-type="float" office:value="1017664" calcext:value-type="float">
            <text:p>1017664</text:p>
          </table:table-cell>
          <table:table-cell office:value-type="float" office:value="1556541" calcext:value-type="float">
            <text:p>1556541</text:p>
          </table:table-cell>
          <table:table-cell office:value-type="float" office:value="1395462" calcext:value-type="float">
            <text:p>1395462</text:p>
          </table:table-cell>
          <table:table-cell office:value-type="float" office:value="7234209" calcext:value-type="float">
            <text:p>7234209</text:p>
          </table:table-cell>
          <table:table-cell table:number-columns-repeated="2" office:value-type="float" office:value="1821043" calcext:value-type="float">
            <text:p>1821043</text:p>
          </table:table-cell>
          <table:table-cell office:value-type="float" office:value="22274257" calcext:value-type="float">
            <text:p>22274257</text:p>
          </table:table-cell>
          <table:table-cell office:value-type="float" office:value="9738505" calcext:value-type="float">
            <text:p>9738505</text:p>
          </table:table-cell>
          <table:table-cell office:value-type="float" office:value="422857" calcext:value-type="float">
            <text:p>422857</text:p>
          </table:table-cell>
          <table:table-cell office:value-type="float" office:value="2965446" calcext:value-type="float">
            <text:p>2965446</text:p>
          </table:table-cell>
          <table:table-cell office:value-type="float" office:value="2078941" calcext:value-type="float">
            <text:p>2078941</text:p>
          </table:table-cell>
          <table:table-cell office:value-type="float" office:value="5298974" calcext:value-type="float">
            <text:p>5298974</text:p>
          </table:table-cell>
          <table:table-cell office:value-type="float" office:value="6770148" calcext:value-type="float">
            <text:p>6770148</text:p>
          </table:table-cell>
          <table:table-cell office:value-type="float" office:value="5005757" calcext:value-type="float">
            <text:p>5005757</text:p>
          </table:table-cell>
          <table:table-cell table:number-columns-repeated="2" office:value-type="float" office:value="2106182" calcext:value-type="float">
            <text:p>2106182</text:p>
          </table:table-cell>
          <table:table-cell office:value-type="float" office:value="4238288" calcext:value-type="float">
            <text:p>4238288</text:p>
          </table:table-cell>
          <table:table-cell office:value-type="float" office:value="1884460" calcext:value-type="float">
            <text:p>1884460</text:p>
          </table:table-cell>
          <table:table-cell office:value-type="float" office:value="17245232" calcext:value-type="float">
            <text:p>17245232</text:p>
          </table:table-cell>
          <table:table-cell office:value-type="float" office:value="0" calcext:value-type="float">
            <text:p>0</text:p>
          </table:table-cell>
          <table:table-cell office:value-type="float" office:value="120185352" calcext:value-type="float">
            <text:p>1201853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2201" calcext:value-type="float">
            <text:p>212201</text:p>
          </table:table-cell>
          <table:table-cell office:value-type="float" office:value="945395" calcext:value-type="float">
            <text:p>945395</text:p>
          </table:table-cell>
          <table:table-cell office:value-type="float" office:value="0" calcext:value-type="float">
            <text:p>0</text:p>
          </table:table-cell>
          <table:table-cell office:value-type="float" office:value="2965461" calcext:value-type="float">
            <text:p>2965461</text:p>
          </table:table-cell>
          <table:table-cell office:value-type="float" office:value="0" calcext:value-type="float">
            <text:p>0</text:p>
          </table:table-cell>
          <table:table-cell office:value-type="float" office:value="5527910" calcext:value-type="float">
            <text:p>5527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29" calcext:value-type="float">
            <text:p>182529</text:p>
          </table:table-cell>
          <table:table-cell office:value-type="float" office:value="45883" calcext:value-type="float">
            <text:p>45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023758" calcext:value-type="float">
            <text:p>61023758</text:p>
          </table:table-cell>
          <table:table-cell office:value-type="float" office:value="8101353" calcext:value-type="float">
            <text:p>8101353</text:p>
          </table:table-cell>
          <table:table-cell office:value-type="float" office:value="0" calcext:value-type="float">
            <text:p>0</text:p>
          </table:table-cell>
          <table:table-cell office:value-type="float" office:value="1007498" calcext:value-type="float">
            <text:p>1007498</text:p>
          </table:table-cell>
          <table:table-cell office:value-type="float" office:value="0" calcext:value-type="float">
            <text:p>0</text:p>
          </table:table-cell>
          <table:table-cell office:value-type="float" office:value="587213" calcext:value-type="float">
            <text:p>587213</text:p>
          </table:table-cell>
          <table:table-cell office:value-type="float" office:value="1321518" calcext:value-type="float">
            <text:p>1321518</text:p>
          </table:table-cell>
          <table:table-cell office:value-type="float" office:value="1101709" calcext:value-type="float">
            <text:p>1101709</text:p>
          </table:table-cell>
          <table:table-cell office:value-type="float" office:value="1192903" calcext:value-type="float">
            <text:p>11929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408" calcext:value-type="float">
            <text:p>1574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BL17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04867" calcext:value-type="float">
            <text:p>804867</text:p>
          </table:table-cell>
          <table:table-cell office:value-type="float" office:value="734263" calcext:value-type="float">
            <text:p>734263</text:p>
          </table:table-cell>
          <table:table-cell office:value-type="float" office:value="3070800" calcext:value-type="float">
            <text:p>3070800</text:p>
          </table:table-cell>
          <table:table-cell office:value-type="float" office:value="5391623" calcext:value-type="float">
            <text:p>5391623</text:p>
          </table:table-cell>
          <table:table-cell office:value-type="float" office:value="200842" calcext:value-type="float">
            <text:p>200842</text:p>
          </table:table-cell>
          <table:table-cell office:value-type="float" office:value="758512" calcext:value-type="float">
            <text:p>758512</text:p>
          </table:table-cell>
          <table:table-cell office:value-type="float" office:value="495609" calcext:value-type="float">
            <text:p>495609</text:p>
          </table:table-cell>
          <table:table-cell office:value-type="float" office:value="10462" calcext:value-type="float">
            <text:p>10462</text:p>
          </table:table-cell>
          <table:table-cell office:value-type="float" office:value="1906364" calcext:value-type="float">
            <text:p>190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9096" calcext:value-type="float">
            <text:p>1399096</text:p>
          </table:table-cell>
          <table:table-cell office:value-type="float" office:value="76377" calcext:value-type="float">
            <text:p>76377</text:p>
          </table:table-cell>
          <table:table-cell office:value-type="float" office:value="0" calcext:value-type="float">
            <text:p>0</text:p>
          </table:table-cell>
          <table:table-cell office:value-type="float" office:value="137345" calcext:value-type="float">
            <text:p>137345</text:p>
          </table:table-cell>
          <table:table-cell office:value-type="float" office:value="36570" calcext:value-type="float">
            <text:p>36570</text:p>
          </table:table-cell>
          <table:table-cell office:value-type="float" office:value="195989" calcext:value-type="float">
            <text:p>19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79" calcext:value-type="float">
            <text:p>80179</text:p>
          </table:table-cell>
          <table:table-cell office:value-type="float" office:value="140733" calcext:value-type="float">
            <text:p>140733</text:p>
          </table:table-cell>
          <table:table-cell office:value-type="float" office:value="268155" calcext:value-type="float">
            <text:p>268155</text:p>
          </table:table-cell>
          <table:table-cell office:value-type="float" office:value="138792" calcext:value-type="float">
            <text:p>138792</text:p>
          </table:table-cell>
          <table:table-cell office:value-type="float" office:value="39192" calcext:value-type="float">
            <text:p>39192</text:p>
          </table:table-cell>
          <table:table-cell office:value-type="float" office:value="78858" calcext:value-type="float">
            <text:p>78858</text:p>
          </table:table-cell>
          <table:table-cell office:value-type="float" office:value="0" calcext:value-type="float">
            <text:p>0</text:p>
          </table:table-cell>
          <table:table-cell office:value-type="float" office:value="60630" calcext:value-type="float">
            <text:p>60630</text:p>
          </table:table-cell>
          <table:table-cell office:value-type="float" office:value="0" calcext:value-type="float">
            <text:p>0</text:p>
          </table:table-cell>
          <table:table-cell office:value-type="float" office:value="114986" calcext:value-type="float">
            <text:p>114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426" calcext:value-type="float">
            <text:p>153426</text:p>
          </table:table-cell>
          <table:table-cell office:value-type="float" office:value="37958" calcext:value-type="float">
            <text:p>37958</text:p>
          </table:table-cell>
          <table:table-cell office:value-type="float" office:value="5325520" calcext:value-type="float">
            <text:p>5325520</text:p>
          </table:table-cell>
          <table:table-cell office:value-type="float" office:value="46475" calcext:value-type="float">
            <text:p>46475</text:p>
          </table:table-cell>
          <table:table-cell office:value-type="float" office:value="306445" calcext:value-type="float">
            <text:p>306445</text:p>
          </table:table-cell>
          <table:table-cell office:value-type="float" office:value="0" calcext:value-type="float">
            <text:p>0</text:p>
          </table:table-cell>
          <table:table-cell office:value-type="float" office:value="147070" calcext:value-type="float">
            <text:p>147070</text:p>
          </table:table-cell>
          <table:table-cell office:value-type="float" office:value="245474" calcext:value-type="float">
            <text:p>245474</text:p>
          </table:table-cell>
          <table:table-cell office:value-type="float" office:value="422857" calcext:value-type="float">
            <text:p>422857</text:p>
          </table:table-cell>
          <table:table-cell office:value-type="float" office:value="79669" calcext:value-type="float">
            <text:p>79669</text:p>
          </table:table-cell>
          <table:table-cell office:value-type="float" office:value="68051" calcext:value-type="float">
            <text:p>68051</text:p>
          </table:table-cell>
          <table:table-cell office:value-type="float" office:value="85426" calcext:value-type="float">
            <text:p>85426</text:p>
          </table:table-cell>
          <table:table-cell office:value-type="float" office:value="288168" calcext:value-type="float">
            <text:p>288168</text:p>
          </table:table-cell>
          <table:table-cell office:value-type="float" office:value="262842" calcext:value-type="float">
            <text:p>262842</text:p>
          </table:table-cell>
          <table:table-cell office:value-type="float" office:value="325561" calcext:value-type="float">
            <text:p>325561</text:p>
          </table:table-cell>
          <table:table-cell office:value-type="float" office:value="0" calcext:value-type="float">
            <text:p>0</text:p>
          </table:table-cell>
          <table:table-cell office:value-type="float" office:value="167792" calcext:value-type="float">
            <text:p>167792</text:p>
          </table:table-cell>
          <table:table-cell office:value-type="float" office:value="142806" calcext:value-type="float">
            <text:p>142806</text:p>
          </table:table-cell>
          <table:table-cell office:value-type="float" office:value="172378" calcext:value-type="float">
            <text:p>172378</text:p>
          </table:table-cell>
          <table:table-cell office:value-type="float" office:value="56149685" calcext:value-type="float">
            <text:p>56149685</text:p>
          </table:table-cell>
          <table:table-cell office:value-type="float" office:value="0" calcext:value-type="float">
            <text:p>0</text:p>
          </table:table-cell>
          <table:table-cell office:value-type="float" office:value="146944579" calcext:value-type="float">
            <text:p>1469445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5790" calcext:value-type="float">
            <text:p>95790</text:p>
          </table:table-cell>
          <table:table-cell office:value-type="float" office:value="0" calcext:value-type="float">
            <text:p>0</text:p>
          </table:table-cell>
          <table:table-cell office:value-type="float" office:value="68039" calcext:value-type="float">
            <text:p>68039</text:p>
          </table:table-cell>
          <table:table-cell office:value-type="float" office:value="0" calcext:value-type="float">
            <text:p>0</text:p>
          </table:table-cell>
          <table:table-cell office:value-type="float" office:value="152491" calcext:value-type="float">
            <text:p>1524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81665" calcext:value-type="float">
            <text:p>581665</text:p>
          </table:table-cell>
          <table:table-cell office:value-type="float" office:value="3250835" calcext:value-type="float">
            <text:p>3250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6108" calcext:value-type="float">
            <text:p>86610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214</text:p>
          </table:table-cell>
          <table:table-cell office:value-type="string" calcext:value-type="string">
            <text:p>08/02/19</text:p>
          </table:table-cell>
          <table:table-cell office:value-type="float" office:value="10" calcext:value-type="float">
            <text:p>10</text:p>
          </table:table-cell>
          <table:table-cell office:value-type="float" office:value="22.27" calcext:value-type="float">
            <text:p>22.27</text:p>
          </table:table-cell>
          <table:table-cell office:value-type="float" office:value="796.4" calcext:value-type="float">
            <text:p>796.4</text:p>
          </table:table-cell>
          <table:table-cell office:value-type="float" office:value="27.9641074966912" calcext:value-type="float">
            <text:p>27.9641074966912</text:p>
          </table:table-cell>
          <table:table-cell office:value-type="float" office:value="4533497" calcext:value-type="float">
            <text:p>4533497</text:p>
          </table:table-cell>
          <table:table-cell office:value-type="float" office:value="0" calcext:value-type="float">
            <text:p>0</text:p>
          </table:table-cell>
          <table:table-cell office:value-type="float" office:value="1903580" calcext:value-type="float">
            <text:p>1903580</text:p>
          </table:table-cell>
          <table:table-cell office:value-type="float" office:value="2216744" calcext:value-type="float">
            <text:p>2216744</text:p>
          </table:table-cell>
          <table:table-cell office:value-type="float" office:value="14294574" calcext:value-type="float">
            <text:p>14294574</text:p>
          </table:table-cell>
          <table:table-cell office:value-type="float" office:value="25814932" calcext:value-type="float">
            <text:p>25814932</text:p>
          </table:table-cell>
          <table:table-cell office:value-type="float" office:value="4166057" calcext:value-type="float">
            <text:p>4166057</text:p>
          </table:table-cell>
          <table:table-cell office:value-type="float" office:value="0" calcext:value-type="float">
            <text:p>0</text:p>
          </table:table-cell>
          <table:table-cell office:value-type="float" office:value="123345" calcext:value-type="float">
            <text:p>123345</text:p>
          </table:table-cell>
          <table:table-cell office:value-type="float" office:value="143372" calcext:value-type="float">
            <text:p>143372</text:p>
          </table:table-cell>
          <table:table-cell office:value-type="float" office:value="0" calcext:value-type="float">
            <text:p>0</text:p>
          </table:table-cell>
          <table:table-cell office:value-type="float" office:value="3897843" calcext:value-type="float">
            <text:p>3897843</text:p>
          </table:table-cell>
          <table:table-cell office:value-type="float" office:value="1421033" calcext:value-type="float">
            <text:p>1421033</text:p>
          </table:table-cell>
          <table:table-cell office:value-type="float" office:value="551466" calcext:value-type="float">
            <text:p>551466</text:p>
          </table:table-cell>
          <table:table-cell office:value-type="float" office:value="3307202" calcext:value-type="float">
            <text:p>3307202</text:p>
          </table:table-cell>
          <table:table-cell office:value-type="float" office:value="3779674" calcext:value-type="float">
            <text:p>3779674</text:p>
          </table:table-cell>
          <table:table-cell office:value-type="float" office:value="3505882" calcext:value-type="float">
            <text:p>3505882</text:p>
          </table:table-cell>
          <table:table-cell office:value-type="float" office:value="239957" calcext:value-type="float">
            <text:p>239957</text:p>
          </table:table-cell>
          <table:table-cell office:value-type="float" office:value="230865" calcext:value-type="float">
            <text:p>230865</text:p>
          </table:table-cell>
          <table:table-cell office:value-type="float" office:value="2581545" calcext:value-type="float">
            <text:p>2581545</text:p>
          </table:table-cell>
          <table:table-cell office:value-type="float" office:value="2322102" calcext:value-type="float">
            <text:p>2322102</text:p>
          </table:table-cell>
          <table:table-cell office:value-type="float" office:value="3045421" calcext:value-type="float">
            <text:p>3045421</text:p>
          </table:table-cell>
          <table:table-cell office:value-type="float" office:value="2741824" calcext:value-type="float">
            <text:p>2741824</text:p>
          </table:table-cell>
          <table:table-cell office:value-type="float" office:value="1352348" calcext:value-type="float">
            <text:p>1352348</text:p>
          </table:table-cell>
          <table:table-cell office:value-type="float" office:value="15180422" calcext:value-type="float">
            <text:p>15180422</text:p>
          </table:table-cell>
          <table:table-cell office:value-type="float" office:value="4295301" calcext:value-type="float">
            <text:p>4295301</text:p>
          </table:table-cell>
          <table:table-cell office:value-type="float" office:value="5656996" calcext:value-type="float">
            <text:p>5656996</text:p>
          </table:table-cell>
          <table:table-cell office:value-type="float" office:value="36269" calcext:value-type="float">
            <text:p>36269</text:p>
          </table:table-cell>
          <table:table-cell office:value-type="float" office:value="1086164" calcext:value-type="float">
            <text:p>108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2880" calcext:value-type="float">
            <text:p>6762880</text:p>
          </table:table-cell>
          <table:table-cell office:value-type="float" office:value="2729029" calcext:value-type="float">
            <text:p>2729029</text:p>
          </table:table-cell>
          <table:table-cell office:value-type="float" office:value="468427" calcext:value-type="float">
            <text:p>468427</text:p>
          </table:table-cell>
          <table:table-cell office:value-type="float" office:value="1170937" calcext:value-type="float">
            <text:p>1170937</text:p>
          </table:table-cell>
          <table:table-cell office:value-type="float" office:value="830964" calcext:value-type="float">
            <text:p>830964</text:p>
          </table:table-cell>
          <table:table-cell office:value-type="float" office:value="914145" calcext:value-type="float">
            <text:p>914145</text:p>
          </table:table-cell>
          <table:table-cell office:value-type="float" office:value="2005723" calcext:value-type="float">
            <text:p>2005723</text:p>
          </table:table-cell>
          <table:table-cell office:value-type="float" office:value="22805108" calcext:value-type="float">
            <text:p>22805108</text:p>
          </table:table-cell>
          <table:table-cell office:value-type="float" office:value="6717326" calcext:value-type="float">
            <text:p>6717326</text:p>
          </table:table-cell>
          <table:table-cell office:value-type="float" office:value="3846683" calcext:value-type="float">
            <text:p>3846683</text:p>
          </table:table-cell>
          <table:table-cell office:value-type="float" office:value="8603375" calcext:value-type="float">
            <text:p>8603375</text:p>
          </table:table-cell>
          <table:table-cell office:value-type="float" office:value="10161138" calcext:value-type="float">
            <text:p>10161138</text:p>
          </table:table-cell>
          <table:table-cell office:value-type="float" office:value="5700310" calcext:value-type="float">
            <text:p>5700310</text:p>
          </table:table-cell>
          <table:table-cell office:value-type="float" office:value="10549396" calcext:value-type="float">
            <text:p>10549396</text:p>
          </table:table-cell>
          <table:table-cell office:value-type="float" office:value="7301593" calcext:value-type="float">
            <text:p>7301593</text:p>
          </table:table-cell>
          <table:table-cell office:value-type="float" office:value="1603275" calcext:value-type="float">
            <text:p>1603275</text:p>
          </table:table-cell>
          <table:table-cell office:value-type="float" office:value="3678388" calcext:value-type="float">
            <text:p>3678388</text:p>
          </table:table-cell>
          <table:table-cell office:value-type="float" office:value="7963733" calcext:value-type="float">
            <text:p>7963733</text:p>
          </table:table-cell>
          <table:table-cell office:value-type="float" office:value="3739606" calcext:value-type="float">
            <text:p>3739606</text:p>
          </table:table-cell>
          <table:table-cell office:value-type="float" office:value="41633869" calcext:value-type="float">
            <text:p>41633869</text:p>
          </table:table-cell>
          <table:table-cell office:value-type="float" office:value="0" calcext:value-type="float">
            <text:p>0</text:p>
          </table:table-cell>
          <table:table-cell office:value-type="float" office:value="70712563" calcext:value-type="float">
            <text:p>707125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287164" calcext:value-type="float">
            <text:p>4287164</text:p>
          </table:table-cell>
          <table:table-cell office:value-type="float" office:value="0" calcext:value-type="float">
            <text:p>0</text:p>
          </table:table-cell>
          <table:table-cell office:value-type="float" office:value="11103575" calcext:value-type="float">
            <text:p>111035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776568" calcext:value-type="float">
            <text:p>18776568</text:p>
          </table:table-cell>
          <table:table-cell office:value-type="float" office:value="3662909" calcext:value-type="float">
            <text:p>3662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151" calcext:value-type="float">
            <text:p>89715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215</text:p>
          </table:table-cell>
          <table:table-cell office:value-type="string" calcext:value-type="string">
            <text:p>08/03/19</text:p>
          </table:table-cell>
          <table:table-cell office:value-type="float" office:value="10" calcext:value-type="float">
            <text:p>10</text:p>
          </table:table-cell>
          <table:table-cell office:value-type="float" office:value="25.12" calcext:value-type="float">
            <text:p>25.12</text:p>
          </table:table-cell>
          <table:table-cell office:value-type="float" office:value="798.4" calcext:value-type="float">
            <text:p>798.4</text:p>
          </table:table-cell>
          <table:table-cell office:value-type="float" office:value="31.4628864442804" calcext:value-type="float">
            <text:p>31.4628864442804</text:p>
          </table:table-cell>
          <table:table-cell office:value-type="float" office:value="3441255" calcext:value-type="float">
            <text:p>3441255</text:p>
          </table:table-cell>
          <table:table-cell office:value-type="float" office:value="0" calcext:value-type="float">
            <text:p>0</text:p>
          </table:table-cell>
          <table:table-cell office:value-type="float" office:value="2504921" calcext:value-type="float">
            <text:p>2504921</text:p>
          </table:table-cell>
          <table:table-cell office:value-type="float" office:value="1755725" calcext:value-type="float">
            <text:p>1755725</text:p>
          </table:table-cell>
          <table:table-cell office:value-type="float" office:value="10744888" calcext:value-type="float">
            <text:p>10744888</text:p>
          </table:table-cell>
          <table:table-cell office:value-type="float" office:value="11942184" calcext:value-type="float">
            <text:p>11942184</text:p>
          </table:table-cell>
          <table:table-cell office:value-type="float" office:value="2276125" calcext:value-type="float">
            <text:p>2276125</text:p>
          </table:table-cell>
          <table:table-cell office:value-type="float" office:value="0" calcext:value-type="float">
            <text:p>0</text:p>
          </table:table-cell>
          <table:table-cell office:value-type="float" office:value="112671" calcext:value-type="float">
            <text:p>112671</text:p>
          </table:table-cell>
          <table:table-cell office:value-type="float" office:value="128348" calcext:value-type="float">
            <text:p>128348</text:p>
          </table:table-cell>
          <table:table-cell office:value-type="float" office:value="0" calcext:value-type="float">
            <text:p>0</text:p>
          </table:table-cell>
          <table:table-cell office:value-type="float" office:value="1543535" calcext:value-type="float">
            <text:p>1543535</text:p>
          </table:table-cell>
          <table:table-cell office:value-type="float" office:value="604554" calcext:value-type="float">
            <text:p>604554</text:p>
          </table:table-cell>
          <table:table-cell office:value-type="float" office:value="494437" calcext:value-type="float">
            <text:p>494437</text:p>
          </table:table-cell>
          <table:table-cell office:value-type="float" office:value="295841" calcext:value-type="float">
            <text:p>295841</text:p>
          </table:table-cell>
          <table:table-cell office:value-type="float" office:value="2589181" calcext:value-type="float">
            <text:p>2589181</text:p>
          </table:table-cell>
          <table:table-cell office:value-type="float" office:value="2290399" calcext:value-type="float">
            <text:p>2290399</text:p>
          </table:table-cell>
          <table:table-cell office:value-type="float" office:value="123558" calcext:value-type="float">
            <text:p>123558</text:p>
          </table:table-cell>
          <table:table-cell office:value-type="float" office:value="205562" calcext:value-type="float">
            <text:p>205562</text:p>
          </table:table-cell>
          <table:table-cell office:value-type="float" office:value="1386881" calcext:value-type="float">
            <text:p>1386881</text:p>
          </table:table-cell>
          <table:table-cell office:value-type="float" office:value="1343432" calcext:value-type="float">
            <text:p>1343432</text:p>
          </table:table-cell>
          <table:table-cell office:value-type="float" office:value="1687953" calcext:value-type="float">
            <text:p>1687953</text:p>
          </table:table-cell>
          <table:table-cell office:value-type="float" office:value="1383113" calcext:value-type="float">
            <text:p>1383113</text:p>
          </table:table-cell>
          <table:table-cell office:value-type="float" office:value="1073321" calcext:value-type="float">
            <text:p>1073321</text:p>
          </table:table-cell>
          <table:table-cell office:value-type="float" office:value="10242020" calcext:value-type="float">
            <text:p>10242020</text:p>
          </table:table-cell>
          <table:table-cell office:value-type="float" office:value="2623327" calcext:value-type="float">
            <text:p>2623327</text:p>
          </table:table-cell>
          <table:table-cell office:value-type="float" office:value="3501741" calcext:value-type="float">
            <text:p>3501741</text:p>
          </table:table-cell>
          <table:table-cell office:value-type="float" office:value="0" calcext:value-type="float">
            <text:p>0</text:p>
          </table:table-cell>
          <table:table-cell office:value-type="float" office:value="509472" calcext:value-type="float">
            <text:p>509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3832" calcext:value-type="float">
            <text:p>6083832</text:p>
          </table:table-cell>
          <table:table-cell office:value-type="float" office:value="1959081" calcext:value-type="float">
            <text:p>1959081</text:p>
          </table:table-cell>
          <table:table-cell office:value-type="float" office:value="611666" calcext:value-type="float">
            <text:p>611666</text:p>
          </table:table-cell>
          <table:table-cell office:value-type="float" office:value="1234920" calcext:value-type="float">
            <text:p>1234920</text:p>
          </table:table-cell>
          <table:table-cell office:value-type="float" office:value="5815525" calcext:value-type="float">
            <text:p>5815525</text:p>
          </table:table-cell>
          <table:table-cell office:value-type="float" office:value="715824" calcext:value-type="float">
            <text:p>715824</text:p>
          </table:table-cell>
          <table:table-cell office:value-type="float" office:value="1491074" calcext:value-type="float">
            <text:p>1491074</text:p>
          </table:table-cell>
          <table:table-cell office:value-type="float" office:value="13711000" calcext:value-type="float">
            <text:p>13711000</text:p>
          </table:table-cell>
          <table:table-cell office:value-type="float" office:value="5411834" calcext:value-type="float">
            <text:p>5411834</text:p>
          </table:table-cell>
          <table:table-cell office:value-type="float" office:value="3378704" calcext:value-type="float">
            <text:p>3378704</text:p>
          </table:table-cell>
          <table:table-cell office:value-type="float" office:value="6817744" calcext:value-type="float">
            <text:p>6817744</text:p>
          </table:table-cell>
          <table:table-cell office:value-type="float" office:value="7697003" calcext:value-type="float">
            <text:p>7697003</text:p>
          </table:table-cell>
          <table:table-cell office:value-type="float" office:value="5537634" calcext:value-type="float">
            <text:p>5537634</text:p>
          </table:table-cell>
          <table:table-cell office:value-type="float" office:value="42439227" calcext:value-type="float">
            <text:p>42439227</text:p>
          </table:table-cell>
          <table:table-cell office:value-type="float" office:value="5537634" calcext:value-type="float">
            <text:p>5537634</text:p>
          </table:table-cell>
          <table:table-cell office:value-type="float" office:value="1096866" calcext:value-type="float">
            <text:p>1096866</text:p>
          </table:table-cell>
          <table:table-cell office:value-type="float" office:value="3258012" calcext:value-type="float">
            <text:p>3258012</text:p>
          </table:table-cell>
          <table:table-cell office:value-type="float" office:value="5609721" calcext:value-type="float">
            <text:p>5609721</text:p>
          </table:table-cell>
          <table:table-cell office:value-type="float" office:value="2570148" calcext:value-type="float">
            <text:p>2570148</text:p>
          </table:table-cell>
          <table:table-cell office:value-type="float" office:value="54230209" calcext:value-type="float">
            <text:p>54230209</text:p>
          </table:table-cell>
          <table:table-cell office:value-type="float" office:value="0" calcext:value-type="float">
            <text:p>0</text:p>
          </table:table-cell>
          <table:table-cell office:value-type="float" office:value="129584765" calcext:value-type="float">
            <text:p>1295847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765012" calcext:value-type="float">
            <text:p>3765012</text:p>
          </table:table-cell>
          <table:table-cell office:value-type="float" office:value="0" calcext:value-type="float">
            <text:p>0</text:p>
          </table:table-cell>
          <table:table-cell office:value-type="float" office:value="8879000" calcext:value-type="float">
            <text:p>8879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644261" calcext:value-type="float">
            <text:p>32644261</text:p>
          </table:table-cell>
          <table:table-cell office:value-type="float" office:value="2740035" calcext:value-type="float">
            <text:p>274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5918" calcext:value-type="float">
            <text:p>86591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216</text:p>
          </table:table-cell>
          <table:table-cell office:value-type="string" calcext:value-type="string">
            <text:p>08/04/19</text:p>
          </table:table-cell>
          <table:table-cell office:value-type="float" office:value="10" calcext:value-type="float">
            <text:p>10</text:p>
          </table:table-cell>
          <table:table-cell office:value-type="float" office:value="23.16" calcext:value-type="float">
            <text:p>23.16</text:p>
          </table:table-cell>
          <table:table-cell office:value-type="float" office:value="800.6" calcext:value-type="float">
            <text:p>800.6</text:p>
          </table:table-cell>
          <table:table-cell office:value-type="float" office:value="28.9276533877581" calcext:value-type="float">
            <text:p>28.9276533877581</text:p>
          </table:table-cell>
          <table:table-cell office:value-type="float" office:value="5909212" calcext:value-type="float">
            <text:p>5909212</text:p>
          </table:table-cell>
          <table:table-cell office:value-type="float" office:value="0" calcext:value-type="float">
            <text:p>0</text:p>
          </table:table-cell>
          <table:table-cell office:value-type="float" office:value="2141305" calcext:value-type="float">
            <text:p>2141305</text:p>
          </table:table-cell>
          <table:table-cell office:value-type="float" office:value="3021018" calcext:value-type="float">
            <text:p>3021018</text:p>
          </table:table-cell>
          <table:table-cell office:value-type="float" office:value="17564497" calcext:value-type="float">
            <text:p>17564497</text:p>
          </table:table-cell>
          <table:table-cell office:value-type="float" office:value="42219525" calcext:value-type="float">
            <text:p>42219525</text:p>
          </table:table-cell>
          <table:table-cell office:value-type="float" office:value="7443578" calcext:value-type="float">
            <text:p>7443578</text:p>
          </table:table-cell>
          <table:table-cell office:value-type="float" office:value="0" calcext:value-type="float">
            <text:p>0</text:p>
          </table:table-cell>
          <table:table-cell office:value-type="float" office:value="125893" calcext:value-type="float">
            <text:p>125893</text:p>
          </table:table-cell>
          <table:table-cell office:value-type="float" office:value="160461" calcext:value-type="float">
            <text:p>160461</text:p>
          </table:table-cell>
          <table:table-cell office:value-type="float" office:value="0" calcext:value-type="float">
            <text:p>0</text:p>
          </table:table-cell>
          <table:table-cell office:value-type="float" office:value="3854784" calcext:value-type="float">
            <text:p>3854784</text:p>
          </table:table-cell>
          <table:table-cell office:value-type="float" office:value="2967812" calcext:value-type="float">
            <text:p>2967812</text:p>
          </table:table-cell>
          <table:table-cell office:value-type="float" office:value="1017625" calcext:value-type="float">
            <text:p>1017625</text:p>
          </table:table-cell>
          <table:table-cell office:value-type="float" office:value="4805155" calcext:value-type="float">
            <text:p>4805155</text:p>
          </table:table-cell>
          <table:table-cell office:value-type="float" office:value="5124405" calcext:value-type="float">
            <text:p>5124405</text:p>
          </table:table-cell>
          <table:table-cell office:value-type="float" office:value="4238087" calcext:value-type="float">
            <text:p>4238087</text:p>
          </table:table-cell>
          <table:table-cell office:value-type="float" office:value="285520" calcext:value-type="float">
            <text:p>285520</text:p>
          </table:table-cell>
          <table:table-cell office:value-type="float" office:value="352724" calcext:value-type="float">
            <text:p>352724</text:p>
          </table:table-cell>
          <table:table-cell office:value-type="float" office:value="4637171" calcext:value-type="float">
            <text:p>4637171</text:p>
          </table:table-cell>
          <table:table-cell office:value-type="float" office:value="352756" calcext:value-type="float">
            <text:p>352756</text:p>
          </table:table-cell>
          <table:table-cell office:value-type="float" office:value="5248016" calcext:value-type="float">
            <text:p>5248016</text:p>
          </table:table-cell>
          <table:table-cell office:value-type="float" office:value="6824227" calcext:value-type="float">
            <text:p>6824227</text:p>
          </table:table-cell>
          <table:table-cell office:value-type="float" office:value="2119787" calcext:value-type="float">
            <text:p>2119787</text:p>
          </table:table-cell>
          <table:table-cell office:value-type="float" office:value="20899066" calcext:value-type="float">
            <text:p>20899066</text:p>
          </table:table-cell>
          <table:table-cell office:value-type="float" office:value="7367392" calcext:value-type="float">
            <text:p>7367392</text:p>
          </table:table-cell>
          <table:table-cell office:value-type="float" office:value="9281743" calcext:value-type="float">
            <text:p>9281743</text:p>
          </table:table-cell>
          <table:table-cell office:value-type="float" office:value="61857" calcext:value-type="float">
            <text:p>61857</text:p>
          </table:table-cell>
          <table:table-cell office:value-type="float" office:value="2034754" calcext:value-type="float">
            <text:p>203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2933" calcext:value-type="float">
            <text:p>9632933</text:p>
          </table:table-cell>
          <table:table-cell office:value-type="float" office:value="3629696" calcext:value-type="float">
            <text:p>3629696</text:p>
          </table:table-cell>
          <table:table-cell office:value-type="float" office:value="714524" calcext:value-type="float">
            <text:p>714524</text:p>
          </table:table-cell>
          <table:table-cell office:value-type="float" office:value="2976999" calcext:value-type="float">
            <text:p>2976999</text:p>
          </table:table-cell>
          <table:table-cell office:value-type="float" office:value="9648639" calcext:value-type="float">
            <text:p>9648639</text:p>
          </table:table-cell>
          <table:table-cell office:value-type="float" office:value="998100" calcext:value-type="float">
            <text:p>998100</text:p>
          </table:table-cell>
          <table:table-cell office:value-type="float" office:value="2365435" calcext:value-type="float">
            <text:p>2365435</text:p>
          </table:table-cell>
          <table:table-cell office:value-type="float" office:value="23989812" calcext:value-type="float">
            <text:p>23989812</text:p>
          </table:table-cell>
          <table:table-cell office:value-type="float" office:value="9058035" calcext:value-type="float">
            <text:p>9058035</text:p>
          </table:table-cell>
          <table:table-cell office:value-type="float" office:value="4102908" calcext:value-type="float">
            <text:p>4102908</text:p>
          </table:table-cell>
          <table:table-cell office:value-type="float" office:value="11569793" calcext:value-type="float">
            <text:p>11569793</text:p>
          </table:table-cell>
          <table:table-cell office:value-type="float" office:value="12408890" calcext:value-type="float">
            <text:p>12408890</text:p>
          </table:table-cell>
          <table:table-cell office:value-type="float" office:value="9110054" calcext:value-type="float">
            <text:p>9110054</text:p>
          </table:table-cell>
          <table:table-cell office:value-type="float" office:value="12762766" calcext:value-type="float">
            <text:p>12762766</text:p>
          </table:table-cell>
          <table:table-cell office:value-type="float" office:value="5537634" calcext:value-type="float">
            <text:p>5537634</text:p>
          </table:table-cell>
          <table:table-cell office:value-type="float" office:value="2978305" calcext:value-type="float">
            <text:p>2978305</text:p>
          </table:table-cell>
          <table:table-cell office:value-type="float" office:value="1700346" calcext:value-type="float">
            <text:p>1700346</text:p>
          </table:table-cell>
          <table:table-cell office:value-type="float" office:value="10282606" calcext:value-type="float">
            <text:p>10282606</text:p>
          </table:table-cell>
          <table:table-cell office:value-type="float" office:value="4772375" calcext:value-type="float">
            <text:p>4772375</text:p>
          </table:table-cell>
          <table:table-cell office:value-type="float" office:value="57599835" calcext:value-type="float">
            <text:p>57599835</text:p>
          </table:table-cell>
          <table:table-cell office:value-type="float" office:value="0" calcext:value-type="float">
            <text:p>0</text:p>
          </table:table-cell>
          <table:table-cell office:value-type="float" office:value="72775543" calcext:value-type="float">
            <text:p>727755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172152" calcext:value-type="float">
            <text:p>6172152</text:p>
          </table:table-cell>
          <table:table-cell office:value-type="float" office:value="0" calcext:value-type="float">
            <text:p>0</text:p>
          </table:table-cell>
          <table:table-cell office:value-type="float" office:value="16838317" calcext:value-type="float">
            <text:p>168383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3197" calcext:value-type="float">
            <text:p>1373197</text:p>
          </table:table-cell>
          <table:table-cell office:value-type="float" office:value="24848346" calcext:value-type="float">
            <text:p>24848346</text:p>
          </table:table-cell>
          <table:table-cell office:value-type="float" office:value="34570146" calcext:value-type="float">
            <text:p>34570146</text:p>
          </table:table-cell>
          <table:table-cell office:value-type="float" office:value="2737035" calcext:value-type="float">
            <text:p>2737035</text:p>
          </table:table-cell>
          <table:table-cell office:value-type="float" office:value="0" calcext:value-type="float">
            <text:p>0</text:p>
          </table:table-cell>
          <table:table-cell office:value-type="float" office:value="852357" calcext:value-type="float">
            <text:p>852357</text:p>
          </table:table-cell>
          <table:table-cell office:value-type="float" office:value="865918" calcext:value-type="float">
            <text:p>865918</text:p>
          </table:table-cell>
          <table:table-cell office:value-type="float" office:value="404389" calcext:value-type="float">
            <text:p>404389</text:p>
          </table:table-cell>
          <table:table-cell office:value-type="float" office:value="0" calcext:value-type="float">
            <text:p>0</text:p>
          </table:table-cell>
          <table:table-cell office:value-type="float" office:value="1434419" calcext:value-type="float">
            <text:p>1434419</text:p>
          </table:table-cell>
          <table:table-cell office:value-type="float" office:value="1032518" calcext:value-type="float">
            <text:p>10325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217</text:p>
          </table:table-cell>
          <table:table-cell office:value-type="string" calcext:value-type="string">
            <text:p>08/05/19</text:p>
          </table:table-cell>
          <table:table-cell office:value-type="float" office:value="10" calcext:value-type="float">
            <text:p>10</text:p>
          </table:table-cell>
          <table:table-cell office:value-type="float" office:value="22.99" calcext:value-type="float">
            <text:p>22.99</text:p>
          </table:table-cell>
          <table:table-cell office:value-type="float" office:value="798.1" calcext:value-type="float">
            <text:p>798.1</text:p>
          </table:table-cell>
          <table:table-cell office:value-type="float" office:value="28.8064915472557" calcext:value-type="float">
            <text:p>28.8064915472557</text:p>
          </table:table-cell>
          <table:table-cell office:value-type="float" office:value="3195388" calcext:value-type="float">
            <text:p>3195388</text:p>
          </table:table-cell>
          <table:table-cell office:value-type="float" office:value="0" calcext:value-type="float">
            <text:p>0</text:p>
          </table:table-cell>
          <table:table-cell office:value-type="float" office:value="2557420" calcext:value-type="float">
            <text:p>2557420</text:p>
          </table:table-cell>
          <table:table-cell office:value-type="float" office:value="2601271" calcext:value-type="float">
            <text:p>2601271</text:p>
          </table:table-cell>
          <table:table-cell office:value-type="float" office:value="12794325" calcext:value-type="float">
            <text:p>12794325</text:p>
          </table:table-cell>
          <table:table-cell office:value-type="float" office:value="11760979" calcext:value-type="float">
            <text:p>11760979</text:p>
          </table:table-cell>
          <table:table-cell office:value-type="float" office:value="2467038" calcext:value-type="float">
            <text:p>2467038</text:p>
          </table:table-cell>
          <table:table-cell office:value-type="float" office:value="0" calcext:value-type="float">
            <text:p>0</text:p>
          </table:table-cell>
          <table:table-cell office:value-type="float" office:value="92821" calcext:value-type="float">
            <text:p>92821</text:p>
          </table:table-cell>
          <table:table-cell office:value-type="float" office:value="92612" calcext:value-type="float">
            <text:p>92612</text:p>
          </table:table-cell>
          <table:table-cell office:value-type="float" office:value="0" calcext:value-type="float">
            <text:p>0</text:p>
          </table:table-cell>
          <table:table-cell office:value-type="float" office:value="997204" calcext:value-type="float">
            <text:p>997204</text:p>
          </table:table-cell>
          <table:table-cell office:value-type="float" office:value="566101" calcext:value-type="float">
            <text:p>566101</text:p>
          </table:table-cell>
          <table:table-cell office:value-type="float" office:value="0" calcext:value-type="float">
            <text:p>0</text:p>
          </table:table-cell>
          <table:table-cell office:value-type="float" office:value="1851225" calcext:value-type="float">
            <text:p>1851225</text:p>
          </table:table-cell>
          <table:table-cell office:value-type="float" office:value="2305592" calcext:value-type="float">
            <text:p>2305592</text:p>
          </table:table-cell>
          <table:table-cell office:value-type="float" office:value="2314965" calcext:value-type="float">
            <text:p>2314965</text:p>
          </table:table-cell>
          <table:table-cell office:value-type="float" office:value="14786" calcext:value-type="float">
            <text:p>14786</text:p>
          </table:table-cell>
          <table:table-cell office:value-type="float" office:value="183980" calcext:value-type="float">
            <text:p>183980</text:p>
          </table:table-cell>
          <table:table-cell office:value-type="float" office:value="2922734" calcext:value-type="float">
            <text:p>2922734</text:p>
          </table:table-cell>
          <table:table-cell office:value-type="float" office:value="1571017" calcext:value-type="float">
            <text:p>1571017</text:p>
          </table:table-cell>
          <table:table-cell office:value-type="float" office:value="3077731" calcext:value-type="float">
            <text:p>3077731</text:p>
          </table:table-cell>
          <table:table-cell office:value-type="float" office:value="2596137" calcext:value-type="float">
            <text:p>2596137</text:p>
          </table:table-cell>
          <table:table-cell office:value-type="float" office:value="850418" calcext:value-type="float">
            <text:p>850418</text:p>
          </table:table-cell>
          <table:table-cell office:value-type="float" office:value="10643794" calcext:value-type="float">
            <text:p>10643794</text:p>
          </table:table-cell>
          <table:table-cell office:value-type="float" office:value="2853069" calcext:value-type="float">
            <text:p>2853069</text:p>
          </table:table-cell>
          <table:table-cell office:value-type="float" office:value="4989454" calcext:value-type="float">
            <text:p>4989454</text:p>
          </table:table-cell>
          <table:table-cell office:value-type="float" office:value="0" calcext:value-type="float">
            <text:p>0</text:p>
          </table:table-cell>
          <table:table-cell office:value-type="float" office:value="549458" calcext:value-type="float">
            <text:p>549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4681" calcext:value-type="float">
            <text:p>3604681</text:p>
          </table:table-cell>
          <table:table-cell office:value-type="float" office:value="1699268" calcext:value-type="float">
            <text:p>1699268</text:p>
          </table:table-cell>
          <table:table-cell office:value-type="float" office:value="617972" calcext:value-type="float">
            <text:p>617972</text:p>
          </table:table-cell>
          <table:table-cell office:value-type="float" office:value="2005264" calcext:value-type="float">
            <text:p>2005264</text:p>
          </table:table-cell>
          <table:table-cell office:value-type="float" office:value="3472204" calcext:value-type="float">
            <text:p>3472204</text:p>
          </table:table-cell>
          <table:table-cell office:value-type="float" office:value="0" calcext:value-type="float">
            <text:p>0</text:p>
          </table:table-cell>
          <table:table-cell office:value-type="float" office:value="1346067" calcext:value-type="float">
            <text:p>1346067</text:p>
          </table:table-cell>
          <table:table-cell office:value-type="float" office:value="8433178" calcext:value-type="float">
            <text:p>8433178</text:p>
          </table:table-cell>
          <table:table-cell office:value-type="float" office:value="5742052" calcext:value-type="float">
            <text:p>5742052</text:p>
          </table:table-cell>
          <table:table-cell office:value-type="float" office:value="1444616" calcext:value-type="float">
            <text:p>1444616</text:p>
          </table:table-cell>
          <table:table-cell office:value-type="float" office:value="3130269" calcext:value-type="float">
            <text:p>3130269</text:p>
          </table:table-cell>
          <table:table-cell office:value-type="float" office:value="2314768" calcext:value-type="float">
            <text:p>2314768</text:p>
          </table:table-cell>
          <table:table-cell office:value-type="float" office:value="5387581" calcext:value-type="float">
            <text:p>5387581</text:p>
          </table:table-cell>
          <table:table-cell office:value-type="float" office:value="6601715" calcext:value-type="float">
            <text:p>6601715</text:p>
          </table:table-cell>
          <table:table-cell office:value-type="float" office:value="4786534" calcext:value-type="float">
            <text:p>4786534</text:p>
          </table:table-cell>
          <table:table-cell office:value-type="float" office:value="2451722" calcext:value-type="float">
            <text:p>2451722</text:p>
          </table:table-cell>
          <table:table-cell office:value-type="float" office:value="1163805" calcext:value-type="float">
            <text:p>1163805</text:p>
          </table:table-cell>
          <table:table-cell office:value-type="float" office:value="2701662" calcext:value-type="float">
            <text:p>2701662</text:p>
          </table:table-cell>
          <table:table-cell office:value-type="float" office:value="2239896" calcext:value-type="float">
            <text:p>2239896</text:p>
          </table:table-cell>
          <table:table-cell office:value-type="float" office:value="37411533" calcext:value-type="float">
            <text:p>37411533</text:p>
          </table:table-cell>
          <table:table-cell office:value-type="float" office:value="0" calcext:value-type="float">
            <text:p>0</text:p>
          </table:table-cell>
          <table:table-cell office:value-type="float" office:value="125728030" calcext:value-type="float">
            <text:p>1257280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46248" calcext:value-type="float">
            <text:p>3046248</text:p>
          </table:table-cell>
          <table:table-cell office:value-type="float" office:value="0" calcext:value-type="float">
            <text:p>0</text:p>
          </table:table-cell>
          <table:table-cell office:value-type="float" office:value="3130201" calcext:value-type="float">
            <text:p>3130201</text:p>
          </table:table-cell>
          <table:table-cell office:value-type="float" office:value="0" calcext:value-type="float">
            <text:p>0</text:p>
          </table:table-cell>
          <table:table-cell office:value-type="float" office:value="3604681" calcext:value-type="float">
            <text:p>3604681</text:p>
          </table:table-cell>
          <table:table-cell office:value-type="float" office:value="843002" calcext:value-type="float">
            <text:p>843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915" calcext:value-type="float">
            <text:p>325915</text:p>
          </table:table-cell>
          <table:table-cell office:value-type="float" office:value="0" calcext:value-type="float">
            <text:p>0</text:p>
          </table:table-cell>
          <table:table-cell office:value-type="float" office:value="20747343" calcext:value-type="float">
            <text:p>20747343</text:p>
          </table:table-cell>
          <table:table-cell office:value-type="float" office:value="1483516" calcext:value-type="float">
            <text:p>1483516</text:p>
          </table:table-cell>
          <table:table-cell office:value-type="float" office:value="1309333" calcext:value-type="float">
            <text:p>1309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28374" calcext:value-type="float">
            <text:p>82837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218</text:p>
          </table:table-cell>
          <table:table-cell office:value-type="string" calcext:value-type="string">
            <text:p>08/06/19</text:p>
          </table:table-cell>
          <table:table-cell office:value-type="float" office:value="10" calcext:value-type="float">
            <text:p>10</text:p>
          </table:table-cell>
          <table:table-cell office:value-type="float" office:value="26.91" calcext:value-type="float">
            <text:p>26.91</text:p>
          </table:table-cell>
          <table:table-cell office:value-type="float" office:value="795.4" calcext:value-type="float">
            <text:p>795.4</text:p>
          </table:table-cell>
          <table:table-cell office:value-type="float" office:value="33.8319065932613" calcext:value-type="float">
            <text:p>33.8319065932613</text:p>
          </table:table-cell>
          <table:table-cell office:value-type="float" office:value="3425589" calcext:value-type="float">
            <text:p>3425589</text:p>
          </table:table-cell>
          <table:table-cell office:value-type="float" office:value="0" calcext:value-type="float">
            <text:p>0</text:p>
          </table:table-cell>
          <table:table-cell office:value-type="float" office:value="1866749" calcext:value-type="float">
            <text:p>1866749</text:p>
          </table:table-cell>
          <table:table-cell office:value-type="float" office:value="3113210" calcext:value-type="float">
            <text:p>3113210</text:p>
          </table:table-cell>
          <table:table-cell office:value-type="float" office:value="14019261" calcext:value-type="float">
            <text:p>14019261</text:p>
          </table:table-cell>
          <table:table-cell office:value-type="float" office:value="22128237" calcext:value-type="float">
            <text:p>22128237</text:p>
          </table:table-cell>
          <table:table-cell office:value-type="float" office:value="4065821" calcext:value-type="float">
            <text:p>4065821</text:p>
          </table:table-cell>
          <table:table-cell office:value-type="float" office:value="0" calcext:value-type="float">
            <text:p>0</text:p>
          </table:table-cell>
          <table:table-cell office:value-type="float" office:value="300115" calcext:value-type="float">
            <text:p>300115</text:p>
          </table:table-cell>
          <table:table-cell office:value-type="float" office:value="204672" calcext:value-type="float">
            <text:p>204672</text:p>
          </table:table-cell>
          <table:table-cell office:value-type="float" office:value="0" calcext:value-type="float">
            <text:p>0</text:p>
          </table:table-cell>
          <table:table-cell office:value-type="float" office:value="1099055" calcext:value-type="float">
            <text:p>1099055</text:p>
          </table:table-cell>
          <table:table-cell office:value-type="float" office:value="2205331" calcext:value-type="float">
            <text:p>2205331</text:p>
          </table:table-cell>
          <table:table-cell office:value-type="float" office:value="0" calcext:value-type="float">
            <text:p>0</text:p>
          </table:table-cell>
          <table:table-cell office:value-type="float" office:value="2131913" calcext:value-type="float">
            <text:p>2131913</text:p>
          </table:table-cell>
          <table:table-cell office:value-type="float" office:value="2570539" calcext:value-type="float">
            <text:p>2570539</text:p>
          </table:table-cell>
          <table:table-cell office:value-type="float" office:value="2947034" calcext:value-type="float">
            <text:p>2947034</text:p>
          </table:table-cell>
          <table:table-cell office:value-type="float" office:value="18276" calcext:value-type="float">
            <text:p>18276</text:p>
          </table:table-cell>
          <table:table-cell office:value-type="float" office:value="261389" calcext:value-type="float">
            <text:p>261389</text:p>
          </table:table-cell>
          <table:table-cell office:value-type="float" office:value="1726730" calcext:value-type="float">
            <text:p>1726730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2383974" calcext:value-type="float">
            <text:p>2383974</text:p>
          </table:table-cell>
          <table:table-cell office:value-type="float" office:value="2682306" calcext:value-type="float">
            <text:p>2682306</text:p>
          </table:table-cell>
          <table:table-cell office:value-type="float" office:value="783291" calcext:value-type="float">
            <text:p>783291</text:p>
          </table:table-cell>
          <table:table-cell office:value-type="float" office:value="11993668" calcext:value-type="float">
            <text:p>11993668</text:p>
          </table:table-cell>
          <table:table-cell office:value-type="float" office:value="2738410" calcext:value-type="float">
            <text:p>2738410</text:p>
          </table:table-cell>
          <table:table-cell office:value-type="float" office:value="3146395" calcext:value-type="float">
            <text:p>3146395</text:p>
          </table:table-cell>
          <table:table-cell office:value-type="float" office:value="0" calcext:value-type="float">
            <text:p>0</text:p>
          </table:table-cell>
          <table:table-cell office:value-type="float" office:value="801131" calcext:value-type="float">
            <text:p>801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9182" calcext:value-type="float">
            <text:p>4949182</text:p>
          </table:table-cell>
          <table:table-cell office:value-type="float" office:value="1929773" calcext:value-type="float">
            <text:p>1929773</text:p>
          </table:table-cell>
          <table:table-cell office:value-type="float" office:value="739372" calcext:value-type="float">
            <text:p>739372</text:p>
          </table:table-cell>
          <table:table-cell office:value-type="float" office:value="1499620" calcext:value-type="float">
            <text:p>1499620</text:p>
          </table:table-cell>
          <table:table-cell office:value-type="float" office:value="3554716" calcext:value-type="float">
            <text:p>3554716</text:p>
          </table:table-cell>
          <table:table-cell office:value-type="float" office:value="0" calcext:value-type="float">
            <text:p>0</text:p>
          </table:table-cell>
          <table:table-cell office:value-type="float" office:value="1345693" calcext:value-type="float">
            <text:p>1345693</text:p>
          </table:table-cell>
          <table:table-cell office:value-type="float" office:value="8266378" calcext:value-type="float">
            <text:p>8266378</text:p>
          </table:table-cell>
          <table:table-cell office:value-type="float" office:value="5459922" calcext:value-type="float">
            <text:p>5459922</text:p>
          </table:table-cell>
          <table:table-cell office:value-type="float" office:value="1787909" calcext:value-type="float">
            <text:p>1787909</text:p>
          </table:table-cell>
          <table:table-cell office:value-type="float" office:value="2945455" calcext:value-type="float">
            <text:p>2945455</text:p>
          </table:table-cell>
          <table:table-cell office:value-type="float" office:value="2959451" calcext:value-type="float">
            <text:p>2959451</text:p>
          </table:table-cell>
          <table:table-cell office:value-type="float" office:value="5715745" calcext:value-type="float">
            <text:p>5715745</text:p>
          </table:table-cell>
          <table:table-cell office:value-type="float" office:value="6356128" calcext:value-type="float">
            <text:p>6356128</text:p>
          </table:table-cell>
          <table:table-cell office:value-type="float" office:value="3852160" calcext:value-type="float">
            <text:p>3852160</text:p>
          </table:table-cell>
          <table:table-cell office:value-type="float" office:value="25750128" calcext:value-type="float">
            <text:p>25750128</text:p>
          </table:table-cell>
          <table:table-cell office:value-type="float" office:value="1571996" calcext:value-type="float">
            <text:p>1571996</text:p>
          </table:table-cell>
          <table:table-cell office:value-type="float" office:value="4898979" calcext:value-type="float">
            <text:p>4898979</text:p>
          </table:table-cell>
          <table:table-cell office:value-type="float" office:value="2324176" calcext:value-type="float">
            <text:p>2324176</text:p>
          </table:table-cell>
          <table:table-cell office:value-type="float" office:value="59533870" calcext:value-type="float">
            <text:p>59533870</text:p>
          </table:table-cell>
          <table:table-cell office:value-type="float" office:value="0" calcext:value-type="float">
            <text:p>0</text:p>
          </table:table-cell>
          <table:table-cell office:value-type="float" office:value="150149874" calcext:value-type="float">
            <text:p>1501498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7899" calcext:value-type="float">
            <text:p>2227899</text:p>
          </table:table-cell>
          <table:table-cell office:value-type="float" office:value="0" calcext:value-type="float">
            <text:p>0</text:p>
          </table:table-cell>
          <table:table-cell office:value-type="float" office:value="3267995" calcext:value-type="float">
            <text:p>3267995</text:p>
          </table:table-cell>
          <table:table-cell office:value-type="float" office:value="0" calcext:value-type="float">
            <text:p>0</text:p>
          </table:table-cell>
          <table:table-cell office:value-type="float" office:value="4949182" calcext:value-type="float">
            <text:p>4949182</text:p>
          </table:table-cell>
          <table:table-cell office:value-type="float" office:value="921569" calcext:value-type="float">
            <text:p>9215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435" calcext:value-type="float">
            <text:p>244435</text:p>
          </table:table-cell>
          <table:table-cell office:value-type="float" office:value="0" calcext:value-type="float">
            <text:p>0</text:p>
          </table:table-cell>
          <table:table-cell office:value-type="float" office:value="21803451" calcext:value-type="float">
            <text:p>21803451</text:p>
          </table:table-cell>
          <table:table-cell office:value-type="float" office:value="1928114" calcext:value-type="float">
            <text:p>1928114</text:p>
          </table:table-cell>
          <table:table-cell office:value-type="float" office:value="1419401" calcext:value-type="float">
            <text:p>1419401</text:p>
          </table:table-cell>
          <table:table-cell office:value-type="float" office:value="0" calcext:value-type="float">
            <text:p>0</text:p>
          </table:table-cell>
          <table:table-cell office:value-type="float" office:value="935653" calcext:value-type="float">
            <text:p>935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083" calcext:value-type="float">
            <text:p>646083</text:p>
          </table:table-cell>
          <table:table-cell office:value-type="float" office:value="835683" calcext:value-type="float">
            <text:p>83568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219</text:p>
          </table:table-cell>
          <table:table-cell office:value-type="string" calcext:value-type="string">
            <text:p>08/07/19</text:p>
          </table:table-cell>
          <table:table-cell office:value-type="float" office:value="10" calcext:value-type="float">
            <text:p>10</text:p>
          </table:table-cell>
          <table:table-cell office:value-type="float" office:value="20.71" calcext:value-type="float">
            <text:p>20.71</text:p>
          </table:table-cell>
          <table:table-cell office:value-type="float" office:value="797.2" calcext:value-type="float">
            <text:p>797.2</text:p>
          </table:table-cell>
          <table:table-cell office:value-type="float" office:value="25.9792717775543" calcext:value-type="float">
            <text:p>25.9792717775543</text:p>
          </table:table-cell>
          <table:table-cell office:value-type="float" office:value="3155143" calcext:value-type="float">
            <text:p>3155143</text:p>
          </table:table-cell>
          <table:table-cell office:value-type="float" office:value="0" calcext:value-type="float">
            <text:p>0</text:p>
          </table:table-cell>
          <table:table-cell office:value-type="float" office:value="1991810" calcext:value-type="float">
            <text:p>1991810</text:p>
          </table:table-cell>
          <table:table-cell office:value-type="float" office:value="2868761" calcext:value-type="float">
            <text:p>2868761</text:p>
          </table:table-cell>
          <table:table-cell office:value-type="float" office:value="8834154" calcext:value-type="float">
            <text:p>8834154</text:p>
          </table:table-cell>
          <table:table-cell office:value-type="float" office:value="171167259" calcext:value-type="float">
            <text:p>171167259</text:p>
          </table:table-cell>
          <table:table-cell office:value-type="float" office:value="3194907" calcext:value-type="float">
            <text:p>31949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8955" calcext:value-type="float">
            <text:p>1858955</text:p>
          </table:table-cell>
          <table:table-cell office:value-type="float" office:value="1188073" calcext:value-type="float">
            <text:p>1188073</text:p>
          </table:table-cell>
          <table:table-cell office:value-type="float" office:value="0" calcext:value-type="float">
            <text:p>0</text:p>
          </table:table-cell>
          <table:table-cell office:value-type="float" office:value="1847013" calcext:value-type="float">
            <text:p>1847013</text:p>
          </table:table-cell>
          <table:table-cell office:value-type="float" office:value="2078392" calcext:value-type="float">
            <text:p>2078392</text:p>
          </table:table-cell>
          <table:table-cell office:value-type="float" office:value="1815187" calcext:value-type="float">
            <text:p>1815187</text:p>
          </table:table-cell>
          <table:table-cell office:value-type="float" office:value="177202" calcext:value-type="float">
            <text:p>177202</text:p>
          </table:table-cell>
          <table:table-cell office:value-type="float" office:value="148135" calcext:value-type="float">
            <text:p>148135</text:p>
          </table:table-cell>
          <table:table-cell office:value-type="float" office:value="1351861" calcext:value-type="float">
            <text:p>1351861</text:p>
          </table:table-cell>
          <table:table-cell office:value-type="float" office:value="1983117" calcext:value-type="float">
            <text:p>1983117</text:p>
          </table:table-cell>
          <table:table-cell office:value-type="float" office:value="1675186" calcext:value-type="float">
            <text:p>1675186</text:p>
          </table:table-cell>
          <table:table-cell office:value-type="float" office:value="1400841" calcext:value-type="float">
            <text:p>1400841</text:p>
          </table:table-cell>
          <table:table-cell office:value-type="float" office:value="10643794" calcext:value-type="float">
            <text:p>10643794</text:p>
          </table:table-cell>
          <table:table-cell office:value-type="float" office:value="8432139" calcext:value-type="float">
            <text:p>8432139</text:p>
          </table:table-cell>
          <table:table-cell office:value-type="float" office:value="2615295" calcext:value-type="float">
            <text:p>2615295</text:p>
          </table:table-cell>
          <table:table-cell office:value-type="float" office:value="3256715" calcext:value-type="float">
            <text:p>3256715</text:p>
          </table:table-cell>
          <table:table-cell office:value-type="float" office:value="0" calcext:value-type="float">
            <text:p>0</text:p>
          </table:table-cell>
          <table:table-cell office:value-type="float" office:value="863334" calcext:value-type="float">
            <text:p>86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3006" calcext:value-type="float">
            <text:p>2993006</text:p>
          </table:table-cell>
          <table:table-cell office:value-type="float" office:value="1433198" calcext:value-type="float">
            <text:p>1433198</text:p>
          </table:table-cell>
          <table:table-cell office:value-type="float" office:value="60121" calcext:value-type="float">
            <text:p>60121</text:p>
          </table:table-cell>
          <table:table-cell office:value-type="float" office:value="1004696" calcext:value-type="float">
            <text:p>1004696</text:p>
          </table:table-cell>
          <table:table-cell office:value-type="float" office:value="4674169" calcext:value-type="float">
            <text:p>4674169</text:p>
          </table:table-cell>
          <table:table-cell office:value-type="float" office:value="0" calcext:value-type="float">
            <text:p>0</text:p>
          </table:table-cell>
          <table:table-cell office:value-type="float" office:value="1200980" calcext:value-type="float">
            <text:p>1200980</text:p>
          </table:table-cell>
          <table:table-cell office:value-type="float" office:value="8237852" calcext:value-type="float">
            <text:p>8237852</text:p>
          </table:table-cell>
          <table:table-cell office:value-type="float" office:value="5001466" calcext:value-type="float">
            <text:p>5001466</text:p>
          </table:table-cell>
          <table:table-cell office:value-type="float" office:value="1352962" calcext:value-type="float">
            <text:p>1352962</text:p>
          </table:table-cell>
          <table:table-cell office:value-type="float" office:value="2486819" calcext:value-type="float">
            <text:p>2486819</text:p>
          </table:table-cell>
          <table:table-cell office:value-type="float" office:value="2185751" calcext:value-type="float">
            <text:p>2185751</text:p>
          </table:table-cell>
          <table:table-cell office:value-type="float" office:value="4367003" calcext:value-type="float">
            <text:p>4367003</text:p>
          </table:table-cell>
          <table:table-cell office:value-type="float" office:value="4786534" calcext:value-type="float">
            <text:p>4786534</text:p>
          </table:table-cell>
          <table:table-cell office:value-type="float" office:value="3441998" calcext:value-type="float">
            <text:p>3441998</text:p>
          </table:table-cell>
          <table:table-cell office:value-type="float" office:value="2594424" calcext:value-type="float">
            <text:p>2594424</text:p>
          </table:table-cell>
          <table:table-cell office:value-type="float" office:value="2701662" calcext:value-type="float">
            <text:p>2701662</text:p>
          </table:table-cell>
          <table:table-cell office:value-type="float" office:value="4082025" calcext:value-type="float">
            <text:p>4082025</text:p>
          </table:table-cell>
          <table:table-cell office:value-type="float" office:value="2197197" calcext:value-type="float">
            <text:p>2197197</text:p>
          </table:table-cell>
          <table:table-cell office:value-type="float" office:value="44080223" calcext:value-type="float">
            <text:p>44080223</text:p>
          </table:table-cell>
          <table:table-cell office:value-type="float" office:value="0" calcext:value-type="float">
            <text:p>0</text:p>
          </table:table-cell>
          <table:table-cell office:value-type="float" office:value="120345411" calcext:value-type="float">
            <text:p>1203454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3665" calcext:value-type="float">
            <text:p>1783665</text:p>
          </table:table-cell>
          <table:table-cell office:value-type="float" office:value="0" calcext:value-type="float">
            <text:p>0</text:p>
          </table:table-cell>
          <table:table-cell office:value-type="float" office:value="2490280" calcext:value-type="float">
            <text:p>2490280</text:p>
          </table:table-cell>
          <table:table-cell office:value-type="float" office:value="0" calcext:value-type="float">
            <text:p>0</text:p>
          </table:table-cell>
          <table:table-cell office:value-type="float" office:value="2993006" calcext:value-type="float">
            <text:p>2993006</text:p>
          </table:table-cell>
          <table:table-cell office:value-type="float" office:value="809845" calcext:value-type="float">
            <text:p>8098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808" calcext:value-type="float">
            <text:p>201808</text:p>
          </table:table-cell>
          <table:table-cell office:value-type="float" office:value="0" calcext:value-type="float">
            <text:p>0</text:p>
          </table:table-cell>
          <table:table-cell office:value-type="float" office:value="12301358" calcext:value-type="float">
            <text:p>12301358</text:p>
          </table:table-cell>
          <table:table-cell office:value-type="float" office:value="1739587" calcext:value-type="float">
            <text:p>1739587</text:p>
          </table:table-cell>
          <table:table-cell office:value-type="float" office:value="1309333" calcext:value-type="float">
            <text:p>1309333</text:p>
          </table:table-cell>
          <table:table-cell office:value-type="float" office:value="0" calcext:value-type="float">
            <text:p>0</text:p>
          </table:table-cell>
          <table:table-cell office:value-type="float" office:value="56255" calcext:value-type="float">
            <text:p>56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928" calcext:value-type="float">
            <text:p>1557928</text:p>
          </table:table-cell>
          <table:table-cell office:value-type="float" office:value="688936" calcext:value-type="float">
            <text:p>68893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220</text:p>
          </table:table-cell>
          <table:table-cell office:value-type="string" calcext:value-type="string">
            <text:p>08/08/19</text:p>
          </table:table-cell>
          <table:table-cell office:value-type="float" office:value="10" calcext:value-type="float">
            <text:p>10</text:p>
          </table:table-cell>
          <table:table-cell office:value-type="float" office:value="15.19" calcext:value-type="float">
            <text:p>15.19</text:p>
          </table:table-cell>
          <table:table-cell office:value-type="float" office:value="799.2" calcext:value-type="float">
            <text:p>799.2</text:p>
          </table:table-cell>
          <table:table-cell office:value-type="float" office:value="19.0067205461524" calcext:value-type="float">
            <text:p>19.0067205461524</text:p>
          </table:table-cell>
          <table:table-cell office:value-type="float" office:value="2043891" calcext:value-type="float">
            <text:p>2043891</text:p>
          </table:table-cell>
          <table:table-cell office:value-type="float" office:value="0" calcext:value-type="float">
            <text:p>0</text:p>
          </table:table-cell>
          <table:table-cell office:value-type="float" office:value="1993198" calcext:value-type="float">
            <text:p>1993198</text:p>
          </table:table-cell>
          <table:table-cell office:value-type="float" office:value="1403161" calcext:value-type="float">
            <text:p>1403161</text:p>
          </table:table-cell>
          <table:table-cell office:value-type="float" office:value="3554759" calcext:value-type="float">
            <text:p>3554759</text:p>
          </table:table-cell>
          <table:table-cell office:value-type="float" office:value="10141014" calcext:value-type="float">
            <text:p>10141014</text:p>
          </table:table-cell>
          <table:table-cell office:value-type="float" office:value="1443606" calcext:value-type="float">
            <text:p>1443606</text:p>
          </table:table-cell>
          <table:table-cell office:value-type="float" office:value="0" calcext:value-type="float">
            <text:p>0</text:p>
          </table:table-cell>
          <table:table-cell office:value-type="float" office:value="302509" calcext:value-type="float">
            <text:p>302509</text:p>
          </table:table-cell>
          <table:table-cell office:value-type="float" office:value="343793" calcext:value-type="float">
            <text:p>343793</text:p>
          </table:table-cell>
          <table:table-cell office:value-type="float" office:value="0" calcext:value-type="float">
            <text:p>0</text:p>
          </table:table-cell>
          <table:table-cell office:value-type="float" office:value="2284146" calcext:value-type="float">
            <text:p>2284146</text:p>
          </table:table-cell>
          <table:table-cell office:value-type="float" office:value="629538" calcext:value-type="float">
            <text:p>629538</text:p>
          </table:table-cell>
          <table:table-cell office:value-type="float" office:value="0" calcext:value-type="float">
            <text:p>0</text:p>
          </table:table-cell>
          <table:table-cell office:value-type="float" office:value="1903378" calcext:value-type="float">
            <text:p>1903378</text:p>
          </table:table-cell>
          <table:table-cell office:value-type="float" office:value="1300135" calcext:value-type="float">
            <text:p>1300135</text:p>
          </table:table-cell>
          <table:table-cell office:value-type="float" office:value="973556" calcext:value-type="float">
            <text:p>973556</text:p>
          </table:table-cell>
          <table:table-cell office:value-type="float" office:value="0" calcext:value-type="float">
            <text:p>0</text:p>
          </table:table-cell>
          <table:table-cell office:value-type="float" office:value="87354" calcext:value-type="float">
            <text:p>87354</text:p>
          </table:table-cell>
          <table:table-cell office:value-type="float" office:value="1129012" calcext:value-type="float">
            <text:p>1129012</text:p>
          </table:table-cell>
          <table:table-cell office:value-type="float" office:value="720930" calcext:value-type="float">
            <text:p>720930</text:p>
          </table:table-cell>
          <table:table-cell office:value-type="float" office:value="33782" calcext:value-type="float">
            <text:p>33782</text:p>
          </table:table-cell>
          <table:table-cell office:value-type="float" office:value="1951893" calcext:value-type="float">
            <text:p>1951893</text:p>
          </table:table-cell>
          <table:table-cell office:value-type="float" office:value="175404" calcext:value-type="float">
            <text:p>175404</text:p>
          </table:table-cell>
          <table:table-cell office:value-type="float" office:value="2982244" calcext:value-type="float">
            <text:p>2982244</text:p>
          </table:table-cell>
          <table:table-cell office:value-type="float" office:value="1528371" calcext:value-type="float">
            <text:p>1528371</text:p>
          </table:table-cell>
          <table:table-cell office:value-type="float" office:value="2848304" calcext:value-type="float">
            <text:p>2848304</text:p>
          </table:table-cell>
          <table:table-cell office:value-type="float" office:value="0" calcext:value-type="float">
            <text:p>0</text:p>
          </table:table-cell>
          <table:table-cell office:value-type="float" office:value="661709" calcext:value-type="float">
            <text:p>661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5426" calcext:value-type="float">
            <text:p>3225426</text:p>
          </table:table-cell>
          <table:table-cell office:value-type="float" office:value="887289" calcext:value-type="float">
            <text:p>887289</text:p>
          </table:table-cell>
          <table:table-cell office:value-type="float" office:value="671436" calcext:value-type="float">
            <text:p>671436</text:p>
          </table:table-cell>
          <table:table-cell office:value-type="float" office:value="1025055" calcext:value-type="float">
            <text:p>1025055</text:p>
          </table:table-cell>
          <table:table-cell office:value-type="float" office:value="3848583" calcext:value-type="float">
            <text:p>3848583</text:p>
          </table:table-cell>
          <table:table-cell office:value-type="float" office:value="0" calcext:value-type="float">
            <text:p>0</text:p>
          </table:table-cell>
          <table:table-cell office:value-type="float" office:value="1153081" calcext:value-type="float">
            <text:p>1153081</text:p>
          </table:table-cell>
          <table:table-cell office:value-type="float" office:value="11310757" calcext:value-type="float">
            <text:p>11310757</text:p>
          </table:table-cell>
          <table:table-cell office:value-type="float" office:value="4177147" calcext:value-type="float">
            <text:p>4177147</text:p>
          </table:table-cell>
          <table:table-cell office:value-type="float" office:value="1151480" calcext:value-type="float">
            <text:p>1151480</text:p>
          </table:table-cell>
          <table:table-cell office:value-type="float" office:value="1473804" calcext:value-type="float">
            <text:p>1473804</text:p>
          </table:table-cell>
          <table:table-cell office:value-type="float" office:value="1304234" calcext:value-type="float">
            <text:p>1304234</text:p>
          </table:table-cell>
          <table:table-cell office:value-type="float" office:value="3035354" calcext:value-type="float">
            <text:p>3035354</text:p>
          </table:table-cell>
          <table:table-cell office:value-type="float" office:value="4207078" calcext:value-type="float">
            <text:p>4207078</text:p>
          </table:table-cell>
          <table:table-cell office:value-type="float" office:value="2576661" calcext:value-type="float">
            <text:p>2576661</text:p>
          </table:table-cell>
          <table:table-cell office:value-type="float" office:value="1661267" calcext:value-type="float">
            <text:p>1661267</text:p>
          </table:table-cell>
          <table:table-cell office:value-type="float" office:value="2256363" calcext:value-type="float">
            <text:p>2256363</text:p>
          </table:table-cell>
          <table:table-cell office:value-type="float" office:value="216437" calcext:value-type="float">
            <text:p>216437</text:p>
          </table:table-cell>
          <table:table-cell office:value-type="float" office:value="1572828" calcext:value-type="float">
            <text:p>1572828</text:p>
          </table:table-cell>
          <table:table-cell office:value-type="float" office:value="39175565" calcext:value-type="float">
            <text:p>39175565</text:p>
          </table:table-cell>
          <table:table-cell office:value-type="float" office:value="0" calcext:value-type="float">
            <text:p>0</text:p>
          </table:table-cell>
          <table:table-cell office:value-type="float" office:value="122816718" calcext:value-type="float">
            <text:p>1228167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73804" calcext:value-type="float">
            <text:p>1473804</text:p>
          </table:table-cell>
          <table:table-cell office:value-type="float" office:value="0" calcext:value-type="float">
            <text:p>0</text:p>
          </table:table-cell>
          <table:table-cell office:value-type="float" office:value="2158673" calcext:value-type="float">
            <text:p>21586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492" calcext:value-type="float">
            <text:p>98492</text:p>
          </table:table-cell>
          <table:table-cell office:value-type="float" office:value="0" calcext:value-type="float">
            <text:p>0</text:p>
          </table:table-cell>
          <table:table-cell office:value-type="float" office:value="17711938" calcext:value-type="float">
            <text:p>17711938</text:p>
          </table:table-cell>
          <table:table-cell office:value-type="float" office:value="1185996" calcext:value-type="float">
            <text:p>1185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377" calcext:value-type="float">
            <text:p>28237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BL19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84221" calcext:value-type="float">
            <text:p>684221</text:p>
          </table:table-cell>
          <table:table-cell office:value-type="float" office:value="158605" calcext:value-type="float">
            <text:p>158605</text:p>
          </table:table-cell>
          <table:table-cell office:value-type="float" office:value="3003285" calcext:value-type="float">
            <text:p>3003285</text:p>
          </table:table-cell>
          <table:table-cell office:value-type="float" office:value="1355775" calcext:value-type="float">
            <text:p>1355775</text:p>
          </table:table-cell>
          <table:table-cell office:value-type="float" office:value="178379" calcext:value-type="float">
            <text:p>178379</text:p>
          </table:table-cell>
          <table:table-cell office:value-type="float" office:value="696729" calcext:value-type="float">
            <text:p>696729</text:p>
          </table:table-cell>
          <table:table-cell office:value-type="float" office:value="122013" calcext:value-type="float">
            <text:p>122013</text:p>
          </table:table-cell>
          <table:table-cell office:value-type="float" office:value="0" calcext:value-type="float">
            <text:p>0</text:p>
          </table:table-cell>
          <table:table-cell office:value-type="float" office:value="197331" calcext:value-type="float">
            <text:p>197331</text:p>
          </table:table-cell>
          <table:table-cell office:value-type="float" office:value="0" calcext:value-type="float">
            <text:p>0</text:p>
          </table:table-cell>
          <table:table-cell office:value-type="float" office:value="141462" calcext:value-type="float">
            <text:p>141462</text:p>
          </table:table-cell>
          <table:table-cell office:value-type="float" office:value="1129399" calcext:value-type="float">
            <text:p>1129399</text:p>
          </table:table-cell>
          <table:table-cell office:value-type="float" office:value="236258" calcext:value-type="float">
            <text:p>236258</text:p>
          </table:table-cell>
          <table:table-cell office:value-type="float" office:value="0" calcext:value-type="float">
            <text:p>0</text:p>
          </table:table-cell>
          <table:table-cell office:value-type="float" office:value="179436" calcext:value-type="float">
            <text:p>179436</text:p>
          </table:table-cell>
          <table:table-cell office:value-type="float" office:value="109718" calcext:value-type="float">
            <text:p>109718</text:p>
          </table:table-cell>
          <table:table-cell office:value-type="float" office:value="173488" calcext:value-type="float">
            <text:p>173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59" calcext:value-type="float">
            <text:p>94859</text:p>
          </table:table-cell>
          <table:table-cell office:value-type="float" office:value="333782" calcext:value-type="float">
            <text:p>333782</text:p>
          </table:table-cell>
          <table:table-cell office:value-type="float" office:value="135340" calcext:value-type="float">
            <text:p>135340</text:p>
          </table:table-cell>
          <table:table-cell office:value-type="float" office:value="175404" calcext:value-type="float">
            <text:p>175404</text:p>
          </table:table-cell>
          <table:table-cell office:value-type="float" office:value="32797" calcext:value-type="float">
            <text:p>32797</text:p>
          </table:table-cell>
          <table:table-cell office:value-type="float" office:value="297366" calcext:value-type="float">
            <text:p>297366</text:p>
          </table:table-cell>
          <table:table-cell office:value-type="float" office:value="95594" calcext:value-type="float">
            <text:p>95594</text:p>
          </table:table-cell>
          <table:table-cell office:value-type="float" office:value="115744" calcext:value-type="float">
            <text:p>115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250" calcext:value-type="float">
            <text:p>241250</text:p>
          </table:table-cell>
          <table:table-cell office:value-type="float" office:value="87834" calcext:value-type="float">
            <text:p>87834</text:p>
          </table:table-cell>
          <table:table-cell office:value-type="float" office:value="667487" calcext:value-type="float">
            <text:p>667487</text:p>
          </table:table-cell>
          <table:table-cell office:value-type="float" office:value="35313" calcext:value-type="float">
            <text:p>35313</text:p>
          </table:table-cell>
          <table:table-cell office:value-type="float" office:value="250233" calcext:value-type="float">
            <text:p>250233</text:p>
          </table:table-cell>
          <table:table-cell office:value-type="float" office:value="0" calcext:value-type="float">
            <text:p>0</text:p>
          </table:table-cell>
          <table:table-cell office:value-type="float" office:value="145615" calcext:value-type="float">
            <text:p>145615</text:p>
          </table:table-cell>
          <table:table-cell office:value-type="float" office:value="276042" calcext:value-type="float">
            <text:p>276042</text:p>
          </table:table-cell>
          <table:table-cell office:value-type="float" office:value="457626" calcext:value-type="float">
            <text:p>457626</text:p>
          </table:table-cell>
          <table:table-cell office:value-type="float" office:value="0" calcext:value-type="float">
            <text:p>0</text:p>
          </table:table-cell>
          <table:table-cell office:value-type="float" office:value="92599" calcext:value-type="float">
            <text:p>92599</text:p>
          </table:table-cell>
          <table:table-cell office:value-type="float" office:value="244594" calcext:value-type="float">
            <text:p>244594</text:p>
          </table:table-cell>
          <table:table-cell office:value-type="float" office:value="307151" calcext:value-type="float">
            <text:p>307151</text:p>
          </table:table-cell>
          <table:table-cell office:value-type="float" office:value="308272" calcext:value-type="float">
            <text:p>308272</text:p>
          </table:table-cell>
          <table:table-cell office:value-type="float" office:value="274442" calcext:value-type="float">
            <text:p>274442</text:p>
          </table:table-cell>
          <table:table-cell office:value-type="float" office:value="0" calcext:value-type="float">
            <text:p>0</text:p>
          </table:table-cell>
          <table:table-cell office:value-type="float" office:value="216437" calcext:value-type="float">
            <text:p>216437</text:p>
          </table:table-cell>
          <table:table-cell office:value-type="float" office:value="164335" calcext:value-type="float">
            <text:p>164335</text:p>
          </table:table-cell>
          <table:table-cell office:value-type="float" office:value="189195" calcext:value-type="float">
            <text:p>189195</text:p>
          </table:table-cell>
          <table:table-cell office:value-type="float" office:value="46178721" calcext:value-type="float">
            <text:p>46178721</text:p>
          </table:table-cell>
          <table:table-cell office:value-type="float" office:value="0" calcext:value-type="float">
            <text:p>0</text:p>
          </table:table-cell>
          <table:table-cell office:value-type="float" office:value="122816718" calcext:value-type="float">
            <text:p>1228167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742" calcext:value-type="float">
            <text:p>100742</text:p>
          </table:table-cell>
          <table:table-cell office:value-type="float" office:value="0" calcext:value-type="float">
            <text:p>0</text:p>
          </table:table-cell>
          <table:table-cell office:value-type="float" office:value="452941" calcext:value-type="float">
            <text:p>4529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81569" calcext:value-type="float">
            <text:p>681569</text:p>
          </table:table-cell>
          <table:table-cell office:value-type="float" office:value="121938" calcext:value-type="float">
            <text:p>12193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336</text:p>
          </table:table-cell>
          <table:table-cell office:value-type="string" calcext:value-type="string">
            <text:p>12/02/19</text:p>
          </table:table-cell>
          <table:table-cell office:value-type="float" office:value="10" calcext:value-type="float">
            <text:p>10</text:p>
          </table:table-cell>
          <table:table-cell office:value-type="float" office:value="7.18" calcext:value-type="float">
            <text:p>7.18</text:p>
          </table:table-cell>
          <table:table-cell office:value-type="float" office:value="770.2" calcext:value-type="float">
            <text:p>770.2</text:p>
          </table:table-cell>
          <table:table-cell office:value-type="float" office:value="9.32203609887079" calcext:value-type="float">
            <text:p>9.32203609887079</text:p>
          </table:table-cell>
          <table:table-cell office:value-type="float" office:value="1035539" calcext:value-type="float">
            <text:p>1035539</text:p>
          </table:table-cell>
          <table:table-cell office:value-type="float" office:value="268584" calcext:value-type="float">
            <text:p>268584</text:p>
          </table:table-cell>
          <table:table-cell office:value-type="float" office:value="6380969" calcext:value-type="float">
            <text:p>6380969</text:p>
          </table:table-cell>
          <table:table-cell office:value-type="float" office:value="1634545" calcext:value-type="float">
            <text:p>1634545</text:p>
          </table:table-cell>
          <table:table-cell office:value-type="float" office:value="827623" calcext:value-type="float">
            <text:p>827623</text:p>
          </table:table-cell>
          <table:table-cell office:value-type="float" office:value="470235" calcext:value-type="float">
            <text:p>470235</text:p>
          </table:table-cell>
          <table:table-cell office:value-type="float" office:value="278541" calcext:value-type="float">
            <text:p>278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20" calcext:value-type="float">
            <text:p>13220</text:p>
          </table:table-cell>
          <table:table-cell office:value-type="float" office:value="0" calcext:value-type="float">
            <text:p>0</text:p>
          </table:table-cell>
          <table:table-cell office:value-type="float" office:value="1227128" calcext:value-type="float">
            <text:p>1227128</text:p>
          </table:table-cell>
          <table:table-cell office:value-type="float" office:value="629538" calcext:value-type="float">
            <text:p>629538</text:p>
          </table:table-cell>
          <table:table-cell office:value-type="float" office:value="0" calcext:value-type="float">
            <text:p>0</text:p>
          </table:table-cell>
          <table:table-cell office:value-type="float" office:value="1903378" calcext:value-type="float">
            <text:p>1903378</text:p>
          </table:table-cell>
          <table:table-cell office:value-type="float" office:value="1300135" calcext:value-type="float">
            <text:p>1300135</text:p>
          </table:table-cell>
          <table:table-cell office:value-type="float" office:value="933635" calcext:value-type="float">
            <text:p>933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8557" calcext:value-type="float">
            <text:p>318557</text:p>
          </table:table-cell>
          <table:table-cell office:value-type="float" office:value="322780" calcext:value-type="float">
            <text:p>322780</text:p>
          </table:table-cell>
          <table:table-cell office:value-type="float" office:value="46027" calcext:value-type="float">
            <text:p>46027</text:p>
          </table:table-cell>
          <table:table-cell office:value-type="float" office:value="191511" calcext:value-type="float">
            <text:p>191511</text:p>
          </table:table-cell>
          <table:table-cell office:value-type="float" office:value="270223" calcext:value-type="float">
            <text:p>2702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062" calcext:value-type="float">
            <text:p>99062</text:p>
          </table:table-cell>
          <table:table-cell office:value-type="float" office:value="3141325" calcext:value-type="float">
            <text:p>3141325</text:p>
          </table:table-cell>
          <table:table-cell office:value-type="float" office:value="704413" calcext:value-type="float">
            <text:p>704413</text:p>
          </table:table-cell>
          <table:table-cell office:value-type="float" office:value="7360606" calcext:value-type="float">
            <text:p>7360606</text:p>
          </table:table-cell>
          <table:table-cell office:value-type="float" office:value="3553250" calcext:value-type="float">
            <text:p>3553250</text:p>
          </table:table-cell>
          <table:table-cell office:value-type="float" office:value="195522" calcext:value-type="float">
            <text:p>195522</text:p>
          </table:table-cell>
          <table:table-cell office:value-type="float" office:value="6352711" calcext:value-type="float">
            <text:p>6352711</text:p>
          </table:table-cell>
          <table:table-cell office:value-type="float" office:value="921192" calcext:value-type="float">
            <text:p>921192</text:p>
          </table:table-cell>
          <table:table-cell office:value-type="float" office:value="590656" calcext:value-type="float">
            <text:p>590656</text:p>
          </table:table-cell>
          <table:table-cell office:value-type="float" office:value="249016" calcext:value-type="float">
            <text:p>249016</text:p>
          </table:table-cell>
          <table:table-cell office:value-type="float" office:value="797282" calcext:value-type="float">
            <text:p>797282</text:p>
          </table:table-cell>
          <table:table-cell office:value-type="float" office:value="643133" calcext:value-type="float">
            <text:p>643133</text:p>
          </table:table-cell>
          <table:table-cell office:value-type="float" office:value="981445" calcext:value-type="float">
            <text:p>981445</text:p>
          </table:table-cell>
          <table:table-cell office:value-type="float" office:value="576684" calcext:value-type="float">
            <text:p>576684</text:p>
          </table:table-cell>
          <table:table-cell office:value-type="float" office:value="265956" calcext:value-type="float">
            <text:p>265956</text:p>
          </table:table-cell>
          <table:table-cell office:value-type="float" office:value="176164" calcext:value-type="float">
            <text:p>176164</text:p>
          </table:table-cell>
          <table:table-cell office:value-type="float" office:value="209069" calcext:value-type="float">
            <text:p>209069</text:p>
          </table:table-cell>
          <table:table-cell office:value-type="float" office:value="374438" calcext:value-type="float">
            <text:p>374438</text:p>
          </table:table-cell>
          <table:table-cell office:value-type="float" office:value="5061223" calcext:value-type="float">
            <text:p>5061223</text:p>
          </table:table-cell>
          <table:table-cell office:value-type="float" office:value="0" calcext:value-type="float">
            <text:p>0</text:p>
          </table:table-cell>
          <table:table-cell office:value-type="float" office:value="5930813" calcext:value-type="float">
            <text:p>59308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3596" calcext:value-type="float">
            <text:p>283596</text:p>
          </table:table-cell>
          <table:table-cell office:value-type="float" office:value="0" calcext:value-type="float">
            <text:p>0</text:p>
          </table:table-cell>
          <table:table-cell office:value-type="float" office:value="249016" calcext:value-type="float">
            <text:p>249016</text:p>
          </table:table-cell>
          <table:table-cell office:value-type="float" office:value="0" calcext:value-type="float">
            <text:p>0</text:p>
          </table:table-cell>
          <table:table-cell office:value-type="float" office:value="343581" calcext:value-type="float">
            <text:p>34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64" calcext:value-type="float">
            <text:p>74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98" calcext:value-type="float">
            <text:p>68998</text:p>
          </table:table-cell>
          <table:table-cell office:value-type="float" office:value="11225" calcext:value-type="float">
            <text:p>11225</text:p>
          </table:table-cell>
          <table:table-cell office:value-type="float" office:value="47071851" calcext:value-type="float">
            <text:p>47071851</text:p>
          </table:table-cell>
          <table:table-cell office:value-type="float" office:value="2986968" calcext:value-type="float">
            <text:p>2986968</text:p>
          </table:table-cell>
          <table:table-cell office:value-type="float" office:value="1735475" calcext:value-type="float">
            <text:p>1735475</text:p>
          </table:table-cell>
          <table:table-cell office:value-type="float" office:value="199591" calcext:value-type="float">
            <text:p>199591</text:p>
          </table:table-cell>
          <table:table-cell office:value-type="float" office:value="308484" calcext:value-type="float">
            <text:p>308484</text:p>
          </table:table-cell>
          <table:table-cell office:value-type="float" office:value="191870" calcext:value-type="float">
            <text:p>191870</text:p>
          </table:table-cell>
          <table:table-cell office:value-type="float" office:value="394687" calcext:value-type="float">
            <text:p>394687</text:p>
          </table:table-cell>
          <table:table-cell office:value-type="float" office:value="372011" calcext:value-type="float">
            <text:p>372011</text:p>
          </table:table-cell>
          <table:table-cell office:value-type="float" office:value="362627" calcext:value-type="float">
            <text:p>3626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267" calcext:value-type="float">
            <text:p>482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337</text:p>
          </table:table-cell>
          <table:table-cell office:value-type="string" calcext:value-type="string">
            <text:p>12/03/19</text:p>
          </table:table-cell>
          <table:table-cell office:value-type="float" office:value="10" calcext:value-type="float">
            <text:p>10</text:p>
          </table:table-cell>
          <table:table-cell office:value-type="float" office:value="6.29" calcext:value-type="float">
            <text:p>6.29</text:p>
          </table:table-cell>
          <table:table-cell office:value-type="float" office:value="769.9" calcext:value-type="float">
            <text:p>769.9</text:p>
          </table:table-cell>
          <table:table-cell office:value-type="float" office:value="8.16967996674975" calcext:value-type="float">
            <text:p>8.16967996674975</text:p>
          </table:table-cell>
          <table:table-cell office:value-type="float" office:value="693187" calcext:value-type="float">
            <text:p>693187</text:p>
          </table:table-cell>
          <table:table-cell office:value-type="float" office:value="326473" calcext:value-type="float">
            <text:p>326473</text:p>
          </table:table-cell>
          <table:table-cell office:value-type="float" office:value="4488096" calcext:value-type="float">
            <text:p>4488096</text:p>
          </table:table-cell>
          <table:table-cell office:value-type="float" office:value="2289552" calcext:value-type="float">
            <text:p>2289552</text:p>
          </table:table-cell>
          <table:table-cell office:value-type="float" office:value="1039256" calcext:value-type="float">
            <text:p>1039256</text:p>
          </table:table-cell>
          <table:table-cell office:value-type="float" office:value="720400" calcext:value-type="float">
            <text:p>720400</text:p>
          </table:table-cell>
          <table:table-cell office:value-type="float" office:value="207467" calcext:value-type="float">
            <text:p>207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41" calcext:value-type="float">
            <text:p>40741</text:p>
          </table:table-cell>
          <table:table-cell office:value-type="float" office:value="0" calcext:value-type="float">
            <text:p>0</text:p>
          </table:table-cell>
          <table:table-cell office:value-type="float" office:value="1364439" calcext:value-type="float">
            <text:p>1364439</text:p>
          </table:table-cell>
          <table:table-cell office:value-type="float" office:value="236258" calcext:value-type="float">
            <text:p>236258</text:p>
          </table:table-cell>
          <table:table-cell office:value-type="float" office:value="0" calcext:value-type="float">
            <text:p>0</text:p>
          </table:table-cell>
          <table:table-cell office:value-type="float" office:value="179436" calcext:value-type="float">
            <text:p>179436</text:p>
          </table:table-cell>
          <table:table-cell office:value-type="float" office:value="109718" calcext:value-type="float">
            <text:p>109718</text:p>
          </table:table-cell>
          <table:table-cell office:value-type="float" office:value="499699" calcext:value-type="float">
            <text:p>499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158" calcext:value-type="float">
            <text:p>345158</text:p>
          </table:table-cell>
          <table:table-cell office:value-type="float" office:value="511733" calcext:value-type="float">
            <text:p>511733</text:p>
          </table:table-cell>
          <table:table-cell office:value-type="float" office:value="0" calcext:value-type="float">
            <text:p>0</text:p>
          </table:table-cell>
          <table:table-cell office:value-type="float" office:value="306684" calcext:value-type="float">
            <text:p>306684</text:p>
          </table:table-cell>
          <table:table-cell office:value-type="float" office:value="296678" calcext:value-type="float">
            <text:p>2966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555" calcext:value-type="float">
            <text:p>144555</text:p>
          </table:table-cell>
          <table:table-cell office:value-type="float" office:value="1666168" calcext:value-type="float">
            <text:p>1666168</text:p>
          </table:table-cell>
          <table:table-cell office:value-type="float" office:value="765803" calcext:value-type="float">
            <text:p>765803</text:p>
          </table:table-cell>
          <table:table-cell office:value-type="float" office:value="5123862" calcext:value-type="float">
            <text:p>5123862</text:p>
          </table:table-cell>
          <table:table-cell office:value-type="float" office:value="1949376" calcext:value-type="float">
            <text:p>1949376</text:p>
          </table:table-cell>
          <table:table-cell office:value-type="float" office:value="169073" calcext:value-type="float">
            <text:p>169073</text:p>
          </table:table-cell>
          <table:table-cell office:value-type="float" office:value="6151331" calcext:value-type="float">
            <text:p>6151331</text:p>
          </table:table-cell>
          <table:table-cell office:value-type="float" office:value="1363027" calcext:value-type="float">
            <text:p>1363027</text:p>
          </table:table-cell>
          <table:table-cell office:value-type="float" office:value="494733" calcext:value-type="float">
            <text:p>494733</text:p>
          </table:table-cell>
          <table:table-cell office:value-type="float" office:value="343600" calcext:value-type="float">
            <text:p>343600</text:p>
          </table:table-cell>
          <table:table-cell office:value-type="float" office:value="1183322" calcext:value-type="float">
            <text:p>1183322</text:p>
          </table:table-cell>
          <table:table-cell office:value-type="float" office:value="831845" calcext:value-type="float">
            <text:p>831845</text:p>
          </table:table-cell>
          <table:table-cell office:value-type="float" office:value="1420942" calcext:value-type="float">
            <text:p>1420942</text:p>
          </table:table-cell>
          <table:table-cell office:value-type="float" office:value="829508" calcext:value-type="float">
            <text:p>829508</text:p>
          </table:table-cell>
          <table:table-cell office:value-type="float" office:value="369897" calcext:value-type="float">
            <text:p>369897</text:p>
          </table:table-cell>
          <table:table-cell office:value-type="float" office:value="296224" calcext:value-type="float">
            <text:p>296224</text:p>
          </table:table-cell>
          <table:table-cell office:value-type="float" office:value="262411" calcext:value-type="float">
            <text:p>262411</text:p>
          </table:table-cell>
          <table:table-cell office:value-type="float" office:value="299610" calcext:value-type="float">
            <text:p>299610</text:p>
          </table:table-cell>
          <table:table-cell office:value-type="float" office:value="19939457" calcext:value-type="float">
            <text:p>19939457</text:p>
          </table:table-cell>
          <table:table-cell office:value-type="float" office:value="0" calcext:value-type="float">
            <text:p>0</text:p>
          </table:table-cell>
          <table:table-cell office:value-type="float" office:value="16416656" calcext:value-type="float">
            <text:p>164166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71823" calcext:value-type="float">
            <text:p>371823</text:p>
          </table:table-cell>
          <table:table-cell office:value-type="float" office:value="0" calcext:value-type="float">
            <text:p>0</text:p>
          </table:table-cell>
          <table:table-cell office:value-type="float" office:value="343288" calcext:value-type="float">
            <text:p>343288</text:p>
          </table:table-cell>
          <table:table-cell office:value-type="float" office:value="0" calcext:value-type="float">
            <text:p>0</text:p>
          </table:table-cell>
          <table:table-cell office:value-type="float" office:value="647779" calcext:value-type="float">
            <text:p>647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35" calcext:value-type="float">
            <text:p>10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83" calcext:value-type="float">
            <text:p>81183</text:p>
          </table:table-cell>
          <table:table-cell office:value-type="float" office:value="39936" calcext:value-type="float">
            <text:p>39936</text:p>
          </table:table-cell>
          <table:table-cell office:value-type="float" office:value="49854504" calcext:value-type="float">
            <text:p>49854504</text:p>
          </table:table-cell>
          <table:table-cell office:value-type="float" office:value="2095745" calcext:value-type="float">
            <text:p>2095745</text:p>
          </table:table-cell>
          <table:table-cell office:value-type="float" office:value="1889867" calcext:value-type="float">
            <text:p>1889867</text:p>
          </table:table-cell>
          <table:table-cell office:value-type="float" office:value="264550" calcext:value-type="float">
            <text:p>264550</text:p>
          </table:table-cell>
          <table:table-cell office:value-type="float" office:value="310813" calcext:value-type="float">
            <text:p>310813</text:p>
          </table:table-cell>
          <table:table-cell office:value-type="float" office:value="295014" calcext:value-type="float">
            <text:p>295014</text:p>
          </table:table-cell>
          <table:table-cell office:value-type="float" office:value="384889" calcext:value-type="float">
            <text:p>384889</text:p>
          </table:table-cell>
          <table:table-cell office:value-type="float" office:value="495051" calcext:value-type="float">
            <text:p>495051</text:p>
          </table:table-cell>
          <table:table-cell office:value-type="float" office:value="316746" calcext:value-type="float">
            <text:p>3167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317" calcext:value-type="float">
            <text:p>523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338</text:p>
          </table:table-cell>
          <table:table-cell office:value-type="string" calcext:value-type="string">
            <text:p>12/04/19</text:p>
          </table:table-cell>
          <table:table-cell office:value-type="float" office:value="10" calcext:value-type="float">
            <text:p>10</text:p>
          </table:table-cell>
          <table:table-cell office:value-type="float" office:value="7.43" calcext:value-type="float">
            <text:p>7.43</text:p>
          </table:table-cell>
          <table:table-cell office:value-type="float" office:value="771.7" calcext:value-type="float">
            <text:p>771.7</text:p>
          </table:table-cell>
          <table:table-cell office:value-type="float" office:value="9.62794410349983" calcext:value-type="float">
            <text:p>9.62794410349983</text:p>
          </table:table-cell>
          <table:table-cell office:value-type="float" office:value="285792" calcext:value-type="float">
            <text:p>285792</text:p>
          </table:table-cell>
          <table:table-cell office:value-type="float" office:value="112768" calcext:value-type="float">
            <text:p>112768</text:p>
          </table:table-cell>
          <table:table-cell office:value-type="float" office:value="1406037" calcext:value-type="float">
            <text:p>1406037</text:p>
          </table:table-cell>
          <table:table-cell office:value-type="float" office:value="900406" calcext:value-type="float">
            <text:p>900406</text:p>
          </table:table-cell>
          <table:table-cell office:value-type="float" office:value="452827" calcext:value-type="float">
            <text:p>452827</text:p>
          </table:table-cell>
          <table:table-cell office:value-type="float" office:value="630600" calcext:value-type="float">
            <text:p>630600</text:p>
          </table:table-cell>
          <table:table-cell office:value-type="float" office:value="173289" calcext:value-type="float">
            <text:p>173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51" calcext:value-type="float">
            <text:p>17151</text:p>
          </table:table-cell>
          <table:table-cell office:value-type="float" office:value="0" calcext:value-type="float">
            <text:p>0</text:p>
          </table:table-cell>
          <table:table-cell office:value-type="float" office:value="972563" calcext:value-type="float">
            <text:p>972563</text:p>
          </table:table-cell>
          <table:table-cell office:value-type="float" office:value="0" calcext:value-type="float">
            <text:p>0</text:p>
          </table:table-cell>
          <table:table-cell office:value-type="float" office:value="527780" calcext:value-type="float">
            <text:p>527780</text:p>
          </table:table-cell>
          <table:table-cell office:value-type="float" office:value="78418" calcext:value-type="float">
            <text:p>78418</text:p>
          </table:table-cell>
          <table:table-cell office:value-type="float" office:value="85931" calcext:value-type="float">
            <text:p>85931</text:p>
          </table:table-cell>
          <table:table-cell office:value-type="float" office:value="477861" calcext:value-type="float">
            <text:p>477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695" calcext:value-type="float">
            <text:p>166695</text:p>
          </table:table-cell>
          <table:table-cell office:value-type="float" office:value="225128" calcext:value-type="float">
            <text:p>225128</text:p>
          </table:table-cell>
          <table:table-cell office:value-type="float" office:value="0" calcext:value-type="float">
            <text:p>0</text:p>
          </table:table-cell>
          <table:table-cell office:value-type="float" office:value="37757" calcext:value-type="float">
            <text:p>37757</text:p>
          </table:table-cell>
          <table:table-cell office:value-type="float" office:value="152204" calcext:value-type="float">
            <text:p>152204</text:p>
          </table:table-cell>
          <table:table-cell office:value-type="float" office:value="55754" calcext:value-type="float">
            <text:p>55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234" calcext:value-type="float">
            <text:p>399234</text:p>
          </table:table-cell>
          <table:table-cell office:value-type="float" office:value="23304" calcext:value-type="float">
            <text:p>23304</text:p>
          </table:table-cell>
          <table:table-cell office:value-type="float" office:value="831632" calcext:value-type="float">
            <text:p>831632</text:p>
          </table:table-cell>
          <table:table-cell office:value-type="float" office:value="422078" calcext:value-type="float">
            <text:p>422078</text:p>
          </table:table-cell>
          <table:table-cell office:value-type="float" office:value="1636119" calcext:value-type="float">
            <text:p>1636119</text:p>
          </table:table-cell>
          <table:table-cell office:value-type="float" office:value="894530" calcext:value-type="float">
            <text:p>894530</text:p>
          </table:table-cell>
          <table:table-cell office:value-type="float" office:value="125409" calcext:value-type="float">
            <text:p>125409</text:p>
          </table:table-cell>
          <table:table-cell office:value-type="float" office:value="2124005" calcext:value-type="float">
            <text:p>2124005</text:p>
          </table:table-cell>
          <table:table-cell office:value-type="float" office:value="964296" calcext:value-type="float">
            <text:p>964296</text:p>
          </table:table-cell>
          <table:table-cell office:value-type="float" office:value="227941" calcext:value-type="float">
            <text:p>227941</text:p>
          </table:table-cell>
          <table:table-cell office:value-type="float" office:value="558627" calcext:value-type="float">
            <text:p>558627</text:p>
          </table:table-cell>
          <table:table-cell office:value-type="float" office:value="287948" calcext:value-type="float">
            <text:p>287948</text:p>
          </table:table-cell>
          <table:table-cell office:value-type="float" office:value="959297" calcext:value-type="float">
            <text:p>959297</text:p>
          </table:table-cell>
          <table:table-cell office:value-type="float" office:value="828044" calcext:value-type="float">
            <text:p>828044</text:p>
          </table:table-cell>
          <table:table-cell office:value-type="float" office:value="588630" calcext:value-type="float">
            <text:p>588630</text:p>
          </table:table-cell>
          <table:table-cell office:value-type="float" office:value="225154" calcext:value-type="float">
            <text:p>225154</text:p>
          </table:table-cell>
          <table:table-cell office:value-type="float" office:value="212842" calcext:value-type="float">
            <text:p>212842</text:p>
          </table:table-cell>
          <table:table-cell office:value-type="float" office:value="206843" calcext:value-type="float">
            <text:p>206843</text:p>
          </table:table-cell>
          <table:table-cell office:value-type="float" office:value="136178" calcext:value-type="float">
            <text:p>136178</text:p>
          </table:table-cell>
          <table:table-cell office:value-type="float" office:value="6891213" calcext:value-type="float">
            <text:p>6891213</text:p>
          </table:table-cell>
          <table:table-cell office:value-type="float" office:value="0" calcext:value-type="float">
            <text:p>0</text:p>
          </table:table-cell>
          <table:table-cell office:value-type="float" office:value="6381358" calcext:value-type="float">
            <text:p>63813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27117" calcext:value-type="float">
            <text:p>427117</text:p>
          </table:table-cell>
          <table:table-cell office:value-type="float" office:value="0" calcext:value-type="float">
            <text:p>0</text:p>
          </table:table-cell>
          <table:table-cell office:value-type="float" office:value="227956" calcext:value-type="float">
            <text:p>227956</text:p>
          </table:table-cell>
          <table:table-cell office:value-type="float" office:value="0" calcext:value-type="float">
            <text:p>0</text:p>
          </table:table-cell>
          <table:table-cell office:value-type="float" office:value="399234" calcext:value-type="float">
            <text:p>399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6410" calcext:value-type="float">
            <text:p>966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89" calcext:value-type="float">
            <text:p>28689</text:p>
          </table:table-cell>
          <table:table-cell office:value-type="float" office:value="0" calcext:value-type="float">
            <text:p>0</text:p>
          </table:table-cell>
          <table:table-cell office:value-type="float" office:value="27845049" calcext:value-type="float">
            <text:p>27845049</text:p>
          </table:table-cell>
          <table:table-cell office:value-type="float" office:value="1270183" calcext:value-type="float">
            <text:p>1270183</text:p>
          </table:table-cell>
          <table:table-cell office:value-type="float" office:value="908069" calcext:value-type="float">
            <text:p>908069</text:p>
          </table:table-cell>
          <table:table-cell office:value-type="float" office:value="215337" calcext:value-type="float">
            <text:p>215337</text:p>
          </table:table-cell>
          <table:table-cell office:value-type="float" office:value="210465" calcext:value-type="float">
            <text:p>210465</text:p>
          </table:table-cell>
          <table:table-cell office:value-type="float" office:value="278588" calcext:value-type="float">
            <text:p>278588</text:p>
          </table:table-cell>
          <table:table-cell office:value-type="float" office:value="363883" calcext:value-type="float">
            <text:p>363883</text:p>
          </table:table-cell>
          <table:table-cell office:value-type="float" office:value="250079" calcext:value-type="float">
            <text:p>250079</text:p>
          </table:table-cell>
          <table:table-cell office:value-type="float" office:value="299985" calcext:value-type="float">
            <text:p>2999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556" calcext:value-type="float">
            <text:p>25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339</text:p>
          </table:table-cell>
          <table:table-cell office:value-type="string" calcext:value-type="string">
            <text:p>12/05/19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office:value-type="float" office:value="769.6" calcext:value-type="float">
            <text:p>769.6</text:p>
          </table:table-cell>
          <table:table-cell office:value-type="float" office:value="13.162955570802" calcext:value-type="float">
            <text:p>13.162955570802</text:p>
          </table:table-cell>
          <table:table-cell office:value-type="float" office:value="3906006" calcext:value-type="float">
            <text:p>3906006</text:p>
          </table:table-cell>
          <table:table-cell office:value-type="float" office:value="685429" calcext:value-type="float">
            <text:p>685429</text:p>
          </table:table-cell>
          <table:table-cell office:value-type="float" office:value="4633234" calcext:value-type="float">
            <text:p>4633234</text:p>
          </table:table-cell>
          <table:table-cell office:value-type="float" office:value="2595619" calcext:value-type="float">
            <text:p>2595619</text:p>
          </table:table-cell>
          <table:table-cell office:value-type="float" office:value="1848849" calcext:value-type="float">
            <text:p>1848849</text:p>
          </table:table-cell>
          <table:table-cell office:value-type="float" office:value="1225620" calcext:value-type="float">
            <text:p>1225620</text:p>
          </table:table-cell>
          <table:table-cell office:value-type="float" office:value="747025" calcext:value-type="float">
            <text:p>747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30" calcext:value-type="float">
            <text:p>31530</text:p>
          </table:table-cell>
          <table:table-cell office:value-type="float" office:value="1443765" calcext:value-type="float">
            <text:p>1443765</text:p>
          </table:table-cell>
          <table:table-cell office:value-type="float" office:value="0" calcext:value-type="float">
            <text:p>0</text:p>
          </table:table-cell>
          <table:table-cell office:value-type="float" office:value="751758" calcext:value-type="float">
            <text:p>751758</text:p>
          </table:table-cell>
          <table:table-cell office:value-type="float" office:value="150915" calcext:value-type="float">
            <text:p>150915</text:p>
          </table:table-cell>
          <table:table-cell office:value-type="float" office:value="237057" calcext:value-type="float">
            <text:p>237057</text:p>
          </table:table-cell>
          <table:table-cell office:value-type="float" office:value="1021098" calcext:value-type="float">
            <text:p>1021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958" calcext:value-type="float">
            <text:p>303958</text:p>
          </table:table-cell>
          <table:table-cell office:value-type="float" office:value="667576" calcext:value-type="float">
            <text:p>667576</text:p>
          </table:table-cell>
          <table:table-cell office:value-type="float" office:value="105733" calcext:value-type="float">
            <text:p>105733</text:p>
          </table:table-cell>
          <table:table-cell office:value-type="float" office:value="342658" calcext:value-type="float">
            <text:p>342658</text:p>
          </table:table-cell>
          <table:table-cell office:value-type="float" office:value="383104" calcext:value-type="float">
            <text:p>383104</text:p>
          </table:table-cell>
          <table:table-cell office:value-type="float" office:value="204853" calcext:value-type="float">
            <text:p>204853</text:p>
          </table:table-cell>
          <table:table-cell office:value-type="float" office:value="86939" calcext:value-type="float">
            <text:p>86939</text:p>
          </table:table-cell>
          <table:table-cell office:value-type="float" office:value="0" calcext:value-type="float">
            <text:p>0</text:p>
          </table:table-cell>
          <table:table-cell office:value-type="float" office:value="37132" calcext:value-type="float">
            <text:p>37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438" calcext:value-type="float">
            <text:p>965438</text:p>
          </table:table-cell>
          <table:table-cell office:value-type="float" office:value="257684" calcext:value-type="float">
            <text:p>257684</text:p>
          </table:table-cell>
          <table:table-cell office:value-type="float" office:value="1781598" calcext:value-type="float">
            <text:p>1781598</text:p>
          </table:table-cell>
          <table:table-cell office:value-type="float" office:value="644092" calcext:value-type="float">
            <text:p>644092</text:p>
          </table:table-cell>
          <table:table-cell office:value-type="float" office:value="4581059" calcext:value-type="float">
            <text:p>4581059</text:p>
          </table:table-cell>
          <table:table-cell office:value-type="float" office:value="1887442" calcext:value-type="float">
            <text:p>1887442</text:p>
          </table:table-cell>
          <table:table-cell office:value-type="float" office:value="227407" calcext:value-type="float">
            <text:p>227407</text:p>
          </table:table-cell>
          <table:table-cell office:value-type="float" office:value="3986064" calcext:value-type="float">
            <text:p>3986064</text:p>
          </table:table-cell>
          <table:table-cell office:value-type="float" office:value="2487262" calcext:value-type="float">
            <text:p>2487262</text:p>
          </table:table-cell>
          <table:table-cell office:value-type="float" office:value="451326" calcext:value-type="float">
            <text:p>451326</text:p>
          </table:table-cell>
          <table:table-cell office:value-type="float" office:value="968244" calcext:value-type="float">
            <text:p>968244</text:p>
          </table:table-cell>
          <table:table-cell office:value-type="float" office:value="564442" calcext:value-type="float">
            <text:p>564442</text:p>
          </table:table-cell>
          <table:table-cell office:value-type="float" office:value="1563847" calcext:value-type="float">
            <text:p>1563847</text:p>
          </table:table-cell>
          <table:table-cell office:value-type="float" office:value="1249102" calcext:value-type="float">
            <text:p>1249102</text:p>
          </table:table-cell>
          <table:table-cell office:value-type="float" office:value="684017" calcext:value-type="float">
            <text:p>684017</text:p>
          </table:table-cell>
          <table:table-cell office:value-type="float" office:value="502930" calcext:value-type="float">
            <text:p>502930</text:p>
          </table:table-cell>
          <table:table-cell office:value-type="float" office:value="197540" calcext:value-type="float">
            <text:p>197540</text:p>
          </table:table-cell>
          <table:table-cell office:value-type="float" office:value="358506" calcext:value-type="float">
            <text:p>358506</text:p>
          </table:table-cell>
          <table:table-cell office:value-type="float" office:value="273666" calcext:value-type="float">
            <text:p>273666</text:p>
          </table:table-cell>
          <table:table-cell office:value-type="float" office:value="26831290" calcext:value-type="float">
            <text:p>26831290</text:p>
          </table:table-cell>
          <table:table-cell office:value-type="float" office:value="0" calcext:value-type="float">
            <text:p>0</text:p>
          </table:table-cell>
          <table:table-cell office:value-type="float" office:value="17602965" calcext:value-type="float">
            <text:p>176029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2954" calcext:value-type="float">
            <text:p>572954</text:p>
          </table:table-cell>
          <table:table-cell office:value-type="float" office:value="0" calcext:value-type="float">
            <text:p>0</text:p>
          </table:table-cell>
          <table:table-cell office:value-type="float" office:value="451326" calcext:value-type="float">
            <text:p>451326</text:p>
          </table:table-cell>
          <table:table-cell office:value-type="float" office:value="0" calcext:value-type="float">
            <text:p>0</text:p>
          </table:table-cell>
          <table:table-cell office:value-type="float" office:value="966410" calcext:value-type="float">
            <text:p>966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841" calcext:value-type="float">
            <text:p>96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346" calcext:value-type="float">
            <text:p>98346</text:p>
          </table:table-cell>
          <table:table-cell office:value-type="float" office:value="0" calcext:value-type="float">
            <text:p>0</text:p>
          </table:table-cell>
          <table:table-cell office:value-type="float" office:value="54637828" calcext:value-type="float">
            <text:p>54637828</text:p>
          </table:table-cell>
          <table:table-cell office:value-type="float" office:value="2731621" calcext:value-type="float">
            <text:p>2731621</text:p>
          </table:table-cell>
          <table:table-cell office:value-type="float" office:value="1681534" calcext:value-type="float">
            <text:p>1681534</text:p>
          </table:table-cell>
          <table:table-cell office:value-type="float" office:value="335650" calcext:value-type="float">
            <text:p>335650</text:p>
          </table:table-cell>
          <table:table-cell office:value-type="float" office:value="485019" calcext:value-type="float">
            <text:p>485019</text:p>
          </table:table-cell>
          <table:table-cell office:value-type="float" office:value="564564" calcext:value-type="float">
            <text:p>564564</text:p>
          </table:table-cell>
          <table:table-cell office:value-type="float" office:value="420727" calcext:value-type="float">
            <text:p>420727</text:p>
          </table:table-cell>
          <table:table-cell office:value-type="float" office:value="649891" calcext:value-type="float">
            <text:p>649891</text:p>
          </table:table-cell>
          <table:table-cell office:value-type="float" office:value="518521" calcext:value-type="float">
            <text:p>5185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596" calcext:value-type="float">
            <text:p>385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340</text:p>
          </table:table-cell>
          <table:table-cell office:value-type="string" calcext:value-type="string">
            <text:p>12/06/19</text:p>
          </table:table-cell>
          <table:table-cell office:value-type="float" office:value="10" calcext:value-type="float">
            <text:p>10</text:p>
          </table:table-cell>
          <table:table-cell office:value-type="float" office:value="9.42" calcext:value-type="float">
            <text:p>9.42</text:p>
          </table:table-cell>
          <table:table-cell office:value-type="float" office:value="766.3" calcext:value-type="float">
            <text:p>766.3</text:p>
          </table:table-cell>
          <table:table-cell office:value-type="float" office:value="12.2928677877276" calcext:value-type="float">
            <text:p>12.2928677877276</text:p>
          </table:table-cell>
          <table:table-cell office:value-type="float" office:value="14879270" calcext:value-type="float">
            <text:p>14879270</text:p>
          </table:table-cell>
          <table:table-cell office:value-type="float" office:value="2311836" calcext:value-type="float">
            <text:p>2311836</text:p>
          </table:table-cell>
          <table:table-cell office:value-type="float" office:value="5880392" calcext:value-type="float">
            <text:p>5880392</text:p>
          </table:table-cell>
          <table:table-cell office:value-type="float" office:value="6861200" calcext:value-type="float">
            <text:p>6861200</text:p>
          </table:table-cell>
          <table:table-cell office:value-type="float" office:value="3062835" calcext:value-type="float">
            <text:p>3062835</text:p>
          </table:table-cell>
          <table:table-cell office:value-type="float" office:value="1691524" calcext:value-type="float">
            <text:p>1691524</text:p>
          </table:table-cell>
          <table:table-cell office:value-type="float" office:value="1239011" calcext:value-type="float">
            <text:p>1239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517" calcext:value-type="float">
            <text:p>58517</text:p>
          </table:table-cell>
          <table:table-cell office:value-type="float" office:value="2118428" calcext:value-type="float">
            <text:p>2118428</text:p>
          </table:table-cell>
          <table:table-cell office:value-type="float" office:value="0" calcext:value-type="float">
            <text:p>0</text:p>
          </table:table-cell>
          <table:table-cell office:value-type="float" office:value="1561901" calcext:value-type="float">
            <text:p>1561901</text:p>
          </table:table-cell>
          <table:table-cell office:value-type="float" office:value="177022" calcext:value-type="float">
            <text:p>177022</text:p>
          </table:table-cell>
          <table:table-cell office:value-type="float" office:value="427323" calcext:value-type="float">
            <text:p>427323</text:p>
          </table:table-cell>
          <table:table-cell office:value-type="float" office:value="2125756" calcext:value-type="float">
            <text:p>2125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317" calcext:value-type="float">
            <text:p>481317</text:p>
          </table:table-cell>
          <table:table-cell office:value-type="float" office:value="1381082" calcext:value-type="float">
            <text:p>1381082</text:p>
          </table:table-cell>
          <table:table-cell office:value-type="float" office:value="179727" calcext:value-type="float">
            <text:p>179727</text:p>
          </table:table-cell>
          <table:table-cell office:value-type="float" office:value="621153" calcext:value-type="float">
            <text:p>621153</text:p>
          </table:table-cell>
          <table:table-cell office:value-type="float" office:value="888567" calcext:value-type="float">
            <text:p>888567</text:p>
          </table:table-cell>
          <table:table-cell office:value-type="float" office:value="308633" calcext:value-type="float">
            <text:p>308633</text:p>
          </table:table-cell>
          <table:table-cell office:value-type="float" office:value="116304" calcext:value-type="float">
            <text:p>116304</text:p>
          </table:table-cell>
          <table:table-cell office:value-type="float" office:value="0" calcext:value-type="float">
            <text:p>0</text:p>
          </table:table-cell>
          <table:table-cell office:value-type="float" office:value="56988" calcext:value-type="float">
            <text:p>56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6519" calcext:value-type="float">
            <text:p>1526519</text:p>
          </table:table-cell>
          <table:table-cell office:value-type="float" office:value="434868" calcext:value-type="float">
            <text:p>434868</text:p>
          </table:table-cell>
          <table:table-cell office:value-type="float" office:value="3928363" calcext:value-type="float">
            <text:p>3928363</text:p>
          </table:table-cell>
          <table:table-cell office:value-type="float" office:value="1282835" calcext:value-type="float">
            <text:p>1282835</text:p>
          </table:table-cell>
          <table:table-cell office:value-type="float" office:value="9334493" calcext:value-type="float">
            <text:p>9334493</text:p>
          </table:table-cell>
          <table:table-cell office:value-type="float" office:value="3964991" calcext:value-type="float">
            <text:p>3964991</text:p>
          </table:table-cell>
          <table:table-cell office:value-type="float" office:value="382683" calcext:value-type="float">
            <text:p>382683</text:p>
          </table:table-cell>
          <table:table-cell office:value-type="float" office:value="5045496" calcext:value-type="float">
            <text:p>5045496</text:p>
          </table:table-cell>
          <table:table-cell office:value-type="float" office:value="3780641" calcext:value-type="float">
            <text:p>3780641</text:p>
          </table:table-cell>
          <table:table-cell office:value-type="float" office:value="697115" calcext:value-type="float">
            <text:p>697115</text:p>
          </table:table-cell>
          <table:table-cell office:value-type="float" office:value="1802747" calcext:value-type="float">
            <text:p>1802747</text:p>
          </table:table-cell>
          <table:table-cell office:value-type="float" office:value="935831" calcext:value-type="float">
            <text:p>935831</text:p>
          </table:table-cell>
          <table:table-cell office:value-type="float" office:value="2533776" calcext:value-type="float">
            <text:p>2533776</text:p>
          </table:table-cell>
          <table:table-cell office:value-type="float" office:value="2035086" calcext:value-type="float">
            <text:p>2035086</text:p>
          </table:table-cell>
          <table:table-cell office:value-type="float" office:value="1286463" calcext:value-type="float">
            <text:p>1286463</text:p>
          </table:table-cell>
          <table:table-cell office:value-type="float" office:value="872525" calcext:value-type="float">
            <text:p>872525</text:p>
          </table:table-cell>
          <table:table-cell office:value-type="float" office:value="342546" calcext:value-type="float">
            <text:p>342546</text:p>
          </table:table-cell>
          <table:table-cell office:value-type="float" office:value="506176" calcext:value-type="float">
            <text:p>506176</text:p>
          </table:table-cell>
          <table:table-cell office:value-type="float" office:value="446222" calcext:value-type="float">
            <text:p>446222</text:p>
          </table:table-cell>
          <table:table-cell office:value-type="float" office:value="18350396" calcext:value-type="float">
            <text:p>18350396</text:p>
          </table:table-cell>
          <table:table-cell office:value-type="float" office:value="0" calcext:value-type="float">
            <text:p>0</text:p>
          </table:table-cell>
          <table:table-cell office:value-type="float" office:value="22763384" calcext:value-type="float">
            <text:p>227633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4624" calcext:value-type="float">
            <text:p>1214624</text:p>
          </table:table-cell>
          <table:table-cell office:value-type="float" office:value="0" calcext:value-type="float">
            <text:p>0</text:p>
          </table:table-cell>
          <table:table-cell office:value-type="float" office:value="697115" calcext:value-type="float">
            <text:p>697115</text:p>
          </table:table-cell>
          <table:table-cell office:value-type="float" office:value="0" calcext:value-type="float">
            <text:p>0</text:p>
          </table:table-cell>
          <table:table-cell office:value-type="float" office:value="1525723" calcext:value-type="float">
            <text:p>1525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691" calcext:value-type="float">
            <text:p>165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51" calcext:value-type="float">
            <text:p>100351</text:p>
          </table:table-cell>
          <table:table-cell office:value-type="float" office:value="0" calcext:value-type="float">
            <text:p>0</text:p>
          </table:table-cell>
          <table:table-cell office:value-type="float" office:value="61910018" calcext:value-type="float">
            <text:p>61910018</text:p>
          </table:table-cell>
          <table:table-cell office:value-type="float" office:value="5527210" calcext:value-type="float">
            <text:p>5527210</text:p>
          </table:table-cell>
          <table:table-cell office:value-type="float" office:value="3114286" calcext:value-type="float">
            <text:p>3114286</text:p>
          </table:table-cell>
          <table:table-cell office:value-type="float" office:value="598054" calcext:value-type="float">
            <text:p>598054</text:p>
          </table:table-cell>
          <table:table-cell office:value-type="float" office:value="714140" calcext:value-type="float">
            <text:p>714140</text:p>
          </table:table-cell>
          <table:table-cell office:value-type="float" office:value="571810" calcext:value-type="float">
            <text:p>571810</text:p>
          </table:table-cell>
          <table:table-cell office:value-type="float" office:value="603921" calcext:value-type="float">
            <text:p>603921</text:p>
          </table:table-cell>
          <table:table-cell office:value-type="float" office:value="1056276" calcext:value-type="float">
            <text:p>1056276</text:p>
          </table:table-cell>
          <table:table-cell office:value-type="float" office:value="836170" calcext:value-type="float">
            <text:p>8361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653" calcext:value-type="float">
            <text:p>144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341</text:p>
          </table:table-cell>
          <table:table-cell office:value-type="string" calcext:value-type="string">
            <text:p>12/07/19</text:p>
          </table:table-cell>
          <table:table-cell office:value-type="float" office:value="10" calcext:value-type="float">
            <text:p>10</text:p>
          </table:table-cell>
          <table:table-cell office:value-type="float" office:value="8.89" calcext:value-type="float">
            <text:p>8.89</text:p>
          </table:table-cell>
          <table:table-cell office:value-type="float" office:value="768.9" calcext:value-type="float">
            <text:p>768.9</text:p>
          </table:table-cell>
          <table:table-cell office:value-type="float" office:value="11.5621520949734" calcext:value-type="float">
            <text:p>11.5621520949734</text:p>
          </table:table-cell>
          <table:table-cell office:value-type="float" office:value="6978750" calcext:value-type="float">
            <text:p>6978750</text:p>
          </table:table-cell>
          <table:table-cell office:value-type="float" office:value="1966983" calcext:value-type="float">
            <text:p>1966983</text:p>
          </table:table-cell>
          <table:table-cell office:value-type="float" office:value="2991643" calcext:value-type="float">
            <text:p>2991643</text:p>
          </table:table-cell>
          <table:table-cell office:value-type="float" office:value="8878775" calcext:value-type="float">
            <text:p>8878775</text:p>
          </table:table-cell>
          <table:table-cell office:value-type="float" office:value="1916635" calcext:value-type="float">
            <text:p>1916635</text:p>
          </table:table-cell>
          <table:table-cell office:value-type="float" office:value="1650099" calcext:value-type="float">
            <text:p>1650099</text:p>
          </table:table-cell>
          <table:table-cell office:value-type="float" office:value="480096" calcext:value-type="float">
            <text:p>480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017" calcext:value-type="float">
            <text:p>104017</text:p>
          </table:table-cell>
          <table:table-cell office:value-type="float" office:value="3284992" calcext:value-type="float">
            <text:p>3284992</text:p>
          </table:table-cell>
          <table:table-cell office:value-type="float" office:value="0" calcext:value-type="float">
            <text:p>0</text:p>
          </table:table-cell>
          <table:table-cell office:value-type="float" office:value="1600313" calcext:value-type="float">
            <text:p>1600313</text:p>
          </table:table-cell>
          <table:table-cell office:value-type="float" office:value="283356" calcext:value-type="float">
            <text:p>283356</text:p>
          </table:table-cell>
          <table:table-cell office:value-type="float" office:value="399408" calcext:value-type="float">
            <text:p>399408</text:p>
          </table:table-cell>
          <table:table-cell office:value-type="float" office:value="3042584" calcext:value-type="float">
            <text:p>3042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8146" calcext:value-type="float">
            <text:p>458146</text:p>
          </table:table-cell>
          <table:table-cell office:value-type="float" office:value="1560481" calcext:value-type="float">
            <text:p>1560481</text:p>
          </table:table-cell>
          <table:table-cell office:value-type="float" office:value="0" calcext:value-type="float">
            <text:p>0</text:p>
          </table:table-cell>
          <table:table-cell office:value-type="float" office:value="409698" calcext:value-type="float">
            <text:p>409698</text:p>
          </table:table-cell>
          <table:table-cell office:value-type="float" office:value="327282" calcext:value-type="float">
            <text:p>327282</text:p>
          </table:table-cell>
          <table:table-cell office:value-type="float" office:value="135235" calcext:value-type="float">
            <text:p>1352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84637" calcext:value-type="float">
            <text:p>1584637</text:p>
          </table:table-cell>
          <table:table-cell office:value-type="float" office:value="333090" calcext:value-type="float">
            <text:p>333090</text:p>
          </table:table-cell>
          <table:table-cell office:value-type="float" office:value="2025388" calcext:value-type="float">
            <text:p>2025388</text:p>
          </table:table-cell>
          <table:table-cell office:value-type="float" office:value="827120" calcext:value-type="float">
            <text:p>827120</text:p>
          </table:table-cell>
          <table:table-cell office:value-type="float" office:value="5347131" calcext:value-type="float">
            <text:p>5347131</text:p>
          </table:table-cell>
          <table:table-cell office:value-type="float" office:value="2296352" calcext:value-type="float">
            <text:p>2296352</text:p>
          </table:table-cell>
          <table:table-cell office:value-type="float" office:value="370372" calcext:value-type="float">
            <text:p>370372</text:p>
          </table:table-cell>
          <table:table-cell office:value-type="float" office:value="4800534" calcext:value-type="float">
            <text:p>4800534</text:p>
          </table:table-cell>
          <table:table-cell office:value-type="float" office:value="1308151" calcext:value-type="float">
            <text:p>1308151</text:p>
          </table:table-cell>
          <table:table-cell office:value-type="float" office:value="1196341" calcext:value-type="float">
            <text:p>1196341</text:p>
          </table:table-cell>
          <table:table-cell office:value-type="float" office:value="709588" calcext:value-type="float">
            <text:p>709588</text:p>
          </table:table-cell>
          <table:table-cell office:value-type="float" office:value="1794781" calcext:value-type="float">
            <text:p>1794781</text:p>
          </table:table-cell>
          <table:table-cell office:value-type="float" office:value="1040735" calcext:value-type="float">
            <text:p>1040735</text:p>
          </table:table-cell>
          <table:table-cell office:value-type="float" office:value="2789304" calcext:value-type="float">
            <text:p>2789304</text:p>
          </table:table-cell>
          <table:table-cell office:value-type="float" office:value="1202266" calcext:value-type="float">
            <text:p>1202266</text:p>
          </table:table-cell>
          <table:table-cell office:value-type="float" office:value="711025" calcext:value-type="float">
            <text:p>711025</text:p>
          </table:table-cell>
          <table:table-cell office:value-type="float" office:value="505387" calcext:value-type="float">
            <text:p>505387</text:p>
          </table:table-cell>
          <table:table-cell office:value-type="float" office:value="469563" calcext:value-type="float">
            <text:p>469563</text:p>
          </table:table-cell>
          <table:table-cell office:value-type="float" office:value="468361" calcext:value-type="float">
            <text:p>468361</text:p>
          </table:table-cell>
          <table:table-cell office:value-type="float" office:value="9208317" calcext:value-type="float">
            <text:p>9208317</text:p>
          </table:table-cell>
          <table:table-cell office:value-type="float" office:value="0" calcext:value-type="float">
            <text:p>0</text:p>
          </table:table-cell>
          <table:table-cell office:value-type="float" office:value="8134757" calcext:value-type="float">
            <text:p>81347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22180" calcext:value-type="float">
            <text:p>822180</text:p>
          </table:table-cell>
          <table:table-cell office:value-type="float" office:value="0" calcext:value-type="float">
            <text:p>0</text:p>
          </table:table-cell>
          <table:table-cell office:value-type="float" office:value="709588" calcext:value-type="float">
            <text:p>709588</text:p>
          </table:table-cell>
          <table:table-cell office:value-type="float" office:value="1605864" calcext:value-type="float">
            <text:p>1605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315" calcext:value-type="float">
            <text:p>169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496" calcext:value-type="float">
            <text:p>141496</text:p>
          </table:table-cell>
          <table:table-cell office:value-type="float" office:value="0" calcext:value-type="float">
            <text:p>0</text:p>
          </table:table-cell>
          <table:table-cell office:value-type="float" office:value="58201796" calcext:value-type="float">
            <text:p>58201796</text:p>
          </table:table-cell>
          <table:table-cell office:value-type="float" office:value="2598295" calcext:value-type="float">
            <text:p>2598295</text:p>
          </table:table-cell>
          <table:table-cell office:value-type="float" office:value="858532" calcext:value-type="float">
            <text:p>858532</text:p>
          </table:table-cell>
          <table:table-cell office:value-type="float" office:value="611579" calcext:value-type="float">
            <text:p>611579</text:p>
          </table:table-cell>
          <table:table-cell office:value-type="float" office:value="622723" calcext:value-type="float">
            <text:p>622723</text:p>
          </table:table-cell>
          <table:table-cell office:value-type="float" office:value="551795" calcext:value-type="float">
            <text:p>551795</text:p>
          </table:table-cell>
          <table:table-cell office:value-type="float" office:value="624402" calcext:value-type="float">
            <text:p>624402</text:p>
          </table:table-cell>
          <table:table-cell office:value-type="float" office:value="980577" calcext:value-type="float">
            <text:p>980577</text:p>
          </table:table-cell>
          <table:table-cell office:value-type="float" office:value="699472" calcext:value-type="float">
            <text:p>6994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9425" calcext:value-type="float">
            <text:p>129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342</text:p>
          </table:table-cell>
          <table:table-cell office:value-type="string" calcext:value-type="string">
            <text:p>12/08/19</text:p>
          </table:table-cell>
          <table:table-cell office:value-type="float" office:value="10" calcext:value-type="float">
            <text:p>10</text:p>
          </table:table-cell>
          <table:table-cell office:value-type="float" office:value="9.39" calcext:value-type="float">
            <text:p>9.39</text:p>
          </table:table-cell>
          <table:table-cell office:value-type="float" office:value="771.2" calcext:value-type="float">
            <text:p>771.2</text:p>
          </table:table-cell>
          <table:table-cell office:value-type="float" office:value="12.1750878771653" calcext:value-type="float">
            <text:p>12.1750878771653</text:p>
          </table:table-cell>
          <table:table-cell office:value-type="float" office:value="1877053" calcext:value-type="float">
            <text:p>1877053</text:p>
          </table:table-cell>
          <table:table-cell office:value-type="float" office:value="769670" calcext:value-type="float">
            <text:p>769670</text:p>
          </table:table-cell>
          <table:table-cell office:value-type="float" office:value="3843942" calcext:value-type="float">
            <text:p>3843942</text:p>
          </table:table-cell>
          <table:table-cell office:value-type="float" office:value="3907244" calcext:value-type="float">
            <text:p>3907244</text:p>
          </table:table-cell>
          <table:table-cell office:value-type="float" office:value="2100046" calcext:value-type="float">
            <text:p>2100046</text:p>
          </table:table-cell>
          <table:table-cell office:value-type="float" office:value="1542384" calcext:value-type="float">
            <text:p>1542384</text:p>
          </table:table-cell>
          <table:table-cell office:value-type="float" office:value="424947" calcext:value-type="float">
            <text:p>424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02" calcext:value-type="float">
            <text:p>29202</text:p>
          </table:table-cell>
          <table:table-cell office:value-type="float" office:value="1487975" calcext:value-type="float">
            <text:p>1487975</text:p>
          </table:table-cell>
          <table:table-cell office:value-type="float" office:value="0" calcext:value-type="float">
            <text:p>0</text:p>
          </table:table-cell>
          <table:table-cell office:value-type="float" office:value="473477" calcext:value-type="float">
            <text:p>473477</text:p>
          </table:table-cell>
          <table:table-cell office:value-type="float" office:value="399408" calcext:value-type="float">
            <text:p>399408</text:p>
          </table:table-cell>
          <table:table-cell office:value-type="float" office:value="491256" calcext:value-type="float">
            <text:p>491256</text:p>
          </table:table-cell>
          <table:table-cell office:value-type="float" office:value="1991215" calcext:value-type="float">
            <text:p>1991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717" calcext:value-type="float">
            <text:p>509717</text:p>
          </table:table-cell>
          <table:table-cell office:value-type="float" office:value="1607556" calcext:value-type="float">
            <text:p>1607556</text:p>
          </table:table-cell>
          <table:table-cell office:value-type="float" office:value="0" calcext:value-type="float">
            <text:p>0</text:p>
          </table:table-cell>
          <table:table-cell office:value-type="float" office:value="467156" calcext:value-type="float">
            <text:p>467156</text:p>
          </table:table-cell>
          <table:table-cell office:value-type="float" office:value="273983" calcext:value-type="float">
            <text:p>2739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116" calcext:value-type="float">
            <text:p>53116</text:p>
          </table:table-cell>
          <table:table-cell office:value-type="float" office:value="1991674" calcext:value-type="float">
            <text:p>1991674</text:p>
          </table:table-cell>
          <table:table-cell office:value-type="float" office:value="428963" calcext:value-type="float">
            <text:p>428963</text:p>
          </table:table-cell>
          <table:table-cell office:value-type="float" office:value="712327" calcext:value-type="float">
            <text:p>712327</text:p>
          </table:table-cell>
          <table:table-cell office:value-type="float" office:value="660649" calcext:value-type="float">
            <text:p>660649</text:p>
          </table:table-cell>
          <table:table-cell office:value-type="float" office:value="2703293" calcext:value-type="float">
            <text:p>2703293</text:p>
          </table:table-cell>
          <table:table-cell office:value-type="float" office:value="1413530" calcext:value-type="float">
            <text:p>1413530</text:p>
          </table:table-cell>
          <table:table-cell office:value-type="float" office:value="303563" calcext:value-type="float">
            <text:p>303563</text:p>
          </table:table-cell>
          <table:table-cell office:value-type="float" office:value="2821881" calcext:value-type="float">
            <text:p>2821881</text:p>
          </table:table-cell>
          <table:table-cell office:value-type="float" office:value="1046727" calcext:value-type="float">
            <text:p>1046727</text:p>
          </table:table-cell>
          <table:table-cell office:value-type="float" office:value="586585" calcext:value-type="float">
            <text:p>586585</text:p>
          </table:table-cell>
          <table:table-cell office:value-type="float" office:value="832981" calcext:value-type="float">
            <text:p>832981</text:p>
          </table:table-cell>
          <table:table-cell office:value-type="float" office:value="1074967" calcext:value-type="float">
            <text:p>1074967</text:p>
          </table:table-cell>
          <table:table-cell office:value-type="float" office:value="1118987" calcext:value-type="float">
            <text:p>1118987</text:p>
          </table:table-cell>
          <table:table-cell office:value-type="float" office:value="2543313" calcext:value-type="float">
            <text:p>2543313</text:p>
          </table:table-cell>
          <table:table-cell office:value-type="float" office:value="979446" calcext:value-type="float">
            <text:p>979446</text:p>
          </table:table-cell>
          <table:table-cell office:value-type="float" office:value="847971" calcext:value-type="float">
            <text:p>847971</text:p>
          </table:table-cell>
          <table:table-cell office:value-type="float" office:value="452645" calcext:value-type="float">
            <text:p>452645</text:p>
          </table:table-cell>
          <table:table-cell office:value-type="float" office:value="628534" calcext:value-type="float">
            <text:p>628534</text:p>
          </table:table-cell>
          <table:table-cell office:value-type="float" office:value="525604" calcext:value-type="float">
            <text:p>525604</text:p>
          </table:table-cell>
          <table:table-cell office:value-type="float" office:value="28252769" calcext:value-type="float">
            <text:p>28252769</text:p>
          </table:table-cell>
          <table:table-cell office:value-type="float" office:value="0" calcext:value-type="float">
            <text:p>0</text:p>
          </table:table-cell>
          <table:table-cell office:value-type="float" office:value="19096802" calcext:value-type="float">
            <text:p>190968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0891" calcext:value-type="float">
            <text:p>1080891</text:p>
          </table:table-cell>
          <table:table-cell office:value-type="float" office:value="0" calcext:value-type="float">
            <text:p>0</text:p>
          </table:table-cell>
          <table:table-cell office:value-type="float" office:value="832822" calcext:value-type="float">
            <text:p>832822</text:p>
          </table:table-cell>
          <table:table-cell office:value-type="float" office:value="1970675" calcext:value-type="float">
            <text:p>1970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542" calcext:value-type="float">
            <text:p>136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947" calcext:value-type="float">
            <text:p>139947</text:p>
          </table:table-cell>
          <table:table-cell office:value-type="float" office:value="0" calcext:value-type="float">
            <text:p>0</text:p>
          </table:table-cell>
          <table:table-cell office:value-type="float" office:value="20885877" calcext:value-type="float">
            <text:p>20885877</text:p>
          </table:table-cell>
          <table:table-cell office:value-type="float" office:value="1660922" calcext:value-type="float">
            <text:p>1660922</text:p>
          </table:table-cell>
          <table:table-cell office:value-type="float" office:value="568120" calcext:value-type="float">
            <text:p>568120</text:p>
          </table:table-cell>
          <table:table-cell office:value-type="float" office:value="450853" calcext:value-type="float">
            <text:p>450853</text:p>
          </table:table-cell>
          <table:table-cell office:value-type="float" office:value="322793" calcext:value-type="float">
            <text:p>322793</text:p>
          </table:table-cell>
          <table:table-cell office:value-type="float" office:value="625050" calcext:value-type="float">
            <text:p>625050</text:p>
          </table:table-cell>
          <table:table-cell office:value-type="float" office:value="705997" calcext:value-type="float">
            <text:p>705997</text:p>
          </table:table-cell>
          <table:table-cell office:value-type="float" office:value="590778" calcext:value-type="float">
            <text:p>590778</text:p>
          </table:table-cell>
          <table:table-cell office:value-type="float" office:value="511532" calcext:value-type="float">
            <text:p>5115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8546" calcext:value-type="float">
            <text:p>1285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h10_BL11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7607" calcext:value-type="float">
            <text:p>157607</text:p>
          </table:table-cell>
          <table:table-cell office:value-type="float" office:value="107553" calcext:value-type="float">
            <text:p>107553</text:p>
          </table:table-cell>
          <table:table-cell office:value-type="float" office:value="3253903" calcext:value-type="float">
            <text:p>3253903</text:p>
          </table:table-cell>
          <table:table-cell office:value-type="float" office:value="972705" calcext:value-type="float">
            <text:p>972705</text:p>
          </table:table-cell>
          <table:table-cell office:value-type="float" office:value="129011" calcext:value-type="float">
            <text:p>129011</text:p>
          </table:table-cell>
          <table:table-cell office:value-type="float" office:value="400809" calcext:value-type="float">
            <text:p>400809</text:p>
          </table:table-cell>
          <table:table-cell office:value-type="float" office:value="49427" calcext:value-type="float">
            <text:p>49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239" calcext:value-type="float">
            <text:p>50239</text:p>
          </table:table-cell>
          <table:table-cell office:value-type="float" office:value="1157051" calcext:value-type="float">
            <text:p>1157051</text:p>
          </table:table-cell>
          <table:table-cell office:value-type="float" office:value="191561" calcext:value-type="float">
            <text:p>191561</text:p>
          </table:table-cell>
          <table:table-cell office:value-type="float" office:value="0" calcext:value-type="float">
            <text:p>0</text:p>
          </table:table-cell>
          <table:table-cell office:value-type="float" office:value="31582" calcext:value-type="float">
            <text:p>31582</text:p>
          </table:table-cell>
          <table:table-cell office:value-type="float" office:value="10002" calcext:value-type="float">
            <text:p>10002</text:p>
          </table:table-cell>
          <table:table-cell office:value-type="float" office:value="39688" calcext:value-type="float">
            <text:p>3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230" calcext:value-type="float">
            <text:p>101230</text:p>
          </table:table-cell>
          <table:table-cell office:value-type="float" office:value="0" calcext:value-type="float">
            <text:p>0</text:p>
          </table:table-cell>
          <table:table-cell office:value-type="float" office:value="12138" calcext:value-type="float">
            <text:p>12138</text:p>
          </table:table-cell>
          <table:table-cell office:value-type="float" office:value="15499" calcext:value-type="float">
            <text:p>15499</text:p>
          </table:table-cell>
          <table:table-cell office:value-type="float" office:value="60773" calcext:value-type="float">
            <text:p>60773</text:p>
          </table:table-cell>
          <table:table-cell office:value-type="float" office:value="43449" calcext:value-type="float">
            <text:p>434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547" calcext:value-type="float">
            <text:p>37547</text:p>
          </table:table-cell>
          <table:table-cell office:value-type="float" office:value="0" calcext:value-type="float">
            <text:p>0</text:p>
          </table:table-cell>
          <table:table-cell office:value-type="float" office:value="47306" calcext:value-type="float">
            <text:p>47306</text:p>
          </table:table-cell>
          <table:table-cell office:value-type="float" office:value="180680" calcext:value-type="float">
            <text:p>180680</text:p>
          </table:table-cell>
          <table:table-cell office:value-type="float" office:value="266530" calcext:value-type="float">
            <text:p>266530</text:p>
          </table:table-cell>
          <table:table-cell office:value-type="float" office:value="182544" calcext:value-type="float">
            <text:p>182544</text:p>
          </table:table-cell>
          <table:table-cell office:value-type="float" office:value="56517" calcext:value-type="float">
            <text:p>56517</text:p>
          </table:table-cell>
          <table:table-cell office:value-type="float" office:value="174210" calcext:value-type="float">
            <text:p>174210</text:p>
          </table:table-cell>
          <table:table-cell office:value-type="float" office:value="110859" calcext:value-type="float">
            <text:p>110859</text:p>
          </table:table-cell>
          <table:table-cell office:value-type="float" office:value="74402" calcext:value-type="float">
            <text:p>74402</text:p>
          </table:table-cell>
          <table:table-cell office:value-type="float" office:value="726350" calcext:value-type="float">
            <text:p>726350</text:p>
          </table:table-cell>
          <table:table-cell office:value-type="float" office:value="26350" calcext:value-type="float">
            <text:p>26350</text:p>
          </table:table-cell>
          <table:table-cell office:value-type="float" office:value="185143" calcext:value-type="float">
            <text:p>185143</text:p>
          </table:table-cell>
          <table:table-cell office:value-type="float" office:value="96513" calcext:value-type="float">
            <text:p>96513</text:p>
          </table:table-cell>
          <table:table-cell office:value-type="float" office:value="150800" calcext:value-type="float">
            <text:p>150800</text:p>
          </table:table-cell>
          <table:table-cell office:value-type="float" office:value="17495" calcext:value-type="float">
            <text:p>17495</text:p>
          </table:table-cell>
          <table:table-cell office:value-type="float" office:value="91919" calcext:value-type="float">
            <text:p>91919</text:p>
          </table:table-cell>
          <table:table-cell office:value-type="float" office:value="10933" calcext:value-type="float">
            <text:p>10933</text:p>
          </table:table-cell>
          <table:table-cell office:value-type="float" office:value="40769" calcext:value-type="float">
            <text:p>40769</text:p>
          </table:table-cell>
          <table:table-cell office:value-type="float" office:value="19241286" calcext:value-type="float">
            <text:p>19241286</text:p>
          </table:table-cell>
          <table:table-cell office:value-type="float" office:value="28356" calcext:value-type="float">
            <text:p>28356</text:p>
          </table:table-cell>
          <table:table-cell office:value-type="float" office:value="19344322" calcext:value-type="float">
            <text:p>19344322</text:p>
          </table:table-cell>
          <table:table-cell office:value-type="float" office:value="0" calcext:value-type="float">
            <text:p>0</text:p>
          </table:table-cell>
          <table:table-cell office:value-type="float" office:value="60332" calcext:value-type="float">
            <text:p>60332</text:p>
          </table:table-cell>
          <table:table-cell office:value-type="float" office:value="240397" calcext:value-type="float">
            <text:p>240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896" calcext:value-type="float">
            <text:p>126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32" calcext:value-type="float">
            <text:p>26332</text:p>
          </table:table-cell>
          <table:table-cell office:value-type="float" office:value="0" calcext:value-type="float">
            <text:p>0</text:p>
          </table:table-cell>
          <table:table-cell office:value-type="float" office:value="28538" calcext:value-type="float">
            <text:p>28538</text:p>
          </table:table-cell>
          <table:table-cell office:value-type="float" office:value="0" calcext:value-type="float">
            <text:p>0</text:p>
          </table:table-cell>
          <table:table-cell office:value-type="float" office:value="24453" calcext:value-type="float">
            <text:p>244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2580" calcext:value-type="float">
            <text:p>1012580</text:p>
          </table:table-cell>
          <table:table-cell office:value-type="float" office:value="423699" calcext:value-type="float">
            <text:p>423699</text:p>
          </table:table-cell>
          <table:table-cell office:value-type="float" office:value="18955" calcext:value-type="float">
            <text:p>18955</text:p>
          </table:table-cell>
          <table:table-cell office:value-type="float" office:value="0" calcext:value-type="float">
            <text:p>0</text:p>
          </table:table-cell>
          <table:table-cell office:value-type="float" office:value="29273" calcext:value-type="float">
            <text:p>29273</text:p>
          </table:table-cell>
          <table:table-cell office:value-type="float" office:value="37349" calcext:value-type="float">
            <text:p>37349</text:p>
          </table:table-cell>
          <table:table-cell office:value-type="float" office:value="38581" calcext:value-type="float">
            <text:p>38581</text:p>
          </table:table-cell>
          <table:table-cell office:value-type="float" office:value="0" calcext:value-type="float">
            <text:p>0</text:p>
          </table:table-cell>
          <table:table-cell office:value-type="float" office:value="97701" calcext:value-type="float">
            <text:p>977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7</text:p>
          </table:table-cell>
          <table:table-cell office:value-type="string" calcext:value-type="string">
            <text:p>01/08/19</text:p>
          </table:table-cell>
          <table:table-cell office:value-type="float" office:value="2.5" calcext:value-type="float">
            <text:p>2.5</text:p>
          </table:table-cell>
          <table:table-cell office:value-type="float" office:value="0.254" calcext:value-type="float">
            <text:p>0.254</text:p>
          </table:table-cell>
          <table:table-cell office:value-type="float" office:value="45.8" calcext:value-type="float">
            <text:p>45.8</text:p>
          </table:table-cell>
          <table:table-cell office:value-type="float" office:value="5.54222125245514" calcext:value-type="float">
            <text:p>5.54222125245514</text:p>
          </table:table-cell>
          <table:table-cell office:value-type="float" office:value="413600" calcext:value-type="float">
            <text:p>413600</text:p>
          </table:table-cell>
          <table:table-cell office:value-type="float" office:value="115989" calcext:value-type="float">
            <text:p>115989</text:p>
          </table:table-cell>
          <table:table-cell office:value-type="float" office:value="723064" calcext:value-type="float">
            <text:p>723064</text:p>
          </table:table-cell>
          <table:table-cell office:value-type="float" office:value="547671" calcext:value-type="float">
            <text:p>547671</text:p>
          </table:table-cell>
          <table:table-cell office:value-type="float" office:value="233230" calcext:value-type="float">
            <text:p>233230</text:p>
          </table:table-cell>
          <table:table-cell office:value-type="float" office:value="904597" calcext:value-type="float">
            <text:p>904597</text:p>
          </table:table-cell>
          <table:table-cell office:value-type="float" office:value="221616" calcext:value-type="float">
            <text:p>221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321" calcext:value-type="float">
            <text:p>480321</text:p>
          </table:table-cell>
          <table:table-cell office:value-type="float" office:value="148094" calcext:value-type="float">
            <text:p>148094</text:p>
          </table:table-cell>
          <table:table-cell office:value-type="float" office:value="162443" calcext:value-type="float">
            <text:p>162443</text:p>
          </table:table-cell>
          <table:table-cell office:value-type="float" office:value="62706" calcext:value-type="float">
            <text:p>62706</text:p>
          </table:table-cell>
          <table:table-cell office:value-type="float" office:value="105782" calcext:value-type="float">
            <text:p>105782</text:p>
          </table:table-cell>
          <table:table-cell office:value-type="float" office:value="194442" calcext:value-type="float">
            <text:p>1944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6871" calcext:value-type="float">
            <text:p>126871</text:p>
          </table:table-cell>
          <table:table-cell office:value-type="float" office:value="44236" calcext:value-type="float">
            <text:p>44236</text:p>
          </table:table-cell>
          <table:table-cell office:value-type="float" office:value="97479" calcext:value-type="float">
            <text:p>974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4007" calcext:value-type="float">
            <text:p>94007</text:p>
          </table:table-cell>
          <table:table-cell office:value-type="float" office:value="120691" calcext:value-type="float">
            <text:p>120691</text:p>
          </table:table-cell>
          <table:table-cell office:value-type="float" office:value="149513" calcext:value-type="float">
            <text:p>149513</text:p>
          </table:table-cell>
          <table:table-cell office:value-type="float" office:value="199749" calcext:value-type="float">
            <text:p>199749</text:p>
          </table:table-cell>
          <table:table-cell office:value-type="float" office:value="43486" calcext:value-type="float">
            <text:p>43486</text:p>
          </table:table-cell>
          <table:table-cell office:value-type="float" office:value="33920" calcext:value-type="float">
            <text:p>33920</text:p>
          </table:table-cell>
          <table:table-cell office:value-type="float" office:value="220274" calcext:value-type="float">
            <text:p>220274</text:p>
          </table:table-cell>
          <table:table-cell office:value-type="float" office:value="65820" calcext:value-type="float">
            <text:p>65820</text:p>
          </table:table-cell>
          <table:table-cell office:value-type="float" office:value="38539" calcext:value-type="float">
            <text:p>38539</text:p>
          </table:table-cell>
          <table:table-cell office:value-type="float" office:value="0" calcext:value-type="float">
            <text:p>0</text:p>
          </table:table-cell>
          <table:table-cell office:value-type="float" office:value="184878" calcext:value-type="float">
            <text:p>184878</text:p>
          </table:table-cell>
          <table:table-cell office:value-type="float" office:value="146111" calcext:value-type="float">
            <text:p>146111</text:p>
          </table:table-cell>
          <table:table-cell office:value-type="float" office:value="226461" calcext:value-type="float">
            <text:p>226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691" calcext:value-type="float">
            <text:p>70691</text:p>
          </table:table-cell>
          <table:table-cell office:value-type="float" office:value="47561" calcext:value-type="float">
            <text:p>47561</text:p>
          </table:table-cell>
          <table:table-cell office:value-type="float" office:value="35174995" calcext:value-type="float">
            <text:p>35174995</text:p>
          </table:table-cell>
          <table:table-cell office:value-type="float" office:value="0" calcext:value-type="float">
            <text:p>0</text:p>
          </table:table-cell>
          <table:table-cell office:value-type="float" office:value="11866430" calcext:value-type="float">
            <text:p>118664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0010" calcext:value-type="float">
            <text:p>1500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04959" calcext:value-type="float">
            <text:p>2304959</text:p>
          </table:table-cell>
          <table:table-cell office:value-type="float" office:value="195901" calcext:value-type="float">
            <text:p>195901</text:p>
          </table:table-cell>
          <table:table-cell office:value-type="float" office:value="128338" calcext:value-type="float">
            <text:p>128338</text:p>
          </table:table-cell>
          <table:table-cell office:value-type="float" office:value="43909" calcext:value-type="float">
            <text:p>43909</text:p>
          </table:table-cell>
          <table:table-cell office:value-type="float" office:value="74736" calcext:value-type="float">
            <text:p>74736</text:p>
          </table:table-cell>
          <table:table-cell office:value-type="float" office:value="28755" calcext:value-type="float">
            <text:p>28755</text:p>
          </table:table-cell>
          <table:table-cell office:value-type="float" office:value="72789" calcext:value-type="float">
            <text:p>72789</text:p>
          </table:table-cell>
          <table:table-cell office:value-type="float" office:value="55083" calcext:value-type="float">
            <text:p>55083</text:p>
          </table:table-cell>
          <table:table-cell office:value-type="float" office:value="80480" calcext:value-type="float">
            <text:p>804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9</text:p>
          </table:table-cell>
          <table:table-cell office:value-type="string" calcext:value-type="string">
            <text:p>01/09/19</text:p>
          </table:table-cell>
          <table:table-cell office:value-type="float" office:value="2.5" calcext:value-type="float">
            <text:p>2.5</text:p>
          </table:table-cell>
          <table:table-cell office:value-type="float" office:value="0.404" calcext:value-type="float">
            <text:p>0.404</text:p>
          </table:table-cell>
          <table:table-cell office:value-type="float" office:value="55.1" calcext:value-type="float">
            <text:p>55.1</text:p>
          </table:table-cell>
          <table:table-cell office:value-type="float" office:value="7.33079295953541" calcext:value-type="float">
            <text:p>7.33079295953541</text:p>
          </table:table-cell>
          <table:table-cell office:value-type="float" office:value="933768" calcext:value-type="float">
            <text:p>933768</text:p>
          </table:table-cell>
          <table:table-cell office:value-type="float" office:value="305439" calcext:value-type="float">
            <text:p>305439</text:p>
          </table:table-cell>
          <table:table-cell office:value-type="float" office:value="1099377" calcext:value-type="float">
            <text:p>1099377</text:p>
          </table:table-cell>
          <table:table-cell office:value-type="float" office:value="1193439" calcext:value-type="float">
            <text:p>1193439</text:p>
          </table:table-cell>
          <table:table-cell office:value-type="float" office:value="408311" calcext:value-type="float">
            <text:p>408311</text:p>
          </table:table-cell>
          <table:table-cell office:value-type="float" office:value="254915" calcext:value-type="float">
            <text:p>254915</text:p>
          </table:table-cell>
          <table:table-cell office:value-type="float" office:value="113911" calcext:value-type="float">
            <text:p>113911</text:p>
          </table:table-cell>
          <table:table-cell office:value-type="float" office:value="0" calcext:value-type="float">
            <text:p>0</text:p>
          </table:table-cell>
          <table:table-cell office:value-type="float" office:value="105650" calcext:value-type="float">
            <text:p>105650</text:p>
          </table:table-cell>
          <table:table-cell office:value-type="float" office:value="0" calcext:value-type="float">
            <text:p>0</text:p>
          </table:table-cell>
          <table:table-cell office:value-type="float" office:value="51696" calcext:value-type="float">
            <text:p>51696</text:p>
          </table:table-cell>
          <table:table-cell office:value-type="float" office:value="1860718" calcext:value-type="float">
            <text:p>1860718</text:p>
          </table:table-cell>
          <table:table-cell office:value-type="float" office:value="187840" calcext:value-type="float">
            <text:p>187840</text:p>
          </table:table-cell>
          <table:table-cell office:value-type="float" office:value="1405641" calcext:value-type="float">
            <text:p>1405641</text:p>
          </table:table-cell>
          <table:table-cell office:value-type="float" office:value="314295" calcext:value-type="float">
            <text:p>314295</text:p>
          </table:table-cell>
          <table:table-cell office:value-type="float" office:value="167403" calcext:value-type="float">
            <text:p>167403</text:p>
          </table:table-cell>
          <table:table-cell office:value-type="float" office:value="416079" calcext:value-type="float">
            <text:p>416079</text:p>
          </table:table-cell>
          <table:table-cell office:value-type="float" office:value="592823" calcext:value-type="float">
            <text:p>592823</text:p>
          </table:table-cell>
          <table:table-cell office:value-type="float" office:value="0" calcext:value-type="float">
            <text:p>0</text:p>
          </table:table-cell>
          <table:table-cell office:value-type="float" office:value="307089" calcext:value-type="float">
            <text:p>307089</text:p>
          </table:table-cell>
          <table:table-cell office:value-type="float" office:value="84393" calcext:value-type="float">
            <text:p>84393</text:p>
          </table:table-cell>
          <table:table-cell office:value-type="float" office:value="0" calcext:value-type="float">
            <text:p>0</text:p>
          </table:table-cell>
          <table:table-cell office:value-type="float" office:value="106743" calcext:value-type="float">
            <text:p>106743</text:p>
          </table:table-cell>
          <table:table-cell office:value-type="float" office:value="174545" calcext:value-type="float">
            <text:p>174545</text:p>
          </table:table-cell>
          <table:table-cell office:value-type="float" office:value="170189" calcext:value-type="float">
            <text:p>1701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45" calcext:value-type="float">
            <text:p>22745</text:p>
          </table:table-cell>
          <table:table-cell office:value-type="float" office:value="669976" calcext:value-type="float">
            <text:p>669976</text:p>
          </table:table-cell>
          <table:table-cell office:value-type="float" office:value="30257" calcext:value-type="float">
            <text:p>30257</text:p>
          </table:table-cell>
          <table:table-cell office:value-type="float" office:value="319633" calcext:value-type="float">
            <text:p>319633</text:p>
          </table:table-cell>
          <table:table-cell office:value-type="float" office:value="636462" calcext:value-type="float">
            <text:p>636462</text:p>
          </table:table-cell>
          <table:table-cell office:value-type="float" office:value="1465591" calcext:value-type="float">
            <text:p>1465591</text:p>
          </table:table-cell>
          <table:table-cell office:value-type="float" office:value="381643" calcext:value-type="float">
            <text:p>381643</text:p>
          </table:table-cell>
          <table:table-cell office:value-type="float" office:value="446504" calcext:value-type="float">
            <text:p>446504</text:p>
          </table:table-cell>
          <table:table-cell office:value-type="float" office:value="930715" calcext:value-type="float">
            <text:p>930715</text:p>
          </table:table-cell>
          <table:table-cell office:value-type="float" office:value="1354652" calcext:value-type="float">
            <text:p>1354652</text:p>
          </table:table-cell>
          <table:table-cell office:value-type="float" office:value="717979" calcext:value-type="float">
            <text:p>717979</text:p>
          </table:table-cell>
          <table:table-cell office:value-type="float" office:value="464858" calcext:value-type="float">
            <text:p>464858</text:p>
          </table:table-cell>
          <table:table-cell office:value-type="float" office:value="1510369" calcext:value-type="float">
            <text:p>1510369</text:p>
          </table:table-cell>
          <table:table-cell office:value-type="float" office:value="1027326" calcext:value-type="float">
            <text:p>1027326</text:p>
          </table:table-cell>
          <table:table-cell office:value-type="float" office:value="1439028" calcext:value-type="float">
            <text:p>1439028</text:p>
          </table:table-cell>
          <table:table-cell office:value-type="float" office:value="1292269" calcext:value-type="float">
            <text:p>1292269</text:p>
          </table:table-cell>
          <table:table-cell office:value-type="float" office:value="280243" calcext:value-type="float">
            <text:p>280243</text:p>
          </table:table-cell>
          <table:table-cell office:value-type="float" office:value="417734" calcext:value-type="float">
            <text:p>417734</text:p>
          </table:table-cell>
          <table:table-cell office:value-type="float" office:value="354308" calcext:value-type="float">
            <text:p>354308</text:p>
          </table:table-cell>
          <table:table-cell office:value-type="float" office:value="258064" calcext:value-type="float">
            <text:p>258064</text:p>
          </table:table-cell>
          <table:table-cell office:value-type="float" office:value="4646294" calcext:value-type="float">
            <text:p>4646294</text:p>
          </table:table-cell>
          <table:table-cell office:value-type="float" office:value="86986" calcext:value-type="float">
            <text:p>86986</text:p>
          </table:table-cell>
          <table:table-cell office:value-type="float" office:value="12854429" calcext:value-type="float">
            <text:p>12854429</text:p>
          </table:table-cell>
          <table:table-cell office:value-type="float" office:value="84955" calcext:value-type="float">
            <text:p>849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65135" calcext:value-type="float">
            <text:p>465135</text:p>
          </table:table-cell>
          <table:table-cell office:value-type="float" office:value="0" calcext:value-type="float">
            <text:p>0</text:p>
          </table:table-cell>
          <table:table-cell office:value-type="float" office:value="463744" calcext:value-type="float">
            <text:p>463744</text:p>
          </table:table-cell>
          <table:table-cell office:value-type="float" office:value="23649" calcext:value-type="float">
            <text:p>23649</text:p>
          </table:table-cell>
          <table:table-cell office:value-type="float" office:value="41401" calcext:value-type="float">
            <text:p>41401</text:p>
          </table:table-cell>
          <table:table-cell office:value-type="float" office:value="78838" calcext:value-type="float">
            <text:p>78838</text:p>
          </table:table-cell>
          <table:table-cell office:value-type="float" office:value="0" calcext:value-type="float">
            <text:p>0</text:p>
          </table:table-cell>
          <table:table-cell office:value-type="float" office:value="234326" calcext:value-type="float">
            <text:p>23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0142" calcext:value-type="float">
            <text:p>9100142</text:p>
          </table:table-cell>
          <table:table-cell office:value-type="float" office:value="686119" calcext:value-type="float">
            <text:p>686119</text:p>
          </table:table-cell>
          <table:table-cell office:value-type="float" office:value="561212" calcext:value-type="float">
            <text:p>561212</text:p>
          </table:table-cell>
          <table:table-cell office:value-type="float" office:value="339645" calcext:value-type="float">
            <text:p>339645</text:p>
          </table:table-cell>
          <table:table-cell office:value-type="float" office:value="568020" calcext:value-type="float">
            <text:p>568020</text:p>
          </table:table-cell>
          <table:table-cell office:value-type="float" office:value="153184" calcext:value-type="float">
            <text:p>153184</text:p>
          </table:table-cell>
          <table:table-cell office:value-type="float" office:value="374880" calcext:value-type="float">
            <text:p>374880</text:p>
          </table:table-cell>
          <table:table-cell office:value-type="float" office:value="491657" calcext:value-type="float">
            <text:p>491657</text:p>
          </table:table-cell>
          <table:table-cell office:value-type="float" office:value="734144" calcext:value-type="float">
            <text:p>73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17" calcext:value-type="float">
            <text:p>33917</text:p>
          </table:table-cell>
          <table:table-cell office:value-type="float" office:value="22303" calcext:value-type="float">
            <text:p>22303</text:p>
          </table:table-cell>
          <table:table-cell office:value-type="float" office:value="84117" calcext:value-type="float">
            <text:p>84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626" calcext:value-type="float">
            <text:p>115626</text:p>
          </table:table-cell>
          <table:table-cell office:value-type="float" office:value="56034" calcext:value-type="float">
            <text:p>56034</text:p>
          </table:table-cell>
          <table:table-cell office:value-type="float" office:value="31857" calcext:value-type="float">
            <text:p>31857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0</text:p>
          </table:table-cell>
          <table:table-cell office:value-type="string" calcext:value-type="string">
            <text:p>01/10/19</text:p>
          </table:table-cell>
          <table:table-cell office:value-type="float" office:value="2.5" calcext:value-type="float">
            <text:p>2.5</text:p>
          </table:table-cell>
          <table:table-cell office:value-type="float" office:value="0.273" calcext:value-type="float">
            <text:p>0.273</text:p>
          </table:table-cell>
          <table:table-cell office:value-type="float" office:value="55.1" calcext:value-type="float">
            <text:p>55.1</text:p>
          </table:table-cell>
          <table:table-cell office:value-type="float" office:value="4.95283018867918" calcext:value-type="float">
            <text:p>4.95283018867918</text:p>
          </table:table-cell>
          <table:table-cell office:value-type="float" office:value="717860" calcext:value-type="float">
            <text:p>717860</text:p>
          </table:table-cell>
          <table:table-cell office:value-type="float" office:value="323849" calcext:value-type="float">
            <text:p>323849</text:p>
          </table:table-cell>
          <table:table-cell office:value-type="float" office:value="1160542" calcext:value-type="float">
            <text:p>1160542</text:p>
          </table:table-cell>
          <table:table-cell office:value-type="float" office:value="1076686" calcext:value-type="float">
            <text:p>1076686</text:p>
          </table:table-cell>
          <table:table-cell office:value-type="float" office:value="378132" calcext:value-type="float">
            <text:p>378132</text:p>
          </table:table-cell>
          <table:table-cell office:value-type="float" office:value="358864" calcext:value-type="float">
            <text:p>358864</text:p>
          </table:table-cell>
          <table:table-cell office:value-type="float" office:value="156481" calcext:value-type="float">
            <text:p>156481</text:p>
          </table:table-cell>
          <table:table-cell office:value-type="float" office:value="0" calcext:value-type="float">
            <text:p>0</text:p>
          </table:table-cell>
          <table:table-cell office:value-type="float" office:value="48700" calcext:value-type="float">
            <text:p>48700</text:p>
          </table:table-cell>
          <table:table-cell office:value-type="float" office:value="29552" calcext:value-type="float">
            <text:p>29552</text:p>
          </table:table-cell>
          <table:table-cell office:value-type="float" office:value="0" calcext:value-type="float">
            <text:p>0</text:p>
          </table:table-cell>
          <table:table-cell office:value-type="float" office:value="1508518" calcext:value-type="float">
            <text:p>1508518</text:p>
          </table:table-cell>
          <table:table-cell office:value-type="float" office:value="70614" calcext:value-type="float">
            <text:p>70614</text:p>
          </table:table-cell>
          <table:table-cell office:value-type="float" office:value="669977" calcext:value-type="float">
            <text:p>669977</text:p>
          </table:table-cell>
          <table:table-cell office:value-type="float" office:value="149274" calcext:value-type="float">
            <text:p>149274</text:p>
          </table:table-cell>
          <table:table-cell office:value-type="float" office:value="54703" calcext:value-type="float">
            <text:p>54703</text:p>
          </table:table-cell>
          <table:table-cell office:value-type="float" office:value="260807" calcext:value-type="float">
            <text:p>260807</text:p>
          </table:table-cell>
          <table:table-cell office:value-type="float" office:value="413552" calcext:value-type="float">
            <text:p>413552</text:p>
          </table:table-cell>
          <table:table-cell office:value-type="float" office:value="0" calcext:value-type="float">
            <text:p>0</text:p>
          </table:table-cell>
          <table:table-cell office:value-type="float" office:value="140401" calcext:value-type="float">
            <text:p>140401</text:p>
          </table:table-cell>
          <table:table-cell office:value-type="float" office:value="44538" calcext:value-type="float">
            <text:p>44538</text:p>
          </table:table-cell>
          <table:table-cell office:value-type="float" office:value="0" calcext:value-type="float">
            <text:p>0</text:p>
          </table:table-cell>
          <table:table-cell office:value-type="float" office:value="41312" calcext:value-type="float">
            <text:p>41312</text:p>
          </table:table-cell>
          <table:table-cell office:value-type="float" office:value="74255" calcext:value-type="float">
            <text:p>74255</text:p>
          </table:table-cell>
          <table:table-cell office:value-type="float" office:value="71740" calcext:value-type="float">
            <text:p>717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9966" calcext:value-type="float">
            <text:p>309966</text:p>
          </table:table-cell>
          <table:table-cell office:value-type="float" office:value="154698" calcext:value-type="float">
            <text:p>154698</text:p>
          </table:table-cell>
          <table:table-cell office:value-type="float" office:value="267431" calcext:value-type="float">
            <text:p>267431</text:p>
          </table:table-cell>
          <table:table-cell office:value-type="float" office:value="408020" calcext:value-type="float">
            <text:p>408020</text:p>
          </table:table-cell>
          <table:table-cell office:value-type="float" office:value="1452660" calcext:value-type="float">
            <text:p>1452660</text:p>
          </table:table-cell>
          <table:table-cell office:value-type="float" office:value="509109" calcext:value-type="float">
            <text:p>509109</text:p>
          </table:table-cell>
          <table:table-cell office:value-type="float" office:value="245240" calcext:value-type="float">
            <text:p>245240</text:p>
          </table:table-cell>
          <table:table-cell office:value-type="float" office:value="973738" calcext:value-type="float">
            <text:p>973738</text:p>
          </table:table-cell>
          <table:table-cell office:value-type="float" office:value="834489" calcext:value-type="float">
            <text:p>834489</text:p>
          </table:table-cell>
          <table:table-cell office:value-type="float" office:value="477002" calcext:value-type="float">
            <text:p>477002</text:p>
          </table:table-cell>
          <table:table-cell office:value-type="float" office:value="181048" calcext:value-type="float">
            <text:p>181048</text:p>
          </table:table-cell>
          <table:table-cell office:value-type="float" office:value="765960" calcext:value-type="float">
            <text:p>765960</text:p>
          </table:table-cell>
          <table:table-cell office:value-type="float" office:value="365760" calcext:value-type="float">
            <text:p>365760</text:p>
          </table:table-cell>
          <table:table-cell office:value-type="float" office:value="648997" calcext:value-type="float">
            <text:p>648997</text:p>
          </table:table-cell>
          <table:table-cell office:value-type="float" office:value="659810" calcext:value-type="float">
            <text:p>659810</text:p>
          </table:table-cell>
          <table:table-cell office:value-type="float" office:value="98575" calcext:value-type="float">
            <text:p>98575</text:p>
          </table:table-cell>
          <table:table-cell office:value-type="float" office:value="248977" calcext:value-type="float">
            <text:p>248977</text:p>
          </table:table-cell>
          <table:table-cell office:value-type="float" office:value="174087" calcext:value-type="float">
            <text:p>174087</text:p>
          </table:table-cell>
          <table:table-cell office:value-type="float" office:value="128962" calcext:value-type="float">
            <text:p>128962</text:p>
          </table:table-cell>
          <table:table-cell office:value-type="float" office:value="20301440" calcext:value-type="float">
            <text:p>20301440</text:p>
          </table:table-cell>
          <table:table-cell office:value-type="float" office:value="95128" calcext:value-type="float">
            <text:p>95128</text:p>
          </table:table-cell>
          <table:table-cell office:value-type="float" office:value="3874845" calcext:value-type="float">
            <text:p>3874845</text:p>
          </table:table-cell>
          <table:table-cell office:value-type="float" office:value="49026" calcext:value-type="float">
            <text:p>490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1162" calcext:value-type="float">
            <text:p>181162</text:p>
          </table:table-cell>
          <table:table-cell office:value-type="float" office:value="0" calcext:value-type="float">
            <text:p>0</text:p>
          </table:table-cell>
          <table:table-cell office:value-type="float" office:value="194746" calcext:value-type="float">
            <text:p>194746</text:p>
          </table:table-cell>
          <table:table-cell office:value-type="float" office:value="21085" calcext:value-type="float">
            <text:p>21085</text:p>
          </table:table-cell>
          <table:table-cell office:value-type="float" office:value="38511" calcext:value-type="float">
            <text:p>38511</text:p>
          </table:table-cell>
          <table:table-cell office:value-type="float" office:value="101795" calcext:value-type="float">
            <text:p>101795</text:p>
          </table:table-cell>
          <table:table-cell office:value-type="float" office:value="0" calcext:value-type="float">
            <text:p>0</text:p>
          </table:table-cell>
          <table:table-cell office:value-type="float" office:value="568951" calcext:value-type="float">
            <text:p>568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7126" calcext:value-type="float">
            <text:p>10297126</text:p>
          </table:table-cell>
          <table:table-cell office:value-type="float" office:value="434444" calcext:value-type="float">
            <text:p>434444</text:p>
          </table:table-cell>
          <table:table-cell office:value-type="float" office:value="316092" calcext:value-type="float">
            <text:p>316092</text:p>
          </table:table-cell>
          <table:table-cell office:value-type="float" office:value="188523" calcext:value-type="float">
            <text:p>188523</text:p>
          </table:table-cell>
          <table:table-cell office:value-type="float" office:value="175434" calcext:value-type="float">
            <text:p>175434</text:p>
          </table:table-cell>
          <table:table-cell office:value-type="float" office:value="112532" calcext:value-type="float">
            <text:p>112532</text:p>
          </table:table-cell>
          <table:table-cell office:value-type="float" office:value="160689" calcext:value-type="float">
            <text:p>160689</text:p>
          </table:table-cell>
          <table:table-cell office:value-type="float" office:value="243196" calcext:value-type="float">
            <text:p>243196</text:p>
          </table:table-cell>
          <table:table-cell office:value-type="float" office:value="203114" calcext:value-type="float">
            <text:p>203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91" calcext:value-type="float">
            <text:p>12691</text:p>
          </table:table-cell>
          <table:table-cell office:value-type="float" office:value="30495" calcext:value-type="float">
            <text:p>30495</text:p>
          </table:table-cell>
          <table:table-cell office:value-type="float" office:value="69498" calcext:value-type="float">
            <text:p>69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17" calcext:value-type="float">
            <text:p>92117</text:p>
          </table:table-cell>
          <table:table-cell office:value-type="float" office:value="23105" calcext:value-type="float">
            <text:p>23105</text:p>
          </table:table-cell>
          <table:table-cell office:value-type="float" office:value="15446" calcext:value-type="float">
            <text:p>15446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1</text:p>
          </table:table-cell>
          <table:table-cell office:value-type="string" calcext:value-type="string">
            <text:p>01/11/19</text:p>
          </table:table-cell>
          <table:table-cell office:value-type="float" office:value="2.5" calcext:value-type="float">
            <text:p>2.5</text:p>
          </table:table-cell>
          <table:table-cell office:value-type="float" office:value="0.13" calcext:value-type="float">
            <text:p>0.13</text:p>
          </table:table-cell>
          <table:table-cell office:value-type="float" office:value="55.1" calcext:value-type="float">
            <text:p>55.1</text:p>
          </table:table-cell>
          <table:table-cell office:value-type="float" office:value="2.35849056603765" calcext:value-type="float">
            <text:p>2.35849056603765</text:p>
          </table:table-cell>
          <table:table-cell office:value-type="float" office:value="676665" calcext:value-type="float">
            <text:p>676665</text:p>
          </table:table-cell>
          <table:table-cell office:value-type="float" office:value="460635" calcext:value-type="float">
            <text:p>460635</text:p>
          </table:table-cell>
          <table:table-cell office:value-type="float" office:value="1094875" calcext:value-type="float">
            <text:p>1094875</text:p>
          </table:table-cell>
          <table:table-cell office:value-type="float" office:value="1260082" calcext:value-type="float">
            <text:p>1260082</text:p>
          </table:table-cell>
          <table:table-cell office:value-type="float" office:value="778015" calcext:value-type="float">
            <text:p>778015</text:p>
          </table:table-cell>
          <table:table-cell office:value-type="float" office:value="911126" calcext:value-type="float">
            <text:p>911126</text:p>
          </table:table-cell>
          <table:table-cell office:value-type="float" office:value="360883" calcext:value-type="float">
            <text:p>360883</text:p>
          </table:table-cell>
          <table:table-cell office:value-type="float" office:value="73693" calcext:value-type="float">
            <text:p>73693</text:p>
          </table:table-cell>
          <table:table-cell office:value-type="float" office:value="120954" calcext:value-type="float">
            <text:p>120954</text:p>
          </table:table-cell>
          <table:table-cell office:value-type="float" office:value="74287" calcext:value-type="float">
            <text:p>74287</text:p>
          </table:table-cell>
          <table:table-cell office:value-type="float" office:value="0" calcext:value-type="float">
            <text:p>0</text:p>
          </table:table-cell>
          <table:table-cell office:value-type="float" office:value="1954154" calcext:value-type="float">
            <text:p>1954154</text:p>
          </table:table-cell>
          <table:table-cell office:value-type="float" office:value="158086" calcext:value-type="float">
            <text:p>158086</text:p>
          </table:table-cell>
          <table:table-cell office:value-type="float" office:value="1405641" calcext:value-type="float">
            <text:p>1405641</text:p>
          </table:table-cell>
          <table:table-cell office:value-type="float" office:value="314295" calcext:value-type="float">
            <text:p>314295</text:p>
          </table:table-cell>
          <table:table-cell office:value-type="float" office:value="167403" calcext:value-type="float">
            <text:p>167403</text:p>
          </table:table-cell>
          <table:table-cell office:value-type="float" office:value="416079" calcext:value-type="float">
            <text:p>416079</text:p>
          </table:table-cell>
          <table:table-cell office:value-type="float" office:value="592823" calcext:value-type="float">
            <text:p>592823</text:p>
          </table:table-cell>
          <table:table-cell office:value-type="float" office:value="11854" calcext:value-type="float">
            <text:p>11854</text:p>
          </table:table-cell>
          <table:table-cell office:value-type="float" office:value="307089" calcext:value-type="float">
            <text:p>307089</text:p>
          </table:table-cell>
          <table:table-cell office:value-type="float" office:value="84393" calcext:value-type="float">
            <text:p>84393</text:p>
          </table:table-cell>
          <table:table-cell office:value-type="float" office:value="383166" calcext:value-type="float">
            <text:p>383166</text:p>
          </table:table-cell>
          <table:table-cell office:value-type="float" office:value="106743" calcext:value-type="float">
            <text:p>106743</text:p>
          </table:table-cell>
          <table:table-cell office:value-type="float" office:value="174545" calcext:value-type="float">
            <text:p>174545</text:p>
          </table:table-cell>
          <table:table-cell office:value-type="float" office:value="170189" calcext:value-type="float">
            <text:p>170189</text:p>
          </table:table-cell>
          <table:table-cell office:value-type="float" office:value="124581" calcext:value-type="float">
            <text:p>124581</text:p>
          </table:table-cell>
          <table:table-cell office:value-type="float" office:value="37168" calcext:value-type="float">
            <text:p>37168</text:p>
          </table:table-cell>
          <table:table-cell office:value-type="float" office:value="0" calcext:value-type="float">
            <text:p>0</text:p>
          </table:table-cell>
          <table:table-cell office:value-type="float" office:value="35381" calcext:value-type="float">
            <text:p>35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122" calcext:value-type="float">
            <text:p>456122</text:p>
          </table:table-cell>
          <table:table-cell office:value-type="float" office:value="154698" calcext:value-type="float">
            <text:p>154698</text:p>
          </table:table-cell>
          <table:table-cell office:value-type="float" office:value="319633" calcext:value-type="float">
            <text:p>319633</text:p>
          </table:table-cell>
          <table:table-cell office:value-type="float" office:value="377406" calcext:value-type="float">
            <text:p>377406</text:p>
          </table:table-cell>
          <table:table-cell office:value-type="float" office:value="1465591" calcext:value-type="float">
            <text:p>1465591</text:p>
          </table:table-cell>
          <table:table-cell office:value-type="float" office:value="239091" calcext:value-type="float">
            <text:p>239091</text:p>
          </table:table-cell>
          <table:table-cell office:value-type="float" office:value="446504" calcext:value-type="float">
            <text:p>446504</text:p>
          </table:table-cell>
          <table:table-cell office:value-type="float" office:value="930725" calcext:value-type="float">
            <text:p>930725</text:p>
          </table:table-cell>
          <table:table-cell office:value-type="float" office:value="3068336" calcext:value-type="float">
            <text:p>3068336</text:p>
          </table:table-cell>
          <table:table-cell office:value-type="float" office:value="717979" calcext:value-type="float">
            <text:p>717979</text:p>
          </table:table-cell>
          <table:table-cell office:value-type="float" office:value="464858" calcext:value-type="float">
            <text:p>464858</text:p>
          </table:table-cell>
          <table:table-cell office:value-type="float" office:value="374921" calcext:value-type="float">
            <text:p>374921</text:p>
          </table:table-cell>
          <table:table-cell office:value-type="float" office:value="1327326" calcext:value-type="float">
            <text:p>1327326</text:p>
          </table:table-cell>
          <table:table-cell office:value-type="float" office:value="363939" calcext:value-type="float">
            <text:p>363939</text:p>
          </table:table-cell>
          <table:table-cell office:value-type="float" office:value="1292269" calcext:value-type="float">
            <text:p>1292269</text:p>
          </table:table-cell>
          <table:table-cell office:value-type="float" office:value="280243" calcext:value-type="float">
            <text:p>280243</text:p>
          </table:table-cell>
          <table:table-cell office:value-type="float" office:value="417735" calcext:value-type="float">
            <text:p>417735</text:p>
          </table:table-cell>
          <table:table-cell office:value-type="float" office:value="218192" calcext:value-type="float">
            <text:p>218192</text:p>
          </table:table-cell>
          <table:table-cell office:value-type="float" office:value="258064" calcext:value-type="float">
            <text:p>258064</text:p>
          </table:table-cell>
          <table:table-cell office:value-type="float" office:value="464294" calcext:value-type="float">
            <text:p>464294</text:p>
          </table:table-cell>
          <table:table-cell office:value-type="float" office:value="0" calcext:value-type="float">
            <text:p>0</text:p>
          </table:table-cell>
          <table:table-cell office:value-type="float" office:value="3298573" calcext:value-type="float">
            <text:p>32985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5135" calcext:value-type="float">
            <text:p>465135</text:p>
          </table:table-cell>
          <table:table-cell office:value-type="float" office:value="0" calcext:value-type="float">
            <text:p>0</text:p>
          </table:table-cell>
          <table:table-cell office:value-type="float" office:value="463744" calcext:value-type="float">
            <text:p>463744</text:p>
          </table:table-cell>
          <table:table-cell office:value-type="float" office:value="0" calcext:value-type="float">
            <text:p>0</text:p>
          </table:table-cell>
          <table:table-cell office:value-type="float" office:value="41401" calcext:value-type="float">
            <text:p>41401</text:p>
          </table:table-cell>
          <table:table-cell office:value-type="float" office:value="78838" calcext:value-type="float">
            <text:p>78838</text:p>
          </table:table-cell>
          <table:table-cell office:value-type="float" office:value="0" calcext:value-type="float">
            <text:p>0</text:p>
          </table:table-cell>
          <table:table-cell office:value-type="float" office:value="234326" calcext:value-type="float">
            <text:p>23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0042" calcext:value-type="float">
            <text:p>9100042</text:p>
          </table:table-cell>
          <table:table-cell office:value-type="float" office:value="686119" calcext:value-type="float">
            <text:p>686119</text:p>
          </table:table-cell>
          <table:table-cell office:value-type="float" office:value="561212" calcext:value-type="float">
            <text:p>561212</text:p>
          </table:table-cell>
          <table:table-cell office:value-type="float" office:value="339645" calcext:value-type="float">
            <text:p>339645</text:p>
          </table:table-cell>
          <table:table-cell office:value-type="float" office:value="222992" calcext:value-type="float">
            <text:p>222992</text:p>
          </table:table-cell>
          <table:table-cell office:value-type="float" office:value="153184" calcext:value-type="float">
            <text:p>153184</text:p>
          </table:table-cell>
          <table:table-cell office:value-type="float" office:value="374880" calcext:value-type="float">
            <text:p>374880</text:p>
          </table:table-cell>
          <table:table-cell office:value-type="float" office:value="491657" calcext:value-type="float">
            <text:p>491657</text:p>
          </table:table-cell>
          <table:table-cell office:value-type="float" office:value="7341414" calcext:value-type="float">
            <text:p>7341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03" calcext:value-type="float">
            <text:p>22303</text:p>
          </table:table-cell>
          <table:table-cell office:value-type="float" office:value="84117" calcext:value-type="float">
            <text:p>84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626" calcext:value-type="float">
            <text:p>115626</text:p>
          </table:table-cell>
          <table:table-cell office:value-type="float" office:value="56034" calcext:value-type="float">
            <text:p>56034</text:p>
          </table:table-cell>
          <table:table-cell office:value-type="float" office:value="84104" calcext:value-type="float">
            <text:p>84104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2</text:p>
          </table:table-cell>
          <table:table-cell office:value-type="string" calcext:value-type="string">
            <text:p>01/12/19</text:p>
          </table:table-cell>
          <table:table-cell office:value-type="float" office:value="2.5" calcext:value-type="float">
            <text:p>2.5</text:p>
          </table:table-cell>
          <table:table-cell office:value-type="float" office:value="0.789" calcext:value-type="float">
            <text:p>0.789</text:p>
          </table:table-cell>
          <table:table-cell office:value-type="float" office:value="55.1" calcext:value-type="float">
            <text:p>55.1</text:p>
          </table:table-cell>
          <table:table-cell office:value-type="float" office:value="14.3142235123365" calcext:value-type="float">
            <text:p>14.3142235123365</text:p>
          </table:table-cell>
          <table:table-cell office:value-type="float" office:value="599225" calcext:value-type="float">
            <text:p>599225</text:p>
          </table:table-cell>
          <table:table-cell office:value-type="float" office:value="575326" calcext:value-type="float">
            <text:p>575326</text:p>
          </table:table-cell>
          <table:table-cell office:value-type="float" office:value="1107372" calcext:value-type="float">
            <text:p>1107372</text:p>
          </table:table-cell>
          <table:table-cell office:value-type="float" office:value="1638981" calcext:value-type="float">
            <text:p>1638981</text:p>
          </table:table-cell>
          <table:table-cell office:value-type="float" office:value="943502" calcext:value-type="float">
            <text:p>943502</text:p>
          </table:table-cell>
          <table:table-cell office:value-type="float" office:value="1227142" calcext:value-type="float">
            <text:p>1227142</text:p>
          </table:table-cell>
          <table:table-cell office:value-type="float" office:value="535957" calcext:value-type="float">
            <text:p>535957</text:p>
          </table:table-cell>
          <table:table-cell office:value-type="float" office:value="153266" calcext:value-type="float">
            <text:p>153266</text:p>
          </table:table-cell>
          <table:table-cell office:value-type="float" office:value="199344" calcext:value-type="float">
            <text:p>199344</text:p>
          </table:table-cell>
          <table:table-cell office:value-type="float" office:value="137440" calcext:value-type="float">
            <text:p>137440</text:p>
          </table:table-cell>
          <table:table-cell office:value-type="float" office:value="0" calcext:value-type="float">
            <text:p>0</text:p>
          </table:table-cell>
          <table:table-cell office:value-type="float" office:value="2351279" calcext:value-type="float">
            <text:p>2351279</text:p>
          </table:table-cell>
          <table:table-cell office:value-type="float" office:value="176170" calcext:value-type="float">
            <text:p>176170</text:p>
          </table:table-cell>
          <table:table-cell office:value-type="float" office:value="2545278" calcext:value-type="float">
            <text:p>2545278</text:p>
          </table:table-cell>
          <table:table-cell office:value-type="float" office:value="225750" calcext:value-type="float">
            <text:p>225750</text:p>
          </table:table-cell>
          <table:table-cell office:value-type="float" office:value="288084" calcext:value-type="float">
            <text:p>288084</text:p>
          </table:table-cell>
          <table:table-cell office:value-type="float" office:value="553778" calcext:value-type="float">
            <text:p>553778</text:p>
          </table:table-cell>
          <table:table-cell office:value-type="float" office:value="644858" calcext:value-type="float">
            <text:p>644858</text:p>
          </table:table-cell>
          <table:table-cell office:value-type="float" office:value="45126" calcext:value-type="float">
            <text:p>45126</text:p>
          </table:table-cell>
          <table:table-cell office:value-type="float" office:value="559717" calcext:value-type="float">
            <text:p>559717</text:p>
          </table:table-cell>
          <table:table-cell office:value-type="float" office:value="217994" calcext:value-type="float">
            <text:p>217994</text:p>
          </table:table-cell>
          <table:table-cell office:value-type="float" office:value="957720" calcext:value-type="float">
            <text:p>957720</text:p>
          </table:table-cell>
          <table:table-cell office:value-type="float" office:value="163382" calcext:value-type="float">
            <text:p>163382</text:p>
          </table:table-cell>
          <table:table-cell office:value-type="float" office:value="391636" calcext:value-type="float">
            <text:p>391636</text:p>
          </table:table-cell>
          <table:table-cell office:value-type="float" office:value="42884" calcext:value-type="float">
            <text:p>42884</text:p>
          </table:table-cell>
          <table:table-cell office:value-type="float" office:value="193256" calcext:value-type="float">
            <text:p>193256</text:p>
          </table:table-cell>
          <table:table-cell office:value-type="float" office:value="64802" calcext:value-type="float">
            <text:p>64802</text:p>
          </table:table-cell>
          <table:table-cell office:value-type="float" office:value="0" calcext:value-type="float">
            <text:p>0</text:p>
          </table:table-cell>
          <table:table-cell office:value-type="float" office:value="46939" calcext:value-type="float">
            <text:p>46939</text:p>
          </table:table-cell>
          <table:table-cell office:value-type="float" office:value="0" calcext:value-type="float">
            <text:p>0</text:p>
          </table:table-cell>
          <table:table-cell office:value-type="float" office:value="13081" calcext:value-type="float">
            <text:p>13081</text:p>
          </table:table-cell>
          <table:table-cell office:value-type="float" office:value="667469" calcext:value-type="float">
            <text:p>667469</text:p>
          </table:table-cell>
          <table:table-cell office:value-type="float" office:value="200604" calcext:value-type="float">
            <text:p>200604</text:p>
          </table:table-cell>
          <table:table-cell office:value-type="float" office:value="521390" calcext:value-type="float">
            <text:p>521390</text:p>
          </table:table-cell>
          <table:table-cell office:value-type="float" office:value="551228" calcext:value-type="float">
            <text:p>551228</text:p>
          </table:table-cell>
          <table:table-cell office:value-type="float" office:value="2313540" calcext:value-type="float">
            <text:p>2313540</text:p>
          </table:table-cell>
          <table:table-cell office:value-type="float" office:value="392061" calcext:value-type="float">
            <text:p>392061</text:p>
          </table:table-cell>
          <table:table-cell office:value-type="float" office:value="652297" calcext:value-type="float">
            <text:p>652297</text:p>
          </table:table-cell>
          <table:table-cell office:value-type="float" office:value="1838802" calcext:value-type="float">
            <text:p>1838802</text:p>
          </table:table-cell>
          <table:table-cell office:value-type="float" office:value="2826137" calcext:value-type="float">
            <text:p>2826137</text:p>
          </table:table-cell>
          <table:table-cell office:value-type="float" office:value="969937" calcext:value-type="float">
            <text:p>969937</text:p>
          </table:table-cell>
          <table:table-cell office:value-type="float" office:value="638601" calcext:value-type="float">
            <text:p>638601</text:p>
          </table:table-cell>
          <table:table-cell office:value-type="float" office:value="2197829" calcext:value-type="float">
            <text:p>2197829</text:p>
          </table:table-cell>
          <table:table-cell office:value-type="float" office:value="1655939" calcext:value-type="float">
            <text:p>1655939</text:p>
          </table:table-cell>
          <table:table-cell office:value-type="float" office:value="2033653" calcext:value-type="float">
            <text:p>2033653</text:p>
          </table:table-cell>
          <table:table-cell office:value-type="float" office:value="2070436" calcext:value-type="float">
            <text:p>2070436</text:p>
          </table:table-cell>
          <table:table-cell office:value-type="float" office:value="435391" calcext:value-type="float">
            <text:p>435391</text:p>
          </table:table-cell>
          <table:table-cell office:value-type="float" office:value="790071" calcext:value-type="float">
            <text:p>790071</text:p>
          </table:table-cell>
          <table:table-cell office:value-type="float" office:value="435329" calcext:value-type="float">
            <text:p>435329</text:p>
          </table:table-cell>
          <table:table-cell office:value-type="float" office:value="436628" calcext:value-type="float">
            <text:p>436628</text:p>
          </table:table-cell>
          <table:table-cell office:value-type="float" office:value="10779074" calcext:value-type="float">
            <text:p>10779074</text:p>
          </table:table-cell>
          <table:table-cell office:value-type="float" office:value="0" calcext:value-type="float">
            <text:p>0</text:p>
          </table:table-cell>
          <table:table-cell office:value-type="float" office:value="11111236" calcext:value-type="float">
            <text:p>111112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38601" calcext:value-type="float">
            <text:p>638601</text:p>
          </table:table-cell>
          <table:table-cell office:value-type="float" office:value="0" calcext:value-type="float">
            <text:p>0</text:p>
          </table:table-cell>
          <table:table-cell office:value-type="float" office:value="664629" calcext:value-type="float">
            <text:p>664629</text:p>
          </table:table-cell>
          <table:table-cell office:value-type="float" office:value="0" calcext:value-type="float">
            <text:p>0</text:p>
          </table:table-cell>
          <table:table-cell office:value-type="float" office:value="36343" calcext:value-type="float">
            <text:p>36343</text:p>
          </table:table-cell>
          <table:table-cell office:value-type="float" office:value="14965" calcext:value-type="float">
            <text:p>14965</text:p>
          </table:table-cell>
          <table:table-cell office:value-type="float" office:value="0" calcext:value-type="float">
            <text:p>0</text:p>
          </table:table-cell>
          <table:table-cell office:value-type="float" office:value="160643" calcext:value-type="float">
            <text:p>160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34349" calcext:value-type="float">
            <text:p>17634349</text:p>
          </table:table-cell>
          <table:table-cell office:value-type="float" office:value="882906" calcext:value-type="float">
            <text:p>882906</text:p>
          </table:table-cell>
          <table:table-cell office:value-type="float" office:value="930658" calcext:value-type="float">
            <text:p>930658</text:p>
          </table:table-cell>
          <table:table-cell office:value-type="float" office:value="399297" calcext:value-type="float">
            <text:p>399297</text:p>
          </table:table-cell>
          <table:table-cell office:value-type="float" office:value="440042" calcext:value-type="float">
            <text:p>440042</text:p>
          </table:table-cell>
          <table:table-cell office:value-type="float" office:value="182066" calcext:value-type="float">
            <text:p>182066</text:p>
          </table:table-cell>
          <table:table-cell office:value-type="float" office:value="662572" calcext:value-type="float">
            <text:p>662572</text:p>
          </table:table-cell>
          <table:table-cell office:value-type="float" office:value="706597" calcext:value-type="float">
            <text:p>706597</text:p>
          </table:table-cell>
          <table:table-cell office:value-type="float" office:value="1044453" calcext:value-type="float">
            <text:p>10444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898" calcext:value-type="float">
            <text:p>101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481" calcext:value-type="float">
            <text:p>228481</text:p>
          </table:table-cell>
          <table:table-cell office:value-type="float" office:value="107378" calcext:value-type="float">
            <text:p>107378</text:p>
          </table:table-cell>
          <table:table-cell office:value-type="float" office:value="84104" calcext:value-type="float">
            <text:p>84104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3</text:p>
          </table:table-cell>
          <table:table-cell office:value-type="string" calcext:value-type="string">
            <text:p>01/13/19</text:p>
          </table:table-cell>
          <table:table-cell office:value-type="float" office:value="2.5" calcext:value-type="float">
            <text:p>2.5</text:p>
          </table:table-cell>
          <table:table-cell office:value-type="float" office:value="0.695" calcext:value-type="float">
            <text:p>0.695</text:p>
          </table:table-cell>
          <table:table-cell office:value-type="float" office:value="55.1" calcext:value-type="float">
            <text:p>55.1</text:p>
          </table:table-cell>
          <table:table-cell office:value-type="float" office:value="12.6111413536567" calcext:value-type="float">
            <text:p>12.6111413536567</text:p>
          </table:table-cell>
          <table:table-cell office:value-type="float" office:value="400116" calcext:value-type="float">
            <text:p>400116</text:p>
          </table:table-cell>
          <table:table-cell office:value-type="float" office:value="134344" calcext:value-type="float">
            <text:p>134344</text:p>
          </table:table-cell>
          <table:table-cell office:value-type="float" office:value="1145091" calcext:value-type="float">
            <text:p>1145091</text:p>
          </table:table-cell>
          <table:table-cell office:value-type="float" office:value="420769" calcext:value-type="float">
            <text:p>420769</text:p>
          </table:table-cell>
          <table:table-cell office:value-type="float" office:value="674104" calcext:value-type="float">
            <text:p>674104</text:p>
          </table:table-cell>
          <table:table-cell office:value-type="float" office:value="1732921" calcext:value-type="float">
            <text:p>1732921</text:p>
          </table:table-cell>
          <table:table-cell office:value-type="float" office:value="473854" calcext:value-type="float">
            <text:p>473854</text:p>
          </table:table-cell>
          <table:table-cell office:value-type="float" office:value="79710" calcext:value-type="float">
            <text:p>79710</text:p>
          </table:table-cell>
          <table:table-cell office:value-type="float" office:value="144558" calcext:value-type="float">
            <text:p>144558</text:p>
          </table:table-cell>
          <table:table-cell office:value-type="float" office:value="0" calcext:value-type="float">
            <text:p>0</text:p>
          </table:table-cell>
          <table:table-cell office:value-type="float" office:value="76718" calcext:value-type="float">
            <text:p>76718</text:p>
          </table:table-cell>
          <table:table-cell office:value-type="float" office:value="1616358" calcext:value-type="float">
            <text:p>1616358</text:p>
          </table:table-cell>
          <table:table-cell office:value-type="float" office:value="255652" calcext:value-type="float">
            <text:p>255652</text:p>
          </table:table-cell>
          <table:table-cell office:value-type="float" office:value="721237" calcext:value-type="float">
            <text:p>721237</text:p>
          </table:table-cell>
          <table:table-cell office:value-type="float" office:value="111383" calcext:value-type="float">
            <text:p>111383</text:p>
          </table:table-cell>
          <table:table-cell office:value-type="float" office:value="124492" calcext:value-type="float">
            <text:p>124492</text:p>
          </table:table-cell>
          <table:table-cell office:value-type="float" office:value="251958" calcext:value-type="float">
            <text:p>251958</text:p>
          </table:table-cell>
          <table:table-cell office:value-type="float" office:value="620206" calcext:value-type="float">
            <text:p>620206</text:p>
          </table:table-cell>
          <table:table-cell office:value-type="float" office:value="41109" calcext:value-type="float">
            <text:p>41109</text:p>
          </table:table-cell>
          <table:table-cell office:value-type="float" office:value="257241" calcext:value-type="float">
            <text:p>257241</text:p>
          </table:table-cell>
          <table:table-cell office:value-type="float" office:value="178372" calcext:value-type="float">
            <text:p>178372</text:p>
          </table:table-cell>
          <table:table-cell office:value-type="float" office:value="117999" calcext:value-type="float">
            <text:p>117999</text:p>
          </table:table-cell>
          <table:table-cell office:value-type="float" office:value="205927" calcext:value-type="float">
            <text:p>205927</text:p>
          </table:table-cell>
          <table:table-cell office:value-type="float" office:value="176668" calcext:value-type="float">
            <text:p>176668</text:p>
          </table:table-cell>
          <table:table-cell office:value-type="float" office:value="312971" calcext:value-type="float">
            <text:p>312971</text:p>
          </table:table-cell>
          <table:table-cell office:value-type="float" office:value="173799" calcext:value-type="float">
            <text:p>173799</text:p>
          </table:table-cell>
          <table:table-cell office:value-type="float" office:value="158232" calcext:value-type="float">
            <text:p>158232</text:p>
          </table:table-cell>
          <table:table-cell office:value-type="float" office:value="0" calcext:value-type="float">
            <text:p>0</text:p>
          </table:table-cell>
          <table:table-cell office:value-type="float" office:value="122470" calcext:value-type="float">
            <text:p>122470</text:p>
          </table:table-cell>
          <table:table-cell office:value-type="float" office:value="0" calcext:value-type="float">
            <text:p>0</text:p>
          </table:table-cell>
          <table:table-cell office:value-type="float" office:value="27926" calcext:value-type="float">
            <text:p>27926</text:p>
          </table:table-cell>
          <table:table-cell office:value-type="float" office:value="327143" calcext:value-type="float">
            <text:p>327143</text:p>
          </table:table-cell>
          <table:table-cell office:value-type="float" office:value="129956" calcext:value-type="float">
            <text:p>129956</text:p>
          </table:table-cell>
          <table:table-cell office:value-type="float" office:value="237485" calcext:value-type="float">
            <text:p>237485</text:p>
          </table:table-cell>
          <table:table-cell office:value-type="float" office:value="305417" calcext:value-type="float">
            <text:p>305417</text:p>
          </table:table-cell>
          <table:table-cell office:value-type="float" office:value="1841675" calcext:value-type="float">
            <text:p>1841675</text:p>
          </table:table-cell>
          <table:table-cell office:value-type="float" office:value="184236" calcext:value-type="float">
            <text:p>184236</text:p>
          </table:table-cell>
          <table:table-cell office:value-type="float" office:value="345053" calcext:value-type="float">
            <text:p>345053</text:p>
          </table:table-cell>
          <table:table-cell office:value-type="float" office:value="1236700" calcext:value-type="float">
            <text:p>1236700</text:p>
          </table:table-cell>
          <table:table-cell office:value-type="float" office:value="1285206" calcext:value-type="float">
            <text:p>1285206</text:p>
          </table:table-cell>
          <table:table-cell office:value-type="float" office:value="632721" calcext:value-type="float">
            <text:p>632721</text:p>
          </table:table-cell>
          <table:table-cell office:value-type="float" office:value="374921" calcext:value-type="float">
            <text:p>374921</text:p>
          </table:table-cell>
          <table:table-cell office:value-type="float" office:value="954850" calcext:value-type="float">
            <text:p>954850</text:p>
          </table:table-cell>
          <table:table-cell office:value-type="float" office:value="563699" calcext:value-type="float">
            <text:p>563699</text:p>
          </table:table-cell>
          <table:table-cell office:value-type="float" office:value="772839" calcext:value-type="float">
            <text:p>772839</text:p>
          </table:table-cell>
          <table:table-cell office:value-type="float" office:value="801021" calcext:value-type="float">
            <text:p>801021</text:p>
          </table:table-cell>
          <table:table-cell office:value-type="float" office:value="167616" calcext:value-type="float">
            <text:p>167616</text:p>
          </table:table-cell>
          <table:table-cell office:value-type="float" office:value="218191" calcext:value-type="float">
            <text:p>218191</text:p>
          </table:table-cell>
          <table:table-cell office:value-type="float" office:value="259417" calcext:value-type="float">
            <text:p>259417</text:p>
          </table:table-cell>
          <table:table-cell office:value-type="float" office:value="218254" calcext:value-type="float">
            <text:p>218254</text:p>
          </table:table-cell>
          <table:table-cell office:value-type="float" office:value="4941389" calcext:value-type="float">
            <text:p>4941389</text:p>
          </table:table-cell>
          <table:table-cell office:value-type="float" office:value="0" calcext:value-type="float">
            <text:p>0</text:p>
          </table:table-cell>
          <table:table-cell office:value-type="float" office:value="3391793" calcext:value-type="float">
            <text:p>33917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74921" calcext:value-type="float">
            <text:p>374921</text:p>
          </table:table-cell>
          <table:table-cell office:value-type="float" office:value="0" calcext:value-type="float">
            <text:p>0</text:p>
          </table:table-cell>
          <table:table-cell office:value-type="float" office:value="329832" calcext:value-type="float">
            <text:p>329832</text:p>
          </table:table-cell>
          <table:table-cell office:value-type="float" office:value="0" calcext:value-type="float">
            <text:p>0</text:p>
          </table:table-cell>
          <table:table-cell office:value-type="float" office:value="43333" calcext:value-type="float">
            <text:p>43333</text:p>
          </table:table-cell>
          <table:table-cell office:value-type="float" office:value="18252" calcext:value-type="float">
            <text:p>18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34349" calcext:value-type="float">
            <text:p>17634349</text:p>
          </table:table-cell>
          <table:table-cell office:value-type="float" office:value="408446" calcext:value-type="float">
            <text:p>408446</text:p>
          </table:table-cell>
          <table:table-cell office:value-type="float" office:value="446793" calcext:value-type="float">
            <text:p>446793</text:p>
          </table:table-cell>
          <table:table-cell office:value-type="float" office:value="132658" calcext:value-type="float">
            <text:p>132658</text:p>
          </table:table-cell>
          <table:table-cell office:value-type="float" office:value="48030" calcext:value-type="float">
            <text:p>48030</text:p>
          </table:table-cell>
          <table:table-cell office:value-type="float" office:value="106531" calcext:value-type="float">
            <text:p>106531</text:p>
          </table:table-cell>
          <table:table-cell office:value-type="float" office:value="189373" calcext:value-type="float">
            <text:p>189373</text:p>
          </table:table-cell>
          <table:table-cell office:value-type="float" office:value="165776" calcext:value-type="float">
            <text:p>165776</text:p>
          </table:table-cell>
          <table:table-cell office:value-type="float" office:value="365849" calcext:value-type="float">
            <text:p>3658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837" calcext:value-type="float">
            <text:p>66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40" calcext:value-type="float">
            <text:p>53940</text:p>
          </table:table-cell>
          <table:table-cell office:value-type="float" office:value="13747" calcext:value-type="float">
            <text:p>13747</text:p>
          </table:table-cell>
          <table:table-cell office:value-type="float" office:value="30608" calcext:value-type="float">
            <text:p>30608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4</text:p>
          </table:table-cell>
          <table:table-cell office:value-type="string" calcext:value-type="string">
            <text:p>01/14/19</text:p>
          </table:table-cell>
          <table:table-cell office:value-type="float" office:value="2.5" calcext:value-type="float">
            <text:p>2.5</text:p>
          </table:table-cell>
          <table:table-cell office:value-type="float" office:value="0.285" calcext:value-type="float">
            <text:p>0.285</text:p>
          </table:table-cell>
          <table:table-cell office:value-type="float" office:value="55.1" calcext:value-type="float">
            <text:p>55.1</text:p>
          </table:table-cell>
          <table:table-cell office:value-type="float" office:value="5.17053701016011" calcext:value-type="float">
            <text:p>5.17053701016011</text:p>
          </table:table-cell>
          <table:table-cell office:value-type="float" office:value="226618" calcext:value-type="float">
            <text:p>226618</text:p>
          </table:table-cell>
          <table:table-cell office:value-type="float" office:value="185756" calcext:value-type="float">
            <text:p>185756</text:p>
          </table:table-cell>
          <table:table-cell office:value-type="float" office:value="1119374" calcext:value-type="float">
            <text:p>1119374</text:p>
          </table:table-cell>
          <table:table-cell office:value-type="float" office:value="609706" calcext:value-type="float">
            <text:p>609706</text:p>
          </table:table-cell>
          <table:table-cell office:value-type="float" office:value="200216" calcext:value-type="float">
            <text:p>200216</text:p>
          </table:table-cell>
          <table:table-cell office:value-type="float" office:value="143397" calcext:value-type="float">
            <text:p>143397</text:p>
          </table:table-cell>
          <table:table-cell office:value-type="float" office:value="76499" calcext:value-type="float">
            <text:p>76499</text:p>
          </table:table-cell>
          <table:table-cell office:value-type="float" office:value="0" calcext:value-type="float">
            <text:p>0</text:p>
          </table:table-cell>
          <table:table-cell office:value-type="float" office:value="76718" calcext:value-type="float">
            <text:p>76718</text:p>
          </table:table-cell>
          <table:table-cell office:value-type="float" office:value="0" calcext:value-type="float">
            <text:p>0</text:p>
          </table:table-cell>
          <table:table-cell office:value-type="float" office:value="33064" calcext:value-type="float">
            <text:p>33064</text:p>
          </table:table-cell>
          <table:table-cell office:value-type="float" office:value="1777195" calcext:value-type="float">
            <text:p>1777195</text:p>
          </table:table-cell>
          <table:table-cell office:value-type="float" office:value="0" calcext:value-type="float">
            <text:p>0</text:p>
          </table:table-cell>
          <table:table-cell office:value-type="float" office:value="1086624" calcext:value-type="float">
            <text:p>1086624</text:p>
          </table:table-cell>
          <table:table-cell office:value-type="float" office:value="258573" calcext:value-type="float">
            <text:p>258573</text:p>
          </table:table-cell>
          <table:table-cell office:value-type="float" office:value="37987" calcext:value-type="float">
            <text:p>37987</text:p>
          </table:table-cell>
          <table:table-cell office:value-type="float" office:value="132513" calcext:value-type="float">
            <text:p>132513</text:p>
          </table:table-cell>
          <table:table-cell office:value-type="float" office:value="600876" calcext:value-type="float">
            <text:p>600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57" calcext:value-type="float">
            <text:p>4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58" calcext:value-type="float">
            <text:p>12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058" calcext:value-type="float">
            <text:p>6050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147" calcext:value-type="float">
            <text:p>110147</text:p>
          </table:table-cell>
          <table:table-cell office:value-type="float" office:value="0" calcext:value-type="float">
            <text:p>0</text:p>
          </table:table-cell>
          <table:table-cell office:value-type="float" office:value="183264" calcext:value-type="float">
            <text:p>183264</text:p>
          </table:table-cell>
          <table:table-cell office:value-type="float" office:value="113076" calcext:value-type="float">
            <text:p>113076</text:p>
          </table:table-cell>
          <table:table-cell office:value-type="float" office:value="1480514" calcext:value-type="float">
            <text:p>1480514</text:p>
          </table:table-cell>
          <table:table-cell office:value-type="float" office:value="200041" calcext:value-type="float">
            <text:p>200041</text:p>
          </table:table-cell>
          <table:table-cell office:value-type="float" office:value="181393" calcext:value-type="float">
            <text:p>181393</text:p>
          </table:table-cell>
          <table:table-cell office:value-type="float" office:value="577321" calcext:value-type="float">
            <text:p>577321</text:p>
          </table:table-cell>
          <table:table-cell office:value-type="float" office:value="764675" calcext:value-type="float">
            <text:p>764675</text:p>
          </table:table-cell>
          <table:table-cell office:value-type="float" office:value="299796" calcext:value-type="float">
            <text:p>299796</text:p>
          </table:table-cell>
          <table:table-cell office:value-type="float" office:value="131800" calcext:value-type="float">
            <text:p>131800</text:p>
          </table:table-cell>
          <table:table-cell office:value-type="float" office:value="575952" calcext:value-type="float">
            <text:p>575952</text:p>
          </table:table-cell>
          <table:table-cell office:value-type="float" office:value="276373" calcext:value-type="float">
            <text:p>276373</text:p>
          </table:table-cell>
          <table:table-cell office:value-type="float" office:value="407155" calcext:value-type="float">
            <text:p>407155</text:p>
          </table:table-cell>
          <table:table-cell office:value-type="float" office:value="521867" calcext:value-type="float">
            <text:p>521867</text:p>
          </table:table-cell>
          <table:table-cell office:value-type="float" office:value="82948" calcext:value-type="float">
            <text:p>82948</text:p>
          </table:table-cell>
          <table:table-cell office:value-type="float" office:value="271216" calcext:value-type="float">
            <text:p>271216</text:p>
          </table:table-cell>
          <table:table-cell office:value-type="float" office:value="125375" calcext:value-type="float">
            <text:p>125375</text:p>
          </table:table-cell>
          <table:table-cell office:value-type="float" office:value="124718" calcext:value-type="float">
            <text:p>124718</text:p>
          </table:table-cell>
          <table:table-cell office:value-type="float" office:value="9115237" calcext:value-type="float">
            <text:p>9115237</text:p>
          </table:table-cell>
          <table:table-cell office:value-type="float" office:value="123707" calcext:value-type="float">
            <text:p>123707</text:p>
          </table:table-cell>
          <table:table-cell office:value-type="float" office:value="6605720" calcext:value-type="float">
            <text:p>6605720</text:p>
          </table:table-cell>
          <table:table-cell office:value-type="float" office:value="58930" calcext:value-type="float">
            <text:p>58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122" calcext:value-type="float">
            <text:p>1306122</text:p>
          </table:table-cell>
          <table:table-cell office:value-type="float" office:value="452560" calcext:value-type="float">
            <text:p>452560</text:p>
          </table:table-cell>
          <table:table-cell office:value-type="float" office:value="1134027" calcext:value-type="float">
            <text:p>1134027</text:p>
          </table:table-cell>
          <table:table-cell office:value-type="float" office:value="0" calcext:value-type="float">
            <text:p>0</text:p>
          </table:table-cell>
          <table:table-cell office:value-type="float" office:value="323540" calcext:value-type="float">
            <text:p>323540</text:p>
          </table:table-cell>
          <table:table-cell office:value-type="float" office:value="292906" calcext:value-type="float">
            <text:p>292906</text:p>
          </table:table-cell>
          <table:table-cell office:value-type="float" office:value="0" calcext:value-type="float">
            <text:p>0</text:p>
          </table:table-cell>
          <table:table-cell office:value-type="float" office:value="131800" calcext:value-type="float">
            <text:p>131800</text:p>
          </table:table-cell>
          <table:table-cell office:value-type="float" office:value="0" calcext:value-type="float">
            <text:p>0</text:p>
          </table:table-cell>
          <table:table-cell office:value-type="float" office:value="119598" calcext:value-type="float">
            <text:p>119598</text:p>
          </table:table-cell>
          <table:table-cell office:value-type="float" office:value="0" calcext:value-type="float">
            <text:p>0</text:p>
          </table:table-cell>
          <table:table-cell office:value-type="float" office:value="41052" calcext:value-type="float">
            <text:p>41052</text:p>
          </table:table-cell>
          <table:table-cell office:value-type="float" office:value="37932" calcext:value-type="float">
            <text:p>37932</text:p>
          </table:table-cell>
          <table:table-cell office:value-type="float" office:value="0" calcext:value-type="float">
            <text:p>0</text:p>
          </table:table-cell>
          <table:table-cell office:value-type="float" office:value="397343" calcext:value-type="float">
            <text:p>39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3040" calcext:value-type="float">
            <text:p>7863040</text:p>
          </table:table-cell>
          <table:table-cell office:value-type="float" office:value="286997" calcext:value-type="float">
            <text:p>286997</text:p>
          </table:table-cell>
          <table:table-cell office:value-type="float" office:value="206296" calcext:value-type="float">
            <text:p>206296</text:p>
          </table:table-cell>
          <table:table-cell office:value-type="float" office:value="80341" calcext:value-type="float">
            <text:p>80341</text:p>
          </table:table-cell>
          <table:table-cell office:value-type="float" office:value="144431" calcext:value-type="float">
            <text:p>144431</text:p>
          </table:table-cell>
          <table:table-cell office:value-type="float" office:value="51524" calcext:value-type="float">
            <text:p>51524</text:p>
          </table:table-cell>
          <table:table-cell office:value-type="float" office:value="75770" calcext:value-type="float">
            <text:p>75770</text:p>
          </table:table-cell>
          <table:table-cell office:value-type="float" office:value="49163" calcext:value-type="float">
            <text:p>49163</text:p>
          </table:table-cell>
          <table:table-cell office:value-type="float" office:value="279792" calcext:value-type="float">
            <text:p>279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29" calcext:value-type="float">
            <text:p>25229</text:p>
          </table:table-cell>
          <table:table-cell office:value-type="float" office:value="26946" calcext:value-type="float">
            <text:p>26946</text:p>
          </table:table-cell>
          <table:table-cell office:value-type="float" office:value="22593" calcext:value-type="float">
            <text:p>22593</text:p>
          </table:table-cell>
          <table:table-cell office:value-type="float" office:value="0" calcext:value-type="float">
            <text:p>0</text:p>
          </table:table-cell>
          <table:table-cell office:value-type="float" office:value="22682" calcext:value-type="float">
            <text:p>22682</text:p>
          </table:table-cell>
          <table:table-cell office:value-type="float" office:value="22594" calcext:value-type="float">
            <text:p>22594</text:p>
          </table:table-cell>
          <table:table-cell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BL1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64254" calcext:value-type="float">
            <text:p>64254</text:p>
          </table:table-cell>
          <table:table-cell office:value-type="float" office:value="0" calcext:value-type="float">
            <text:p>0</text:p>
          </table:table-cell>
          <table:table-cell office:value-type="float" office:value="1142224" calcext:value-type="float">
            <text:p>11422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468" calcext:value-type="float">
            <text:p>86468</text:p>
          </table:table-cell>
          <table:table-cell office:value-type="float" office:value="0" calcext:value-type="float">
            <text:p>0</text:p>
          </table:table-cell>
          <table:table-cell office:value-type="float" office:value="11713" calcext:value-type="float">
            <text:p>11713</text:p>
          </table:table-cell>
          <table:table-cell office:value-type="float" office:value="1379309" calcext:value-type="float">
            <text:p>1379309</text:p>
          </table:table-cell>
          <table:table-cell office:value-type="float" office:value="0" calcext:value-type="float">
            <text:p>0</text:p>
          </table:table-cell>
          <table:table-cell office:value-type="float" office:value="732941" calcext:value-type="float">
            <text:p>732941</text:p>
          </table:table-cell>
          <table:table-cell office:value-type="float" office:value="68343" calcext:value-type="float">
            <text:p>68343</text:p>
          </table:table-cell>
          <table:table-cell office:value-type="float" office:value="0" calcext:value-type="float">
            <text:p>0</text:p>
          </table:table-cell>
          <table:table-cell office:value-type="float" office:value="34411" calcext:value-type="float">
            <text:p>34411</text:p>
          </table:table-cell>
          <table:table-cell office:value-type="float" office:value="527930" calcext:value-type="float">
            <text:p>5279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527" calcext:value-type="float">
            <text:p>565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6892" calcext:value-type="float">
            <text:p>96892</text:p>
          </table:table-cell>
          <table:table-cell office:value-type="float" office:value="20328" calcext:value-type="float">
            <text:p>20328</text:p>
          </table:table-cell>
          <table:table-cell office:value-type="float" office:value="95430" calcext:value-type="float">
            <text:p>95430</text:p>
          </table:table-cell>
          <table:table-cell office:value-type="float" office:value="69608" calcext:value-type="float">
            <text:p>69608</text:p>
          </table:table-cell>
          <table:table-cell office:value-type="float" office:value="177592" calcext:value-type="float">
            <text:p>177592</text:p>
          </table:table-cell>
          <table:table-cell office:value-type="float" office:value="158202" calcext:value-type="float">
            <text:p>158202</text:p>
          </table:table-cell>
          <table:table-cell office:value-type="float" office:value="108976" calcext:value-type="float">
            <text:p>108976</text:p>
          </table:table-cell>
          <table:table-cell office:value-type="float" office:value="0" calcext:value-type="float">
            <text:p>0</text:p>
          </table:table-cell>
          <table:table-cell office:value-type="float" office:value="81190" calcext:value-type="float">
            <text:p>81190</text:p>
          </table:table-cell>
          <table:table-cell office:value-type="float" office:value="32271" calcext:value-type="float">
            <text:p>32271</text:p>
          </table:table-cell>
          <table:table-cell office:value-type="float" office:value="75162" calcext:value-type="float">
            <text:p>75162</text:p>
          </table:table-cell>
          <table:table-cell office:value-type="float" office:value="180986" calcext:value-type="float">
            <text:p>18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03" calcext:value-type="float">
            <text:p>47303</text:p>
          </table:table-cell>
          <table:table-cell office:value-type="float" office:value="49731" calcext:value-type="float">
            <text:p>49731</text:p>
          </table:table-cell>
          <table:table-cell office:value-type="float" office:value="14851774" calcext:value-type="float">
            <text:p>14851774</text:p>
          </table:table-cell>
          <table:table-cell office:value-type="float" office:value="72754" calcext:value-type="float">
            <text:p>72754</text:p>
          </table:table-cell>
          <table:table-cell office:value-type="float" office:value="13306050" calcext:value-type="float">
            <text:p>13306050</text:p>
          </table:table-cell>
          <table:table-cell office:value-type="float" office:value="44477" calcext:value-type="float">
            <text:p>44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9495" calcext:value-type="float">
            <text:p>1149495</text:p>
          </table:table-cell>
          <table:table-cell office:value-type="float" office:value="526432" calcext:value-type="float">
            <text:p>526432</text:p>
          </table:table-cell>
          <table:table-cell office:value-type="float" office:value="1117002" calcext:value-type="float">
            <text:p>1117002</text:p>
          </table:table-cell>
          <table:table-cell office:value-type="float" office:value="0" calcext:value-type="float">
            <text:p>0</text:p>
          </table:table-cell>
          <table:table-cell office:value-type="float" office:value="61368" calcext:value-type="float">
            <text:p>61368</text:p>
          </table:table-cell>
          <table:table-cell office:value-type="float" office:value="126078" calcext:value-type="float">
            <text:p>1260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590" calcext:value-type="float">
            <text:p>39590</text:p>
          </table:table-cell>
          <table:table-cell office:value-type="float" office:value="40412" calcext:value-type="float">
            <text:p>40412</text:p>
          </table:table-cell>
          <table:table-cell office:value-type="float" office:value="0" calcext:value-type="float">
            <text:p>0</text:p>
          </table:table-cell>
          <table:table-cell office:value-type="float" office:value="730857" calcext:value-type="float">
            <text:p>730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572" calcext:value-type="float">
            <text:p>470572</text:p>
          </table:table-cell>
          <table:table-cell office:value-type="float" office:value="124079" calcext:value-type="float">
            <text:p>124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39" calcext:value-type="float">
            <text:p>2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51" calcext:value-type="float">
            <text:p>55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47" calcext:value-type="float">
            <text:p>25147</text:p>
          </table:table-cell>
          <table:table-cell office:value-type="float" office:value="16537" calcext:value-type="float">
            <text:p>16537</text:p>
          </table:table-cell>
          <table:table-cell office:value-type="float" office:value="13355" calcext:value-type="float">
            <text:p>13355</text:p>
          </table:table-cell>
          <table:table-cell office:value-type="float" office:value="0" calcext:value-type="float">
            <text:p>0</text:p>
          </table:table-cell>
          <table:table-cell office:value-type="float" office:value="24361" calcext:value-type="float">
            <text:p>24361</text:p>
          </table:table-cell>
          <table:table-cell office:value-type="float" office:value="13355" calcext:value-type="float">
            <text:p>13355</text:p>
          </table:table-cell>
          <table:table-cell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38</text:p>
          </table:table-cell>
          <table:table-cell office:value-type="string" calcext:value-type="string">
            <text:p>02/07/19</text:p>
          </table:table-cell>
          <table:table-cell office:value-type="float" office:value="2.5" calcext:value-type="float">
            <text:p>2.5</text:p>
          </table:table-cell>
          <table:table-cell office:value-type="float" office:value="0.986" calcext:value-type="float">
            <text:p>0.986</text:p>
          </table:table-cell>
          <table:table-cell office:value-type="float" office:value="55.1" calcext:value-type="float">
            <text:p>55.1</text:p>
          </table:table-cell>
          <table:table-cell office:value-type="float" office:value="17.8882438316404" calcext:value-type="float">
            <text:p>17.8882438316404</text:p>
          </table:table-cell>
          <table:table-cell office:value-type="float" office:value="153064" calcext:value-type="float">
            <text:p>153064</text:p>
          </table:table-cell>
          <table:table-cell office:value-type="float" office:value="135458" calcext:value-type="float">
            <text:p>135458</text:p>
          </table:table-cell>
          <table:table-cell office:value-type="float" office:value="1033066" calcext:value-type="float">
            <text:p>1033066</text:p>
          </table:table-cell>
          <table:table-cell office:value-type="float" office:value="444931" calcext:value-type="float">
            <text:p>444931</text:p>
          </table:table-cell>
          <table:table-cell office:value-type="float" office:value="291713" calcext:value-type="float">
            <text:p>291713</text:p>
          </table:table-cell>
          <table:table-cell office:value-type="float" office:value="243898" calcext:value-type="float">
            <text:p>243898</text:p>
          </table:table-cell>
          <table:table-cell office:value-type="float" office:value="112431" calcext:value-type="float">
            <text:p>112431</text:p>
          </table:table-cell>
          <table:table-cell office:value-type="float" office:value="37562" calcext:value-type="float">
            <text:p>37562</text:p>
          </table:table-cell>
          <table:table-cell office:value-type="float" office:value="104394" calcext:value-type="float">
            <text:p>104394</text:p>
          </table:table-cell>
          <table:table-cell office:value-type="float" office:value="0" calcext:value-type="float">
            <text:p>0</text:p>
          </table:table-cell>
          <table:table-cell office:value-type="float" office:value="78186" calcext:value-type="float">
            <text:p>78186</text:p>
          </table:table-cell>
          <table:table-cell office:value-type="float" office:value="1906008" calcext:value-type="float">
            <text:p>1906008</text:p>
          </table:table-cell>
          <table:table-cell office:value-type="float" office:value="0" calcext:value-type="float">
            <text:p>0</text:p>
          </table:table-cell>
          <table:table-cell office:value-type="float" office:value="656916" calcext:value-type="float">
            <text:p>656916</text:p>
          </table:table-cell>
          <table:table-cell office:value-type="float" office:value="157053" calcext:value-type="float">
            <text:p>157053</text:p>
          </table:table-cell>
          <table:table-cell office:value-type="float" office:value="51351" calcext:value-type="float">
            <text:p>51351</text:p>
          </table:table-cell>
          <table:table-cell office:value-type="float" office:value="179739" calcext:value-type="float">
            <text:p>179739</text:p>
          </table:table-cell>
          <table:table-cell office:value-type="float" office:value="722460" calcext:value-type="float">
            <text:p>7224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976" calcext:value-type="float">
            <text:p>769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office:value-type="float" office:value="0" calcext:value-type="float">
            <text:p>0</text:p>
          </table:table-cell>
          <table:table-cell office:value-type="float" office:value="53309" calcext:value-type="float">
            <text:p>53309</text:p>
          </table:table-cell>
          <table:table-cell office:value-type="float" office:value="264491" calcext:value-type="float">
            <text:p>264491</text:p>
          </table:table-cell>
          <table:table-cell office:value-type="float" office:value="426403" calcext:value-type="float">
            <text:p>426403</text:p>
          </table:table-cell>
          <table:table-cell office:value-type="float" office:value="1355156" calcext:value-type="float">
            <text:p>1355156</text:p>
          </table:table-cell>
          <table:table-cell office:value-type="float" office:value="248041" calcext:value-type="float">
            <text:p>248041</text:p>
          </table:table-cell>
          <table:table-cell office:value-type="float" office:value="196163" calcext:value-type="float">
            <text:p>196163</text:p>
          </table:table-cell>
          <table:table-cell office:value-type="float" office:value="601485" calcext:value-type="float">
            <text:p>601485</text:p>
          </table:table-cell>
          <table:table-cell office:value-type="float" office:value="801009" calcext:value-type="float">
            <text:p>801009</text:p>
          </table:table-cell>
          <table:table-cell office:value-type="float" office:value="378528" calcext:value-type="float">
            <text:p>378528</text:p>
          </table:table-cell>
          <table:table-cell office:value-type="float" office:value="164908" calcext:value-type="float">
            <text:p>164908</text:p>
          </table:table-cell>
          <table:table-cell office:value-type="float" office:value="785381" calcext:value-type="float">
            <text:p>785381</text:p>
          </table:table-cell>
          <table:table-cell office:value-type="float" office:value="385848" calcext:value-type="float">
            <text:p>385848</text:p>
          </table:table-cell>
          <table:table-cell office:value-type="float" office:value="553397" calcext:value-type="float">
            <text:p>553397</text:p>
          </table:table-cell>
          <table:table-cell office:value-type="float" office:value="623901" calcext:value-type="float">
            <text:p>623901</text:p>
          </table:table-cell>
          <table:table-cell office:value-type="float" office:value="104912" calcext:value-type="float">
            <text:p>104912</text:p>
          </table:table-cell>
          <table:table-cell office:value-type="float" office:value="233333" calcext:value-type="float">
            <text:p>233333</text:p>
          </table:table-cell>
          <table:table-cell office:value-type="float" office:value="138377" calcext:value-type="float">
            <text:p>138377</text:p>
          </table:table-cell>
          <table:table-cell office:value-type="float" office:value="123967" calcext:value-type="float">
            <text:p>123967</text:p>
          </table:table-cell>
          <table:table-cell office:value-type="float" office:value="11318079" calcext:value-type="float">
            <text:p>11318079</text:p>
          </table:table-cell>
          <table:table-cell office:value-type="float" office:value="0" calcext:value-type="float">
            <text:p>0</text:p>
          </table:table-cell>
          <table:table-cell office:value-type="float" office:value="5764017" calcext:value-type="float">
            <text:p>5764017</text:p>
          </table:table-cell>
          <table:table-cell office:value-type="float" office:value="109847" calcext:value-type="float">
            <text:p>109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258" calcext:value-type="float">
            <text:p>591258</text:p>
          </table:table-cell>
          <table:table-cell office:value-type="float" office:value="1072603" calcext:value-type="float">
            <text:p>1072603</text:p>
          </table:table-cell>
          <table:table-cell office:value-type="float" office:value="0" calcext:value-type="float">
            <text:p>0</text:p>
          </table:table-cell>
          <table:table-cell office:value-type="float" office:value="434733" calcext:value-type="float">
            <text:p>434733</text:p>
          </table:table-cell>
          <table:table-cell office:value-type="float" office:value="201125" calcext:value-type="float">
            <text:p>201125</text:p>
          </table:table-cell>
          <table:table-cell office:value-type="float" office:value="0" calcext:value-type="float">
            <text:p>0</text:p>
          </table:table-cell>
          <table:table-cell office:value-type="float" office:value="164908" calcext:value-type="float">
            <text:p>164908</text:p>
          </table:table-cell>
          <table:table-cell office:value-type="float" office:value="0" calcext:value-type="float">
            <text:p>0</text:p>
          </table:table-cell>
          <table:table-cell office:value-type="float" office:value="147600" calcext:value-type="float">
            <text:p>147600</text:p>
          </table:table-cell>
          <table:table-cell office:value-type="float" office:value="0" calcext:value-type="float">
            <text:p>0</text:p>
          </table:table-cell>
          <table:table-cell office:value-type="float" office:value="42198" calcext:value-type="float">
            <text:p>42198</text:p>
          </table:table-cell>
          <table:table-cell office:value-type="float" office:value="64878" calcext:value-type="float">
            <text:p>64878</text:p>
          </table:table-cell>
          <table:table-cell office:value-type="float" office:value="0" calcext:value-type="float">
            <text:p>0</text:p>
          </table:table-cell>
          <table:table-cell office:value-type="float" office:value="558616" calcext:value-type="float">
            <text:p>558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3601" calcext:value-type="float">
            <text:p>4983601</text:p>
          </table:table-cell>
          <table:table-cell office:value-type="float" office:value="560482" calcext:value-type="float">
            <text:p>560482</text:p>
          </table:table-cell>
          <table:table-cell office:value-type="float" office:value="344231" calcext:value-type="float">
            <text:p>344231</text:p>
          </table:table-cell>
          <table:table-cell office:value-type="float" office:value="190107" calcext:value-type="float">
            <text:p>190107</text:p>
          </table:table-cell>
          <table:table-cell office:value-type="float" office:value="200509" calcext:value-type="float">
            <text:p>200509</text:p>
          </table:table-cell>
          <table:table-cell office:value-type="float" office:value="108921" calcext:value-type="float">
            <text:p>108921</text:p>
          </table:table-cell>
          <table:table-cell office:value-type="float" office:value="161160" calcext:value-type="float">
            <text:p>161160</text:p>
          </table:table-cell>
          <table:table-cell office:value-type="float" office:value="237582" calcext:value-type="float">
            <text:p>237582</text:p>
          </table:table-cell>
          <table:table-cell office:value-type="float" office:value="389442" calcext:value-type="float">
            <text:p>389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79" calcext:value-type="float">
            <text:p>14579</text:p>
          </table:table-cell>
          <table:table-cell office:value-type="float" office:value="63404" calcext:value-type="float">
            <text:p>63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05" calcext:value-type="float">
            <text:p>35505</text:p>
          </table:table-cell>
          <table:table-cell office:value-type="float" office:value="30257" calcext:value-type="float">
            <text:p>30257</text:p>
          </table:table-cell>
          <table:table-cell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39</text:p>
          </table:table-cell>
          <table:table-cell office:value-type="string" calcext:value-type="string">
            <text:p>02/08/19</text:p>
          </table:table-cell>
          <table:table-cell office:value-type="float" office:value="2.5" calcext:value-type="float">
            <text:p>2.5</text:p>
          </table:table-cell>
          <table:table-cell office:value-type="float" office:value="0.869" calcext:value-type="float">
            <text:p>0.869</text:p>
          </table:table-cell>
          <table:table-cell office:value-type="float" office:value="55.1" calcext:value-type="float">
            <text:p>55.1</text:p>
          </table:table-cell>
          <table:table-cell office:value-type="float" office:value="15.7684630738523" calcext:value-type="float">
            <text:p>15.7684630738523</text:p>
          </table:table-cell>
          <table:table-cell office:value-type="float" office:value="58426" calcext:value-type="float">
            <text:p>58426</text:p>
          </table:table-cell>
          <table:table-cell office:value-type="float" office:value="15563" calcext:value-type="float">
            <text:p>15563</text:p>
          </table:table-cell>
          <table:table-cell office:value-type="float" office:value="1009460" calcext:value-type="float">
            <text:p>1009460</text:p>
          </table:table-cell>
          <table:table-cell office:value-type="float" office:value="134947" calcext:value-type="float">
            <text:p>134947</text:p>
          </table:table-cell>
          <table:table-cell office:value-type="float" office:value="97604" calcext:value-type="float">
            <text:p>97604</text:p>
          </table:table-cell>
          <table:table-cell office:value-type="float" office:value="43484" calcext:value-type="float">
            <text:p>43484</text:p>
          </table:table-cell>
          <table:table-cell office:value-type="float" office:value="13009" calcext:value-type="float">
            <text:p>13009</text:p>
          </table:table-cell>
          <table:table-cell office:value-type="float" office:value="0" calcext:value-type="float">
            <text:p>0</text:p>
          </table:table-cell>
          <table:table-cell office:value-type="float" office:value="75002" calcext:value-type="float">
            <text:p>75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4736" calcext:value-type="float">
            <text:p>1464736</text:p>
          </table:table-cell>
          <table:table-cell office:value-type="float" office:value="0" calcext:value-type="float">
            <text:p>0</text:p>
          </table:table-cell>
          <table:table-cell office:value-type="float" office:value="912077" calcext:value-type="float">
            <text:p>912077</text:p>
          </table:table-cell>
          <table:table-cell office:value-type="float" office:value="85569" calcext:value-type="float">
            <text:p>85569</text:p>
          </table:table-cell>
          <table:table-cell office:value-type="float" office:value="13483" calcext:value-type="float">
            <text:p>13483</text:p>
          </table:table-cell>
          <table:table-cell office:value-type="float" office:value="137832" calcext:value-type="float">
            <text:p>137832</text:p>
          </table:table-cell>
          <table:table-cell office:value-type="float" office:value="711738" calcext:value-type="float">
            <text:p>7117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22" calcext:value-type="float">
            <text:p>168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974" calcext:value-type="float">
            <text:p>24974</text:p>
          </table:table-cell>
          <table:table-cell office:value-type="float" office:value="187990" calcext:value-type="float">
            <text:p>187990</text:p>
          </table:table-cell>
          <table:table-cell office:value-type="float" office:value="426403" calcext:value-type="float">
            <text:p>426403</text:p>
          </table:table-cell>
          <table:table-cell office:value-type="float" office:value="733812" calcext:value-type="float">
            <text:p>733812</text:p>
          </table:table-cell>
          <table:table-cell office:value-type="float" office:value="147523" calcext:value-type="float">
            <text:p>147523</text:p>
          </table:table-cell>
          <table:table-cell office:value-type="float" office:value="121158" calcext:value-type="float">
            <text:p>121158</text:p>
          </table:table-cell>
          <table:table-cell office:value-type="float" office:value="328113" calcext:value-type="float">
            <text:p>328113</text:p>
          </table:table-cell>
          <table:table-cell office:value-type="float" office:value="440159" calcext:value-type="float">
            <text:p>440159</text:p>
          </table:table-cell>
          <table:table-cell office:value-type="float" office:value="191528" calcext:value-type="float">
            <text:p>191528</text:p>
          </table:table-cell>
          <table:table-cell office:value-type="float" office:value="54496" calcext:value-type="float">
            <text:p>54496</text:p>
          </table:table-cell>
          <table:table-cell office:value-type="float" office:value="91255" calcext:value-type="float">
            <text:p>91255</text:p>
          </table:table-cell>
          <table:table-cell office:value-type="float" office:value="139919" calcext:value-type="float">
            <text:p>139919</text:p>
          </table:table-cell>
          <table:table-cell office:value-type="float" office:value="201738" calcext:value-type="float">
            <text:p>201738</text:p>
          </table:table-cell>
          <table:table-cell office:value-type="float" office:value="286149" calcext:value-type="float">
            <text:p>286149</text:p>
          </table:table-cell>
          <table:table-cell office:value-type="float" office:value="25348" calcext:value-type="float">
            <text:p>25348</text:p>
          </table:table-cell>
          <table:table-cell office:value-type="float" office:value="203499" calcext:value-type="float">
            <text:p>203499</text:p>
          </table:table-cell>
          <table:table-cell office:value-type="float" office:value="539123" calcext:value-type="float">
            <text:p>539123</text:p>
          </table:table-cell>
          <table:table-cell office:value-type="float" office:value="72111" calcext:value-type="float">
            <text:p>72111</text:p>
          </table:table-cell>
          <table:table-cell office:value-type="float" office:value="7598977" calcext:value-type="float">
            <text:p>7598977</text:p>
          </table:table-cell>
          <table:table-cell office:value-type="float" office:value="0" calcext:value-type="float">
            <text:p>0</text:p>
          </table:table-cell>
          <table:table-cell office:value-type="float" office:value="6047779" calcext:value-type="float">
            <text:p>6047779</text:p>
          </table:table-cell>
          <table:table-cell office:value-type="float" office:value="108108" calcext:value-type="float">
            <text:p>108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396" calcext:value-type="float">
            <text:p>545396</text:p>
          </table:table-cell>
          <table:table-cell office:value-type="float" office:value="1136269" calcext:value-type="float">
            <text:p>1136269</text:p>
          </table:table-cell>
          <table:table-cell office:value-type="float" office:value="0" calcext:value-type="float">
            <text:p>0</text:p>
          </table:table-cell>
          <table:table-cell office:value-type="float" office:value="228259" calcext:value-type="float">
            <text:p>228259</text:p>
          </table:table-cell>
          <table:table-cell office:value-type="float" office:value="132563" calcext:value-type="float">
            <text:p>132563</text:p>
          </table:table-cell>
          <table:table-cell office:value-type="float" office:value="0" calcext:value-type="float">
            <text:p>0</text:p>
          </table:table-cell>
          <table:table-cell office:value-type="float" office:value="54742" calcext:value-type="float">
            <text:p>54742</text:p>
          </table:table-cell>
          <table:table-cell office:value-type="float" office:value="0" calcext:value-type="float">
            <text:p>0</text:p>
          </table:table-cell>
          <table:table-cell office:value-type="float" office:value="60003" calcext:value-type="float">
            <text:p>60003</text:p>
          </table:table-cell>
          <table:table-cell office:value-type="float" office:value="0" calcext:value-type="float">
            <text:p>0</text:p>
          </table:table-cell>
          <table:table-cell office:value-type="float" office:value="38509" calcext:value-type="float">
            <text:p>38509</text:p>
          </table:table-cell>
          <table:table-cell office:value-type="float" office:value="24450" calcext:value-type="float">
            <text:p>24450</text:p>
          </table:table-cell>
          <table:table-cell office:value-type="float" office:value="0" calcext:value-type="float">
            <text:p>0</text:p>
          </table:table-cell>
          <table:table-cell office:value-type="float" office:value="6228" calcext:value-type="float">
            <text:p>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4312" calcext:value-type="float">
            <text:p>5374312</text:p>
          </table:table-cell>
          <table:table-cell office:value-type="float" office:value="292694" calcext:value-type="float">
            <text:p>292694</text:p>
          </table:table-cell>
          <table:table-cell office:value-type="float" office:value="98690" calcext:value-type="float">
            <text:p>98690</text:p>
          </table:table-cell>
          <table:table-cell office:value-type="float" office:value="52323" calcext:value-type="float">
            <text:p>52323</text:p>
          </table:table-cell>
          <table:table-cell office:value-type="float" office:value="79408" calcext:value-type="float">
            <text:p>79408</text:p>
          </table:table-cell>
          <table:table-cell office:value-type="float" office:value="39845" calcext:value-type="float">
            <text:p>39845</text:p>
          </table:table-cell>
          <table:table-cell office:value-type="float" office:value="48066" calcext:value-type="float">
            <text:p>48066</text:p>
          </table:table-cell>
          <table:table-cell office:value-type="float" office:value="19282" calcext:value-type="float">
            <text:p>19282</text:p>
          </table:table-cell>
          <table:table-cell office:value-type="float" office:value="186821" calcext:value-type="float">
            <text:p>186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62" calcext:value-type="float">
            <text:p>26962</text:p>
          </table:table-cell>
          <table:table-cell office:value-type="float" office:value="41382" calcext:value-type="float">
            <text:p>41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84" calcext:value-type="float">
            <text:p>39484</text:p>
          </table:table-cell>
          <table:table-cell office:value-type="float" office:value="16509" calcext:value-type="float">
            <text:p>16509</text:p>
          </table:table-cell>
          <table:table-cell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40</text:p>
          </table:table-cell>
          <table:table-cell office:value-type="string" calcext:value-type="string">
            <text:p>02/09/19</text:p>
          </table:table-cell>
          <table:table-cell office:value-type="float" office:value="2.5" calcext:value-type="float">
            <text:p>2.5</text:p>
          </table:table-cell>
          <table:table-cell office:value-type="float" office:value="0.329" calcext:value-type="float">
            <text:p>0.329</text:p>
          </table:table-cell>
          <table:table-cell office:value-type="float" office:value="55.1" calcext:value-type="float">
            <text:p>55.1</text:p>
          </table:table-cell>
          <table:table-cell office:value-type="float" office:value="5.96987842496839" calcext:value-type="float">
            <text:p>5.96987842496839</text:p>
          </table:table-cell>
          <table:table-cell office:value-type="float" office:value="319371" calcext:value-type="float">
            <text:p>319371</text:p>
          </table:table-cell>
          <table:table-cell office:value-type="float" office:value="134497" calcext:value-type="float">
            <text:p>134497</text:p>
          </table:table-cell>
          <table:table-cell office:value-type="float" office:value="1070533" calcext:value-type="float">
            <text:p>1070533</text:p>
          </table:table-cell>
          <table:table-cell office:value-type="float" office:value="458587" calcext:value-type="float">
            <text:p>458587</text:p>
          </table:table-cell>
          <table:table-cell office:value-type="float" office:value="190718" calcext:value-type="float">
            <text:p>190718</text:p>
          </table:table-cell>
          <table:table-cell office:value-type="float" office:value="115127" calcext:value-type="float">
            <text:p>115127</text:p>
          </table:table-cell>
          <table:table-cell office:value-type="float" office:value="48732" calcext:value-type="float">
            <text:p>48732</text:p>
          </table:table-cell>
          <table:table-cell office:value-type="float" office:value="0" calcext:value-type="float">
            <text:p>0</text:p>
          </table:table-cell>
          <table:table-cell office:value-type="float" office:value="32370" calcext:value-type="float">
            <text:p>32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570" calcext:value-type="float">
            <text:p>1555570</text:p>
          </table:table-cell>
          <table:table-cell office:value-type="float" office:value="0" calcext:value-type="float">
            <text:p>0</text:p>
          </table:table-cell>
          <table:table-cell office:value-type="float" office:value="1144126" calcext:value-type="float">
            <text:p>1144126</text:p>
          </table:table-cell>
          <table:table-cell office:value-type="float" office:value="22826" calcext:value-type="float">
            <text:p>22826</text:p>
          </table:table-cell>
          <table:table-cell office:value-type="float" office:value="19257" calcext:value-type="float">
            <text:p>19257</text:p>
          </table:table-cell>
          <table:table-cell office:value-type="float" office:value="150486" calcext:value-type="float">
            <text:p>150486</text:p>
          </table:table-cell>
          <table:table-cell office:value-type="float" office:value="738057" calcext:value-type="float">
            <text:p>73805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76412" calcext:value-type="float">
            <text:p>176412</text:p>
          </table:table-cell>
          <table:table-cell office:value-type="float" office:value="225484" calcext:value-type="float">
            <text:p>225484</text:p>
          </table:table-cell>
          <table:table-cell office:value-type="float" office:value="1066774" calcext:value-type="float">
            <text:p>1066774</text:p>
          </table:table-cell>
          <table:table-cell office:value-type="float" office:value="224922" calcext:value-type="float">
            <text:p>224922</text:p>
          </table:table-cell>
          <table:table-cell office:value-type="float" office:value="138349" calcext:value-type="float">
            <text:p>138349</text:p>
          </table:table-cell>
          <table:table-cell office:value-type="float" office:value="483844" calcext:value-type="float">
            <text:p>483844</text:p>
          </table:table-cell>
          <table:table-cell office:value-type="float" office:value="378728" calcext:value-type="float">
            <text:p>378728</text:p>
          </table:table-cell>
          <table:table-cell office:value-type="float" office:value="229955" calcext:value-type="float">
            <text:p>229955</text:p>
          </table:table-cell>
          <table:table-cell office:value-type="float" office:value="79309" calcext:value-type="float">
            <text:p>79309</text:p>
          </table:table-cell>
          <table:table-cell office:value-type="float" office:value="369784" calcext:value-type="float">
            <text:p>369784</text:p>
          </table:table-cell>
          <table:table-cell office:value-type="float" office:value="171356" calcext:value-type="float">
            <text:p>171356</text:p>
          </table:table-cell>
          <table:table-cell office:value-type="float" office:value="292766" calcext:value-type="float">
            <text:p>292766</text:p>
          </table:table-cell>
          <table:table-cell office:value-type="float" office:value="380200" calcext:value-type="float">
            <text:p>380200</text:p>
          </table:table-cell>
          <table:table-cell office:value-type="float" office:value="40851" calcext:value-type="float">
            <text:p>40851</text:p>
          </table:table-cell>
          <table:table-cell office:value-type="float" office:value="189563" calcext:value-type="float">
            <text:p>189563</text:p>
          </table:table-cell>
          <table:table-cell office:value-type="float" office:value="81154" calcext:value-type="float">
            <text:p>81154</text:p>
          </table:table-cell>
          <table:table-cell office:value-type="float" office:value="865453" calcext:value-type="float">
            <text:p>865453</text:p>
          </table:table-cell>
          <table:table-cell office:value-type="float" office:value="44253036" calcext:value-type="float">
            <text:p>44253036</text:p>
          </table:table-cell>
          <table:table-cell office:value-type="float" office:value="0" calcext:value-type="float">
            <text:p>0</text:p>
          </table:table-cell>
          <table:table-cell office:value-type="float" office:value="19192320" calcext:value-type="float">
            <text:p>19192320</text:p>
          </table:table-cell>
          <table:table-cell office:value-type="float" office:value="105217" calcext:value-type="float">
            <text:p>105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12" calcext:value-type="float">
            <text:p>494412</text:p>
          </table:table-cell>
          <table:table-cell office:value-type="float" office:value="1153759" calcext:value-type="float">
            <text:p>1153759</text:p>
          </table:table-cell>
          <table:table-cell office:value-type="float" office:value="0" calcext:value-type="float">
            <text:p>0</text:p>
          </table:table-cell>
          <table:table-cell office:value-type="float" office:value="236138" calcext:value-type="float">
            <text:p>236138</text:p>
          </table:table-cell>
          <table:table-cell office:value-type="float" office:value="139081" calcext:value-type="float">
            <text:p>139081</text:p>
          </table:table-cell>
          <table:table-cell office:value-type="float" office:value="0" calcext:value-type="float">
            <text:p>0</text:p>
          </table:table-cell>
          <table:table-cell office:value-type="float" office:value="79309" calcext:value-type="float">
            <text:p>79309</text:p>
          </table:table-cell>
          <table:table-cell office:value-type="float" office:value="0" calcext:value-type="float">
            <text:p>0</text:p>
          </table:table-cell>
          <table:table-cell office:value-type="float" office:value="27899" calcext:value-type="float">
            <text:p>27899</text:p>
          </table:table-cell>
          <table:table-cell office:value-type="float" office:value="0" calcext:value-type="float">
            <text:p>0</text:p>
          </table:table-cell>
          <table:table-cell office:value-type="float" office:value="31146" calcext:value-type="float">
            <text:p>31146</text:p>
          </table:table-cell>
          <table:table-cell office:value-type="float" office:value="28111" calcext:value-type="float">
            <text:p>28111</text:p>
          </table:table-cell>
          <table:table-cell office:value-type="float" office:value="0" calcext:value-type="float">
            <text:p>0</text:p>
          </table:table-cell>
          <table:table-cell office:value-type="float" office:value="151432" calcext:value-type="float">
            <text:p>151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5892" calcext:value-type="float">
            <text:p>3395892</text:p>
          </table:table-cell>
          <table:table-cell office:value-type="float" office:value="279015" calcext:value-type="float">
            <text:p>279015</text:p>
          </table:table-cell>
          <table:table-cell office:value-type="float" office:value="201995" calcext:value-type="float">
            <text:p>201995</text:p>
          </table:table-cell>
          <table:table-cell office:value-type="float" office:value="60500" calcext:value-type="float">
            <text:p>60500</text:p>
          </table:table-cell>
          <table:table-cell office:value-type="float" office:value="29333" calcext:value-type="float">
            <text:p>29333</text:p>
          </table:table-cell>
          <table:table-cell office:value-type="float" office:value="78730" calcext:value-type="float">
            <text:p>78730</text:p>
          </table:table-cell>
          <table:table-cell office:value-type="float" office:value="3318446" calcext:value-type="float">
            <text:p>3318446</text:p>
          </table:table-cell>
          <table:table-cell office:value-type="float" office:value="95631" calcext:value-type="float">
            <text:p>95631</text:p>
          </table:table-cell>
          <table:table-cell office:value-type="float" office:value="184010" calcext:value-type="float">
            <text:p>184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41" calcext:value-type="float">
            <text:p>13841</text:p>
          </table:table-cell>
          <table:table-cell office:value-type="float" office:value="53444" calcext:value-type="float">
            <text:p>53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99" calcext:value-type="float">
            <text:p>32299</text:p>
          </table:table-cell>
          <table:table-cell office:value-type="float" office:value="27872" calcext:value-type="float">
            <text:p>27872</text:p>
          </table:table-cell>
          <table:table-cell office:value-type="float" office:value="18553" calcext:value-type="float">
            <text:p>18553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41</text:p>
          </table:table-cell>
          <table:table-cell office:value-type="string" calcext:value-type="string">
            <text:p>02/10/19</text:p>
          </table:table-cell>
          <table:table-cell office:value-type="float" office:value="2.5" calcext:value-type="float">
            <text:p>2.5</text:p>
          </table:table-cell>
          <table:table-cell office:value-type="float" office:value="0.382" calcext:value-type="float">
            <text:p>0.382</text:p>
          </table:table-cell>
          <table:table-cell office:value-type="float" office:value="55.1" calcext:value-type="float">
            <text:p>55.1</text:p>
          </table:table-cell>
          <table:table-cell office:value-type="float" office:value="6.93033381712636" calcext:value-type="float">
            <text:p>6.93033381712636</text:p>
          </table:table-cell>
          <table:table-cell office:value-type="float" office:value="1264824" calcext:value-type="float">
            <text:p>1264824</text:p>
          </table:table-cell>
          <table:table-cell office:value-type="float" office:value="469780" calcext:value-type="float">
            <text:p>469780</text:p>
          </table:table-cell>
          <table:table-cell office:value-type="float" office:value="1064196" calcext:value-type="float">
            <text:p>1064196</text:p>
          </table:table-cell>
          <table:table-cell office:value-type="float" office:value="1188541" calcext:value-type="float">
            <text:p>1188541</text:p>
          </table:table-cell>
          <table:table-cell office:value-type="float" office:value="481706" calcext:value-type="float">
            <text:p>481706</text:p>
          </table:table-cell>
          <table:table-cell office:value-type="float" office:value="342504" calcext:value-type="float">
            <text:p>342504</text:p>
          </table:table-cell>
          <table:table-cell office:value-type="float" office:value="1326756" calcext:value-type="float">
            <text:p>1326756</text:p>
          </table:table-cell>
          <table:table-cell office:value-type="float" office:value="348121" calcext:value-type="float">
            <text:p>348121</text:p>
          </table:table-cell>
          <table:table-cell office:value-type="float" office:value="38348" calcext:value-type="float">
            <text:p>38348</text:p>
          </table:table-cell>
          <table:table-cell office:value-type="float" office:value="0" calcext:value-type="float">
            <text:p>0</text:p>
          </table:table-cell>
          <table:table-cell office:value-type="float" office:value="38903" calcext:value-type="float">
            <text:p>38903</text:p>
          </table:table-cell>
          <table:table-cell office:value-type="float" office:value="1597691" calcext:value-type="float">
            <text:p>1597691</text:p>
          </table:table-cell>
          <table:table-cell office:value-type="float" office:value="104360" calcext:value-type="float">
            <text:p>104360</text:p>
          </table:table-cell>
          <table:table-cell office:value-type="float" office:value="2057274" calcext:value-type="float">
            <text:p>2057274</text:p>
          </table:table-cell>
          <table:table-cell office:value-type="float" office:value="3381" calcext:value-type="float">
            <text:p>3381</text:p>
          </table:table-cell>
          <table:table-cell office:value-type="float" office:value="53645" calcext:value-type="float">
            <text:p>53645</text:p>
          </table:table-cell>
          <table:table-cell office:value-type="float" office:value="264154" calcext:value-type="float">
            <text:p>264154</text:p>
          </table:table-cell>
          <table:table-cell office:value-type="float" office:value="1563127" calcext:value-type="float">
            <text:p>1563127</text:p>
          </table:table-cell>
          <table:table-cell office:value-type="float" office:value="0" calcext:value-type="float">
            <text:p>0</text:p>
          </table:table-cell>
          <table:table-cell office:value-type="float" office:value="175330" calcext:value-type="float">
            <text:p>175330</text:p>
          </table:table-cell>
          <table:table-cell office:value-type="float" office:value="167101" calcext:value-type="float">
            <text:p>167101</text:p>
          </table:table-cell>
          <table:table-cell office:value-type="float" office:value="0" calcext:value-type="float">
            <text:p>0</text:p>
          </table:table-cell>
          <table:table-cell office:value-type="float" office:value="42391" calcext:value-type="float">
            <text:p>42391</text:p>
          </table:table-cell>
          <table:table-cell office:value-type="float" office:value="78819" calcext:value-type="float">
            <text:p>78819</text:p>
          </table:table-cell>
          <table:table-cell office:value-type="float" office:value="156072" calcext:value-type="float">
            <text:p>1560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0951" calcext:value-type="float">
            <text:p>140951</text:p>
          </table:table-cell>
          <table:table-cell office:value-type="float" office:value="34289" calcext:value-type="float">
            <text:p>34289</text:p>
          </table:table-cell>
          <table:table-cell office:value-type="float" office:value="353042" calcext:value-type="float">
            <text:p>353042</text:p>
          </table:table-cell>
          <table:table-cell office:value-type="float" office:value="535730" calcext:value-type="float">
            <text:p>535730</text:p>
          </table:table-cell>
          <table:table-cell office:value-type="float" office:value="1632117" calcext:value-type="float">
            <text:p>1632117</text:p>
          </table:table-cell>
          <table:table-cell office:value-type="float" office:value="932554" calcext:value-type="float">
            <text:p>932554</text:p>
          </table:table-cell>
          <table:table-cell office:value-type="float" office:value="361503" calcext:value-type="float">
            <text:p>361503</text:p>
          </table:table-cell>
          <table:table-cell office:value-type="float" office:value="907579" calcext:value-type="float">
            <text:p>907579</text:p>
          </table:table-cell>
          <table:table-cell office:value-type="float" office:value="532277" calcext:value-type="float">
            <text:p>532277</text:p>
          </table:table-cell>
          <table:table-cell office:value-type="float" office:value="951962" calcext:value-type="float">
            <text:p>951962</text:p>
          </table:table-cell>
          <table:table-cell office:value-type="float" office:value="137061" calcext:value-type="float">
            <text:p>137061</text:p>
          </table:table-cell>
          <table:table-cell office:value-type="float" office:value="712491" calcext:value-type="float">
            <text:p>712491</text:p>
          </table:table-cell>
          <table:table-cell office:value-type="float" office:value="325764" calcext:value-type="float">
            <text:p>325764</text:p>
          </table:table-cell>
          <table:table-cell office:value-type="float" office:value="707824" calcext:value-type="float">
            <text:p>707824</text:p>
          </table:table-cell>
          <table:table-cell office:value-type="float" office:value="604826" calcext:value-type="float">
            <text:p>604826</text:p>
          </table:table-cell>
          <table:table-cell office:value-type="float" office:value="35233" calcext:value-type="float">
            <text:p>35233</text:p>
          </table:table-cell>
          <table:table-cell office:value-type="float" office:value="271742" calcext:value-type="float">
            <text:p>271742</text:p>
          </table:table-cell>
          <table:table-cell office:value-type="float" office:value="141971" calcext:value-type="float">
            <text:p>141971</text:p>
          </table:table-cell>
          <table:table-cell office:value-type="float" office:value="101495" calcext:value-type="float">
            <text:p>101495</text:p>
          </table:table-cell>
          <table:table-cell office:value-type="float" office:value="20810199" calcext:value-type="float">
            <text:p>20810199</text:p>
          </table:table-cell>
          <table:table-cell office:value-type="float" office:value="0" calcext:value-type="float">
            <text:p>0</text:p>
          </table:table-cell>
          <table:table-cell office:value-type="float" office:value="4048751" calcext:value-type="float">
            <text:p>4048751</text:p>
          </table:table-cell>
          <table:table-cell office:value-type="float" office:value="84559" calcext:value-type="float">
            <text:p>84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03" calcext:value-type="float">
            <text:p>38603</text:p>
          </table:table-cell>
          <table:table-cell office:value-type="float" office:value="10683" calcext:value-type="float">
            <text:p>10683</text:p>
          </table:table-cell>
          <table:table-cell office:value-type="float" office:value="98437" calcext:value-type="float">
            <text:p>98437</text:p>
          </table:table-cell>
          <table:table-cell office:value-type="float" office:value="204891" calcext:value-type="float">
            <text:p>204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61" calcext:value-type="float">
            <text:p>137061</text:p>
          </table:table-cell>
          <table:table-cell office:value-type="float" office:value="0" calcext:value-type="float">
            <text:p>0</text:p>
          </table:table-cell>
          <table:table-cell office:value-type="float" office:value="140951" calcext:value-type="float">
            <text:p>140951</text:p>
          </table:table-cell>
          <table:table-cell office:value-type="float" office:value="19689" calcext:value-type="float">
            <text:p>19689</text:p>
          </table:table-cell>
          <table:table-cell office:value-type="float" office:value="33641" calcext:value-type="float">
            <text:p>33641</text:p>
          </table:table-cell>
          <table:table-cell office:value-type="float" office:value="72262" calcext:value-type="float">
            <text:p>72262</text:p>
          </table:table-cell>
          <table:table-cell office:value-type="float" office:value="0" calcext:value-type="float">
            <text:p>0</text:p>
          </table:table-cell>
          <table:table-cell office:value-type="float" office:value="298980" calcext:value-type="float">
            <text:p>298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5437" calcext:value-type="float">
            <text:p>6125437</text:p>
          </table:table-cell>
          <table:table-cell office:value-type="float" office:value="750697" calcext:value-type="float">
            <text:p>750697</text:p>
          </table:table-cell>
          <table:table-cell office:value-type="float" office:value="507634" calcext:value-type="float">
            <text:p>507634</text:p>
          </table:table-cell>
          <table:table-cell office:value-type="float" office:value="217067" calcext:value-type="float">
            <text:p>217067</text:p>
          </table:table-cell>
          <table:table-cell office:value-type="float" office:value="86896" calcext:value-type="float">
            <text:p>86896</text:p>
          </table:table-cell>
          <table:table-cell office:value-type="float" office:value="318920" calcext:value-type="float">
            <text:p>318920</text:p>
          </table:table-cell>
          <table:table-cell office:value-type="float" office:value="197406" calcext:value-type="float">
            <text:p>197406</text:p>
          </table:table-cell>
          <table:table-cell office:value-type="float" office:value="273637" calcext:value-type="float">
            <text:p>273637</text:p>
          </table:table-cell>
          <table:table-cell office:value-type="float" office:value="320200" calcext:value-type="float">
            <text:p>320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27" calcext:value-type="float">
            <text:p>37827</text:p>
          </table:table-cell>
          <table:table-cell office:value-type="float" office:value="42887" calcext:value-type="float">
            <text:p>42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29" calcext:value-type="float">
            <text:p>61829</text:p>
          </table:table-cell>
          <table:table-cell office:value-type="float" office:value="0" calcext:value-type="float">
            <text:p>0</text:p>
          </table:table-cell>
          <table:table-cell office:value-type="float" office:value="22030" calcext:value-type="float">
            <text:p>2203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42</text:p>
          </table:table-cell>
          <table:table-cell office:value-type="string" calcext:value-type="string">
            <text:p>02/11/19</text:p>
          </table:table-cell>
          <table:table-cell office:value-type="float" office:value="2.5" calcext:value-type="float">
            <text:p>2.5</text:p>
          </table:table-cell>
          <table:table-cell office:value-type="float" office:value="0.464" calcext:value-type="float">
            <text:p>0.464</text:p>
          </table:table-cell>
          <table:table-cell office:value-type="float" office:value="55.1" calcext:value-type="float">
            <text:p>55.1</text:p>
          </table:table-cell>
          <table:table-cell office:value-type="float" office:value="8.41799709724236" calcext:value-type="float">
            <text:p>8.41799709724236</text:p>
          </table:table-cell>
          <table:table-cell office:value-type="float" office:value="1255460" calcext:value-type="float">
            <text:p>1255460</text:p>
          </table:table-cell>
          <table:table-cell office:value-type="float" office:value="610266" calcext:value-type="float">
            <text:p>610266</text:p>
          </table:table-cell>
          <table:table-cell office:value-type="float" office:value="1028712" calcext:value-type="float">
            <text:p>1028712</text:p>
          </table:table-cell>
          <table:table-cell office:value-type="float" office:value="1468183" calcext:value-type="float">
            <text:p>1468183</text:p>
          </table:table-cell>
          <table:table-cell office:value-type="float" office:value="739414" calcext:value-type="float">
            <text:p>739414</text:p>
          </table:table-cell>
          <table:table-cell office:value-type="float" office:value="739578" calcext:value-type="float">
            <text:p>739578</text:p>
          </table:table-cell>
          <table:table-cell office:value-type="float" office:value="260281" calcext:value-type="float">
            <text:p>260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590" calcext:value-type="float">
            <text:p>39590</text:p>
          </table:table-cell>
          <table:table-cell office:value-type="float" office:value="1841446" calcext:value-type="float">
            <text:p>1841446</text:p>
          </table:table-cell>
          <table:table-cell office:value-type="float" office:value="216648" calcext:value-type="float">
            <text:p>216648</text:p>
          </table:table-cell>
          <table:table-cell office:value-type="float" office:value="191716" calcext:value-type="float">
            <text:p>191716</text:p>
          </table:table-cell>
          <table:table-cell office:value-type="float" office:value="3884" calcext:value-type="float">
            <text:p>3884</text:p>
          </table:table-cell>
          <table:table-cell office:value-type="float" office:value="43103" calcext:value-type="float">
            <text:p>43103</text:p>
          </table:table-cell>
          <table:table-cell office:value-type="float" office:value="319580" calcext:value-type="float">
            <text:p>319580</text:p>
          </table:table-cell>
          <table:table-cell office:value-type="float" office:value="1630403" calcext:value-type="float">
            <text:p>1630403</text:p>
          </table:table-cell>
          <table:table-cell office:value-type="float" office:value="9844" calcext:value-type="float">
            <text:p>9844</text:p>
          </table:table-cell>
          <table:table-cell office:value-type="float" office:value="289793" calcext:value-type="float">
            <text:p>289793</text:p>
          </table:table-cell>
          <table:table-cell office:value-type="float" office:value="309322" calcext:value-type="float">
            <text:p>309322</text:p>
          </table:table-cell>
          <table:table-cell office:value-type="float" office:value="0" calcext:value-type="float">
            <text:p>0</text:p>
          </table:table-cell>
          <table:table-cell office:value-type="float" office:value="109338" calcext:value-type="float">
            <text:p>109338</text:p>
          </table:table-cell>
          <table:table-cell office:value-type="float" office:value="140393" calcext:value-type="float">
            <text:p>140393</text:p>
          </table:table-cell>
          <table:table-cell office:value-type="float" office:value="306723" calcext:value-type="float">
            <text:p>3067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5546" calcext:value-type="float">
            <text:p>385546</text:p>
          </table:table-cell>
          <table:table-cell office:value-type="float" office:value="38544" calcext:value-type="float">
            <text:p>38544</text:p>
          </table:table-cell>
          <table:table-cell office:value-type="float" office:value="307969" calcext:value-type="float">
            <text:p>307969</text:p>
          </table:table-cell>
          <table:table-cell office:value-type="float" office:value="699011" calcext:value-type="float">
            <text:p>699011</text:p>
          </table:table-cell>
          <table:table-cell office:value-type="float" office:value="1987900" calcext:value-type="float">
            <text:p>1987900</text:p>
          </table:table-cell>
          <table:table-cell office:value-type="float" office:value="1191126" calcext:value-type="float">
            <text:p>1191126</text:p>
          </table:table-cell>
          <table:table-cell office:value-type="float" office:value="496246" calcext:value-type="float">
            <text:p>496246</text:p>
          </table:table-cell>
          <table:table-cell office:value-type="float" office:value="895037" calcext:value-type="float">
            <text:p>895037</text:p>
          </table:table-cell>
          <table:table-cell office:value-type="float" office:value="672621" calcext:value-type="float">
            <text:p>672621</text:p>
          </table:table-cell>
          <table:table-cell office:value-type="float" office:value="1254178" calcext:value-type="float">
            <text:p>1254178</text:p>
          </table:table-cell>
          <table:table-cell office:value-type="float" office:value="258386" calcext:value-type="float">
            <text:p>258386</text:p>
          </table:table-cell>
          <table:table-cell office:value-type="float" office:value="905371" calcext:value-type="float">
            <text:p>905371</text:p>
          </table:table-cell>
          <table:table-cell office:value-type="float" office:value="588546" calcext:value-type="float">
            <text:p>588546</text:p>
          </table:table-cell>
          <table:table-cell office:value-type="float" office:value="1108135" calcext:value-type="float">
            <text:p>1108135</text:p>
          </table:table-cell>
          <table:table-cell office:value-type="float" office:value="757882" calcext:value-type="float">
            <text:p>757882</text:p>
          </table:table-cell>
          <table:table-cell office:value-type="float" office:value="114043" calcext:value-type="float">
            <text:p>114043</text:p>
          </table:table-cell>
          <table:table-cell office:value-type="float" office:value="391073" calcext:value-type="float">
            <text:p>391073</text:p>
          </table:table-cell>
          <table:table-cell office:value-type="float" office:value="240342" calcext:value-type="float">
            <text:p>240342</text:p>
          </table:table-cell>
          <table:table-cell office:value-type="float" office:value="178738" calcext:value-type="float">
            <text:p>178738</text:p>
          </table:table-cell>
          <table:table-cell office:value-type="float" office:value="35671634" calcext:value-type="float">
            <text:p>35671634</text:p>
          </table:table-cell>
          <table:table-cell office:value-type="float" office:value="0" calcext:value-type="float">
            <text:p>0</text:p>
          </table:table-cell>
          <table:table-cell office:value-type="float" office:value="15492022" calcext:value-type="float">
            <text:p>15492022</text:p>
          </table:table-cell>
          <table:table-cell office:value-type="float" office:value="84767" calcext:value-type="float">
            <text:p>84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811" calcext:value-type="float">
            <text:p>125811</text:p>
          </table:table-cell>
          <table:table-cell office:value-type="float" office:value="21542" calcext:value-type="float">
            <text:p>21542</text:p>
          </table:table-cell>
          <table:table-cell office:value-type="float" office:value="116662" calcext:value-type="float">
            <text:p>116662</text:p>
          </table:table-cell>
          <table:table-cell office:value-type="float" office:value="145497" calcext:value-type="float">
            <text:p>145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386" calcext:value-type="float">
            <text:p>258386</text:p>
          </table:table-cell>
          <table:table-cell office:value-type="float" office:value="0" calcext:value-type="float">
            <text:p>0</text:p>
          </table:table-cell>
          <table:table-cell office:value-type="float" office:value="397145" calcext:value-type="float">
            <text:p>397145</text:p>
          </table:table-cell>
          <table:table-cell office:value-type="float" office:value="23778" calcext:value-type="float">
            <text:p>23778</text:p>
          </table:table-cell>
          <table:table-cell office:value-type="float" office:value="34130" calcext:value-type="float">
            <text:p>34130</text:p>
          </table:table-cell>
          <table:table-cell office:value-type="float" office:value="92054" calcext:value-type="float">
            <text:p>92054</text:p>
          </table:table-cell>
          <table:table-cell office:value-type="float" office:value="0" calcext:value-type="float">
            <text:p>0</text:p>
          </table:table-cell>
          <table:table-cell office:value-type="float" office:value="221169" calcext:value-type="float">
            <text:p>22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9054" calcext:value-type="float">
            <text:p>5559054</text:p>
          </table:table-cell>
          <table:table-cell office:value-type="float" office:value="951869" calcext:value-type="float">
            <text:p>951869</text:p>
          </table:table-cell>
          <table:table-cell office:value-type="float" office:value="550179" calcext:value-type="float">
            <text:p>550179</text:p>
          </table:table-cell>
          <table:table-cell office:value-type="float" office:value="286317" calcext:value-type="float">
            <text:p>286317</text:p>
          </table:table-cell>
          <table:table-cell office:value-type="float" office:value="299634" calcext:value-type="float">
            <text:p>299634</text:p>
          </table:table-cell>
          <table:table-cell office:value-type="float" office:value="345044" calcext:value-type="float">
            <text:p>345044</text:p>
          </table:table-cell>
          <table:table-cell office:value-type="float" office:value="297813" calcext:value-type="float">
            <text:p>297813</text:p>
          </table:table-cell>
          <table:table-cell office:value-type="float" office:value="389456" calcext:value-type="float">
            <text:p>389456</text:p>
          </table:table-cell>
          <table:table-cell office:value-type="float" office:value="394778" calcext:value-type="float">
            <text:p>394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00" calcext:value-type="float">
            <text:p>26400</text:p>
          </table:table-cell>
          <table:table-cell office:value-type="float" office:value="66800" calcext:value-type="float">
            <text:p>66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30" calcext:value-type="float">
            <text:p>51030</text:p>
          </table:table-cell>
          <table:table-cell office:value-type="float" office:value="0" calcext:value-type="float">
            <text:p>0</text:p>
          </table:table-cell>
          <table:table-cell office:value-type="float" office:value="26016" calcext:value-type="float">
            <text:p>26016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45</text:p>
          </table:table-cell>
          <table:table-cell office:value-type="string" calcext:value-type="string">
            <text:p>02/12/19</text:p>
          </table:table-cell>
          <table:table-cell office:value-type="float" office:value="2.5" calcext:value-type="float">
            <text:p>2.5</text:p>
          </table:table-cell>
          <table:table-cell office:value-type="float" office:value="0.402" calcext:value-type="float">
            <text:p>0.402</text:p>
          </table:table-cell>
          <table:table-cell office:value-type="float" office:value="55.1" calcext:value-type="float">
            <text:p>55.1</text:p>
          </table:table-cell>
          <table:table-cell office:value-type="float" office:value="7.29317851959338" calcext:value-type="float">
            <text:p>7.29317851959338</text:p>
          </table:table-cell>
          <table:table-cell office:value-type="float" office:value="387405" calcext:value-type="float">
            <text:p>387405</text:p>
          </table:table-cell>
          <table:table-cell office:value-type="float" office:value="268688" calcext:value-type="float">
            <text:p>268688</text:p>
          </table:table-cell>
          <table:table-cell office:value-type="float" office:value="902974" calcext:value-type="float">
            <text:p>902974</text:p>
          </table:table-cell>
          <table:table-cell office:value-type="float" office:value="699145" calcext:value-type="float">
            <text:p>699145</text:p>
          </table:table-cell>
          <table:table-cell office:value-type="float" office:value="373183" calcext:value-type="float">
            <text:p>373183</text:p>
          </table:table-cell>
          <table:table-cell office:value-type="float" office:value="2907122" calcext:value-type="float">
            <text:p>2907122</text:p>
          </table:table-cell>
          <table:table-cell office:value-type="float" office:value="454715" calcext:value-type="float">
            <text:p>4547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0696" calcext:value-type="float">
            <text:p>490696</text:p>
          </table:table-cell>
          <table:table-cell office:value-type="float" office:value="453683" calcext:value-type="float">
            <text:p>453683</text:p>
          </table:table-cell>
          <table:table-cell office:value-type="float" office:value="315663" calcext:value-type="float">
            <text:p>315663</text:p>
          </table:table-cell>
          <table:table-cell office:value-type="float" office:value="0" calcext:value-type="float">
            <text:p>0</text:p>
          </table:table-cell>
          <table:table-cell office:value-type="float" office:value="102748" calcext:value-type="float">
            <text:p>102748</text:p>
          </table:table-cell>
          <table:table-cell office:value-type="float" office:value="322502" calcext:value-type="float">
            <text:p>322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725" calcext:value-type="float">
            <text:p>281725</text:p>
          </table:table-cell>
          <table:table-cell office:value-type="float" office:value="214787" calcext:value-type="float">
            <text:p>214787</text:p>
          </table:table-cell>
          <table:table-cell office:value-type="float" office:value="238912" calcext:value-type="float">
            <text:p>238912</text:p>
          </table:table-cell>
          <table:table-cell office:value-type="float" office:value="151972" calcext:value-type="float">
            <text:p>151972</text:p>
          </table:table-cell>
          <table:table-cell office:value-type="float" office:value="80949" calcext:value-type="float">
            <text:p>80949</text:p>
          </table:table-cell>
          <table:table-cell office:value-type="float" office:value="228045" calcext:value-type="float">
            <text:p>228045</text:p>
          </table:table-cell>
          <table:table-cell office:value-type="float" office:value="122880" calcext:value-type="float">
            <text:p>122880</text:p>
          </table:table-cell>
          <table:table-cell office:value-type="float" office:value="36538" calcext:value-type="float">
            <text:p>36538</text:p>
          </table:table-cell>
          <table:table-cell office:value-type="float" office:value="39647" calcext:value-type="float">
            <text:p>39647</text:p>
          </table:table-cell>
          <table:table-cell office:value-type="float" office:value="17666" calcext:value-type="float">
            <text:p>17666</text:p>
          </table:table-cell>
          <table:table-cell office:value-type="float" office:value="0" calcext:value-type="float">
            <text:p>0</text:p>
          </table:table-cell>
          <table:table-cell office:value-type="float" office:value="18688" calcext:value-type="float">
            <text:p>18688</text:p>
          </table:table-cell>
          <table:table-cell office:value-type="float" office:value="0" calcext:value-type="float">
            <text:p>0</text:p>
          </table:table-cell>
          <table:table-cell office:value-type="float" office:value="156844" calcext:value-type="float">
            <text:p>156844</text:p>
          </table:table-cell>
          <table:table-cell office:value-type="float" office:value="225931" calcext:value-type="float">
            <text:p>225931</text:p>
          </table:table-cell>
          <table:table-cell office:value-type="float" office:value="148013" calcext:value-type="float">
            <text:p>148013</text:p>
          </table:table-cell>
          <table:table-cell office:value-type="float" office:value="191147" calcext:value-type="float">
            <text:p>191147</text:p>
          </table:table-cell>
          <table:table-cell office:value-type="float" office:value="370228" calcext:value-type="float">
            <text:p>370228</text:p>
          </table:table-cell>
          <table:table-cell office:value-type="float" office:value="22500" calcext:value-type="float">
            <text:p>22500</text:p>
          </table:table-cell>
          <table:table-cell office:value-type="float" office:value="55682" calcext:value-type="float">
            <text:p>55682</text:p>
          </table:table-cell>
          <table:table-cell office:value-type="float" office:value="228126" calcext:value-type="float">
            <text:p>228126</text:p>
          </table:table-cell>
          <table:table-cell office:value-type="float" office:value="147715" calcext:value-type="float">
            <text:p>147715</text:p>
          </table:table-cell>
          <table:table-cell office:value-type="float" office:value="20698" calcext:value-type="float">
            <text:p>20698</text:p>
          </table:table-cell>
          <table:table-cell office:value-type="float" office:value="147221" calcext:value-type="float">
            <text:p>147221</text:p>
          </table:table-cell>
          <table:table-cell office:value-type="float" office:value="373501" calcext:value-type="float">
            <text:p>373501</text:p>
          </table:table-cell>
          <table:table-cell office:value-type="float" office:value="179182" calcext:value-type="float">
            <text:p>179182</text:p>
          </table:table-cell>
          <table:table-cell office:value-type="float" office:value="85489" calcext:value-type="float">
            <text:p>85489</text:p>
          </table:table-cell>
          <table:table-cell office:value-type="float" office:value="0" calcext:value-type="float">
            <text:p>0</text:p>
          </table:table-cell>
          <table:table-cell office:value-type="float" office:value="10082" calcext:value-type="float">
            <text:p>10082</text:p>
          </table:table-cell>
          <table:table-cell office:value-type="float" office:value="20590" calcext:value-type="float">
            <text:p>20590</text:p>
          </table:table-cell>
          <table:table-cell office:value-type="float" office:value="0" calcext:value-type="float">
            <text:p>0</text:p>
          </table:table-cell>
          <table:table-cell office:value-type="float" office:value="27844954" calcext:value-type="float">
            <text:p>27844954</text:p>
          </table:table-cell>
          <table:table-cell office:value-type="float" office:value="0" calcext:value-type="float">
            <text:p>0</text:p>
          </table:table-cell>
          <table:table-cell office:value-type="float" office:value="8738116" calcext:value-type="float">
            <text:p>87381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0409" calcext:value-type="float">
            <text:p>500409</text:p>
          </table:table-cell>
          <table:table-cell office:value-type="float" office:value="0" calcext:value-type="float">
            <text:p>0</text:p>
          </table:table-cell>
          <table:table-cell office:value-type="float" office:value="155393" calcext:value-type="float">
            <text:p>1553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74737" calcext:value-type="float">
            <text:p>3674737</text:p>
          </table:table-cell>
          <table:table-cell office:value-type="float" office:value="127342" calcext:value-type="float">
            <text:p>127342</text:p>
          </table:table-cell>
          <table:table-cell office:value-type="float" office:value="196715" calcext:value-type="float">
            <text:p>196715</text:p>
          </table:table-cell>
          <table:table-cell office:value-type="float" office:value="70337" calcext:value-type="float">
            <text:p>70337</text:p>
          </table:table-cell>
          <table:table-cell office:value-type="float" office:value="107489" calcext:value-type="float">
            <text:p>107489</text:p>
          </table:table-cell>
          <table:table-cell office:value-type="float" office:value="52456" calcext:value-type="float">
            <text:p>52456</text:p>
          </table:table-cell>
          <table:table-cell office:value-type="float" office:value="186743" calcext:value-type="float">
            <text:p>186743</text:p>
          </table:table-cell>
          <table:table-cell office:value-type="float" office:value="63831" calcext:value-type="float">
            <text:p>6383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44</text:p>
          </table:table-cell>
          <table:table-cell office:value-type="string" calcext:value-type="string">
            <text:p>02/13/19</text:p>
          </table:table-cell>
          <table:table-cell office:value-type="float" office:value="2.5" calcext:value-type="float">
            <text:p>2.5</text:p>
          </table:table-cell>
          <table:table-cell office:value-type="float" office:value="0.729" calcext:value-type="float">
            <text:p>0.729</text:p>
          </table:table-cell>
          <table:table-cell office:value-type="float" office:value="55.1" calcext:value-type="float">
            <text:p>55.1</text:p>
          </table:table-cell>
          <table:table-cell office:value-type="float" office:value="13.2256894049344" calcext:value-type="float">
            <text:p>13.2256894049344</text:p>
          </table:table-cell>
          <table:table-cell office:value-type="float" office:value="501599" calcext:value-type="float">
            <text:p>501599</text:p>
          </table:table-cell>
          <table:table-cell office:value-type="float" office:value="289641" calcext:value-type="float">
            <text:p>289641</text:p>
          </table:table-cell>
          <table:table-cell office:value-type="float" office:value="1008703" calcext:value-type="float">
            <text:p>1008703</text:p>
          </table:table-cell>
          <table:table-cell office:value-type="float" office:value="756651" calcext:value-type="float">
            <text:p>756651</text:p>
          </table:table-cell>
          <table:table-cell office:value-type="float" office:value="524447" calcext:value-type="float">
            <text:p>524447</text:p>
          </table:table-cell>
          <table:table-cell office:value-type="float" office:value="956727" calcext:value-type="float">
            <text:p>956727</text:p>
          </table:table-cell>
          <table:table-cell office:value-type="float" office:value="34121" calcext:value-type="float">
            <text:p>34121</text:p>
          </table:table-cell>
          <table:table-cell office:value-type="float" office:value="93754" calcext:value-type="float">
            <text:p>93754</text:p>
          </table:table-cell>
          <table:table-cell office:value-type="float" office:value="102109" calcext:value-type="float">
            <text:p>102109</text:p>
          </table:table-cell>
          <table:table-cell office:value-type="float" office:value="0" calcext:value-type="float">
            <text:p>0</text:p>
          </table:table-cell>
          <table:table-cell office:value-type="float" office:value="65146" calcext:value-type="float">
            <text:p>65146</text:p>
          </table:table-cell>
          <table:table-cell office:value-type="float" office:value="1918536" calcext:value-type="float">
            <text:p>1918536</text:p>
          </table:table-cell>
          <table:table-cell office:value-type="float" office:value="229203" calcext:value-type="float">
            <text:p>229203</text:p>
          </table:table-cell>
          <table:table-cell office:value-type="float" office:value="2279103" calcext:value-type="float">
            <text:p>2279103</text:p>
          </table:table-cell>
          <table:table-cell office:value-type="float" office:value="3850" calcext:value-type="float">
            <text:p>3850</text:p>
          </table:table-cell>
          <table:table-cell office:value-type="float" office:value="118190" calcext:value-type="float">
            <text:p>118190</text:p>
          </table:table-cell>
          <table:table-cell office:value-type="float" office:value="208119" calcext:value-type="float">
            <text:p>208119</text:p>
          </table:table-cell>
          <table:table-cell office:value-type="float" office:value="1564654" calcext:value-type="float">
            <text:p>1564654</text:p>
          </table:table-cell>
          <table:table-cell office:value-type="float" office:value="27504" calcext:value-type="float">
            <text:p>27504</text:p>
          </table:table-cell>
          <table:table-cell office:value-type="float" office:value="293234" calcext:value-type="float">
            <text:p>293234</text:p>
          </table:table-cell>
          <table:table-cell office:value-type="float" office:value="312510" calcext:value-type="float">
            <text:p>312510</text:p>
          </table:table-cell>
          <table:table-cell office:value-type="float" office:value="0" calcext:value-type="float">
            <text:p>0</text:p>
          </table:table-cell>
          <table:table-cell office:value-type="float" office:value="100512" calcext:value-type="float">
            <text:p>100512</text:p>
          </table:table-cell>
          <table:table-cell office:value-type="float" office:value="1653780" calcext:value-type="float">
            <text:p>1653780</text:p>
          </table:table-cell>
          <table:table-cell office:value-type="float" office:value="299938" calcext:value-type="float">
            <text:p>2999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2671" calcext:value-type="float">
            <text:p>322671</text:p>
          </table:table-cell>
          <table:table-cell office:value-type="float" office:value="110042" calcext:value-type="float">
            <text:p>110042</text:p>
          </table:table-cell>
          <table:table-cell office:value-type="float" office:value="307969" calcext:value-type="float">
            <text:p>307969</text:p>
          </table:table-cell>
          <table:table-cell office:value-type="float" office:value="505961" calcext:value-type="float">
            <text:p>505961</text:p>
          </table:table-cell>
          <table:table-cell office:value-type="float" office:value="1198505" calcext:value-type="float">
            <text:p>1198505</text:p>
          </table:table-cell>
          <table:table-cell office:value-type="float" office:value="762081" calcext:value-type="float">
            <text:p>762081</text:p>
          </table:table-cell>
          <table:table-cell office:value-type="float" office:value="441226" calcext:value-type="float">
            <text:p>441226</text:p>
          </table:table-cell>
          <table:table-cell office:value-type="float" office:value="474655" calcext:value-type="float">
            <text:p>474655</text:p>
          </table:table-cell>
          <table:table-cell office:value-type="float" office:value="565435" calcext:value-type="float">
            <text:p>565435</text:p>
          </table:table-cell>
          <table:table-cell office:value-type="float" office:value="876609" calcext:value-type="float">
            <text:p>876609</text:p>
          </table:table-cell>
          <table:table-cell office:value-type="float" office:value="246725" calcext:value-type="float">
            <text:p>246725</text:p>
          </table:table-cell>
          <table:table-cell office:value-type="float" office:value="932944" calcext:value-type="float">
            <text:p>932944</text:p>
          </table:table-cell>
          <table:table-cell office:value-type="float" office:value="592824" calcext:value-type="float">
            <text:p>592824</text:p>
          </table:table-cell>
          <table:table-cell office:value-type="float" office:value="722995" calcext:value-type="float">
            <text:p>722995</text:p>
          </table:table-cell>
          <table:table-cell office:value-type="float" office:value="835492" calcext:value-type="float">
            <text:p>835492</text:p>
          </table:table-cell>
          <table:table-cell office:value-type="float" office:value="64823" calcext:value-type="float">
            <text:p>64823</text:p>
          </table:table-cell>
          <table:table-cell office:value-type="float" office:value="325351" calcext:value-type="float">
            <text:p>325351</text:p>
          </table:table-cell>
          <table:table-cell office:value-type="float" office:value="218373" calcext:value-type="float">
            <text:p>218373</text:p>
          </table:table-cell>
          <table:table-cell office:value-type="float" office:value="192691" calcext:value-type="float">
            <text:p>192691</text:p>
          </table:table-cell>
          <table:table-cell office:value-type="float" office:value="18923076" calcext:value-type="float">
            <text:p>18923076</text:p>
          </table:table-cell>
          <table:table-cell office:value-type="float" office:value="0" calcext:value-type="float">
            <text:p>0</text:p>
          </table:table-cell>
          <table:table-cell office:value-type="float" office:value="3583597" calcext:value-type="float">
            <text:p>3583597</text:p>
          </table:table-cell>
          <table:table-cell office:value-type="float" office:value="85012" calcext:value-type="float">
            <text:p>85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089" calcext:value-type="float">
            <text:p>89089</text:p>
          </table:table-cell>
          <table:table-cell office:value-type="float" office:value="37988" calcext:value-type="float">
            <text:p>37988</text:p>
          </table:table-cell>
          <table:table-cell office:value-type="float" office:value="72835" calcext:value-type="float">
            <text:p>72835</text:p>
          </table:table-cell>
          <table:table-cell office:value-type="float" office:value="149976" calcext:value-type="float">
            <text:p>14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134" calcext:value-type="float">
            <text:p>247134</text:p>
          </table:table-cell>
          <table:table-cell office:value-type="float" office:value="0" calcext:value-type="float">
            <text:p>0</text:p>
          </table:table-cell>
          <table:table-cell office:value-type="float" office:value="322671" calcext:value-type="float">
            <text:p>322671</text:p>
          </table:table-cell>
          <table:table-cell office:value-type="float" office:value="53867" calcext:value-type="float">
            <text:p>53867</text:p>
          </table:table-cell>
          <table:table-cell office:value-type="float" office:value="34678" calcext:value-type="float">
            <text:p>34678</text:p>
          </table:table-cell>
          <table:table-cell office:value-type="float" office:value="31723" calcext:value-type="float">
            <text:p>31723</text:p>
          </table:table-cell>
          <table:table-cell office:value-type="float" office:value="0" calcext:value-type="float">
            <text:p>0</text:p>
          </table:table-cell>
          <table:table-cell office:value-type="float" office:value="354539" calcext:value-type="float">
            <text:p>35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3099" calcext:value-type="float">
            <text:p>5333099</text:p>
          </table:table-cell>
          <table:table-cell office:value-type="float" office:value="711857" calcext:value-type="float">
            <text:p>711857</text:p>
          </table:table-cell>
          <table:table-cell office:value-type="float" office:value="279915" calcext:value-type="float">
            <text:p>279915</text:p>
          </table:table-cell>
          <table:table-cell office:value-type="float" office:value="186244" calcext:value-type="float">
            <text:p>186244</text:p>
          </table:table-cell>
          <table:table-cell office:value-type="float" office:value="246034" calcext:value-type="float">
            <text:p>246034</text:p>
          </table:table-cell>
          <table:table-cell office:value-type="float" office:value="115042" calcext:value-type="float">
            <text:p>115042</text:p>
          </table:table-cell>
          <table:table-cell office:value-type="float" office:value="164985" calcext:value-type="float">
            <text:p>164985</text:p>
          </table:table-cell>
          <table:table-cell office:value-type="float" office:value="186904" calcext:value-type="float">
            <text:p>186904</text:p>
          </table:table-cell>
          <table:table-cell office:value-type="float" office:value="326492" calcext:value-type="float">
            <text:p>326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687" calcext:value-type="float">
            <text:p>62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48" calcext:value-type="float">
            <text:p>64248</text:p>
          </table:table-cell>
          <table:table-cell office:value-type="float" office:value="0" calcext:value-type="float">
            <text:p>0</text:p>
          </table:table-cell>
          <table:table-cell office:value-type="float" office:value="31861" calcext:value-type="float">
            <text:p>31861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BL2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165021" calcext:value-type="float">
            <text:p>1165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31" calcext:value-type="float">
            <text:p>249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4477" calcext:value-type="float">
            <text:p>1084477</text:p>
          </table:table-cell>
          <table:table-cell office:value-type="float" office:value="0" calcext:value-type="float">
            <text:p>0</text:p>
          </table:table-cell>
          <table:table-cell office:value-type="float" office:value="1506818" calcext:value-type="float">
            <text:p>1506818</text:p>
          </table:table-cell>
          <table:table-cell office:value-type="float" office:value="41864" calcext:value-type="float">
            <text:p>41864</text:p>
          </table:table-cell>
          <table:table-cell office:value-type="float" office:value="17599" calcext:value-type="float">
            <text:p>175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320" calcext:value-type="float">
            <text:p>213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4915" calcext:value-type="float">
            <text:p>154915</text:p>
          </table:table-cell>
          <table:table-cell office:value-type="float" office:value="0" calcext:value-type="float">
            <text:p>0</text:p>
          </table:table-cell>
          <table:table-cell office:value-type="float" office:value="59516" calcext:value-type="float">
            <text:p>59516</text:p>
          </table:table-cell>
          <table:table-cell office:value-type="float" office:value="68504" calcext:value-type="float">
            <text:p>685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535" calcext:value-type="float">
            <text:p>49535</text:p>
          </table:table-cell>
          <table:table-cell office:value-type="float" office:value="90316" calcext:value-type="float">
            <text:p>90316</text:p>
          </table:table-cell>
          <table:table-cell office:value-type="float" office:value="193426" calcext:value-type="float">
            <text:p>193426</text:p>
          </table:table-cell>
          <table:table-cell office:value-type="float" office:value="0" calcext:value-type="float">
            <text:p>0</text:p>
          </table:table-cell>
          <table:table-cell office:value-type="float" office:value="118271" calcext:value-type="float">
            <text:p>118271</text:p>
          </table:table-cell>
          <table:table-cell office:value-type="float" office:value="42897" calcext:value-type="float">
            <text:p>42897</text:p>
          </table:table-cell>
          <table:table-cell office:value-type="float" office:value="51475" calcext:value-type="float">
            <text:p>51475</text:p>
          </table:table-cell>
          <table:table-cell office:value-type="float" office:value="27234307" calcext:value-type="float">
            <text:p>27234307</text:p>
          </table:table-cell>
          <table:table-cell office:value-type="float" office:value="0" calcext:value-type="float">
            <text:p>0</text:p>
          </table:table-cell>
          <table:table-cell office:value-type="float" office:value="10360572" calcext:value-type="float">
            <text:p>10360572</text:p>
          </table:table-cell>
          <table:table-cell office:value-type="float" office:value="122820" calcext:value-type="float">
            <text:p>122820</text:p>
          </table:table-cell>
          <table:table-cell office:value-type="float" office:value="0" calcext:value-type="float">
            <text:p>0</text:p>
          </table:table-cell>
          <table:table-cell office:value-type="float" office:value="7395" calcext:value-type="float">
            <text:p>7395</text:p>
          </table:table-cell>
          <table:table-cell office:value-type="float" office:value="35667" calcext:value-type="float">
            <text:p>35667</text:p>
          </table:table-cell>
          <table:table-cell office:value-type="float" office:value="20390" calcext:value-type="float">
            <text:p>20390</text:p>
          </table:table-cell>
          <table:table-cell office:value-type="float" office:value="3065" calcext:value-type="float">
            <text:p>30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54" calcext:value-type="float">
            <text:p>26454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20010" calcext:value-type="float">
            <text:p>20010</text:p>
          </table:table-cell>
          <table:table-cell office:value-type="float" office:value="48489" calcext:value-type="float">
            <text:p>48489</text:p>
          </table:table-cell>
          <table:table-cell office:value-type="float" office:value="20759" calcext:value-type="float">
            <text:p>20759</text:p>
          </table:table-cell>
          <table:table-cell office:value-type="float" office:value="0" calcext:value-type="float">
            <text:p>0</text:p>
          </table:table-cell>
          <table:table-cell office:value-type="float" office:value="782205" calcext:value-type="float">
            <text:p>782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466" calcext:value-type="float">
            <text:p>521466</text:p>
          </table:table-cell>
          <table:table-cell office:value-type="float" office:value="328464" calcext:value-type="float">
            <text:p>328464</text:p>
          </table:table-cell>
          <table:table-cell office:value-type="float" office:value="12262" calcext:value-type="float">
            <text:p>12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45" calcext:value-type="float">
            <text:p>32745</text:p>
          </table:table-cell>
          <table:table-cell office:value-type="float" office:value="1210222" calcext:value-type="float">
            <text:p>1210222</text:p>
          </table:table-cell>
          <table:table-cell office:value-type="float" office:value="0" calcext:value-type="float">
            <text:p>0</text:p>
          </table:table-cell>
          <table:table-cell office:value-type="float" office:value="52428" calcext:value-type="float">
            <text:p>52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96" calcext:value-type="float">
            <text:p>22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42" calcext:value-type="float">
            <text:p>21142</text:p>
          </table:table-cell>
          <table:table-cell office:value-type="float" office:value="0" calcext:value-type="float">
            <text:p>0</text:p>
          </table:table-cell>
          <table:table-cell office:value-type="float" office:value="7222" calcext:value-type="float">
            <text:p>7222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56</text:p>
          </table:table-cell>
          <table:table-cell office:value-type="string" calcext:value-type="string">
            <text:p>06/05/19</text:p>
          </table:table-cell>
          <table:table-cell office:value-type="float" office:value="2.5" calcext:value-type="float">
            <text:p>2.5</text:p>
          </table:table-cell>
          <table:table-cell office:value-type="float" office:value="0.545" calcext:value-type="float">
            <text:p>0.545</text:p>
          </table:table-cell>
          <table:table-cell office:value-type="float" office:value="55.1" calcext:value-type="float">
            <text:p>55.1</text:p>
          </table:table-cell>
          <table:table-cell office:value-type="float" office:value="9.88931228452215" calcext:value-type="float">
            <text:p>9.88931228452215</text:p>
          </table:table-cell>
          <table:table-cell office:value-type="float" office:value="78040" calcext:value-type="float">
            <text:p>78040</text:p>
          </table:table-cell>
          <table:table-cell office:value-type="float" office:value="0" calcext:value-type="float">
            <text:p>0</text:p>
          </table:table-cell>
          <table:table-cell office:value-type="float" office:value="934126" calcext:value-type="float">
            <text:p>934126</text:p>
          </table:table-cell>
          <table:table-cell office:value-type="float" office:value="0" calcext:value-type="float">
            <text:p>0</text:p>
          </table:table-cell>
          <table:table-cell office:value-type="float" office:value="221299" calcext:value-type="float">
            <text:p>221299</text:p>
          </table:table-cell>
          <table:table-cell office:value-type="float" office:value="550850" calcext:value-type="float">
            <text:p>550850</text:p>
          </table:table-cell>
          <table:table-cell office:value-type="float" office:value="81301" calcext:value-type="float">
            <text:p>81301</text:p>
          </table:table-cell>
          <table:table-cell office:value-type="float" office:value="0" calcext:value-type="float">
            <text:p>0</text:p>
          </table:table-cell>
          <table:table-cell office:value-type="float" office:value="24540" calcext:value-type="float">
            <text:p>24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106" calcext:value-type="float">
            <text:p>1113106</text:p>
          </table:table-cell>
          <table:table-cell office:value-type="float" office:value="68392" calcext:value-type="float">
            <text:p>68392</text:p>
          </table:table-cell>
          <table:table-cell office:value-type="float" office:value="1627694" calcext:value-type="float">
            <text:p>1627694</text:p>
          </table:table-cell>
          <table:table-cell office:value-type="float" office:value="139268" calcext:value-type="float">
            <text:p>139268</text:p>
          </table:table-cell>
          <table:table-cell office:value-type="float" office:value="20840" calcext:value-type="float">
            <text:p>20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234" calcext:value-type="float">
            <text:p>98234</text:p>
          </table:table-cell>
          <table:table-cell office:value-type="float" office:value="121762" calcext:value-type="float">
            <text:p>121762</text:p>
          </table:table-cell>
          <table:table-cell office:value-type="float" office:value="119574" calcext:value-type="float">
            <text:p>119574</text:p>
          </table:table-cell>
          <table:table-cell office:value-type="float" office:value="38992" calcext:value-type="float">
            <text:p>38992</text:p>
          </table:table-cell>
          <table:table-cell office:value-type="float" office:value="77915" calcext:value-type="float">
            <text:p>77915</text:p>
          </table:table-cell>
          <table:table-cell office:value-type="float" office:value="189281" calcext:value-type="float">
            <text:p>189281</text:p>
          </table:table-cell>
          <table:table-cell office:value-type="float" office:value="60283" calcext:value-type="float">
            <text:p>60283</text:p>
          </table:table-cell>
          <table:table-cell office:value-type="float" office:value="62250" calcext:value-type="float">
            <text:p>62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512" calcext:value-type="float">
            <text:p>77512</text:p>
          </table:table-cell>
          <table:table-cell office:value-type="float" office:value="16406" calcext:value-type="float">
            <text:p>16406</text:p>
          </table:table-cell>
          <table:table-cell office:value-type="float" office:value="77747" calcext:value-type="float">
            <text:p>77747</text:p>
          </table:table-cell>
          <table:table-cell office:value-type="float" office:value="46340" calcext:value-type="float">
            <text:p>46340</text:p>
          </table:table-cell>
          <table:table-cell office:value-type="float" office:value="1097382" calcext:value-type="float">
            <text:p>1097382</text:p>
          </table:table-cell>
          <table:table-cell office:value-type="float" office:value="237831" calcext:value-type="float">
            <text:p>237831</text:p>
          </table:table-cell>
          <table:table-cell office:value-type="float" office:value="99681" calcext:value-type="float">
            <text:p>99681</text:p>
          </table:table-cell>
          <table:table-cell office:value-type="float" office:value="1135154" calcext:value-type="float">
            <text:p>1135154</text:p>
          </table:table-cell>
          <table:table-cell office:value-type="float" office:value="314702" calcext:value-type="float">
            <text:p>314702</text:p>
          </table:table-cell>
          <table:table-cell office:value-type="float" office:value="450916" calcext:value-type="float">
            <text:p>450916</text:p>
          </table:table-cell>
          <table:table-cell office:value-type="float" office:value="19440" calcext:value-type="float">
            <text:p>19440</text:p>
          </table:table-cell>
          <table:table-cell office:value-type="float" office:value="245641" calcext:value-type="float">
            <text:p>245641</text:p>
          </table:table-cell>
          <table:table-cell office:value-type="float" office:value="144780" calcext:value-type="float">
            <text:p>144780</text:p>
          </table:table-cell>
          <table:table-cell office:value-type="float" office:value="225138" calcext:value-type="float">
            <text:p>225138</text:p>
          </table:table-cell>
          <table:table-cell office:value-type="float" office:value="306840" calcext:value-type="float">
            <text:p>306840</text:p>
          </table:table-cell>
          <table:table-cell office:value-type="float" office:value="43142" calcext:value-type="float">
            <text:p>43142</text:p>
          </table:table-cell>
          <table:table-cell office:value-type="float" office:value="209230" calcext:value-type="float">
            <text:p>209230</text:p>
          </table:table-cell>
          <table:table-cell office:value-type="float" office:value="67006" calcext:value-type="float">
            <text:p>67006</text:p>
          </table:table-cell>
          <table:table-cell office:value-type="float" office:value="70756" calcext:value-type="float">
            <text:p>70756</text:p>
          </table:table-cell>
          <table:table-cell office:value-type="float" office:value="13620088" calcext:value-type="float">
            <text:p>13620088</text:p>
          </table:table-cell>
          <table:table-cell office:value-type="float" office:value="92555" calcext:value-type="float">
            <text:p>92555</text:p>
          </table:table-cell>
          <table:table-cell office:value-type="float" office:value="3812990" calcext:value-type="float">
            <text:p>3812990</text:p>
          </table:table-cell>
          <table:table-cell office:value-type="float" office:value="87740" calcext:value-type="float">
            <text:p>87740</text:p>
          </table:table-cell>
          <table:table-cell office:value-type="float" office:value="106949" calcext:value-type="float">
            <text:p>106949</text:p>
          </table:table-cell>
          <table:table-cell office:value-type="float" office:value="228316" calcext:value-type="float">
            <text:p>228316</text:p>
          </table:table-cell>
          <table:table-cell office:value-type="float" office:value="643895" calcext:value-type="float">
            <text:p>643895</text:p>
          </table:table-cell>
          <table:table-cell office:value-type="float" office:value="49239" calcext:value-type="float">
            <text:p>49239</text:p>
          </table:table-cell>
          <table:table-cell office:value-type="float" office:value="97791" calcext:value-type="float">
            <text:p>97791</text:p>
          </table:table-cell>
          <table:table-cell office:value-type="float" office:value="86143" calcext:value-type="float">
            <text:p>86143</text:p>
          </table:table-cell>
          <table:table-cell office:value-type="float" office:value="196419" calcext:value-type="float">
            <text:p>196419</text:p>
          </table:table-cell>
          <table:table-cell office:value-type="float" office:value="520134" calcext:value-type="float">
            <text:p>520134</text:p>
          </table:table-cell>
          <table:table-cell office:value-type="float" office:value="0" calcext:value-type="float">
            <text:p>0</text:p>
          </table:table-cell>
          <table:table-cell office:value-type="float" office:value="72590" calcext:value-type="float">
            <text:p>72590</text:p>
          </table:table-cell>
          <table:table-cell office:value-type="float" office:value="0" calcext:value-type="float">
            <text:p>0</text:p>
          </table:table-cell>
          <table:table-cell office:value-type="float" office:value="53145" calcext:value-type="float">
            <text:p>53145</text:p>
          </table:table-cell>
          <table:table-cell office:value-type="float" office:value="10445" calcext:value-type="float">
            <text:p>10445</text:p>
          </table:table-cell>
          <table:table-cell office:value-type="float" office:value="32601" calcext:value-type="float">
            <text:p>32601</text:p>
          </table:table-cell>
          <table:table-cell office:value-type="float" office:value="40854" calcext:value-type="float">
            <text:p>40854</text:p>
          </table:table-cell>
          <table:table-cell office:value-type="float" office:value="0" calcext:value-type="float">
            <text:p>0</text:p>
          </table:table-cell>
          <table:table-cell office:value-type="float" office:value="207081" calcext:value-type="float">
            <text:p>207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6558" calcext:value-type="float">
            <text:p>1656558</text:p>
          </table:table-cell>
          <table:table-cell office:value-type="float" office:value="421515" calcext:value-type="float">
            <text:p>421515</text:p>
          </table:table-cell>
          <table:table-cell office:value-type="float" office:value="34588" calcext:value-type="float">
            <text:p>34588</text:p>
          </table:table-cell>
          <table:table-cell office:value-type="float" office:value="0" calcext:value-type="float">
            <text:p>0</text:p>
          </table:table-cell>
          <table:table-cell office:value-type="float" office:value="40574" calcext:value-type="float">
            <text:p>40574</text:p>
          </table:table-cell>
          <table:table-cell office:value-type="float" office:value="60505" calcext:value-type="float">
            <text:p>60505</text:p>
          </table:table-cell>
          <table:table-cell office:value-type="float" office:value="26257" calcext:value-type="float">
            <text:p>26257</text:p>
          </table:table-cell>
          <table:table-cell office:value-type="float" office:value="10183" calcext:value-type="float">
            <text:p>10183</text:p>
          </table:table-cell>
          <table:table-cell office:value-type="float" office:value="148744" calcext:value-type="float">
            <text:p>148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95" calcext:value-type="float">
            <text:p>15395</text:p>
          </table:table-cell>
          <table:table-cell office:value-type="float" office:value="48885" calcext:value-type="float">
            <text:p>48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10" calcext:value-type="float">
            <text:p>26910</text:p>
          </table:table-cell>
          <table:table-cell office:value-type="float" office:value="31980" calcext:value-type="float">
            <text:p>31980</text:p>
          </table:table-cell>
          <table:table-cell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57</text:p>
          </table:table-cell>
          <table:table-cell office:value-type="string" calcext:value-type="string">
            <text:p>06/06/19</text:p>
          </table:table-cell>
          <table:table-cell office:value-type="float" office:value="2.5" calcext:value-type="float">
            <text:p>2.5</text:p>
          </table:table-cell>
          <table:table-cell office:value-type="float" office:value="0.493" calcext:value-type="float">
            <text:p>0.493</text:p>
          </table:table-cell>
          <table:table-cell office:value-type="float" office:value="55.1" calcext:value-type="float">
            <text:p>55.1</text:p>
          </table:table-cell>
          <table:table-cell office:value-type="float" office:value="8.9424995465263" calcext:value-type="float">
            <text:p>8.9424995465263</text:p>
          </table:table-cell>
          <table:table-cell office:value-type="float" office:value="572939" calcext:value-type="float">
            <text:p>572939</text:p>
          </table:table-cell>
          <table:table-cell office:value-type="float" office:value="68259" calcext:value-type="float">
            <text:p>68259</text:p>
          </table:table-cell>
          <table:table-cell office:value-type="float" office:value="954110" calcext:value-type="float">
            <text:p>954110</text:p>
          </table:table-cell>
          <table:table-cell office:value-type="float" office:value="261240" calcext:value-type="float">
            <text:p>261240</text:p>
          </table:table-cell>
          <table:table-cell office:value-type="float" office:value="384078" calcext:value-type="float">
            <text:p>384078</text:p>
          </table:table-cell>
          <table:table-cell office:value-type="float" office:value="754383" calcext:value-type="float">
            <text:p>754383</text:p>
          </table:table-cell>
          <table:table-cell office:value-type="float" office:value="119048" calcext:value-type="float">
            <text:p>119048</text:p>
          </table:table-cell>
          <table:table-cell office:value-type="float" office:value="0" calcext:value-type="float">
            <text:p>0</text:p>
          </table:table-cell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14120" calcext:value-type="float">
            <text:p>14120</text:p>
          </table:table-cell>
          <table:table-cell office:value-type="float" office:value="1191517" calcext:value-type="float">
            <text:p>1191517</text:p>
          </table:table-cell>
          <table:table-cell office:value-type="float" office:value="131777" calcext:value-type="float">
            <text:p>131777</text:p>
          </table:table-cell>
          <table:table-cell office:value-type="float" office:value="1306985" calcext:value-type="float">
            <text:p>1306985</text:p>
          </table:table-cell>
          <table:table-cell office:value-type="float" office:value="99427" calcext:value-type="float">
            <text:p>99427</text:p>
          </table:table-cell>
          <table:table-cell office:value-type="float" office:value="13622" calcext:value-type="float">
            <text:p>13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079" calcext:value-type="float">
            <text:p>145079</text:p>
          </table:table-cell>
          <table:table-cell office:value-type="float" office:value="239410" calcext:value-type="float">
            <text:p>239410</text:p>
          </table:table-cell>
          <table:table-cell office:value-type="float" office:value="188599" calcext:value-type="float">
            <text:p>188599</text:p>
          </table:table-cell>
          <table:table-cell office:value-type="float" office:value="60167" calcext:value-type="float">
            <text:p>60167</text:p>
          </table:table-cell>
          <table:table-cell office:value-type="float" office:value="111675" calcext:value-type="float">
            <text:p>111675</text:p>
          </table:table-cell>
          <table:table-cell office:value-type="float" office:value="299990" calcext:value-type="float">
            <text:p>299990</text:p>
          </table:table-cell>
          <table:table-cell office:value-type="float" office:value="97776" calcext:value-type="float">
            <text:p>97776</text:p>
          </table:table-cell>
          <table:table-cell office:value-type="float" office:value="114359" calcext:value-type="float">
            <text:p>1143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586" calcext:value-type="float">
            <text:p>61586</text:p>
          </table:table-cell>
          <table:table-cell office:value-type="float" office:value="25343" calcext:value-type="float">
            <text:p>25343</text:p>
          </table:table-cell>
          <table:table-cell office:value-type="float" office:value="85224" calcext:value-type="float">
            <text:p>85224</text:p>
          </table:table-cell>
          <table:table-cell office:value-type="float" office:value="31665" calcext:value-type="float">
            <text:p>31665</text:p>
          </table:table-cell>
          <table:table-cell office:value-type="float" office:value="1126656" calcext:value-type="float">
            <text:p>1126656</text:p>
          </table:table-cell>
          <table:table-cell office:value-type="float" office:value="310248" calcext:value-type="float">
            <text:p>310248</text:p>
          </table:table-cell>
          <table:table-cell office:value-type="float" office:value="127497" calcext:value-type="float">
            <text:p>127497</text:p>
          </table:table-cell>
          <table:table-cell office:value-type="float" office:value="1752193" calcext:value-type="float">
            <text:p>1752193</text:p>
          </table:table-cell>
          <table:table-cell office:value-type="float" office:value="14928" calcext:value-type="float">
            <text:p>14928</text:p>
          </table:table-cell>
          <table:table-cell office:value-type="float" office:value="576858" calcext:value-type="float">
            <text:p>576858</text:p>
          </table:table-cell>
          <table:table-cell office:value-type="float" office:value="38121" calcext:value-type="float">
            <text:p>38121</text:p>
          </table:table-cell>
          <table:table-cell office:value-type="float" office:value="170419" calcext:value-type="float">
            <text:p>170419</text:p>
          </table:table-cell>
          <table:table-cell office:value-type="float" office:value="171561" calcext:value-type="float">
            <text:p>171561</text:p>
          </table:table-cell>
          <table:table-cell office:value-type="float" office:value="300415" calcext:value-type="float">
            <text:p>300415</text:p>
          </table:table-cell>
          <table:table-cell office:value-type="float" office:value="439196" calcext:value-type="float">
            <text:p>439196</text:p>
          </table:table-cell>
          <table:table-cell office:value-type="float" office:value="39367" calcext:value-type="float">
            <text:p>39367</text:p>
          </table:table-cell>
          <table:table-cell office:value-type="float" office:value="248257" calcext:value-type="float">
            <text:p>248257</text:p>
          </table:table-cell>
          <table:table-cell office:value-type="float" office:value="89360" calcext:value-type="float">
            <text:p>89360</text:p>
          </table:table-cell>
          <table:table-cell office:value-type="float" office:value="75826" calcext:value-type="float">
            <text:p>75826</text:p>
          </table:table-cell>
          <table:table-cell office:value-type="float" office:value="22959770" calcext:value-type="float">
            <text:p>22959770</text:p>
          </table:table-cell>
          <table:table-cell office:value-type="float" office:value="103436" calcext:value-type="float">
            <text:p>103436</text:p>
          </table:table-cell>
          <table:table-cell office:value-type="float" office:value="6588947" calcext:value-type="float">
            <text:p>6588947</text:p>
          </table:table-cell>
          <table:table-cell office:value-type="float" office:value="74109" calcext:value-type="float">
            <text:p>74109</text:p>
          </table:table-cell>
          <table:table-cell office:value-type="float" office:value="79737" calcext:value-type="float">
            <text:p>79737</text:p>
          </table:table-cell>
          <table:table-cell office:value-type="float" office:value="215527" calcext:value-type="float">
            <text:p>215527</text:p>
          </table:table-cell>
          <table:table-cell office:value-type="float" office:value="676027" calcext:value-type="float">
            <text:p>676027</text:p>
          </table:table-cell>
          <table:table-cell office:value-type="float" office:value="45445" calcext:value-type="float">
            <text:p>45445</text:p>
          </table:table-cell>
          <table:table-cell office:value-type="float" office:value="131229" calcext:value-type="float">
            <text:p>131229</text:p>
          </table:table-cell>
          <table:table-cell office:value-type="float" office:value="132227" calcext:value-type="float">
            <text:p>132227</text:p>
          </table:table-cell>
          <table:table-cell office:value-type="float" office:value="192720" calcext:value-type="float">
            <text:p>192720</text:p>
          </table:table-cell>
          <table:table-cell office:value-type="float" office:value="539686" calcext:value-type="float">
            <text:p>539686</text:p>
          </table:table-cell>
          <table:table-cell office:value-type="float" office:value="20316" calcext:value-type="float">
            <text:p>20316</text:p>
          </table:table-cell>
          <table:table-cell office:value-type="float" office:value="64852" calcext:value-type="float">
            <text:p>64852</text:p>
          </table:table-cell>
          <table:table-cell office:value-type="float" office:value="0" calcext:value-type="float">
            <text:p>0</text:p>
          </table:table-cell>
          <table:table-cell office:value-type="float" office:value="118722" calcext:value-type="float">
            <text:p>118722</text:p>
          </table:table-cell>
          <table:table-cell office:value-type="float" office:value="17276" calcext:value-type="float">
            <text:p>17276</text:p>
          </table:table-cell>
          <table:table-cell office:value-type="float" office:value="29097" calcext:value-type="float">
            <text:p>29097</text:p>
          </table:table-cell>
          <table:table-cell office:value-type="float" office:value="45522" calcext:value-type="float">
            <text:p>455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1305" calcext:value-type="float">
            <text:p>1761305</text:p>
          </table:table-cell>
          <table:table-cell office:value-type="float" office:value="479274" calcext:value-type="float">
            <text:p>479274</text:p>
          </table:table-cell>
          <table:table-cell office:value-type="float" office:value="61139" calcext:value-type="float">
            <text:p>61139</text:p>
          </table:table-cell>
          <table:table-cell office:value-type="float" office:value="0" calcext:value-type="float">
            <text:p>0</text:p>
          </table:table-cell>
          <table:table-cell office:value-type="float" office:value="49382" calcext:value-type="float">
            <text:p>49382</text:p>
          </table:table-cell>
          <table:table-cell office:value-type="float" office:value="60255" calcext:value-type="float">
            <text:p>60255</text:p>
          </table:table-cell>
          <table:table-cell office:value-type="float" office:value="44343" calcext:value-type="float">
            <text:p>44343</text:p>
          </table:table-cell>
          <table:table-cell office:value-type="float" office:value="24004" calcext:value-type="float">
            <text:p>24004</text:p>
          </table:table-cell>
          <table:table-cell office:value-type="float" office:value="146058" calcext:value-type="float">
            <text:p>146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11" calcext:value-type="float">
            <text:p>15811</text:p>
          </table:table-cell>
          <table:table-cell office:value-type="float" office:value="65239" calcext:value-type="float">
            <text:p>65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93" calcext:value-type="float">
            <text:p>50693</text:p>
          </table:table-cell>
          <table:table-cell office:value-type="float" office:value="16081" calcext:value-type="float">
            <text:p>16081</text:p>
          </table:table-cell>
          <table:table-cell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58</text:p>
          </table:table-cell>
          <table:table-cell office:value-type="string" calcext:value-type="string">
            <text:p>06/07/19</text:p>
          </table:table-cell>
          <table:table-cell office:value-type="float" office:value="2.5" calcext:value-type="float">
            <text:p>2.5</text:p>
          </table:table-cell>
          <table:table-cell office:value-type="float" office:value="0.386" calcext:value-type="float">
            <text:p>0.386</text:p>
          </table:table-cell>
          <table:table-cell office:value-type="float" office:value="55.1" calcext:value-type="float">
            <text:p>55.1</text:p>
          </table:table-cell>
          <table:table-cell office:value-type="float" office:value="7.00163250498813" calcext:value-type="float">
            <text:p>7.00163250498813</text:p>
          </table:table-cell>
          <table:table-cell office:value-type="float" office:value="548698" calcext:value-type="float">
            <text:p>548698</text:p>
          </table:table-cell>
          <table:table-cell office:value-type="float" office:value="321433" calcext:value-type="float">
            <text:p>321433</text:p>
          </table:table-cell>
          <table:table-cell office:value-type="float" office:value="982409" calcext:value-type="float">
            <text:p>982409</text:p>
          </table:table-cell>
          <table:table-cell office:value-type="float" office:value="624384" calcext:value-type="float">
            <text:p>624384</text:p>
          </table:table-cell>
          <table:table-cell office:value-type="float" office:value="652750" calcext:value-type="float">
            <text:p>652750</text:p>
          </table:table-cell>
          <table:table-cell office:value-type="float" office:value="1340257" calcext:value-type="float">
            <text:p>1340257</text:p>
          </table:table-cell>
          <table:table-cell office:value-type="float" office:value="221490" calcext:value-type="float">
            <text:p>221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13" calcext:value-type="float">
            <text:p>10213</text:p>
          </table:table-cell>
          <table:table-cell office:value-type="float" office:value="12135832" calcext:value-type="float">
            <text:p>12135832</text:p>
          </table:table-cell>
          <table:table-cell office:value-type="float" office:value="191296" calcext:value-type="float">
            <text:p>191296</text:p>
          </table:table-cell>
          <table:table-cell office:value-type="float" office:value="1440205" calcext:value-type="float">
            <text:p>1440205</text:p>
          </table:table-cell>
          <table:table-cell office:value-type="float" office:value="114532" calcext:value-type="float">
            <text:p>114532</text:p>
          </table:table-cell>
          <table:table-cell office:value-type="float" office:value="33863" calcext:value-type="float">
            <text:p>33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221" calcext:value-type="float">
            <text:p>222221</text:p>
          </table:table-cell>
          <table:table-cell office:value-type="float" office:value="216034" calcext:value-type="float">
            <text:p>216034</text:p>
          </table:table-cell>
          <table:table-cell office:value-type="float" office:value="251763" calcext:value-type="float">
            <text:p>251763</text:p>
          </table:table-cell>
          <table:table-cell office:value-type="float" office:value="138444" calcext:value-type="float">
            <text:p>138444</text:p>
          </table:table-cell>
          <table:table-cell office:value-type="float" office:value="189197" calcext:value-type="float">
            <text:p>189197</text:p>
          </table:table-cell>
          <table:table-cell office:value-type="float" office:value="747230" calcext:value-type="float">
            <text:p>747230</text:p>
          </table:table-cell>
          <table:table-cell office:value-type="float" office:value="150319" calcext:value-type="float">
            <text:p>150319</text:p>
          </table:table-cell>
          <table:table-cell office:value-type="float" office:value="210260" calcext:value-type="float">
            <text:p>210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6453" calcext:value-type="float">
            <text:p>216453</text:p>
          </table:table-cell>
          <table:table-cell office:value-type="float" office:value="60115" calcext:value-type="float">
            <text:p>60115</text:p>
          </table:table-cell>
          <table:table-cell office:value-type="float" office:value="120645" calcext:value-type="float">
            <text:p>120645</text:p>
          </table:table-cell>
          <table:table-cell office:value-type="float" office:value="97656" calcext:value-type="float">
            <text:p>97656</text:p>
          </table:table-cell>
          <table:table-cell office:value-type="float" office:value="829312" calcext:value-type="float">
            <text:p>829312</text:p>
          </table:table-cell>
          <table:table-cell office:value-type="float" office:value="327732" calcext:value-type="float">
            <text:p>327732</text:p>
          </table:table-cell>
          <table:table-cell office:value-type="float" office:value="142118" calcext:value-type="float">
            <text:p>142118</text:p>
          </table:table-cell>
          <table:table-cell office:value-type="float" office:value="1293425" calcext:value-type="float">
            <text:p>1293425</text:p>
          </table:table-cell>
          <table:table-cell office:value-type="float" office:value="292459" calcext:value-type="float">
            <text:p>292459</text:p>
          </table:table-cell>
          <table:table-cell office:value-type="float" office:value="504702" calcext:value-type="float">
            <text:p>504702</text:p>
          </table:table-cell>
          <table:table-cell office:value-type="float" office:value="39091" calcext:value-type="float">
            <text:p>39091</text:p>
          </table:table-cell>
          <table:table-cell office:value-type="float" office:value="312399" calcext:value-type="float">
            <text:p>312399</text:p>
          </table:table-cell>
          <table:table-cell office:value-type="float" office:value="196211" calcext:value-type="float">
            <text:p>196211</text:p>
          </table:table-cell>
          <table:table-cell office:value-type="float" office:value="328646" calcext:value-type="float">
            <text:p>328646</text:p>
          </table:table-cell>
          <table:table-cell office:value-type="float" office:value="434413" calcext:value-type="float">
            <text:p>434413</text:p>
          </table:table-cell>
          <table:table-cell office:value-type="float" office:value="75974" calcext:value-type="float">
            <text:p>75974</text:p>
          </table:table-cell>
          <table:table-cell office:value-type="float" office:value="247123" calcext:value-type="float">
            <text:p>247123</text:p>
          </table:table-cell>
          <table:table-cell office:value-type="float" office:value="128133" calcext:value-type="float">
            <text:p>128133</text:p>
          </table:table-cell>
          <table:table-cell office:value-type="float" office:value="75987" calcext:value-type="float">
            <text:p>75987</text:p>
          </table:table-cell>
          <table:table-cell office:value-type="float" office:value="10484282" calcext:value-type="float">
            <text:p>10484282</text:p>
          </table:table-cell>
          <table:table-cell office:value-type="float" office:value="34998" calcext:value-type="float">
            <text:p>34998</text:p>
          </table:table-cell>
          <table:table-cell office:value-type="float" office:value="2707964" calcext:value-type="float">
            <text:p>2707964</text:p>
          </table:table-cell>
          <table:table-cell office:value-type="float" office:value="70261" calcext:value-type="float">
            <text:p>70261</text:p>
          </table:table-cell>
          <table:table-cell office:value-type="float" office:value="68055" calcext:value-type="float">
            <text:p>68055</text:p>
          </table:table-cell>
          <table:table-cell office:value-type="float" office:value="187685" calcext:value-type="float">
            <text:p>187685</text:p>
          </table:table-cell>
          <table:table-cell office:value-type="float" office:value="631282" calcext:value-type="float">
            <text:p>631282</text:p>
          </table:table-cell>
          <table:table-cell office:value-type="float" office:value="43441" calcext:value-type="float">
            <text:p>43441</text:p>
          </table:table-cell>
          <table:table-cell office:value-type="float" office:value="142324" calcext:value-type="float">
            <text:p>142324</text:p>
          </table:table-cell>
          <table:table-cell office:value-type="float" office:value="155177" calcext:value-type="float">
            <text:p>155177</text:p>
          </table:table-cell>
          <table:table-cell office:value-type="float" office:value="168565" calcext:value-type="float">
            <text:p>168565</text:p>
          </table:table-cell>
          <table:table-cell office:value-type="float" office:value="538680" calcext:value-type="float">
            <text:p>538680</text:p>
          </table:table-cell>
          <table:table-cell office:value-type="float" office:value="13163" calcext:value-type="float">
            <text:p>13163</text:p>
          </table:table-cell>
          <table:table-cell office:value-type="float" office:value="80894" calcext:value-type="float">
            <text:p>80894</text:p>
          </table:table-cell>
          <table:table-cell office:value-type="float" office:value="0" calcext:value-type="float">
            <text:p>0</text:p>
          </table:table-cell>
          <table:table-cell office:value-type="float" office:value="193303" calcext:value-type="float">
            <text:p>193303</text:p>
          </table:table-cell>
          <table:table-cell office:value-type="float" office:value="15650" calcext:value-type="float">
            <text:p>15650</text:p>
          </table:table-cell>
          <table:table-cell office:value-type="float" office:value="27340" calcext:value-type="float">
            <text:p>27340</text:p>
          </table:table-cell>
          <table:table-cell office:value-type="float" office:value="53633" calcext:value-type="float">
            <text:p>53633</text:p>
          </table:table-cell>
          <table:table-cell office:value-type="float" office:value="0" calcext:value-type="float">
            <text:p>0</text:p>
          </table:table-cell>
          <table:table-cell office:value-type="float" office:value="127568" calcext:value-type="float">
            <text:p>127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4120" calcext:value-type="float">
            <text:p>2114120</text:p>
          </table:table-cell>
          <table:table-cell office:value-type="float" office:value="450531" calcext:value-type="float">
            <text:p>450531</text:p>
          </table:table-cell>
          <table:table-cell office:value-type="float" office:value="107811" calcext:value-type="float">
            <text:p>107811</text:p>
          </table:table-cell>
          <table:table-cell office:value-type="float" office:value="0" calcext:value-type="float">
            <text:p>0</text:p>
          </table:table-cell>
          <table:table-cell office:value-type="float" office:value="79829" calcext:value-type="float">
            <text:p>79829</text:p>
          </table:table-cell>
          <table:table-cell office:value-type="float" office:value="81749" calcext:value-type="float">
            <text:p>81749</text:p>
          </table:table-cell>
          <table:table-cell office:value-type="float" office:value="12156" calcext:value-type="float">
            <text:p>12156</text:p>
          </table:table-cell>
          <table:table-cell office:value-type="float" office:value="25714" calcext:value-type="float">
            <text:p>25714</text:p>
          </table:table-cell>
          <table:table-cell office:value-type="float" office:value="158350" calcext:value-type="float">
            <text:p>1583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075" calcext:value-type="float">
            <text:p>59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56" calcext:value-type="float">
            <text:p>26656</text:p>
          </table:table-cell>
          <table:table-cell office:value-type="float" office:value="10457" calcext:value-type="float">
            <text:p>10457</text:p>
          </table:table-cell>
          <table:table-cell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59</text:p>
          </table:table-cell>
          <table:table-cell office:value-type="string" calcext:value-type="string">
            <text:p>06/08/19</text:p>
          </table:table-cell>
          <table:table-cell office:value-type="float" office:value="2.5" calcext:value-type="float">
            <text:p>2.5</text:p>
          </table:table-cell>
          <table:table-cell office:value-type="float" office:value="0.678" calcext:value-type="float">
            <text:p>0.678</text:p>
          </table:table-cell>
          <table:table-cell office:value-type="float" office:value="55.1" calcext:value-type="float">
            <text:p>55.1</text:p>
          </table:table-cell>
          <table:table-cell office:value-type="float" office:value="12.3004354136429" calcext:value-type="float">
            <text:p>12.3004354136429</text:p>
          </table:table-cell>
          <table:table-cell office:value-type="float" office:value="478430" calcext:value-type="float">
            <text:p>478430</text:p>
          </table:table-cell>
          <table:table-cell office:value-type="float" office:value="155501" calcext:value-type="float">
            <text:p>155501</text:p>
          </table:table-cell>
          <table:table-cell office:value-type="float" office:value="920428" calcext:value-type="float">
            <text:p>920428</text:p>
          </table:table-cell>
          <table:table-cell office:value-type="float" office:value="420572" calcext:value-type="float">
            <text:p>420572</text:p>
          </table:table-cell>
          <table:table-cell office:value-type="float" office:value="889726" calcext:value-type="float">
            <text:p>889726</text:p>
          </table:table-cell>
          <table:table-cell office:value-type="float" office:value="2613506" calcext:value-type="float">
            <text:p>2613506</text:p>
          </table:table-cell>
          <table:table-cell office:value-type="float" office:value="353672" calcext:value-type="float">
            <text:p>353672</text:p>
          </table:table-cell>
          <table:table-cell office:value-type="float" office:value="0" calcext:value-type="float">
            <text:p>0</text:p>
          </table:table-cell>
          <table:table-cell office:value-type="float" office:value="75438" calcext:value-type="float">
            <text:p>75438</text:p>
          </table:table-cell>
          <table:table-cell office:value-type="float" office:value="0" calcext:value-type="float">
            <text:p>0</text:p>
          </table:table-cell>
          <table:table-cell office:value-type="float" office:value="13458" calcext:value-type="float">
            <text:p>13458</text:p>
          </table:table-cell>
          <table:table-cell office:value-type="float" office:value="1772489" calcext:value-type="float">
            <text:p>1772489</text:p>
          </table:table-cell>
          <table:table-cell office:value-type="float" office:value="162206" calcext:value-type="float">
            <text:p>162206</text:p>
          </table:table-cell>
          <table:table-cell office:value-type="float" office:value="1627694" calcext:value-type="float">
            <text:p>1627694</text:p>
          </table:table-cell>
          <table:table-cell office:value-type="float" office:value="193628" calcext:value-type="float">
            <text:p>193628</text:p>
          </table:table-cell>
          <table:table-cell office:value-type="float" office:value="71689" calcext:value-type="float">
            <text:p>71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4032" calcext:value-type="float">
            <text:p>454032</text:p>
          </table:table-cell>
          <table:table-cell office:value-type="float" office:value="371511" calcext:value-type="float">
            <text:p>371511</text:p>
          </table:table-cell>
          <table:table-cell office:value-type="float" office:value="487812" calcext:value-type="float">
            <text:p>487812</text:p>
          </table:table-cell>
          <table:table-cell office:value-type="float" office:value="307588" calcext:value-type="float">
            <text:p>307588</text:p>
          </table:table-cell>
          <table:table-cell office:value-type="float" office:value="306606" calcext:value-type="float">
            <text:p>306606</text:p>
          </table:table-cell>
          <table:table-cell office:value-type="float" office:value="1220448" calcext:value-type="float">
            <text:p>1220448</text:p>
          </table:table-cell>
          <table:table-cell office:value-type="float" office:value="350562" calcext:value-type="float">
            <text:p>350562</text:p>
          </table:table-cell>
          <table:table-cell office:value-type="float" office:value="528598" calcext:value-type="float">
            <text:p>528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9888" calcext:value-type="float">
            <text:p>569888</text:p>
          </table:table-cell>
          <table:table-cell office:value-type="float" office:value="120587" calcext:value-type="float">
            <text:p>120587</text:p>
          </table:table-cell>
          <table:table-cell office:value-type="float" office:value="115116" calcext:value-type="float">
            <text:p>115116</text:p>
          </table:table-cell>
          <table:table-cell office:value-type="float" office:value="75843" calcext:value-type="float">
            <text:p>75843</text:p>
          </table:table-cell>
          <table:table-cell office:value-type="float" office:value="1130923" calcext:value-type="float">
            <text:p>1130923</text:p>
          </table:table-cell>
          <table:table-cell office:value-type="float" office:value="392627" calcext:value-type="float">
            <text:p>392627</text:p>
          </table:table-cell>
          <table:table-cell office:value-type="float" office:value="201298" calcext:value-type="float">
            <text:p>201298</text:p>
          </table:table-cell>
          <table:table-cell office:value-type="float" office:value="2262036" calcext:value-type="float">
            <text:p>2262036</text:p>
          </table:table-cell>
          <table:table-cell office:value-type="float" office:value="579766" calcext:value-type="float">
            <text:p>579766</text:p>
          </table:table-cell>
          <table:table-cell office:value-type="float" office:value="664596" calcext:value-type="float">
            <text:p>664596</text:p>
          </table:table-cell>
          <table:table-cell office:value-type="float" office:value="100352" calcext:value-type="float">
            <text:p>100352</text:p>
          </table:table-cell>
          <table:table-cell office:value-type="float" office:value="510107" calcext:value-type="float">
            <text:p>510107</text:p>
          </table:table-cell>
          <table:table-cell office:value-type="float" office:value="598231" calcext:value-type="float">
            <text:p>598231</text:p>
          </table:table-cell>
          <table:table-cell office:value-type="float" office:value="742647" calcext:value-type="float">
            <text:p>742647</text:p>
          </table:table-cell>
          <table:table-cell office:value-type="float" office:value="920166" calcext:value-type="float">
            <text:p>920166</text:p>
          </table:table-cell>
          <table:table-cell office:value-type="float" office:value="290171" calcext:value-type="float">
            <text:p>290171</text:p>
          </table:table-cell>
          <table:table-cell office:value-type="float" office:value="431539" calcext:value-type="float">
            <text:p>431539</text:p>
          </table:table-cell>
          <table:table-cell office:value-type="float" office:value="239727" calcext:value-type="float">
            <text:p>239727</text:p>
          </table:table-cell>
          <table:table-cell office:value-type="float" office:value="226594" calcext:value-type="float">
            <text:p>226594</text:p>
          </table:table-cell>
          <table:table-cell office:value-type="float" office:value="18745351" calcext:value-type="float">
            <text:p>18745351</text:p>
          </table:table-cell>
          <table:table-cell office:value-type="float" office:value="66674" calcext:value-type="float">
            <text:p>66674</text:p>
          </table:table-cell>
          <table:table-cell office:value-type="float" office:value="6151413" calcext:value-type="float">
            <text:p>6151413</text:p>
          </table:table-cell>
          <table:table-cell office:value-type="float" office:value="72329" calcext:value-type="float">
            <text:p>72329</text:p>
          </table:table-cell>
          <table:table-cell office:value-type="float" office:value="64347" calcext:value-type="float">
            <text:p>64347</text:p>
          </table:table-cell>
          <table:table-cell office:value-type="float" office:value="253494" calcext:value-type="float">
            <text:p>253494</text:p>
          </table:table-cell>
          <table:table-cell office:value-type="float" office:value="691073" calcext:value-type="float">
            <text:p>691073</text:p>
          </table:table-cell>
          <table:table-cell office:value-type="float" office:value="188114" calcext:value-type="float">
            <text:p>188114</text:p>
          </table:table-cell>
          <table:table-cell office:value-type="float" office:value="227609" calcext:value-type="float">
            <text:p>227609</text:p>
          </table:table-cell>
          <table:table-cell office:value-type="float" office:value="115262" calcext:value-type="float">
            <text:p>115262</text:p>
          </table:table-cell>
          <table:table-cell office:value-type="float" office:value="206030" calcext:value-type="float">
            <text:p>206030</text:p>
          </table:table-cell>
          <table:table-cell office:value-type="float" office:value="294991" calcext:value-type="float">
            <text:p>294991</text:p>
          </table:table-cell>
          <table:table-cell office:value-type="float" office:value="0" calcext:value-type="float">
            <text:p>0</text:p>
          </table:table-cell>
          <table:table-cell office:value-type="float" office:value="192074" calcext:value-type="float">
            <text:p>192074</text:p>
          </table:table-cell>
          <table:table-cell office:value-type="float" office:value="0" calcext:value-type="float">
            <text:p>0</text:p>
          </table:table-cell>
          <table:table-cell office:value-type="float" office:value="621843" calcext:value-type="float">
            <text:p>621843</text:p>
          </table:table-cell>
          <table:table-cell office:value-type="float" office:value="24136" calcext:value-type="float">
            <text:p>24136</text:p>
          </table:table-cell>
          <table:table-cell office:value-type="float" office:value="28661" calcext:value-type="float">
            <text:p>28661</text:p>
          </table:table-cell>
          <table:table-cell office:value-type="float" office:value="48959" calcext:value-type="float">
            <text:p>48959</text:p>
          </table:table-cell>
          <table:table-cell office:value-type="float" office:value="0" calcext:value-type="float">
            <text:p>0</text:p>
          </table:table-cell>
          <table:table-cell office:value-type="float" office:value="74954" calcext:value-type="float">
            <text:p>74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4087" calcext:value-type="float">
            <text:p>3224087</text:p>
          </table:table-cell>
          <table:table-cell office:value-type="float" office:value="568541" calcext:value-type="float">
            <text:p>568541</text:p>
          </table:table-cell>
          <table:table-cell office:value-type="float" office:value="165149" calcext:value-type="float">
            <text:p>165149</text:p>
          </table:table-cell>
          <table:table-cell office:value-type="float" office:value="0" calcext:value-type="float">
            <text:p>0</text:p>
          </table:table-cell>
          <table:table-cell office:value-type="float" office:value="94258" calcext:value-type="float">
            <text:p>94258</text:p>
          </table:table-cell>
          <table:table-cell office:value-type="float" office:value="99658" calcext:value-type="float">
            <text:p>99658</text:p>
          </table:table-cell>
          <table:table-cell office:value-type="float" office:value="58556" calcext:value-type="float">
            <text:p>58556</text:p>
          </table:table-cell>
          <table:table-cell office:value-type="float" office:value="66667" calcext:value-type="float">
            <text:p>66667</text:p>
          </table:table-cell>
          <table:table-cell office:value-type="float" office:value="280341" calcext:value-type="float">
            <text:p>2803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823" calcext:value-type="float">
            <text:p>68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53" calcext:value-type="float">
            <text:p>27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60</text:p>
          </table:table-cell>
          <table:table-cell office:value-type="string" calcext:value-type="string">
            <text:p>06/09/19</text:p>
          </table:table-cell>
          <table:table-cell office:value-type="float" office:value="2.5" calcext:value-type="float">
            <text:p>2.5</text:p>
          </table:table-cell>
          <table:table-cell office:value-type="float" office:value="0.814" calcext:value-type="float">
            <text:p>0.814</text:p>
          </table:table-cell>
          <table:table-cell office:value-type="float" office:value="55.1" calcext:value-type="float">
            <text:p>55.1</text:p>
          </table:table-cell>
          <table:table-cell office:value-type="float" office:value="14.7677793904208" calcext:value-type="float">
            <text:p>14.7677793904208</text:p>
          </table:table-cell>
          <table:table-cell office:value-type="float" office:value="253070" calcext:value-type="float">
            <text:p>253070</text:p>
          </table:table-cell>
          <table:table-cell office:value-type="float" office:value="54713" calcext:value-type="float">
            <text:p>54713</text:p>
          </table:table-cell>
          <table:table-cell office:value-type="float" office:value="889531" calcext:value-type="float">
            <text:p>889531</text:p>
          </table:table-cell>
          <table:table-cell office:value-type="float" office:value="197595" calcext:value-type="float">
            <text:p>197595</text:p>
          </table:table-cell>
          <table:table-cell office:value-type="float" office:value="688110" calcext:value-type="float">
            <text:p>688110</text:p>
          </table:table-cell>
          <table:table-cell office:value-type="float" office:value="2165645" calcext:value-type="float">
            <text:p>2165645</text:p>
          </table:table-cell>
          <table:table-cell office:value-type="float" office:value="291036" calcext:value-type="float">
            <text:p>291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0630" calcext:value-type="float">
            <text:p>1890630</text:p>
          </table:table-cell>
          <table:table-cell office:value-type="float" office:value="248946" calcext:value-type="float">
            <text:p>248946</text:p>
          </table:table-cell>
          <table:table-cell office:value-type="float" office:value="1713048" calcext:value-type="float">
            <text:p>1713048</text:p>
          </table:table-cell>
          <table:table-cell office:value-type="float" office:value="124020" calcext:value-type="float">
            <text:p>124020</text:p>
          </table:table-cell>
          <table:table-cell office:value-type="float" office:value="50134" calcext:value-type="float">
            <text:p>50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222" calcext:value-type="float">
            <text:p>252222</text:p>
          </table:table-cell>
          <table:table-cell office:value-type="float" office:value="316897" calcext:value-type="float">
            <text:p>316897</text:p>
          </table:table-cell>
          <table:table-cell office:value-type="float" office:value="348944" calcext:value-type="float">
            <text:p>348944</text:p>
          </table:table-cell>
          <table:table-cell office:value-type="float" office:value="252950" calcext:value-type="float">
            <text:p>252950</text:p>
          </table:table-cell>
          <table:table-cell office:value-type="float" office:value="246690" calcext:value-type="float">
            <text:p>246690</text:p>
          </table:table-cell>
          <table:table-cell office:value-type="float" office:value="886614" calcext:value-type="float">
            <text:p>886614</text:p>
          </table:table-cell>
          <table:table-cell office:value-type="float" office:value="179679" calcext:value-type="float">
            <text:p>179679</text:p>
          </table:table-cell>
          <table:table-cell office:value-type="float" office:value="240375" calcext:value-type="float">
            <text:p>240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041" calcext:value-type="float">
            <text:p>405041</text:p>
          </table:table-cell>
          <table:table-cell office:value-type="float" office:value="91978" calcext:value-type="float">
            <text:p>91978</text:p>
          </table:table-cell>
          <table:table-cell office:value-type="float" office:value="106739" calcext:value-type="float">
            <text:p>106739</text:p>
          </table:table-cell>
          <table:table-cell office:value-type="float" office:value="29801" calcext:value-type="float">
            <text:p>29801</text:p>
          </table:table-cell>
          <table:table-cell office:value-type="float" office:value="944682" calcext:value-type="float">
            <text:p>944682</text:p>
          </table:table-cell>
          <table:table-cell office:value-type="float" office:value="377488" calcext:value-type="float">
            <text:p>377488</text:p>
          </table:table-cell>
          <table:table-cell office:value-type="float" office:value="159316" calcext:value-type="float">
            <text:p>159316</text:p>
          </table:table-cell>
          <table:table-cell office:value-type="float" office:value="1549917" calcext:value-type="float">
            <text:p>1549917</text:p>
          </table:table-cell>
          <table:table-cell office:value-type="float" office:value="204862" calcext:value-type="float">
            <text:p>204862</text:p>
          </table:table-cell>
          <table:table-cell office:value-type="float" office:value="558067" calcext:value-type="float">
            <text:p>558067</text:p>
          </table:table-cell>
          <table:table-cell office:value-type="float" office:value="47901" calcext:value-type="float">
            <text:p>47901</text:p>
          </table:table-cell>
          <table:table-cell office:value-type="float" office:value="426795" calcext:value-type="float">
            <text:p>426795</text:p>
          </table:table-cell>
          <table:table-cell office:value-type="float" office:value="292768" calcext:value-type="float">
            <text:p>292768</text:p>
          </table:table-cell>
          <table:table-cell office:value-type="float" office:value="429760" calcext:value-type="float">
            <text:p>429760</text:p>
          </table:table-cell>
          <table:table-cell office:value-type="float" office:value="534249" calcext:value-type="float">
            <text:p>534249</text:p>
          </table:table-cell>
          <table:table-cell office:value-type="float" office:value="155372" calcext:value-type="float">
            <text:p>155372</text:p>
          </table:table-cell>
          <table:table-cell office:value-type="float" office:value="299826" calcext:value-type="float">
            <text:p>299826</text:p>
          </table:table-cell>
          <table:table-cell office:value-type="float" office:value="138339" calcext:value-type="float">
            <text:p>138339</text:p>
          </table:table-cell>
          <table:table-cell office:value-type="float" office:value="134337" calcext:value-type="float">
            <text:p>134337</text:p>
          </table:table-cell>
          <table:table-cell office:value-type="float" office:value="13630938" calcext:value-type="float">
            <text:p>13630938</text:p>
          </table:table-cell>
          <table:table-cell office:value-type="float" office:value="56522" calcext:value-type="float">
            <text:p>56522</text:p>
          </table:table-cell>
          <table:table-cell office:value-type="float" office:value="5576066" calcext:value-type="float">
            <text:p>5576066</text:p>
          </table:table-cell>
          <table:table-cell office:value-type="float" office:value="61853" calcext:value-type="float">
            <text:p>61853</text:p>
          </table:table-cell>
          <table:table-cell office:value-type="float" office:value="88933" calcext:value-type="float">
            <text:p>88933</text:p>
          </table:table-cell>
          <table:table-cell office:value-type="float" office:value="225879" calcext:value-type="float">
            <text:p>225879</text:p>
          </table:table-cell>
          <table:table-cell office:value-type="float" office:value="598566" calcext:value-type="float">
            <text:p>598566</text:p>
          </table:table-cell>
          <table:table-cell office:value-type="float" office:value="126151" calcext:value-type="float">
            <text:p>126151</text:p>
          </table:table-cell>
          <table:table-cell office:value-type="float" office:value="214001" calcext:value-type="float">
            <text:p>214001</text:p>
          </table:table-cell>
          <table:table-cell office:value-type="float" office:value="176606" calcext:value-type="float">
            <text:p>176606</text:p>
          </table:table-cell>
          <table:table-cell office:value-type="float" office:value="233529" calcext:value-type="float">
            <text:p>233529</text:p>
          </table:table-cell>
          <table:table-cell office:value-type="float" office:value="590006" calcext:value-type="float">
            <text:p>590006</text:p>
          </table:table-cell>
          <table:table-cell office:value-type="float" office:value="0" calcext:value-type="float">
            <text:p>0</text:p>
          </table:table-cell>
          <table:table-cell office:value-type="float" office:value="134735" calcext:value-type="float">
            <text:p>134735</text:p>
          </table:table-cell>
          <table:table-cell office:value-type="float" office:value="0" calcext:value-type="float">
            <text:p>0</text:p>
          </table:table-cell>
          <table:table-cell office:value-type="float" office:value="390066" calcext:value-type="float">
            <text:p>390066</text:p>
          </table:table-cell>
          <table:table-cell office:value-type="float" office:value="21536" calcext:value-type="float">
            <text:p>21536</text:p>
          </table:table-cell>
          <table:table-cell office:value-type="float" office:value="27713" calcext:value-type="float">
            <text:p>27713</text:p>
          </table:table-cell>
          <table:table-cell office:value-type="float" office:value="42699" calcext:value-type="float">
            <text:p>42699</text:p>
          </table:table-cell>
          <table:table-cell office:value-type="float" office:value="0" calcext:value-type="float">
            <text:p>0</text:p>
          </table:table-cell>
          <table:table-cell office:value-type="float" office:value="251434" calcext:value-type="float">
            <text:p>25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1535" calcext:value-type="float">
            <text:p>2351535</text:p>
          </table:table-cell>
          <table:table-cell office:value-type="float" office:value="466942" calcext:value-type="float">
            <text:p>466942</text:p>
          </table:table-cell>
          <table:table-cell office:value-type="float" office:value="88780" calcext:value-type="float">
            <text:p>88780</text:p>
          </table:table-cell>
          <table:table-cell office:value-type="float" office:value="0" calcext:value-type="float">
            <text:p>0</text:p>
          </table:table-cell>
          <table:table-cell office:value-type="float" office:value="100692" calcext:value-type="float">
            <text:p>100692</text:p>
          </table:table-cell>
          <table:table-cell office:value-type="float" office:value="73407" calcext:value-type="float">
            <text:p>73407</text:p>
          </table:table-cell>
          <table:table-cell office:value-type="float" office:value="32758" calcext:value-type="float">
            <text:p>32758</text:p>
          </table:table-cell>
          <table:table-cell office:value-type="float" office:value="26783" calcext:value-type="float">
            <text:p>26783</text:p>
          </table:table-cell>
          <table:table-cell office:value-type="float" office:value="216171" calcext:value-type="float">
            <text:p>216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62" calcext:value-type="float">
            <text:p>14962</text:p>
          </table:table-cell>
          <table:table-cell office:value-type="float" office:value="62866" calcext:value-type="float">
            <text:p>62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18" calcext:value-type="float">
            <text:p>269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61</text:p>
          </table:table-cell>
          <table:table-cell office:value-type="string" calcext:value-type="string">
            <text:p>06/10/19</text:p>
          </table:table-cell>
          <table:table-cell office:value-type="float" office:value="2.5" calcext:value-type="float">
            <text:p>2.5</text:p>
          </table:table-cell>
          <table:table-cell office:value-type="float" office:value="1.004" calcext:value-type="float">
            <text:p>1.004</text:p>
          </table:table-cell>
          <table:table-cell office:value-type="float" office:value="55.1" calcext:value-type="float">
            <text:p>55.1</text:p>
          </table:table-cell>
          <table:table-cell office:value-type="float" office:value="18.2115000906946" calcext:value-type="float">
            <text:p>18.2115000906946</text:p>
          </table:table-cell>
          <table:table-cell office:value-type="float" office:value="299618" calcext:value-type="float">
            <text:p>299618</text:p>
          </table:table-cell>
          <table:table-cell office:value-type="float" office:value="116207" calcext:value-type="float">
            <text:p>116207</text:p>
          </table:table-cell>
          <table:table-cell office:value-type="float" office:value="914129" calcext:value-type="float">
            <text:p>914129</text:p>
          </table:table-cell>
          <table:table-cell office:value-type="float" office:value="280794" calcext:value-type="float">
            <text:p>280794</text:p>
          </table:table-cell>
          <table:table-cell office:value-type="float" office:value="822877" calcext:value-type="float">
            <text:p>822877</text:p>
          </table:table-cell>
          <table:table-cell office:value-type="float" office:value="2295018" calcext:value-type="float">
            <text:p>2295018</text:p>
          </table:table-cell>
          <table:table-cell office:value-type="float" office:value="313671" calcext:value-type="float">
            <text:p>313671</text:p>
          </table:table-cell>
          <table:table-cell office:value-type="float" office:value="0" calcext:value-type="float">
            <text:p>0</text:p>
          </table:table-cell>
          <table:table-cell office:value-type="float" office:value="13458" calcext:value-type="float">
            <text:p>13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921" calcext:value-type="float">
            <text:p>1448921</text:p>
          </table:table-cell>
          <table:table-cell office:value-type="float" office:value="236721" calcext:value-type="float">
            <text:p>236721</text:p>
          </table:table-cell>
          <table:table-cell office:value-type="float" office:value="1412908" calcext:value-type="float">
            <text:p>1412908</text:p>
          </table:table-cell>
          <table:table-cell office:value-type="float" office:value="79679" calcext:value-type="float">
            <text:p>79679</text:p>
          </table:table-cell>
          <table:table-cell office:value-type="float" office:value="31367" calcext:value-type="float">
            <text:p>31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458" calcext:value-type="float">
            <text:p>243458</text:p>
          </table:table-cell>
          <table:table-cell office:value-type="float" office:value="314199" calcext:value-type="float">
            <text:p>314199</text:p>
          </table:table-cell>
          <table:table-cell office:value-type="float" office:value="300997" calcext:value-type="float">
            <text:p>300997</text:p>
          </table:table-cell>
          <table:table-cell office:value-type="float" office:value="228758" calcext:value-type="float">
            <text:p>228758</text:p>
          </table:table-cell>
          <table:table-cell office:value-type="float" office:value="210467" calcext:value-type="float">
            <text:p>210467</text:p>
          </table:table-cell>
          <table:table-cell office:value-type="float" office:value="1020997" calcext:value-type="float">
            <text:p>1020997</text:p>
          </table:table-cell>
          <table:table-cell office:value-type="float" office:value="88804" calcext:value-type="float">
            <text:p>88804</text:p>
          </table:table-cell>
          <table:table-cell office:value-type="float" office:value="180508" calcext:value-type="float">
            <text:p>180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856" calcext:value-type="float">
            <text:p>236856</text:p>
          </table:table-cell>
          <table:table-cell office:value-type="float" office:value="84481" calcext:value-type="float">
            <text:p>84481</text:p>
          </table:table-cell>
          <table:table-cell office:value-type="float" office:value="178287" calcext:value-type="float">
            <text:p>178287</text:p>
          </table:table-cell>
          <table:table-cell office:value-type="float" office:value="179520" calcext:value-type="float">
            <text:p>179520</text:p>
          </table:table-cell>
          <table:table-cell office:value-type="float" office:value="973896" calcext:value-type="float">
            <text:p>973896</text:p>
          </table:table-cell>
          <table:table-cell office:value-type="float" office:value="430871" calcext:value-type="float">
            <text:p>430871</text:p>
          </table:table-cell>
          <table:table-cell office:value-type="float" office:value="141491" calcext:value-type="float">
            <text:p>141491</text:p>
          </table:table-cell>
          <table:table-cell office:value-type="float" office:value="1381999" calcext:value-type="float">
            <text:p>1381999</text:p>
          </table:table-cell>
          <table:table-cell office:value-type="float" office:value="215918" calcext:value-type="float">
            <text:p>215918</text:p>
          </table:table-cell>
          <table:table-cell office:value-type="float" office:value="578319" calcext:value-type="float">
            <text:p>578319</text:p>
          </table:table-cell>
          <table:table-cell office:value-type="float" office:value="56668" calcext:value-type="float">
            <text:p>56668</text:p>
          </table:table-cell>
          <table:table-cell office:value-type="float" office:value="346490" calcext:value-type="float">
            <text:p>346490</text:p>
          </table:table-cell>
          <table:table-cell office:value-type="float" office:value="170059" calcext:value-type="float">
            <text:p>170059</text:p>
          </table:table-cell>
          <table:table-cell office:value-type="float" office:value="363026" calcext:value-type="float">
            <text:p>363026</text:p>
          </table:table-cell>
          <table:table-cell office:value-type="float" office:value="446514" calcext:value-type="float">
            <text:p>446514</text:p>
          </table:table-cell>
          <table:table-cell office:value-type="float" office:value="111429" calcext:value-type="float">
            <text:p>111429</text:p>
          </table:table-cell>
          <table:table-cell office:value-type="float" office:value="255593" calcext:value-type="float">
            <text:p>255593</text:p>
          </table:table-cell>
          <table:table-cell office:value-type="float" office:value="105430" calcext:value-type="float">
            <text:p>105430</text:p>
          </table:table-cell>
          <table:table-cell office:value-type="float" office:value="108202" calcext:value-type="float">
            <text:p>108202</text:p>
          </table:table-cell>
          <table:table-cell office:value-type="float" office:value="14629324" calcext:value-type="float">
            <text:p>14629324</text:p>
          </table:table-cell>
          <table:table-cell office:value-type="float" office:value="62607" calcext:value-type="float">
            <text:p>62607</text:p>
          </table:table-cell>
          <table:table-cell office:value-type="float" office:value="3835808" calcext:value-type="float">
            <text:p>3835808</text:p>
          </table:table-cell>
          <table:table-cell office:value-type="float" office:value="78720" calcext:value-type="float">
            <text:p>78720</text:p>
          </table:table-cell>
          <table:table-cell office:value-type="float" office:value="76163" calcext:value-type="float">
            <text:p>76163</text:p>
          </table:table-cell>
          <table:table-cell office:value-type="float" office:value="200655" calcext:value-type="float">
            <text:p>200655</text:p>
          </table:table-cell>
          <table:table-cell office:value-type="float" office:value="491993" calcext:value-type="float">
            <text:p>491993</text:p>
          </table:table-cell>
          <table:table-cell office:value-type="float" office:value="109390" calcext:value-type="float">
            <text:p>109390</text:p>
          </table:table-cell>
          <table:table-cell office:value-type="float" office:value="136616" calcext:value-type="float">
            <text:p>136616</text:p>
          </table:table-cell>
          <table:table-cell office:value-type="float" office:value="93800" calcext:value-type="float">
            <text:p>93800</text:p>
          </table:table-cell>
          <table:table-cell office:value-type="float" office:value="176883" calcext:value-type="float">
            <text:p>176883</text:p>
          </table:table-cell>
          <table:table-cell office:value-type="float" office:value="644815" calcext:value-type="float">
            <text:p>644815</text:p>
          </table:table-cell>
          <table:table-cell office:value-type="float" office:value="0" calcext:value-type="float">
            <text:p>0</text:p>
          </table:table-cell>
          <table:table-cell office:value-type="float" office:value="149326" calcext:value-type="float">
            <text:p>149326</text:p>
          </table:table-cell>
          <table:table-cell office:value-type="float" office:value="0" calcext:value-type="float">
            <text:p>0</text:p>
          </table:table-cell>
          <table:table-cell office:value-type="float" office:value="259333" calcext:value-type="float">
            <text:p>259333</text:p>
          </table:table-cell>
          <table:table-cell office:value-type="float" office:value="21749" calcext:value-type="float">
            <text:p>21749</text:p>
          </table:table-cell>
          <table:table-cell office:value-type="float" office:value="27262" calcext:value-type="float">
            <text:p>27262</text:p>
          </table:table-cell>
          <table:table-cell office:value-type="float" office:value="51235" calcext:value-type="float">
            <text:p>51235</text:p>
          </table:table-cell>
          <table:table-cell office:value-type="float" office:value="0" calcext:value-type="float">
            <text:p>0</text:p>
          </table:table-cell>
          <table:table-cell office:value-type="float" office:value="41566" calcext:value-type="float">
            <text:p>4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2234" calcext:value-type="float">
            <text:p>3502234</text:p>
          </table:table-cell>
          <table:table-cell office:value-type="float" office:value="476909" calcext:value-type="float">
            <text:p>476909</text:p>
          </table:table-cell>
          <table:table-cell office:value-type="float" office:value="153975" calcext:value-type="float">
            <text:p>153975</text:p>
          </table:table-cell>
          <table:table-cell office:value-type="float" office:value="0" calcext:value-type="float">
            <text:p>0</text:p>
          </table:table-cell>
          <table:table-cell office:value-type="float" office:value="61967" calcext:value-type="float">
            <text:p>61967</text:p>
          </table:table-cell>
          <table:table-cell office:value-type="float" office:value="105199" calcext:value-type="float">
            <text:p>105199</text:p>
          </table:table-cell>
          <table:table-cell office:value-type="float" office:value="44922" calcext:value-type="float">
            <text:p>44922</text:p>
          </table:table-cell>
          <table:table-cell office:value-type="float" office:value="21389" calcext:value-type="float">
            <text:p>21389</text:p>
          </table:table-cell>
          <table:table-cell office:value-type="float" office:value="221819" calcext:value-type="float">
            <text:p>2218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273" calcext:value-type="float">
            <text:p>8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09" calcext:value-type="float">
            <text:p>30209</text:p>
          </table:table-cell>
          <table:table-cell office:value-type="float" office:value="15010" calcext:value-type="float">
            <text:p>15010</text:p>
          </table:table-cell>
          <table:table-cell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62</text:p>
          </table:table-cell>
          <table:table-cell office:value-type="string" calcext:value-type="string">
            <text:p>06/11/19</text:p>
          </table:table-cell>
          <table:table-cell office:value-type="float" office:value="2.5" calcext:value-type="float">
            <text:p>2.5</text:p>
          </table:table-cell>
          <table:table-cell office:value-type="float" office:value="1.179" calcext:value-type="float">
            <text:p>1.179</text:p>
          </table:table-cell>
          <table:table-cell office:value-type="float" office:value="55.1" calcext:value-type="float">
            <text:p>55.1</text:p>
          </table:table-cell>
          <table:table-cell office:value-type="float" office:value="21.38969521045" calcext:value-type="float">
            <text:p>21.38969521045</text:p>
          </table:table-cell>
          <table:table-cell office:value-type="float" office:value="451755" calcext:value-type="float">
            <text:p>451755</text:p>
          </table:table-cell>
          <table:table-cell office:value-type="float" office:value="154252" calcext:value-type="float">
            <text:p>154252</text:p>
          </table:table-cell>
          <table:table-cell office:value-type="float" office:value="918860" calcext:value-type="float">
            <text:p>918860</text:p>
          </table:table-cell>
          <table:table-cell office:value-type="float" office:value="0" calcext:value-type="float">
            <text:p>0</text:p>
          </table:table-cell>
          <table:table-cell office:value-type="float" office:value="1210541" calcext:value-type="float">
            <text:p>1210541</text:p>
          </table:table-cell>
          <table:table-cell office:value-type="float" office:value="4009995" calcext:value-type="float">
            <text:p>4009995</text:p>
          </table:table-cell>
          <table:table-cell office:value-type="float" office:value="484360" calcext:value-type="float">
            <text:p>4843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1104" calcext:value-type="float">
            <text:p>1101104</text:p>
          </table:table-cell>
          <table:table-cell office:value-type="float" office:value="432991" calcext:value-type="float">
            <text:p>432991</text:p>
          </table:table-cell>
          <table:table-cell office:value-type="float" office:value="1626955" calcext:value-type="float">
            <text:p>1626955</text:p>
          </table:table-cell>
          <table:table-cell office:value-type="float" office:value="62308" calcext:value-type="float">
            <text:p>62308</text:p>
          </table:table-cell>
          <table:table-cell office:value-type="float" office:value="254130" calcext:value-type="float">
            <text:p>254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95" calcext:value-type="float">
            <text:p>54095</text:p>
          </table:table-cell>
          <table:table-cell office:value-type="float" office:value="407554" calcext:value-type="float">
            <text:p>407554</text:p>
          </table:table-cell>
          <table:table-cell office:value-type="float" office:value="332490" calcext:value-type="float">
            <text:p>332490</text:p>
          </table:table-cell>
          <table:table-cell office:value-type="float" office:value="0" calcext:value-type="float">
            <text:p>0</text:p>
          </table:table-cell>
          <table:table-cell office:value-type="float" office:value="341922" calcext:value-type="float">
            <text:p>341922</text:p>
          </table:table-cell>
          <table:table-cell office:value-type="float" office:value="254202" calcext:value-type="float">
            <text:p>254202</text:p>
          </table:table-cell>
          <table:table-cell office:value-type="float" office:value="1491192" calcext:value-type="float">
            <text:p>1491192</text:p>
          </table:table-cell>
          <table:table-cell office:value-type="float" office:value="302281" calcext:value-type="float">
            <text:p>302281</text:p>
          </table:table-cell>
          <table:table-cell office:value-type="float" office:value="327225" calcext:value-type="float">
            <text:p>327225</text:p>
          </table:table-cell>
          <table:table-cell office:value-type="float" office:value="23130" calcext:value-type="float">
            <text:p>23130</text:p>
          </table:table-cell>
          <table:table-cell office:value-type="float" office:value="162745" calcext:value-type="float">
            <text:p>162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062" calcext:value-type="float">
            <text:p>488062</text:p>
          </table:table-cell>
          <table:table-cell office:value-type="float" office:value="27322" calcext:value-type="float">
            <text:p>27322</text:p>
          </table:table-cell>
          <table:table-cell office:value-type="float" office:value="56966" calcext:value-type="float">
            <text:p>56966</text:p>
          </table:table-cell>
          <table:table-cell office:value-type="float" office:value="279024" calcext:value-type="float">
            <text:p>279024</text:p>
          </table:table-cell>
          <table:table-cell office:value-type="float" office:value="537310" calcext:value-type="float">
            <text:p>537310</text:p>
          </table:table-cell>
          <table:table-cell office:value-type="float" office:value="197704" calcext:value-type="float">
            <text:p>197704</text:p>
          </table:table-cell>
          <table:table-cell office:value-type="float" office:value="0" calcext:value-type="float">
            <text:p>0</text:p>
          </table:table-cell>
          <table:table-cell office:value-type="float" office:value="1173545" calcext:value-type="float">
            <text:p>1173545</text:p>
          </table:table-cell>
          <table:table-cell office:value-type="float" office:value="0" calcext:value-type="float">
            <text:p>0</text:p>
          </table:table-cell>
          <table:table-cell office:value-type="float" office:value="362039" calcext:value-type="float">
            <text:p>362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381" calcext:value-type="float">
            <text:p>338381</text:p>
          </table:table-cell>
          <table:table-cell office:value-type="float" office:value="350181" calcext:value-type="float">
            <text:p>350181</text:p>
          </table:table-cell>
          <table:table-cell office:value-type="float" office:value="358479" calcext:value-type="float">
            <text:p>358479</text:p>
          </table:table-cell>
          <table:table-cell office:value-type="float" office:value="0" calcext:value-type="float">
            <text:p>0</text:p>
          </table:table-cell>
          <table:table-cell office:value-type="float" office:value="274998" calcext:value-type="float">
            <text:p>274998</text:p>
          </table:table-cell>
          <table:table-cell office:value-type="float" office:value="235855" calcext:value-type="float">
            <text:p>235855</text:p>
          </table:table-cell>
          <table:table-cell office:value-type="float" office:value="139123" calcext:value-type="float">
            <text:p>139123</text:p>
          </table:table-cell>
          <table:table-cell office:value-type="float" office:value="19059636" calcext:value-type="float">
            <text:p>19059636</text:p>
          </table:table-cell>
          <table:table-cell office:value-type="float" office:value="0" calcext:value-type="float">
            <text:p>0</text:p>
          </table:table-cell>
          <table:table-cell office:value-type="float" office:value="4048295" calcext:value-type="float">
            <text:p>4048295</text:p>
          </table:table-cell>
          <table:table-cell office:value-type="float" office:value="63022" calcext:value-type="float">
            <text:p>63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571" calcext:value-type="float">
            <text:p>548571</text:p>
          </table:table-cell>
          <table:table-cell office:value-type="float" office:value="0" calcext:value-type="float">
            <text:p>0</text:p>
          </table:table-cell>
          <table:table-cell office:value-type="float" office:value="134202" calcext:value-type="float">
            <text:p>134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7160" calcext:value-type="float">
            <text:p>737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873" calcext:value-type="float">
            <text:p>376873</text:p>
          </table:table-cell>
          <table:table-cell office:value-type="float" office:value="0" calcext:value-type="float">
            <text:p>0</text:p>
          </table:table-cell>
          <table:table-cell office:value-type="float" office:value="25741" calcext:value-type="float">
            <text:p>25741</text:p>
          </table:table-cell>
          <table:table-cell office:value-type="float" office:value="48896" calcext:value-type="float">
            <text:p>48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88711" calcext:value-type="float">
            <text:p>1788711</text:p>
          </table:table-cell>
          <table:table-cell office:value-type="float" office:value="363592" calcext:value-type="float">
            <text:p>363592</text:p>
          </table:table-cell>
          <table:table-cell office:value-type="float" office:value="135612" calcext:value-type="float">
            <text:p>135612</text:p>
          </table:table-cell>
          <table:table-cell office:value-type="float" office:value="0" calcext:value-type="float">
            <text:p>0</text:p>
          </table:table-cell>
          <table:table-cell office:value-type="float" office:value="81091" calcext:value-type="float">
            <text:p>81091</text:p>
          </table:table-cell>
          <table:table-cell office:value-type="float" office:value="116872" calcext:value-type="float">
            <text:p>116872</text:p>
          </table:table-cell>
          <table:table-cell office:value-type="float" office:value="60914" calcext:value-type="float">
            <text:p>60914</text:p>
          </table:table-cell>
          <table:table-cell office:value-type="float" office:value="0" calcext:value-type="float">
            <text:p>0</text:p>
          </table:table-cell>
          <table:table-cell office:value-type="float" office:value="231355" calcext:value-type="float">
            <text:p>2313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76" calcext:value-type="float">
            <text:p>52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2" calcext:value-type="float">
            <text:p>9072</text:p>
          </table:table-cell>
          <table:table-cell office:value-type="float" office:value="14247" calcext:value-type="float">
            <text:p>14247</text:p>
          </table:table-cell>
          <table:table-cell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BL6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019128" calcext:value-type="float">
            <text:p>1019128</text:p>
          </table:table-cell>
          <table:table-cell office:value-type="float" office:value="0" calcext:value-type="float">
            <text:p>0</text:p>
          </table:table-cell>
          <table:table-cell office:value-type="float" office:value="32072" calcext:value-type="float">
            <text:p>320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72" calcext:value-type="float">
            <text:p>5272</text:p>
          </table:table-cell>
          <table:table-cell office:value-type="float" office:value="1391528" calcext:value-type="float">
            <text:p>1391528</text:p>
          </table:table-cell>
          <table:table-cell office:value-type="float" office:value="1602884" calcext:value-type="float">
            <text:p>1602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35" calcext:value-type="float">
            <text:p>18835</text:p>
          </table:table-cell>
          <table:table-cell office:value-type="float" office:value="0" calcext:value-type="float">
            <text:p>0</text:p>
          </table:table-cell>
          <table:table-cell office:value-type="float" office:value="43868" calcext:value-type="float">
            <text:p>438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868" calcext:value-type="float">
            <text:p>24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84" calcext:value-type="float">
            <text:p>11484</text:p>
          </table:table-cell>
          <table:table-cell office:value-type="float" office:value="1850" calcext:value-type="float">
            <text:p>1850</text:p>
          </table:table-cell>
          <table:table-cell office:value-type="float" office:value="9449" calcext:value-type="float">
            <text:p>9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127" calcext:value-type="float">
            <text:p>114127</text:p>
          </table:table-cell>
          <table:table-cell office:value-type="float" office:value="61734" calcext:value-type="float">
            <text:p>61734</text:p>
          </table:table-cell>
          <table:table-cell office:value-type="float" office:value="58665" calcext:value-type="float">
            <text:p>58665</text:p>
          </table:table-cell>
          <table:table-cell office:value-type="float" office:value="224661" calcext:value-type="float">
            <text:p>224661</text:p>
          </table:table-cell>
          <table:table-cell office:value-type="float" office:value="105996" calcext:value-type="float">
            <text:p>105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661" calcext:value-type="float">
            <text:p>83661</text:p>
          </table:table-cell>
          <table:table-cell office:value-type="float" office:value="157247" calcext:value-type="float">
            <text:p>157247</text:p>
          </table:table-cell>
          <table:table-cell office:value-type="float" office:value="0" calcext:value-type="float">
            <text:p>0</text:p>
          </table:table-cell>
          <table:table-cell office:value-type="float" office:value="147550" calcext:value-type="float">
            <text:p>147550</text:p>
          </table:table-cell>
          <table:table-cell office:value-type="float" office:value="32179" calcext:value-type="float">
            <text:p>32179</text:p>
          </table:table-cell>
          <table:table-cell office:value-type="float" office:value="17204" calcext:value-type="float">
            <text:p>17204</text:p>
          </table:table-cell>
          <table:table-cell office:value-type="float" office:value="19728334" calcext:value-type="float">
            <text:p>19728334</text:p>
          </table:table-cell>
          <table:table-cell office:value-type="float" office:value="0" calcext:value-type="float">
            <text:p>0</text:p>
          </table:table-cell>
          <table:table-cell office:value-type="float" office:value="2880165" calcext:value-type="float">
            <text:p>2880165</text:p>
          </table:table-cell>
          <table:table-cell office:value-type="float" office:value="96489" calcext:value-type="float">
            <text:p>96489</text:p>
          </table:table-cell>
          <table:table-cell office:value-type="float" office:value="0" calcext:value-type="float">
            <text:p>0</text:p>
          </table:table-cell>
          <table:table-cell office:value-type="float" office:value="192467" calcext:value-type="float">
            <text:p>192467</text:p>
          </table:table-cell>
          <table:table-cell office:value-type="float" office:value="350725" calcext:value-type="float">
            <text:p>350725</text:p>
          </table:table-cell>
          <table:table-cell office:value-type="float" office:value="15534" calcext:value-type="float">
            <text:p>15534</text:p>
          </table:table-cell>
          <table:table-cell office:value-type="float" office:value="0" calcext:value-type="float">
            <text:p>0</text:p>
          </table:table-cell>
          <table:table-cell office:value-type="float" office:value="129848" calcext:value-type="float">
            <text:p>1298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84" calcext:value-type="float">
            <text:p>11484</text:p>
          </table:table-cell>
          <table:table-cell office:value-type="float" office:value="22552" calcext:value-type="float">
            <text:p>22552</text:p>
          </table:table-cell>
          <table:table-cell office:value-type="float" office:value="0" calcext:value-type="float">
            <text:p>0</text:p>
          </table:table-cell>
          <table:table-cell office:value-type="float" office:value="22514" calcext:value-type="float">
            <text:p>225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020" calcext:value-type="float">
            <text:p>537020</text:p>
          </table:table-cell>
          <table:table-cell office:value-type="float" office:value="308811" calcext:value-type="float">
            <text:p>308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51" calcext:value-type="float">
            <text:p>16751</text:p>
          </table:table-cell>
          <table:table-cell office:value-type="float" office:value="50261" calcext:value-type="float">
            <text:p>50261</text:p>
          </table:table-cell>
          <table:table-cell office:value-type="float" office:value="398205" calcext:value-type="float">
            <text:p>398205</text:p>
          </table:table-cell>
          <table:table-cell office:value-type="float" office:value="0" calcext:value-type="float">
            <text:p>0</text:p>
          </table:table-cell>
          <table:table-cell office:value-type="float" office:value="77570" calcext:value-type="float">
            <text:p>775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60" calcext:value-type="float">
            <text:p>190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87</text:p>
          </table:table-cell>
          <table:table-cell office:value-type="string" calcext:value-type="string">
            <text:p>07/06/19</text:p>
          </table:table-cell>
          <table:table-cell office:value-type="float" office:value="2.5" calcext:value-type="float">
            <text:p>2.5</text:p>
          </table:table-cell>
          <table:table-cell office:value-type="float" office:value="0.673" calcext:value-type="float">
            <text:p>0.673</text:p>
          </table:table-cell>
          <table:table-cell office:value-type="float" office:value="55.2" calcext:value-type="float">
            <text:p>55.2</text:p>
          </table:table-cell>
          <table:table-cell office:value-type="float" office:value="12.2008701957941" calcext:value-type="float">
            <text:p>12.2008701957941</text:p>
          </table:table-cell>
          <table:table-cell office:value-type="float" office:value="297652" calcext:value-type="float">
            <text:p>297652</text:p>
          </table:table-cell>
          <table:table-cell office:value-type="float" office:value="199399" calcext:value-type="float">
            <text:p>199399</text:p>
          </table:table-cell>
          <table:table-cell office:value-type="float" office:value="786019" calcext:value-type="float">
            <text:p>786019</text:p>
          </table:table-cell>
          <table:table-cell office:value-type="float" office:value="266400" calcext:value-type="float">
            <text:p>266400</text:p>
          </table:table-cell>
          <table:table-cell office:value-type="float" office:value="907823" calcext:value-type="float">
            <text:p>907823</text:p>
          </table:table-cell>
          <table:table-cell office:value-type="float" office:value="9715933" calcext:value-type="float">
            <text:p>9715933</text:p>
          </table:table-cell>
          <table:table-cell office:value-type="float" office:value="349273" calcext:value-type="float">
            <text:p>349273</text:p>
          </table:table-cell>
          <table:table-cell office:value-type="float" office:value="34609" calcext:value-type="float">
            <text:p>34609</text:p>
          </table:table-cell>
          <table:table-cell office:value-type="float" office:value="478145" calcext:value-type="float">
            <text:p>478145</text:p>
          </table:table-cell>
          <table:table-cell office:value-type="float" office:value="0" calcext:value-type="float">
            <text:p>0</text:p>
          </table:table-cell>
          <table:table-cell office:value-type="float" office:value="61282" calcext:value-type="float">
            <text:p>61282</text:p>
          </table:table-cell>
          <table:table-cell office:value-type="float" office:value="2177861" calcext:value-type="float">
            <text:p>2177861</text:p>
          </table:table-cell>
          <table:table-cell office:value-type="float" office:value="186505" calcext:value-type="float">
            <text:p>186505</text:p>
          </table:table-cell>
          <table:table-cell office:value-type="float" office:value="2335449" calcext:value-type="float">
            <text:p>2335449</text:p>
          </table:table-cell>
          <table:table-cell office:value-type="float" office:value="119680" calcext:value-type="float">
            <text:p>119680</text:p>
          </table:table-cell>
          <table:table-cell office:value-type="float" office:value="246497" calcext:value-type="float">
            <text:p>246497</text:p>
          </table:table-cell>
          <table:table-cell office:value-type="float" office:value="178831" calcext:value-type="float">
            <text:p>178831</text:p>
          </table:table-cell>
          <table:table-cell office:value-type="float" office:value="40061" calcext:value-type="float">
            <text:p>40061</text:p>
          </table:table-cell>
          <table:table-cell office:value-type="float" office:value="37995" calcext:value-type="float">
            <text:p>37995</text:p>
          </table:table-cell>
          <table:table-cell office:value-type="float" office:value="361272" calcext:value-type="float">
            <text:p>361272</text:p>
          </table:table-cell>
          <table:table-cell office:value-type="float" office:value="398645" calcext:value-type="float">
            <text:p>398645</text:p>
          </table:table-cell>
          <table:table-cell office:value-type="float" office:value="648625" calcext:value-type="float">
            <text:p>648625</text:p>
          </table:table-cell>
          <table:table-cell office:value-type="float" office:value="449775" calcext:value-type="float">
            <text:p>449775</text:p>
          </table:table-cell>
          <table:table-cell office:value-type="float" office:value="329022" calcext:value-type="float">
            <text:p>329022</text:p>
          </table:table-cell>
          <table:table-cell office:value-type="float" office:value="1367086" calcext:value-type="float">
            <text:p>1367086</text:p>
          </table:table-cell>
          <table:table-cell office:value-type="float" office:value="469307" calcext:value-type="float">
            <text:p>469307</text:p>
          </table:table-cell>
          <table:table-cell office:value-type="float" office:value="1051237" calcext:value-type="float">
            <text:p>1051237</text:p>
          </table:table-cell>
          <table:table-cell office:value-type="float" office:value="0" calcext:value-type="float">
            <text:p>0</text:p>
          </table:table-cell>
          <table:table-cell office:value-type="float" office:value="427023" calcext:value-type="float">
            <text:p>427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362" calcext:value-type="float">
            <text:p>442362</text:p>
          </table:table-cell>
          <table:table-cell office:value-type="float" office:value="202640" calcext:value-type="float">
            <text:p>202640</text:p>
          </table:table-cell>
          <table:table-cell office:value-type="float" office:value="89965" calcext:value-type="float">
            <text:p>89965</text:p>
          </table:table-cell>
          <table:table-cell table:number-columns-repeated="2" office:value-type="float" office:value="409763" calcext:value-type="float">
            <text:p>409763</text:p>
          </table:table-cell>
          <table:table-cell office:value-type="float" office:value="285353" calcext:value-type="float">
            <text:p>285353</text:p>
          </table:table-cell>
          <table:table-cell office:value-type="float" office:value="148646" calcext:value-type="float">
            <text:p>148646</text:p>
          </table:table-cell>
          <table:table-cell office:value-type="float" office:value="1009287" calcext:value-type="float">
            <text:p>1009287</text:p>
          </table:table-cell>
          <table:table-cell office:value-type="float" office:value="501308" calcext:value-type="float">
            <text:p>501308</text:p>
          </table:table-cell>
          <table:table-cell office:value-type="float" office:value="587979" calcext:value-type="float">
            <text:p>587979</text:p>
          </table:table-cell>
          <table:table-cell office:value-type="float" office:value="73826" calcext:value-type="float">
            <text:p>73826</text:p>
          </table:table-cell>
          <table:table-cell office:value-type="float" office:value="538091" calcext:value-type="float">
            <text:p>538091</text:p>
          </table:table-cell>
          <table:table-cell office:value-type="float" office:value="184176" calcext:value-type="float">
            <text:p>184176</text:p>
          </table:table-cell>
          <table:table-cell office:value-type="float" office:value="300476" calcext:value-type="float">
            <text:p>300476</text:p>
          </table:table-cell>
          <table:table-cell office:value-type="float" office:value="452238" calcext:value-type="float">
            <text:p>452238</text:p>
          </table:table-cell>
          <table:table-cell office:value-type="float" office:value="249748" calcext:value-type="float">
            <text:p>249748</text:p>
          </table:table-cell>
          <table:table-cell office:value-type="float" office:value="222995" calcext:value-type="float">
            <text:p>222995</text:p>
          </table:table-cell>
          <table:table-cell office:value-type="float" office:value="133620" calcext:value-type="float">
            <text:p>133620</text:p>
          </table:table-cell>
          <table:table-cell office:value-type="float" office:value="117695" calcext:value-type="float">
            <text:p>117695</text:p>
          </table:table-cell>
          <table:table-cell office:value-type="float" office:value="11516238" calcext:value-type="float">
            <text:p>11516238</text:p>
          </table:table-cell>
          <table:table-cell office:value-type="float" office:value="0" calcext:value-type="float">
            <text:p>0</text:p>
          </table:table-cell>
          <table:table-cell office:value-type="float" office:value="19808967" calcext:value-type="float">
            <text:p>19808967</text:p>
          </table:table-cell>
          <table:table-cell office:value-type="float" office:value="58351" calcext:value-type="float">
            <text:p>58351</text:p>
          </table:table-cell>
          <table:table-cell office:value-type="float" office:value="0" calcext:value-type="float">
            <text:p>0</text:p>
          </table:table-cell>
          <table:table-cell office:value-type="float" office:value="117758" calcext:value-type="float">
            <text:p>117758</text:p>
          </table:table-cell>
          <table:table-cell office:value-type="float" office:value="1495454" calcext:value-type="float">
            <text:p>1495454</text:p>
          </table:table-cell>
          <table:table-cell office:value-type="float" office:value="0" calcext:value-type="float">
            <text:p>0</text:p>
          </table:table-cell>
          <table:table-cell office:value-type="float" office:value="342283" calcext:value-type="float">
            <text:p>342283</text:p>
          </table:table-cell>
          <table:table-cell office:value-type="float" office:value="864509" calcext:value-type="float">
            <text:p>864509</text:p>
          </table:table-cell>
          <table:table-cell office:value-type="float" office:value="257286" calcext:value-type="float">
            <text:p>257286</text:p>
          </table:table-cell>
          <table:table-cell office:value-type="float" office:value="575495" calcext:value-type="float">
            <text:p>575495</text:p>
          </table:table-cell>
          <table:table-cell office:value-type="float" office:value="0" calcext:value-type="float">
            <text:p>0</text:p>
          </table:table-cell>
          <table:table-cell office:value-type="float" office:value="73820" calcext:value-type="float">
            <text:p>73820</text:p>
          </table:table-cell>
          <table:table-cell office:value-type="float" office:value="0" calcext:value-type="float">
            <text:p>0</text:p>
          </table:table-cell>
          <table:table-cell office:value-type="float" office:value="469147" calcext:value-type="float">
            <text:p>469147</text:p>
          </table:table-cell>
          <table:table-cell office:value-type="float" office:value="0" calcext:value-type="float">
            <text:p>0</text:p>
          </table:table-cell>
          <table:table-cell office:value-type="float" office:value="26603" calcext:value-type="float">
            <text:p>26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192" calcext:value-type="float">
            <text:p>72192</text:p>
          </table:table-cell>
          <table:table-cell office:value-type="float" office:value="0" calcext:value-type="float">
            <text:p>0</text:p>
          </table:table-cell>
          <table:table-cell office:value-type="float" office:value="1639040" calcext:value-type="float">
            <text:p>1639040</text:p>
          </table:table-cell>
          <table:table-cell office:value-type="float" office:value="335937" calcext:value-type="float">
            <text:p>335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30" calcext:value-type="float">
            <text:p>53330</text:p>
          </table:table-cell>
          <table:table-cell office:value-type="float" office:value="88257" calcext:value-type="float">
            <text:p>88257</text:p>
          </table:table-cell>
          <table:table-cell office:value-type="float" office:value="0" calcext:value-type="float">
            <text:p>0</text:p>
          </table:table-cell>
          <table:table-cell office:value-type="float" office:value="106521" calcext:value-type="float">
            <text:p>1065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379" calcext:value-type="float">
            <text:p>873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518" calcext:value-type="float">
            <text:p>254518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88</text:p>
          </table:table-cell>
          <table:table-cell office:value-type="string" calcext:value-type="string">
            <text:p>07/07/19</text:p>
          </table:table-cell>
          <table:table-cell office:value-type="float" office:value="2.5" calcext:value-type="float">
            <text:p>2.5</text:p>
          </table:table-cell>
          <table:table-cell office:value-type="float" office:value="0.658" calcext:value-type="float">
            <text:p>0.658</text:p>
          </table:table-cell>
          <table:table-cell office:value-type="float" office:value="55.1" calcext:value-type="float">
            <text:p>55.1</text:p>
          </table:table-cell>
          <table:table-cell office:value-type="float" office:value="11.9375907111759" calcext:value-type="float">
            <text:p>11.9375907111759</text:p>
          </table:table-cell>
          <table:table-cell office:value-type="float" office:value="381364" calcext:value-type="float">
            <text:p>381364</text:p>
          </table:table-cell>
          <table:table-cell office:value-type="float" office:value="57839" calcext:value-type="float">
            <text:p>57839</text:p>
          </table:table-cell>
          <table:table-cell office:value-type="float" office:value="848354" calcext:value-type="float">
            <text:p>848354</text:p>
          </table:table-cell>
          <table:table-cell office:value-type="float" office:value="197912" calcext:value-type="float">
            <text:p>197912</text:p>
          </table:table-cell>
          <table:table-cell office:value-type="float" office:value="1696094" calcext:value-type="float">
            <text:p>1696094</text:p>
          </table:table-cell>
          <table:table-cell office:value-type="float" office:value="3606373" calcext:value-type="float">
            <text:p>3606373</text:p>
          </table:table-cell>
          <table:table-cell office:value-type="float" office:value="593106" calcext:value-type="float">
            <text:p>593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9218" calcext:value-type="float">
            <text:p>1569218</text:p>
          </table:table-cell>
          <table:table-cell office:value-type="float" office:value="270346" calcext:value-type="float">
            <text:p>270346</text:p>
          </table:table-cell>
          <table:table-cell office:value-type="float" office:value="1447621" calcext:value-type="float">
            <text:p>1447621</text:p>
          </table:table-cell>
          <table:table-cell office:value-type="float" office:value="114572" calcext:value-type="float">
            <text:p>114572</text:p>
          </table:table-cell>
          <table:table-cell office:value-type="float" office:value="420033" calcext:value-type="float">
            <text:p>420033</text:p>
          </table:table-cell>
          <table:table-cell office:value-type="float" office:value="282457" calcext:value-type="float">
            <text:p>282457</text:p>
          </table:table-cell>
          <table:table-cell office:value-type="float" office:value="52692" calcext:value-type="float">
            <text:p>52692</text:p>
          </table:table-cell>
          <table:table-cell office:value-type="float" office:value="123899" calcext:value-type="float">
            <text:p>123899</text:p>
          </table:table-cell>
          <table:table-cell office:value-type="float" office:value="885430" calcext:value-type="float">
            <text:p>885430</text:p>
          </table:table-cell>
          <table:table-cell office:value-type="float" office:value="599567" calcext:value-type="float">
            <text:p>599567</text:p>
          </table:table-cell>
          <table:table-cell office:value-type="float" office:value="832467" calcext:value-type="float">
            <text:p>832467</text:p>
          </table:table-cell>
          <table:table-cell office:value-type="float" office:value="944463" calcext:value-type="float">
            <text:p>944463</text:p>
          </table:table-cell>
          <table:table-cell office:value-type="float" office:value="508113" calcext:value-type="float">
            <text:p>508113</text:p>
          </table:table-cell>
          <table:table-cell office:value-type="float" office:value="2935642" calcext:value-type="float">
            <text:p>2935642</text:p>
          </table:table-cell>
          <table:table-cell office:value-type="float" office:value="1084104" calcext:value-type="float">
            <text:p>1084104</text:p>
          </table:table-cell>
          <table:table-cell office:value-type="float" office:value="2603877" calcext:value-type="float">
            <text:p>2603877</text:p>
          </table:table-cell>
          <table:table-cell office:value-type="float" office:value="0" calcext:value-type="float">
            <text:p>0</text:p>
          </table:table-cell>
          <table:table-cell office:value-type="float" office:value="428105" calcext:value-type="float">
            <text:p>428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137" calcext:value-type="float">
            <text:p>672137</text:p>
          </table:table-cell>
          <table:table-cell office:value-type="float" office:value="470218" calcext:value-type="float">
            <text:p>470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8864" calcext:value-type="float">
            <text:p>358864</text:p>
          </table:table-cell>
          <table:table-cell office:value-type="float" office:value="208206" calcext:value-type="float">
            <text:p>208206</text:p>
          </table:table-cell>
          <table:table-cell office:value-type="float" office:value="147488" calcext:value-type="float">
            <text:p>147488</text:p>
          </table:table-cell>
          <table:table-cell office:value-type="float" office:value="815447" calcext:value-type="float">
            <text:p>815447</text:p>
          </table:table-cell>
          <table:table-cell office:value-type="float" office:value="394839" calcext:value-type="float">
            <text:p>394839</text:p>
          </table:table-cell>
          <table:table-cell office:value-type="float" office:value="457271" calcext:value-type="float">
            <text:p>457271</text:p>
          </table:table-cell>
          <table:table-cell office:value-type="float" office:value="112995" calcext:value-type="float">
            <text:p>112995</text:p>
          </table:table-cell>
          <table:table-cell office:value-type="float" office:value="404785" calcext:value-type="float">
            <text:p>404785</text:p>
          </table:table-cell>
          <table:table-cell office:value-type="float" office:value="318119" calcext:value-type="float">
            <text:p>318119</text:p>
          </table:table-cell>
          <table:table-cell office:value-type="float" office:value="463376" calcext:value-type="float">
            <text:p>463376</text:p>
          </table:table-cell>
          <table:table-cell office:value-type="float" office:value="362398" calcext:value-type="float">
            <text:p>362398</text:p>
          </table:table-cell>
          <table:table-cell office:value-type="float" office:value="467588" calcext:value-type="float">
            <text:p>467588</text:p>
          </table:table-cell>
          <table:table-cell office:value-type="float" office:value="207882" calcext:value-type="float">
            <text:p>207882</text:p>
          </table:table-cell>
          <table:table-cell office:value-type="float" office:value="193009" calcext:value-type="float">
            <text:p>193009</text:p>
          </table:table-cell>
          <table:table-cell office:value-type="float" office:value="187146" calcext:value-type="float">
            <text:p>187146</text:p>
          </table:table-cell>
          <table:table-cell office:value-type="float" office:value="12122943" calcext:value-type="float">
            <text:p>12122943</text:p>
          </table:table-cell>
          <table:table-cell office:value-type="float" office:value="24084" calcext:value-type="float">
            <text:p>24084</text:p>
          </table:table-cell>
          <table:table-cell office:value-type="float" office:value="6272737" calcext:value-type="float">
            <text:p>6272737</text:p>
          </table:table-cell>
          <table:table-cell office:value-type="float" office:value="12669" calcext:value-type="float">
            <text:p>12669</text:p>
          </table:table-cell>
          <table:table-cell office:value-type="float" office:value="0" calcext:value-type="float">
            <text:p>0</text:p>
          </table:table-cell>
          <table:table-cell office:value-type="float" office:value="146484" calcext:value-type="float">
            <text:p>146484</text:p>
          </table:table-cell>
          <table:table-cell office:value-type="float" office:value="582542" calcext:value-type="float">
            <text:p>582542</text:p>
          </table:table-cell>
          <table:table-cell office:value-type="float" office:value="119067" calcext:value-type="float">
            <text:p>119067</text:p>
          </table:table-cell>
          <table:table-cell office:value-type="float" office:value="134928" calcext:value-type="float">
            <text:p>134928</text:p>
          </table:table-cell>
          <table:table-cell office:value-type="float" office:value="78211" calcext:value-type="float">
            <text:p>78211</text:p>
          </table:table-cell>
          <table:table-cell office:value-type="float" office:value="119118" calcext:value-type="float">
            <text:p>119118</text:p>
          </table:table-cell>
          <table:table-cell office:value-type="float" office:value="1287567" calcext:value-type="float">
            <text:p>1287567</text:p>
          </table:table-cell>
          <table:table-cell office:value-type="float" office:value="0" calcext:value-type="float">
            <text:p>0</text:p>
          </table:table-cell>
          <table:table-cell office:value-type="float" office:value="87079" calcext:value-type="float">
            <text:p>87079</text:p>
          </table:table-cell>
          <table:table-cell office:value-type="float" office:value="0" calcext:value-type="float">
            <text:p>0</text:p>
          </table:table-cell>
          <table:table-cell office:value-type="float" office:value="770081" calcext:value-type="float">
            <text:p>770081</text:p>
          </table:table-cell>
          <table:table-cell office:value-type="float" office:value="0" calcext:value-type="float">
            <text:p>0</text:p>
          </table:table-cell>
          <table:table-cell office:value-type="float" office:value="29838" calcext:value-type="float">
            <text:p>29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000" calcext:value-type="float">
            <text:p>117000</text:p>
          </table:table-cell>
          <table:table-cell office:value-type="float" office:value="0" calcext:value-type="float">
            <text:p>0</text:p>
          </table:table-cell>
          <table:table-cell office:value-type="float" office:value="1356716" calcext:value-type="float">
            <text:p>1356716</text:p>
          </table:table-cell>
          <table:table-cell office:value-type="float" office:value="322140" calcext:value-type="float">
            <text:p>322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10" calcext:value-type="float">
            <text:p>63310</text:p>
          </table:table-cell>
          <table:table-cell office:value-type="float" office:value="100011" calcext:value-type="float">
            <text:p>100011</text:p>
          </table:table-cell>
          <table:table-cell office:value-type="float" office:value="27241" calcext:value-type="float">
            <text:p>27241</text:p>
          </table:table-cell>
          <table:table-cell office:value-type="float" office:value="111952" calcext:value-type="float">
            <text:p>111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02" calcext:value-type="float">
            <text:p>491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89</text:p>
          </table:table-cell>
          <table:table-cell office:value-type="string" calcext:value-type="string">
            <text:p>07/08/19</text:p>
          </table:table-cell>
          <table:table-cell office:value-type="float" office:value="2.5" calcext:value-type="float">
            <text:p>2.5</text:p>
          </table:table-cell>
          <table:table-cell office:value-type="float" office:value="0.663" calcext:value-type="float">
            <text:p>0.663</text:p>
          </table:table-cell>
          <table:table-cell office:value-type="float" office:value="55.1" calcext:value-type="float">
            <text:p>55.1</text:p>
          </table:table-cell>
          <table:table-cell office:value-type="float" office:value="12.0261200798116" calcext:value-type="float">
            <text:p>12.0261200798116</text:p>
          </table:table-cell>
          <table:table-cell office:value-type="float" office:value="417808" calcext:value-type="float">
            <text:p>417808</text:p>
          </table:table-cell>
          <table:table-cell office:value-type="float" office:value="87888" calcext:value-type="float">
            <text:p>87888</text:p>
          </table:table-cell>
          <table:table-cell office:value-type="float" office:value="802504" calcext:value-type="float">
            <text:p>802504</text:p>
          </table:table-cell>
          <table:table-cell office:value-type="float" office:value="274649" calcext:value-type="float">
            <text:p>274649</text:p>
          </table:table-cell>
          <table:table-cell office:value-type="float" office:value="1975926" calcext:value-type="float">
            <text:p>1975926</text:p>
          </table:table-cell>
          <table:table-cell office:value-type="float" office:value="4396059" calcext:value-type="float">
            <text:p>4396059</text:p>
          </table:table-cell>
          <table:table-cell office:value-type="float" office:value="688606" calcext:value-type="float">
            <text:p>688606</text:p>
          </table:table-cell>
          <table:table-cell office:value-type="float" office:value="0" calcext:value-type="float">
            <text:p>0</text:p>
          </table:table-cell>
          <table:table-cell office:value-type="float" office:value="143219" calcext:value-type="float">
            <text:p>143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1855" calcext:value-type="float">
            <text:p>1661855</text:p>
          </table:table-cell>
          <table:table-cell office:value-type="float" office:value="316678" calcext:value-type="float">
            <text:p>316678</text:p>
          </table:table-cell>
          <table:table-cell office:value-type="float" office:value="1408742" calcext:value-type="float">
            <text:p>1408742</text:p>
          </table:table-cell>
          <table:table-cell office:value-type="float" office:value="149031" calcext:value-type="float">
            <text:p>149031</text:p>
          </table:table-cell>
          <table:table-cell office:value-type="float" office:value="653008" calcext:value-type="float">
            <text:p>653008</text:p>
          </table:table-cell>
          <table:table-cell office:value-type="float" office:value="279798" calcext:value-type="float">
            <text:p>279798</text:p>
          </table:table-cell>
          <table:table-cell office:value-type="float" office:value="61403" calcext:value-type="float">
            <text:p>61403</text:p>
          </table:table-cell>
          <table:table-cell office:value-type="float" office:value="135723" calcext:value-type="float">
            <text:p>135723</text:p>
          </table:table-cell>
          <table:table-cell office:value-type="float" office:value="872594" calcext:value-type="float">
            <text:p>872594</text:p>
          </table:table-cell>
          <table:table-cell office:value-type="float" office:value="562648" calcext:value-type="float">
            <text:p>562648</text:p>
          </table:table-cell>
          <table:table-cell office:value-type="float" office:value="1013637" calcext:value-type="float">
            <text:p>1013637</text:p>
          </table:table-cell>
          <table:table-cell office:value-type="float" office:value="1104870" calcext:value-type="float">
            <text:p>1104870</text:p>
          </table:table-cell>
          <table:table-cell office:value-type="float" office:value="597573" calcext:value-type="float">
            <text:p>597573</text:p>
          </table:table-cell>
          <table:table-cell office:value-type="float" office:value="3380123" calcext:value-type="float">
            <text:p>3380123</text:p>
          </table:table-cell>
          <table:table-cell office:value-type="float" office:value="1161712" calcext:value-type="float">
            <text:p>1161712</text:p>
          </table:table-cell>
          <table:table-cell office:value-type="float" office:value="2708553" calcext:value-type="float">
            <text:p>2708553</text:p>
          </table:table-cell>
          <table:table-cell office:value-type="float" office:value="0" calcext:value-type="float">
            <text:p>0</text:p>
          </table:table-cell>
          <table:table-cell office:value-type="float" office:value="479598" calcext:value-type="float">
            <text:p>479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014" calcext:value-type="float">
            <text:p>925014</text:p>
          </table:table-cell>
          <table:table-cell office:value-type="float" office:value="576582" calcext:value-type="float">
            <text:p>576582</text:p>
          </table:table-cell>
          <table:table-cell office:value-type="float" office:value="50163" calcext:value-type="float">
            <text:p>50163</text:p>
          </table:table-cell>
          <table:table-cell table:number-columns-repeated="2" office:value-type="float" office:value="569181" calcext:value-type="float">
            <text:p>569181</text:p>
          </table:table-cell>
          <table:table-cell office:value-type="float" office:value="362484" calcext:value-type="float">
            <text:p>362484</text:p>
          </table:table-cell>
          <table:table-cell office:value-type="float" office:value="180216" calcext:value-type="float">
            <text:p>180216</text:p>
          </table:table-cell>
          <table:table-cell office:value-type="float" office:value="2135979" calcext:value-type="float">
            <text:p>2135979</text:p>
          </table:table-cell>
          <table:table-cell office:value-type="float" office:value="522820" calcext:value-type="float">
            <text:p>522820</text:p>
          </table:table-cell>
          <table:table-cell office:value-type="float" office:value="527590" calcext:value-type="float">
            <text:p>527590</text:p>
          </table:table-cell>
          <table:table-cell office:value-type="float" office:value="77889" calcext:value-type="float">
            <text:p>77889</text:p>
          </table:table-cell>
          <table:table-cell office:value-type="float" office:value="520232" calcext:value-type="float">
            <text:p>520232</text:p>
          </table:table-cell>
          <table:table-cell office:value-type="float" office:value="375851" calcext:value-type="float">
            <text:p>375851</text:p>
          </table:table-cell>
          <table:table-cell office:value-type="float" office:value="584308" calcext:value-type="float">
            <text:p>584308</text:p>
          </table:table-cell>
          <table:table-cell office:value-type="float" office:value="412649" calcext:value-type="float">
            <text:p>412649</text:p>
          </table:table-cell>
          <table:table-cell office:value-type="float" office:value="426147" calcext:value-type="float">
            <text:p>426147</text:p>
          </table:table-cell>
          <table:table-cell office:value-type="float" office:value="261174" calcext:value-type="float">
            <text:p>261174</text:p>
          </table:table-cell>
          <table:table-cell office:value-type="float" office:value="219902" calcext:value-type="float">
            <text:p>219902</text:p>
          </table:table-cell>
          <table:table-cell office:value-type="float" office:value="188900" calcext:value-type="float">
            <text:p>188900</text:p>
          </table:table-cell>
          <table:table-cell office:value-type="float" office:value="21558115" calcext:value-type="float">
            <text:p>21558115</text:p>
          </table:table-cell>
          <table:table-cell office:value-type="float" office:value="39178" calcext:value-type="float">
            <text:p>39178</text:p>
          </table:table-cell>
          <table:table-cell office:value-type="float" office:value="6743084" calcext:value-type="float">
            <text:p>6743084</text:p>
          </table:table-cell>
          <table:table-cell office:value-type="float" office:value="34899" calcext:value-type="float">
            <text:p>34899</text:p>
          </table:table-cell>
          <table:table-cell office:value-type="float" office:value="0" calcext:value-type="float">
            <text:p>0</text:p>
          </table:table-cell>
          <table:table-cell office:value-type="float" office:value="164826" calcext:value-type="float">
            <text:p>164826</text:p>
          </table:table-cell>
          <table:table-cell office:value-type="float" office:value="688133" calcext:value-type="float">
            <text:p>688133</text:p>
          </table:table-cell>
          <table:table-cell office:value-type="float" office:value="189048" calcext:value-type="float">
            <text:p>189048</text:p>
          </table:table-cell>
          <table:table-cell office:value-type="float" office:value="156295" calcext:value-type="float">
            <text:p>156295</text:p>
          </table:table-cell>
          <table:table-cell office:value-type="float" office:value="59374" calcext:value-type="float">
            <text:p>59374</text:p>
          </table:table-cell>
          <table:table-cell office:value-type="float" office:value="154004" calcext:value-type="float">
            <text:p>154004</text:p>
          </table:table-cell>
          <table:table-cell office:value-type="float" office:value="1569130" calcext:value-type="float">
            <text:p>1569130</text:p>
          </table:table-cell>
          <table:table-cell office:value-type="float" office:value="0" calcext:value-type="float">
            <text:p>0</text:p>
          </table:table-cell>
          <table:table-cell office:value-type="float" office:value="77889" calcext:value-type="float">
            <text:p>77889</text:p>
          </table:table-cell>
          <table:table-cell office:value-type="float" office:value="0" calcext:value-type="float">
            <text:p>0</text:p>
          </table:table-cell>
          <table:table-cell office:value-type="float" office:value="951409" calcext:value-type="float">
            <text:p>951409</text:p>
          </table:table-cell>
          <table:table-cell office:value-type="float" office:value="0" calcext:value-type="float">
            <text:p>0</text:p>
          </table:table-cell>
          <table:table-cell office:value-type="float" office:value="25568" calcext:value-type="float">
            <text:p>25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274" calcext:value-type="float">
            <text:p>97274</text:p>
          </table:table-cell>
          <table:table-cell office:value-type="float" office:value="0" calcext:value-type="float">
            <text:p>0</text:p>
          </table:table-cell>
          <table:table-cell office:value-type="float" office:value="2496390" calcext:value-type="float">
            <text:p>2496390</text:p>
          </table:table-cell>
          <table:table-cell office:value-type="float" office:value="552097" calcext:value-type="float">
            <text:p>552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942" calcext:value-type="float">
            <text:p>60942</text:p>
          </table:table-cell>
          <table:table-cell office:value-type="float" office:value="170677" calcext:value-type="float">
            <text:p>170677</text:p>
          </table:table-cell>
          <table:table-cell office:value-type="float" office:value="44001" calcext:value-type="float">
            <text:p>44001</text:p>
          </table:table-cell>
          <table:table-cell office:value-type="float" office:value="143710" calcext:value-type="float">
            <text:p>1437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070" calcext:value-type="float">
            <text:p>530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90</text:p>
          </table:table-cell>
          <table:table-cell office:value-type="string" calcext:value-type="string">
            <text:p>07/09/19</text:p>
          </table:table-cell>
          <table:table-cell office:value-type="float" office:value="2.5" calcext:value-type="float">
            <text:p>2.5</text:p>
          </table:table-cell>
          <table:table-cell office:value-type="float" office:value="0.688" calcext:value-type="float">
            <text:p>0.688</text:p>
          </table:table-cell>
          <table:table-cell office:value-type="float" office:value="55.1" calcext:value-type="float">
            <text:p>55.1</text:p>
          </table:table-cell>
          <table:table-cell office:value-type="float" office:value="12.4795936876472" calcext:value-type="float">
            <text:p>12.4795936876472</text:p>
          </table:table-cell>
          <table:table-cell office:value-type="float" office:value="388048" calcext:value-type="float">
            <text:p>388048</text:p>
          </table:table-cell>
          <table:table-cell office:value-type="float" office:value="106017" calcext:value-type="float">
            <text:p>106017</text:p>
          </table:table-cell>
          <table:table-cell office:value-type="float" office:value="85106" calcext:value-type="float">
            <text:p>85106</text:p>
          </table:table-cell>
          <table:table-cell office:value-type="float" office:value="267787" calcext:value-type="float">
            <text:p>267787</text:p>
          </table:table-cell>
          <table:table-cell office:value-type="float" office:value="2456840" calcext:value-type="float">
            <text:p>2456840</text:p>
          </table:table-cell>
          <table:table-cell office:value-type="float" office:value="5156779" calcext:value-type="float">
            <text:p>5156779</text:p>
          </table:table-cell>
          <table:table-cell office:value-type="float" office:value="744638" calcext:value-type="float">
            <text:p>7446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0235" calcext:value-type="float">
            <text:p>1960235</text:p>
          </table:table-cell>
          <table:table-cell office:value-type="float" office:value="415210" calcext:value-type="float">
            <text:p>415210</text:p>
          </table:table-cell>
          <table:table-cell office:value-type="float" office:value="1264694" calcext:value-type="float">
            <text:p>1264694</text:p>
          </table:table-cell>
          <table:table-cell office:value-type="float" office:value="244877" calcext:value-type="float">
            <text:p>244877</text:p>
          </table:table-cell>
          <table:table-cell office:value-type="float" office:value="274006" calcext:value-type="float">
            <text:p>274006</text:p>
          </table:table-cell>
          <table:table-cell office:value-type="float" office:value="36066" calcext:value-type="float">
            <text:p>36066</text:p>
          </table:table-cell>
          <table:table-cell office:value-type="float" office:value="49738" calcext:value-type="float">
            <text:p>49738</text:p>
          </table:table-cell>
          <table:table-cell office:value-type="float" office:value="123516" calcext:value-type="float">
            <text:p>123516</text:p>
          </table:table-cell>
          <table:table-cell office:value-type="float" office:value="959878" calcext:value-type="float">
            <text:p>959878</text:p>
          </table:table-cell>
          <table:table-cell office:value-type="float" office:value="561345" calcext:value-type="float">
            <text:p>561345</text:p>
          </table:table-cell>
          <table:table-cell office:value-type="float" office:value="822021" calcext:value-type="float">
            <text:p>822021</text:p>
          </table:table-cell>
          <table:table-cell office:value-type="float" office:value="1097143" calcext:value-type="float">
            <text:p>1097143</text:p>
          </table:table-cell>
          <table:table-cell office:value-type="float" office:value="686010" calcext:value-type="float">
            <text:p>686010</text:p>
          </table:table-cell>
          <table:table-cell office:value-type="float" office:value="3855656" calcext:value-type="float">
            <text:p>3855656</text:p>
          </table:table-cell>
          <table:table-cell office:value-type="float" office:value="995447" calcext:value-type="float">
            <text:p>995447</text:p>
          </table:table-cell>
          <table:table-cell office:value-type="float" office:value="1901233" calcext:value-type="float">
            <text:p>1901233</text:p>
          </table:table-cell>
          <table:table-cell office:value-type="float" office:value="0" calcext:value-type="float">
            <text:p>0</text:p>
          </table:table-cell>
          <table:table-cell office:value-type="float" office:value="499674" calcext:value-type="float">
            <text:p>499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602" calcext:value-type="float">
            <text:p>884602</text:p>
          </table:table-cell>
          <table:table-cell office:value-type="float" office:value="4622426" calcext:value-type="float">
            <text:p>4622426</text:p>
          </table:table-cell>
          <table:table-cell office:value-type="float" office:value="78974" calcext:value-type="float">
            <text:p>78974</text:p>
          </table:table-cell>
          <table:table-cell office:value-type="float" office:value="491156" calcext:value-type="float">
            <text:p>491156</text:p>
          </table:table-cell>
          <table:table-cell office:value-type="float" office:value="491157" calcext:value-type="float">
            <text:p>491157</text:p>
          </table:table-cell>
          <table:table-cell office:value-type="float" office:value="373326" calcext:value-type="float">
            <text:p>373326</text:p>
          </table:table-cell>
          <table:table-cell office:value-type="float" office:value="176432" calcext:value-type="float">
            <text:p>176432</text:p>
          </table:table-cell>
          <table:table-cell office:value-type="float" office:value="1890320" calcext:value-type="float">
            <text:p>1890320</text:p>
          </table:table-cell>
          <table:table-cell office:value-type="float" office:value="498876" calcext:value-type="float">
            <text:p>498876</text:p>
          </table:table-cell>
          <table:table-cell office:value-type="float" office:value="638642" calcext:value-type="float">
            <text:p>638642</text:p>
          </table:table-cell>
          <table:table-cell office:value-type="float" office:value="117116" calcext:value-type="float">
            <text:p>117116</text:p>
          </table:table-cell>
          <table:table-cell office:value-type="float" office:value="546100" calcext:value-type="float">
            <text:p>546100</text:p>
          </table:table-cell>
          <table:table-cell office:value-type="float" office:value="264891" calcext:value-type="float">
            <text:p>264891</text:p>
          </table:table-cell>
          <table:table-cell office:value-type="float" office:value="493709" calcext:value-type="float">
            <text:p>493709</text:p>
          </table:table-cell>
          <table:table-cell office:value-type="float" office:value="409073" calcext:value-type="float">
            <text:p>409073</text:p>
          </table:table-cell>
          <table:table-cell office:value-type="float" office:value="477609" calcext:value-type="float">
            <text:p>477609</text:p>
          </table:table-cell>
          <table:table-cell office:value-type="float" office:value="285394" calcext:value-type="float">
            <text:p>285394</text:p>
          </table:table-cell>
          <table:table-cell office:value-type="float" office:value="239807" calcext:value-type="float">
            <text:p>239807</text:p>
          </table:table-cell>
          <table:table-cell office:value-type="float" office:value="169586" calcext:value-type="float">
            <text:p>169586</text:p>
          </table:table-cell>
          <table:table-cell office:value-type="float" office:value="177695010" calcext:value-type="float">
            <text:p>177695010</text:p>
          </table:table-cell>
          <table:table-cell office:value-type="float" office:value="42050" calcext:value-type="float">
            <text:p>42050</text:p>
          </table:table-cell>
          <table:table-cell office:value-type="float" office:value="2396607" calcext:value-type="float">
            <text:p>2396607</text:p>
          </table:table-cell>
          <table:table-cell office:value-type="float" office:value="51833" calcext:value-type="float">
            <text:p>51833</text:p>
          </table:table-cell>
          <table:table-cell office:value-type="float" office:value="0" calcext:value-type="float">
            <text:p>0</text:p>
          </table:table-cell>
          <table:table-cell office:value-type="float" office:value="214475" calcext:value-type="float">
            <text:p>214475</text:p>
          </table:table-cell>
          <table:table-cell office:value-type="float" office:value="711034" calcext:value-type="float">
            <text:p>711034</text:p>
          </table:table-cell>
          <table:table-cell office:value-type="float" office:value="143460" calcext:value-type="float">
            <text:p>143460</text:p>
          </table:table-cell>
          <table:table-cell office:value-type="float" office:value="195672" calcext:value-type="float">
            <text:p>195672</text:p>
          </table:table-cell>
          <table:table-cell office:value-type="float" office:value="84923" calcext:value-type="float">
            <text:p>84923</text:p>
          </table:table-cell>
          <table:table-cell office:value-type="float" office:value="126074" calcext:value-type="float">
            <text:p>126074</text:p>
          </table:table-cell>
          <table:table-cell office:value-type="float" office:value="1513424" calcext:value-type="float">
            <text:p>1513424</text:p>
          </table:table-cell>
          <table:table-cell office:value-type="float" office:value="0" calcext:value-type="float">
            <text:p>0</text:p>
          </table:table-cell>
          <table:table-cell office:value-type="float" office:value="117686" calcext:value-type="float">
            <text:p>117686</text:p>
          </table:table-cell>
          <table:table-cell office:value-type="float" office:value="0" calcext:value-type="float">
            <text:p>0</text:p>
          </table:table-cell>
          <table:table-cell office:value-type="float" office:value="764302" calcext:value-type="float">
            <text:p>764302</text:p>
          </table:table-cell>
          <table:table-cell office:value-type="float" office:value="0" calcext:value-type="float">
            <text:p>0</text:p>
          </table:table-cell>
          <table:table-cell office:value-type="float" office:value="28087" calcext:value-type="float">
            <text:p>28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64" calcext:value-type="float">
            <text:p>68964</text:p>
          </table:table-cell>
          <table:table-cell office:value-type="float" office:value="0" calcext:value-type="float">
            <text:p>0</text:p>
          </table:table-cell>
          <table:table-cell office:value-type="float" office:value="2869506" calcext:value-type="float">
            <text:p>2869506</text:p>
          </table:table-cell>
          <table:table-cell office:value-type="float" office:value="452072" calcext:value-type="float">
            <text:p>452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538" calcext:value-type="float">
            <text:p>58538</text:p>
          </table:table-cell>
          <table:table-cell office:value-type="float" office:value="117152" calcext:value-type="float">
            <text:p>117152</text:p>
          </table:table-cell>
          <table:table-cell office:value-type="float" office:value="44726" calcext:value-type="float">
            <text:p>44726</text:p>
          </table:table-cell>
          <table:table-cell office:value-type="float" office:value="126056" calcext:value-type="float">
            <text:p>1260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58" calcext:value-type="float">
            <text:p>400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91</text:p>
          </table:table-cell>
          <table:table-cell office:value-type="string" calcext:value-type="string">
            <text:p>07/10/19</text:p>
          </table:table-cell>
          <table:table-cell office:value-type="float" office:value="2.5" calcext:value-type="float">
            <text:p>2.5</text:p>
          </table:table-cell>
          <table:table-cell office:value-type="float" office:value="0.879" calcext:value-type="float">
            <text:p>0.879</text:p>
          </table:table-cell>
          <table:table-cell office:value-type="float" office:value="55.1" calcext:value-type="float">
            <text:p>55.1</text:p>
          </table:table-cell>
          <table:table-cell office:value-type="float" office:value="15.9441320515144" calcext:value-type="float">
            <text:p>15.9441320515144</text:p>
          </table:table-cell>
          <table:table-cell office:value-type="float" office:value="447784" calcext:value-type="float">
            <text:p>447784</text:p>
          </table:table-cell>
          <table:table-cell office:value-type="float" office:value="122238" calcext:value-type="float">
            <text:p>122238</text:p>
          </table:table-cell>
          <table:table-cell office:value-type="float" office:value="795257" calcext:value-type="float">
            <text:p>795257</text:p>
          </table:table-cell>
          <table:table-cell office:value-type="float" office:value="363826" calcext:value-type="float">
            <text:p>363826</text:p>
          </table:table-cell>
          <table:table-cell office:value-type="float" office:value="2487551" calcext:value-type="float">
            <text:p>2487551</text:p>
          </table:table-cell>
          <table:table-cell office:value-type="float" office:value="4858297" calcext:value-type="float">
            <text:p>4858297</text:p>
          </table:table-cell>
          <table:table-cell office:value-type="float" office:value="737991" calcext:value-type="float">
            <text:p>7379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7669" calcext:value-type="float">
            <text:p>1687669</text:p>
          </table:table-cell>
          <table:table-cell office:value-type="float" office:value="320124" calcext:value-type="float">
            <text:p>320124</text:p>
          </table:table-cell>
          <table:table-cell office:value-type="float" office:value="1490569" calcext:value-type="float">
            <text:p>1490569</text:p>
          </table:table-cell>
          <table:table-cell office:value-type="float" office:value="205641" calcext:value-type="float">
            <text:p>205641</text:p>
          </table:table-cell>
          <table:table-cell office:value-type="float" office:value="393935" calcext:value-type="float">
            <text:p>393935</text:p>
          </table:table-cell>
          <table:table-cell office:value-type="float" office:value="293063" calcext:value-type="float">
            <text:p>293063</text:p>
          </table:table-cell>
          <table:table-cell office:value-type="float" office:value="45245" calcext:value-type="float">
            <text:p>45245</text:p>
          </table:table-cell>
          <table:table-cell office:value-type="float" office:value="122582" calcext:value-type="float">
            <text:p>122582</text:p>
          </table:table-cell>
          <table:table-cell office:value-type="float" office:value="901632" calcext:value-type="float">
            <text:p>901632</text:p>
          </table:table-cell>
          <table:table-cell office:value-type="float" office:value="836115" calcext:value-type="float">
            <text:p>836115</text:p>
          </table:table-cell>
          <table:table-cell office:value-type="float" office:value="972108" calcext:value-type="float">
            <text:p>972108</text:p>
          </table:table-cell>
          <table:table-cell office:value-type="float" office:value="1014026" calcext:value-type="float">
            <text:p>1014026</text:p>
          </table:table-cell>
          <table:table-cell office:value-type="float" office:value="646882" calcext:value-type="float">
            <text:p>646882</text:p>
          </table:table-cell>
          <table:table-cell office:value-type="float" office:value="4041759" calcext:value-type="float">
            <text:p>4041759</text:p>
          </table:table-cell>
          <table:table-cell office:value-type="float" office:value="912966" calcext:value-type="float">
            <text:p>912966</text:p>
          </table:table-cell>
          <table:table-cell office:value-type="float" office:value="2116606" calcext:value-type="float">
            <text:p>2116606</text:p>
          </table:table-cell>
          <table:table-cell office:value-type="float" office:value="0" calcext:value-type="float">
            <text:p>0</text:p>
          </table:table-cell>
          <table:table-cell office:value-type="float" office:value="481418" calcext:value-type="float">
            <text:p>481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580" calcext:value-type="float">
            <text:p>1146580</text:p>
          </table:table-cell>
          <table:table-cell office:value-type="float" office:value="515275" calcext:value-type="float">
            <text:p>515275</text:p>
          </table:table-cell>
          <table:table-cell office:value-type="float" office:value="44120" calcext:value-type="float">
            <text:p>44120</text:p>
          </table:table-cell>
          <table:table-cell table:number-columns-repeated="2" office:value-type="float" office:value="585759" calcext:value-type="float">
            <text:p>585759</text:p>
          </table:table-cell>
          <table:table-cell office:value-type="float" office:value="376590" calcext:value-type="float">
            <text:p>376590</text:p>
          </table:table-cell>
          <table:table-cell office:value-type="float" office:value="165500" calcext:value-type="float">
            <text:p>165500</text:p>
          </table:table-cell>
          <table:table-cell office:value-type="float" office:value="2091679" calcext:value-type="float">
            <text:p>2091679</text:p>
          </table:table-cell>
          <table:table-cell office:value-type="float" office:value="475389" calcext:value-type="float">
            <text:p>475389</text:p>
          </table:table-cell>
          <table:table-cell office:value-type="float" office:value="641309" calcext:value-type="float">
            <text:p>641309</text:p>
          </table:table-cell>
          <table:table-cell office:value-type="float" office:value="102999" calcext:value-type="float">
            <text:p>102999</text:p>
          </table:table-cell>
          <table:table-cell office:value-type="float" office:value="418696" calcext:value-type="float">
            <text:p>418696</text:p>
          </table:table-cell>
          <table:table-cell office:value-type="float" office:value="510979" calcext:value-type="float">
            <text:p>510979</text:p>
          </table:table-cell>
          <table:table-cell office:value-type="float" office:value="552870" calcext:value-type="float">
            <text:p>552870</text:p>
          </table:table-cell>
          <table:table-cell office:value-type="float" office:value="359918" calcext:value-type="float">
            <text:p>359918</text:p>
          </table:table-cell>
          <table:table-cell office:value-type="float" office:value="440653" calcext:value-type="float">
            <text:p>440653</text:p>
          </table:table-cell>
          <table:table-cell office:value-type="float" office:value="1038376" calcext:value-type="float">
            <text:p>1038376</text:p>
          </table:table-cell>
          <table:table-cell office:value-type="float" office:value="690135" calcext:value-type="float">
            <text:p>690135</text:p>
          </table:table-cell>
          <table:table-cell office:value-type="float" office:value="167996" calcext:value-type="float">
            <text:p>167996</text:p>
          </table:table-cell>
          <table:table-cell office:value-type="float" office:value="10368406" calcext:value-type="float">
            <text:p>10368406</text:p>
          </table:table-cell>
          <table:table-cell office:value-type="float" office:value="40649" calcext:value-type="float">
            <text:p>40649</text:p>
          </table:table-cell>
          <table:table-cell office:value-type="float" office:value="2605684" calcext:value-type="float">
            <text:p>2605684</text:p>
          </table:table-cell>
          <table:table-cell office:value-type="float" office:value="18686" calcext:value-type="float">
            <text:p>18686</text:p>
          </table:table-cell>
          <table:table-cell office:value-type="float" office:value="0" calcext:value-type="float">
            <text:p>0</text:p>
          </table:table-cell>
          <table:table-cell office:value-type="float" office:value="229116" calcext:value-type="float">
            <text:p>229116</text:p>
          </table:table-cell>
          <table:table-cell office:value-type="float" office:value="870874" calcext:value-type="float">
            <text:p>870874</text:p>
          </table:table-cell>
          <table:table-cell office:value-type="float" office:value="149653" calcext:value-type="float">
            <text:p>149653</text:p>
          </table:table-cell>
          <table:table-cell office:value-type="float" office:value="175056" calcext:value-type="float">
            <text:p>175056</text:p>
          </table:table-cell>
          <table:table-cell office:value-type="float" office:value="76564" calcext:value-type="float">
            <text:p>76564</text:p>
          </table:table-cell>
          <table:table-cell office:value-type="float" office:value="194582" calcext:value-type="float">
            <text:p>194582</text:p>
          </table:table-cell>
          <table:table-cell office:value-type="float" office:value="1605354" calcext:value-type="float">
            <text:p>1605354</text:p>
          </table:table-cell>
          <table:table-cell office:value-type="float" office:value="0" calcext:value-type="float">
            <text:p>0</text:p>
          </table:table-cell>
          <table:table-cell office:value-type="float" office:value="511199" calcext:value-type="float">
            <text:p>511199</text:p>
          </table:table-cell>
          <table:table-cell office:value-type="float" office:value="0" calcext:value-type="float">
            <text:p>0</text:p>
          </table:table-cell>
          <table:table-cell office:value-type="float" office:value="1087998" calcext:value-type="float">
            <text:p>1087998</text:p>
          </table:table-cell>
          <table:table-cell office:value-type="float" office:value="0" calcext:value-type="float">
            <text:p>0</text:p>
          </table:table-cell>
          <table:table-cell office:value-type="float" office:value="22407" calcext:value-type="float">
            <text:p>22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76" calcext:value-type="float">
            <text:p>49876</text:p>
          </table:table-cell>
          <table:table-cell office:value-type="float" office:value="0" calcext:value-type="float">
            <text:p>0</text:p>
          </table:table-cell>
          <table:table-cell office:value-type="float" office:value="2869506" calcext:value-type="float">
            <text:p>2869506</text:p>
          </table:table-cell>
          <table:table-cell office:value-type="float" office:value="435396" calcext:value-type="float">
            <text:p>435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68" calcext:value-type="float">
            <text:p>54068</text:p>
          </table:table-cell>
          <table:table-cell office:value-type="float" office:value="80056" calcext:value-type="float">
            <text:p>80056</text:p>
          </table:table-cell>
          <table:table-cell office:value-type="float" office:value="45005" calcext:value-type="float">
            <text:p>45005</text:p>
          </table:table-cell>
          <table:table-cell office:value-type="float" office:value="1000935" calcext:value-type="float">
            <text:p>10009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11" calcext:value-type="float">
            <text:p>409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92</text:p>
          </table:table-cell>
          <table:table-cell office:value-type="string" calcext:value-type="string">
            <text:p>07/11/19</text:p>
          </table:table-cell>
          <table:table-cell office:value-type="float" office:value="2.5" calcext:value-type="float">
            <text:p>2.5</text:p>
          </table:table-cell>
          <table:table-cell office:value-type="float" office:value="0.938" calcext:value-type="float">
            <text:p>0.938</text:p>
          </table:table-cell>
          <table:table-cell office:value-type="float" office:value="55.1" calcext:value-type="float">
            <text:p>55.1</text:p>
          </table:table-cell>
          <table:table-cell office:value-type="float" office:value="17.0143297660079" calcext:value-type="float">
            <text:p>17.0143297660079</text:p>
          </table:table-cell>
          <table:table-cell office:value-type="float" office:value="571623" calcext:value-type="float">
            <text:p>571623</text:p>
          </table:table-cell>
          <table:table-cell office:value-type="float" office:value="110173" calcext:value-type="float">
            <text:p>110173</text:p>
          </table:table-cell>
          <table:table-cell office:value-type="float" office:value="833208" calcext:value-type="float">
            <text:p>833208</text:p>
          </table:table-cell>
          <table:table-cell office:value-type="float" office:value="399583" calcext:value-type="float">
            <text:p>399583</text:p>
          </table:table-cell>
          <table:table-cell office:value-type="float" office:value="3230976" calcext:value-type="float">
            <text:p>3230976</text:p>
          </table:table-cell>
          <table:table-cell office:value-type="float" office:value="5833221" calcext:value-type="float">
            <text:p>5833221</text:p>
          </table:table-cell>
          <table:table-cell office:value-type="float" office:value="863889" calcext:value-type="float">
            <text:p>8638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4686" calcext:value-type="float">
            <text:p>1654686</text:p>
          </table:table-cell>
          <table:table-cell office:value-type="float" office:value="488162" calcext:value-type="float">
            <text:p>488162</text:p>
          </table:table-cell>
          <table:table-cell office:value-type="float" office:value="1656100" calcext:value-type="float">
            <text:p>1656100</text:p>
          </table:table-cell>
          <table:table-cell office:value-type="float" office:value="247931" calcext:value-type="float">
            <text:p>247931</text:p>
          </table:table-cell>
          <table:table-cell office:value-type="float" office:value="417736" calcext:value-type="float">
            <text:p>417736</text:p>
          </table:table-cell>
          <table:table-cell office:value-type="float" office:value="479770" calcext:value-type="float">
            <text:p>479770</text:p>
          </table:table-cell>
          <table:table-cell office:value-type="float" office:value="114014" calcext:value-type="float">
            <text:p>114014</text:p>
          </table:table-cell>
          <table:table-cell office:value-type="float" office:value="177592" calcext:value-type="float">
            <text:p>177592</text:p>
          </table:table-cell>
          <table:table-cell office:value-type="float" office:value="1546082" calcext:value-type="float">
            <text:p>1546082</text:p>
          </table:table-cell>
          <table:table-cell office:value-type="float" office:value="974200" calcext:value-type="float">
            <text:p>974200</text:p>
          </table:table-cell>
          <table:table-cell office:value-type="float" office:value="1639853" calcext:value-type="float">
            <text:p>1639853</text:p>
          </table:table-cell>
          <table:table-cell office:value-type="float" office:value="1627708" calcext:value-type="float">
            <text:p>1627708</text:p>
          </table:table-cell>
          <table:table-cell office:value-type="float" office:value="944483" calcext:value-type="float">
            <text:p>944483</text:p>
          </table:table-cell>
          <table:table-cell office:value-type="float" office:value="6158352" calcext:value-type="float">
            <text:p>6158352</text:p>
          </table:table-cell>
          <table:table-cell office:value-type="float" office:value="1709034" calcext:value-type="float">
            <text:p>1709034</text:p>
          </table:table-cell>
          <table:table-cell office:value-type="float" office:value="4140969" calcext:value-type="float">
            <text:p>4140969</text:p>
          </table:table-cell>
          <table:table-cell office:value-type="float" office:value="0" calcext:value-type="float">
            <text:p>0</text:p>
          </table:table-cell>
          <table:table-cell office:value-type="float" office:value="682495" calcext:value-type="float">
            <text:p>68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1339" calcext:value-type="float">
            <text:p>1521339</text:p>
          </table:table-cell>
          <table:table-cell office:value-type="float" office:value="788935" calcext:value-type="float">
            <text:p>788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0997" calcext:value-type="float">
            <text:p>560997</text:p>
          </table:table-cell>
          <table:table-cell office:value-type="float" office:value="39215" calcext:value-type="float">
            <text:p>39215</text:p>
          </table:table-cell>
          <table:table-cell office:value-type="float" office:value="262081" calcext:value-type="float">
            <text:p>262081</text:p>
          </table:table-cell>
          <table:table-cell office:value-type="float" office:value="1455775" calcext:value-type="float">
            <text:p>1455775</text:p>
          </table:table-cell>
          <table:table-cell office:value-type="float" office:value="627591" calcext:value-type="float">
            <text:p>627591</text:p>
          </table:table-cell>
          <table:table-cell office:value-type="float" office:value="687400" calcext:value-type="float">
            <text:p>687400</text:p>
          </table:table-cell>
          <table:table-cell office:value-type="float" office:value="709799" calcext:value-type="float">
            <text:p>709799</text:p>
          </table:table-cell>
          <table:table-cell office:value-type="float" office:value="571430" calcext:value-type="float">
            <text:p>571430</text:p>
          </table:table-cell>
          <table:table-cell office:value-type="float" office:value="651102" calcext:value-type="float">
            <text:p>651102</text:p>
          </table:table-cell>
          <table:table-cell office:value-type="float" office:value="818076" calcext:value-type="float">
            <text:p>818076</text:p>
          </table:table-cell>
          <table:table-cell office:value-type="float" office:value="541299" calcext:value-type="float">
            <text:p>541299</text:p>
          </table:table-cell>
          <table:table-cell office:value-type="float" office:value="552684" calcext:value-type="float">
            <text:p>552684</text:p>
          </table:table-cell>
          <table:table-cell office:value-type="float" office:value="294616" calcext:value-type="float">
            <text:p>294616</text:p>
          </table:table-cell>
          <table:table-cell office:value-type="float" office:value="1013918" calcext:value-type="float">
            <text:p>1013918</text:p>
          </table:table-cell>
          <table:table-cell office:value-type="float" office:value="383795" calcext:value-type="float">
            <text:p>383795</text:p>
          </table:table-cell>
          <table:table-cell office:value-type="float" office:value="9452204" calcext:value-type="float">
            <text:p>9452204</text:p>
          </table:table-cell>
          <table:table-cell office:value-type="float" office:value="30143" calcext:value-type="float">
            <text:p>30143</text:p>
          </table:table-cell>
          <table:table-cell office:value-type="float" office:value="2156485" calcext:value-type="float">
            <text:p>2156485</text:p>
          </table:table-cell>
          <table:table-cell office:value-type="float" office:value="48709" calcext:value-type="float">
            <text:p>48709</text:p>
          </table:table-cell>
          <table:table-cell office:value-type="float" office:value="0" calcext:value-type="float">
            <text:p>0</text:p>
          </table:table-cell>
          <table:table-cell office:value-type="float" office:value="249317" calcext:value-type="float">
            <text:p>249317</text:p>
          </table:table-cell>
          <table:table-cell office:value-type="float" office:value="699250" calcext:value-type="float">
            <text:p>699250</text:p>
          </table:table-cell>
          <table:table-cell office:value-type="float" office:value="193068" calcext:value-type="float">
            <text:p>193068</text:p>
          </table:table-cell>
          <table:table-cell office:value-type="float" office:value="188488" calcext:value-type="float">
            <text:p>188488</text:p>
          </table:table-cell>
          <table:table-cell office:value-type="float" office:value="17052" calcext:value-type="float">
            <text:p>17052</text:p>
          </table:table-cell>
          <table:table-cell office:value-type="float" office:value="141775" calcext:value-type="float">
            <text:p>141775</text:p>
          </table:table-cell>
          <table:table-cell office:value-type="float" office:value="2080292" calcext:value-type="float">
            <text:p>2080292</text:p>
          </table:table-cell>
          <table:table-cell office:value-type="float" office:value="0" calcext:value-type="float">
            <text:p>0</text:p>
          </table:table-cell>
          <table:table-cell office:value-type="float" office:value="182286" calcext:value-type="float">
            <text:p>182286</text:p>
          </table:table-cell>
          <table:table-cell office:value-type="float" office:value="0" calcext:value-type="float">
            <text:p>0</text:p>
          </table:table-cell>
          <table:table-cell office:value-type="float" office:value="1328051" calcext:value-type="float">
            <text:p>1328051</text:p>
          </table:table-cell>
          <table:table-cell office:value-type="float" office:value="0" calcext:value-type="float">
            <text:p>0</text:p>
          </table:table-cell>
          <table:table-cell office:value-type="float" office:value="20555" calcext:value-type="float">
            <text:p>20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056" calcext:value-type="float">
            <text:p>144056</text:p>
          </table:table-cell>
          <table:table-cell office:value-type="float" office:value="0" calcext:value-type="float">
            <text:p>0</text:p>
          </table:table-cell>
          <table:table-cell office:value-type="float" office:value="2393551" calcext:value-type="float">
            <text:p>2393551</text:p>
          </table:table-cell>
          <table:table-cell office:value-type="float" office:value="548651" calcext:value-type="float">
            <text:p>548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94" calcext:value-type="float">
            <text:p>60794</text:p>
          </table:table-cell>
          <table:table-cell office:value-type="float" office:value="165071" calcext:value-type="float">
            <text:p>165071</text:p>
          </table:table-cell>
          <table:table-cell office:value-type="float" office:value="63523" calcext:value-type="float">
            <text:p>63523</text:p>
          </table:table-cell>
          <table:table-cell office:value-type="float" office:value="142634" calcext:value-type="float">
            <text:p>1426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76" calcext:value-type="float">
            <text:p>162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193</text:p>
          </table:table-cell>
          <table:table-cell office:value-type="string" calcext:value-type="string">
            <text:p>07/12/19</text:p>
          </table:table-cell>
          <table:table-cell office:value-type="float" office:value="2.5" calcext:value-type="float">
            <text:p>2.5</text:p>
          </table:table-cell>
          <table:table-cell office:value-type="float" office:value="0.696" calcext:value-type="float">
            <text:p>0.696</text:p>
          </table:table-cell>
          <table:table-cell office:value-type="float" office:value="55.1" calcext:value-type="float">
            <text:p>55.1</text:p>
          </table:table-cell>
          <table:table-cell office:value-type="float" office:value="12.6247052421549" calcext:value-type="float">
            <text:p>12.6247052421549</text:p>
          </table:table-cell>
          <table:table-cell office:value-type="float" office:value="356364" calcext:value-type="float">
            <text:p>356364</text:p>
          </table:table-cell>
          <table:table-cell office:value-type="float" office:value="195102" calcext:value-type="float">
            <text:p>195102</text:p>
          </table:table-cell>
          <table:table-cell office:value-type="float" office:value="785705" calcext:value-type="float">
            <text:p>785705</text:p>
          </table:table-cell>
          <table:table-cell office:value-type="float" office:value="573985" calcext:value-type="float">
            <text:p>573985</text:p>
          </table:table-cell>
          <table:table-cell office:value-type="float" office:value="1229059" calcext:value-type="float">
            <text:p>1229059</text:p>
          </table:table-cell>
          <table:table-cell office:value-type="float" office:value="1704731" calcext:value-type="float">
            <text:p>1704731</text:p>
          </table:table-cell>
          <table:table-cell office:value-type="float" office:value="328562" calcext:value-type="float">
            <text:p>328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0" calcext:value-type="float">
            <text:p>29160</text:p>
          </table:table-cell>
          <table:table-cell office:value-type="float" office:value="1838357" calcext:value-type="float">
            <text:p>1838357</text:p>
          </table:table-cell>
          <table:table-cell office:value-type="float" office:value="237958" calcext:value-type="float">
            <text:p>237958</text:p>
          </table:table-cell>
          <table:table-cell office:value-type="float" office:value="1295017" calcext:value-type="float">
            <text:p>1295017</text:p>
          </table:table-cell>
          <table:table-cell office:value-type="float" office:value="123094" calcext:value-type="float">
            <text:p>123094</text:p>
          </table:table-cell>
          <table:table-cell office:value-type="float" office:value="245328" calcext:value-type="float">
            <text:p>245328</text:p>
          </table:table-cell>
          <table:table-cell office:value-type="float" office:value="286385" calcext:value-type="float">
            <text:p>286385</text:p>
          </table:table-cell>
          <table:table-cell office:value-type="float" office:value="28656" calcext:value-type="float">
            <text:p>28656</text:p>
          </table:table-cell>
          <table:table-cell office:value-type="float" office:value="83347" calcext:value-type="float">
            <text:p>83347</text:p>
          </table:table-cell>
          <table:table-cell office:value-type="float" office:value="542594" calcext:value-type="float">
            <text:p>542594</text:p>
          </table:table-cell>
          <table:table-cell office:value-type="float" office:value="385985" calcext:value-type="float">
            <text:p>385985</text:p>
          </table:table-cell>
          <table:table-cell office:value-type="float" office:value="87379" calcext:value-type="float">
            <text:p>87379</text:p>
          </table:table-cell>
          <table:table-cell office:value-type="float" office:value="303598" calcext:value-type="float">
            <text:p>303598</text:p>
          </table:table-cell>
          <table:table-cell office:value-type="float" office:value="340362" calcext:value-type="float">
            <text:p>340362</text:p>
          </table:table-cell>
          <table:table-cell office:value-type="float" office:value="1712129" calcext:value-type="float">
            <text:p>1712129</text:p>
          </table:table-cell>
          <table:table-cell office:value-type="float" office:value="404636" calcext:value-type="float">
            <text:p>404636</text:p>
          </table:table-cell>
          <table:table-cell office:value-type="float" office:value="538294" calcext:value-type="float">
            <text:p>538294</text:p>
          </table:table-cell>
          <table:table-cell office:value-type="float" office:value="0" calcext:value-type="float">
            <text:p>0</text:p>
          </table:table-cell>
          <table:table-cell office:value-type="float" office:value="159004" calcext:value-type="float">
            <text:p>15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019" calcext:value-type="float">
            <text:p>641019</text:p>
          </table:table-cell>
          <table:table-cell office:value-type="float" office:value="355074" calcext:value-type="float">
            <text:p>355074</text:p>
          </table:table-cell>
          <table:table-cell office:value-type="float" office:value="212035" calcext:value-type="float">
            <text:p>212035</text:p>
          </table:table-cell>
          <table:table-cell table:number-columns-repeated="2" office:value-type="float" office:value="465718" calcext:value-type="float">
            <text:p>465718</text:p>
          </table:table-cell>
          <table:table-cell office:value-type="float" office:value="482625" calcext:value-type="float">
            <text:p>482625</text:p>
          </table:table-cell>
          <table:table-cell office:value-type="float" office:value="231873" calcext:value-type="float">
            <text:p>231873</text:p>
          </table:table-cell>
          <table:table-cell office:value-type="float" office:value="773806" calcext:value-type="float">
            <text:p>773806</text:p>
          </table:table-cell>
          <table:table-cell office:value-type="float" office:value="455234" calcext:value-type="float">
            <text:p>455234</text:p>
          </table:table-cell>
          <table:table-cell office:value-type="float" office:value="568881" calcext:value-type="float">
            <text:p>568881</text:p>
          </table:table-cell>
          <table:table-cell office:value-type="float" office:value="105528" calcext:value-type="float">
            <text:p>105528</text:p>
          </table:table-cell>
          <table:table-cell office:value-type="float" office:value="344606" calcext:value-type="float">
            <text:p>344606</text:p>
          </table:table-cell>
          <table:table-cell office:value-type="float" office:value="214328" calcext:value-type="float">
            <text:p>214328</text:p>
          </table:table-cell>
          <table:table-cell office:value-type="float" office:value="465539" calcext:value-type="float">
            <text:p>465539</text:p>
          </table:table-cell>
          <table:table-cell office:value-type="float" office:value="354039" calcext:value-type="float">
            <text:p>354039</text:p>
          </table:table-cell>
          <table:table-cell office:value-type="float" office:value="307413" calcext:value-type="float">
            <text:p>307413</text:p>
          </table:table-cell>
          <table:table-cell office:value-type="float" office:value="189872" calcext:value-type="float">
            <text:p>189872</text:p>
          </table:table-cell>
          <table:table-cell office:value-type="float" office:value="325758" calcext:value-type="float">
            <text:p>325758</text:p>
          </table:table-cell>
          <table:table-cell office:value-type="float" office:value="133310" calcext:value-type="float">
            <text:p>133310</text:p>
          </table:table-cell>
          <table:table-cell office:value-type="float" office:value="14888792" calcext:value-type="float">
            <text:p>14888792</text:p>
          </table:table-cell>
          <table:table-cell office:value-type="float" office:value="42356" calcext:value-type="float">
            <text:p>42356</text:p>
          </table:table-cell>
          <table:table-cell office:value-type="float" office:value="3665630" calcext:value-type="float">
            <text:p>3665630</text:p>
          </table:table-cell>
          <table:table-cell office:value-type="float" office:value="68634" calcext:value-type="float">
            <text:p>68634</text:p>
          </table:table-cell>
          <table:table-cell office:value-type="float" office:value="0" calcext:value-type="float">
            <text:p>0</text:p>
          </table:table-cell>
          <table:table-cell office:value-type="float" office:value="149060" calcext:value-type="float">
            <text:p>149060</text:p>
          </table:table-cell>
          <table:table-cell office:value-type="float" office:value="717709" calcext:value-type="float">
            <text:p>717709</text:p>
          </table:table-cell>
          <table:table-cell office:value-type="float" office:value="118340" calcext:value-type="float">
            <text:p>118340</text:p>
          </table:table-cell>
          <table:table-cell office:value-type="float" office:value="80591" calcext:value-type="float">
            <text:p>80591</text:p>
          </table:table-cell>
          <table:table-cell office:value-type="float" office:value="103302" calcext:value-type="float">
            <text:p>103302</text:p>
          </table:table-cell>
          <table:table-cell office:value-type="float" office:value="117711" calcext:value-type="float">
            <text:p>117711</text:p>
          </table:table-cell>
          <table:table-cell office:value-type="float" office:value="1028248" calcext:value-type="float">
            <text:p>1028248</text:p>
          </table:table-cell>
          <table:table-cell office:value-type="float" office:value="0" calcext:value-type="float">
            <text:p>0</text:p>
          </table:table-cell>
          <table:table-cell office:value-type="float" office:value="105207" calcext:value-type="float">
            <text:p>105207</text:p>
          </table:table-cell>
          <table:table-cell office:value-type="float" office:value="0" calcext:value-type="float">
            <text:p>0</text:p>
          </table:table-cell>
          <table:table-cell office:value-type="float" office:value="613430" calcext:value-type="float">
            <text:p>613430</text:p>
          </table:table-cell>
          <table:table-cell office:value-type="float" office:value="0" calcext:value-type="float">
            <text:p>0</text:p>
          </table:table-cell>
          <table:table-cell office:value-type="float" office:value="30062" calcext:value-type="float">
            <text:p>30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934" calcext:value-type="float">
            <text:p>61934</text:p>
          </table:table-cell>
          <table:table-cell office:value-type="float" office:value="0" calcext:value-type="float">
            <text:p>0</text:p>
          </table:table-cell>
          <table:table-cell office:value-type="float" office:value="4157591" calcext:value-type="float">
            <text:p>4157591</text:p>
          </table:table-cell>
          <table:table-cell office:value-type="float" office:value="720124" calcext:value-type="float">
            <text:p>720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091" calcext:value-type="float">
            <text:p>89091</text:p>
          </table:table-cell>
          <table:table-cell office:value-type="float" office:value="164063" calcext:value-type="float">
            <text:p>164063</text:p>
          </table:table-cell>
          <table:table-cell office:value-type="float" office:value="63530" calcext:value-type="float">
            <text:p>63530</text:p>
          </table:table-cell>
          <table:table-cell office:value-type="float" office:value="156820" calcext:value-type="float">
            <text:p>1568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606" calcext:value-type="float">
            <text:p>446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84" calcext:value-type="float">
            <text:p>13084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BL7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893880" calcext:value-type="float">
            <text:p>8938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760" calcext:value-type="float">
            <text:p>26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6789" calcext:value-type="float">
            <text:p>1296789</text:p>
          </table:table-cell>
          <table:table-cell office:value-type="float" office:value="15076" calcext:value-type="float">
            <text:p>15076</text:p>
          </table:table-cell>
          <table:table-cell office:value-type="float" office:value="1401864" calcext:value-type="float">
            <text:p>1401864</text:p>
          </table:table-cell>
          <table:table-cell office:value-type="float" office:value="50512" calcext:value-type="float">
            <text:p>50512</text:p>
          </table:table-cell>
          <table:table-cell office:value-type="float" office:value="17832" calcext:value-type="float">
            <text:p>17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915" calcext:value-type="float">
            <text:p>519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525" calcext:value-type="float">
            <text:p>24525</text:p>
          </table:table-cell>
          <table:table-cell office:value-type="float" office:value="121792" calcext:value-type="float">
            <text:p>121792</text:p>
          </table:table-cell>
          <table:table-cell office:value-type="float" office:value="269543" calcext:value-type="float">
            <text:p>269543</text:p>
          </table:table-cell>
          <table:table-cell office:value-type="float" office:value="98171" calcext:value-type="float">
            <text:p>98171</text:p>
          </table:table-cell>
          <table:table-cell office:value-type="float" office:value="0" calcext:value-type="float">
            <text:p>0</text:p>
          </table:table-cell>
          <table:table-cell office:value-type="float" office:value="1224165" calcext:value-type="float">
            <text:p>1224165</text:p>
          </table:table-cell>
          <table:table-cell office:value-type="float" office:value="0" calcext:value-type="float">
            <text:p>0</text:p>
          </table:table-cell>
          <table:table-cell office:value-type="float" office:value="103198" calcext:value-type="float">
            <text:p>103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92" calcext:value-type="float">
            <text:p>27592</text:p>
          </table:table-cell>
          <table:table-cell office:value-type="float" office:value="62966" calcext:value-type="float">
            <text:p>62966</text:p>
          </table:table-cell>
          <table:table-cell office:value-type="float" office:value="111388" calcext:value-type="float">
            <text:p>111388</text:p>
          </table:table-cell>
          <table:table-cell office:value-type="float" office:value="0" calcext:value-type="float">
            <text:p>0</text:p>
          </table:table-cell>
          <table:table-cell office:value-type="float" office:value="324180" calcext:value-type="float">
            <text:p>324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20071" calcext:value-type="float">
            <text:p>19020071</text:p>
          </table:table-cell>
          <table:table-cell office:value-type="float" office:value="0" calcext:value-type="float">
            <text:p>0</text:p>
          </table:table-cell>
          <table:table-cell office:value-type="float" office:value="5713095" calcext:value-type="float">
            <text:p>5713095</text:p>
          </table:table-cell>
          <table:table-cell office:value-type="float" office:value="77661" calcext:value-type="float">
            <text:p>7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353" calcext:value-type="float">
            <text:p>482353</text:p>
          </table:table-cell>
          <table:table-cell office:value-type="float" office:value="0" calcext:value-type="float">
            <text:p>0</text:p>
          </table:table-cell>
          <table:table-cell office:value-type="float" office:value="40888" calcext:value-type="float">
            <text:p>408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219" calcext:value-type="float">
            <text:p>25219</text:p>
          </table:table-cell>
          <table:table-cell office:value-type="float" office:value="90989" calcext:value-type="float">
            <text:p>909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0270" calcext:value-type="float">
            <text:p>490270</text:p>
          </table:table-cell>
          <table:table-cell office:value-type="float" office:value="232264" calcext:value-type="float">
            <text:p>232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74" calcext:value-type="float">
            <text:p>33474</text:p>
          </table:table-cell>
          <table:table-cell office:value-type="float" office:value="53675" calcext:value-type="float">
            <text:p>53675</text:p>
          </table:table-cell>
          <table:table-cell office:value-type="float" office:value="9052" calcext:value-type="float">
            <text:p>9052</text:p>
          </table:table-cell>
          <table:table-cell office:value-type="float" office:value="0" calcext:value-type="float">
            <text:p>0</text:p>
          </table:table-cell>
          <table:table-cell office:value-type="float" office:value="86328" calcext:value-type="float">
            <text:p>86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41" calcext:value-type="float">
            <text:p>12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34" calcext:value-type="float">
            <text:p>10734</text:p>
          </table:table-cell>
          <table:table-cell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214</text:p>
          </table:table-cell>
          <table:table-cell office:value-type="string" calcext:value-type="string">
            <text:p>08/02/19</text:p>
          </table:table-cell>
          <table:table-cell office:value-type="float" office:value="2.5" calcext:value-type="float">
            <text:p>2.5</text:p>
          </table:table-cell>
          <table:table-cell office:value-type="float" office:value="1.144" calcext:value-type="float">
            <text:p>1.144</text:p>
          </table:table-cell>
          <table:table-cell office:value-type="float" office:value="55.1" calcext:value-type="float">
            <text:p>55.1</text:p>
          </table:table-cell>
          <table:table-cell office:value-type="float" office:value="20.7547169811322" calcext:value-type="float">
            <text:p>20.7547169811322</text:p>
          </table:table-cell>
          <table:table-cell office:value-type="float" office:value="64738" calcext:value-type="float">
            <text:p>64738</text:p>
          </table:table-cell>
          <table:table-cell office:value-type="float" office:value="135126" calcext:value-type="float">
            <text:p>135126</text:p>
          </table:table-cell>
          <table:table-cell office:value-type="float" office:value="837245" calcext:value-type="float">
            <text:p>837245</text:p>
          </table:table-cell>
          <table:table-cell office:value-type="float" office:value="368838" calcext:value-type="float">
            <text:p>368838</text:p>
          </table:table-cell>
          <table:table-cell office:value-type="float" office:value="3263182" calcext:value-type="float">
            <text:p>3263182</text:p>
          </table:table-cell>
          <table:table-cell office:value-type="float" office:value="5722495" calcext:value-type="float">
            <text:p>5722495</text:p>
          </table:table-cell>
          <table:table-cell office:value-type="float" office:value="898857" calcext:value-type="float">
            <text:p>898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30" calcext:value-type="float">
            <text:p>27130</text:p>
          </table:table-cell>
          <table:table-cell office:value-type="float" office:value="1931347" calcext:value-type="float">
            <text:p>1931347</text:p>
          </table:table-cell>
          <table:table-cell office:value-type="float" office:value="472078" calcext:value-type="float">
            <text:p>472078</text:p>
          </table:table-cell>
          <table:table-cell office:value-type="float" office:value="1385347" calcext:value-type="float">
            <text:p>1385347</text:p>
          </table:table-cell>
          <table:table-cell office:value-type="float" office:value="129639" calcext:value-type="float">
            <text:p>129639</text:p>
          </table:table-cell>
          <table:table-cell office:value-type="float" office:value="601119" calcext:value-type="float">
            <text:p>601119</text:p>
          </table:table-cell>
          <table:table-cell office:value-type="float" office:value="531862" calcext:value-type="float">
            <text:p>531862</text:p>
          </table:table-cell>
          <table:table-cell office:value-type="float" office:value="47309" calcext:value-type="float">
            <text:p>47309</text:p>
          </table:table-cell>
          <table:table-cell office:value-type="float" office:value="152488" calcext:value-type="float">
            <text:p>152488</text:p>
          </table:table-cell>
          <table:table-cell office:value-type="float" office:value="1310835" calcext:value-type="float">
            <text:p>1310835</text:p>
          </table:table-cell>
          <table:table-cell office:value-type="float" office:value="873049" calcext:value-type="float">
            <text:p>873049</text:p>
          </table:table-cell>
          <table:table-cell office:value-type="float" office:value="969111" calcext:value-type="float">
            <text:p>969111</text:p>
          </table:table-cell>
          <table:table-cell office:value-type="float" office:value="979890" calcext:value-type="float">
            <text:p>979890</text:p>
          </table:table-cell>
          <table:table-cell office:value-type="float" office:value="546671" calcext:value-type="float">
            <text:p>546671</text:p>
          </table:table-cell>
          <table:table-cell office:value-type="float" office:value="5137403" calcext:value-type="float">
            <text:p>5137403</text:p>
          </table:table-cell>
          <table:table-cell office:value-type="float" office:value="1197702" calcext:value-type="float">
            <text:p>1197702</text:p>
          </table:table-cell>
          <table:table-cell office:value-type="float" office:value="2137234" calcext:value-type="float">
            <text:p>2137234</text:p>
          </table:table-cell>
          <table:table-cell office:value-type="float" office:value="0" calcext:value-type="float">
            <text:p>0</text:p>
          </table:table-cell>
          <table:table-cell office:value-type="float" office:value="636595" calcext:value-type="float">
            <text:p>63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348" calcext:value-type="float">
            <text:p>1080348</text:p>
          </table:table-cell>
          <table:table-cell office:value-type="float" office:value="401490" calcext:value-type="float">
            <text:p>401490</text:p>
          </table:table-cell>
          <table:table-cell office:value-type="float" office:value="48186" calcext:value-type="float">
            <text:p>48186</text:p>
          </table:table-cell>
          <table:table-cell table:number-columns-repeated="2" office:value-type="float" office:value="416006" calcext:value-type="float">
            <text:p>416006</text:p>
          </table:table-cell>
          <table:table-cell office:value-type="float" office:value="362703" calcext:value-type="float">
            <text:p>362703</text:p>
          </table:table-cell>
          <table:table-cell office:value-type="float" office:value="89466" calcext:value-type="float">
            <text:p>89466</text:p>
          </table:table-cell>
          <table:table-cell office:value-type="float" office:value="1009287" calcext:value-type="float">
            <text:p>1009287</text:p>
          </table:table-cell>
          <table:table-cell office:value-type="float" office:value="366452" calcext:value-type="float">
            <text:p>366452</text:p>
          </table:table-cell>
          <table:table-cell office:value-type="float" office:value="570777" calcext:value-type="float">
            <text:p>570777</text:p>
          </table:table-cell>
          <table:table-cell office:value-type="float" office:value="97635" calcext:value-type="float">
            <text:p>97635</text:p>
          </table:table-cell>
          <table:table-cell office:value-type="float" office:value="344515" calcext:value-type="float">
            <text:p>344515</text:p>
          </table:table-cell>
          <table:table-cell office:value-type="float" office:value="380729" calcext:value-type="float">
            <text:p>380729</text:p>
          </table:table-cell>
          <table:table-cell office:value-type="float" office:value="525010" calcext:value-type="float">
            <text:p>525010</text:p>
          </table:table-cell>
          <table:table-cell office:value-type="float" office:value="320403" calcext:value-type="float">
            <text:p>320403</text:p>
          </table:table-cell>
          <table:table-cell office:value-type="float" office:value="417590" calcext:value-type="float">
            <text:p>417590</text:p>
          </table:table-cell>
          <table:table-cell office:value-type="float" office:value="214602" calcext:value-type="float">
            <text:p>214602</text:p>
          </table:table-cell>
          <table:table-cell office:value-type="float" office:value="181539" calcext:value-type="float">
            <text:p>181539</text:p>
          </table:table-cell>
          <table:table-cell office:value-type="float" office:value="120238" calcext:value-type="float">
            <text:p>120238</text:p>
          </table:table-cell>
          <table:table-cell office:value-type="float" office:value="8817245" calcext:value-type="float">
            <text:p>8817245</text:p>
          </table:table-cell>
          <table:table-cell office:value-type="float" office:value="23692" calcext:value-type="float">
            <text:p>23692</text:p>
          </table:table-cell>
          <table:table-cell office:value-type="float" office:value="1947999" calcext:value-type="float">
            <text:p>1947999</text:p>
          </table:table-cell>
          <table:table-cell office:value-type="float" office:value="68280" calcext:value-type="float">
            <text:p>68280</text:p>
          </table:table-cell>
          <table:table-cell office:value-type="float" office:value="0" calcext:value-type="float">
            <text:p>0</text:p>
          </table:table-cell>
          <table:table-cell office:value-type="float" office:value="163734" calcext:value-type="float">
            <text:p>163734</text:p>
          </table:table-cell>
          <table:table-cell office:value-type="float" office:value="40022" calcext:value-type="float">
            <text:p>40022</text:p>
          </table:table-cell>
          <table:table-cell office:value-type="float" office:value="97203" calcext:value-type="float">
            <text:p>97203</text:p>
          </table:table-cell>
          <table:table-cell office:value-type="float" office:value="206655" calcext:value-type="float">
            <text:p>206655</text:p>
          </table:table-cell>
          <table:table-cell office:value-type="float" office:value="108881" calcext:value-type="float">
            <text:p>108881</text:p>
          </table:table-cell>
          <table:table-cell office:value-type="float" office:value="154356" calcext:value-type="float">
            <text:p>154356</text:p>
          </table:table-cell>
          <table:table-cell office:value-type="float" office:value="1878812" calcext:value-type="float">
            <text:p>1878812</text:p>
          </table:table-cell>
          <table:table-cell office:value-type="float" office:value="0" calcext:value-type="float">
            <text:p>0</text:p>
          </table:table-cell>
          <table:table-cell office:value-type="float" office:value="97632" calcext:value-type="float">
            <text:p>97632</text:p>
          </table:table-cell>
          <table:table-cell office:value-type="float" office:value="0" calcext:value-type="float">
            <text:p>0</text:p>
          </table:table-cell>
          <table:table-cell office:value-type="float" office:value="1187629" calcext:value-type="float">
            <text:p>1187629</text:p>
          </table:table-cell>
          <table:table-cell office:value-type="float" office:value="0" calcext:value-type="float">
            <text:p>0</text:p>
          </table:table-cell>
          <table:table-cell office:value-type="float" office:value="28309" calcext:value-type="float">
            <text:p>28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323" calcext:value-type="float">
            <text:p>157323</text:p>
          </table:table-cell>
          <table:table-cell office:value-type="float" office:value="0" calcext:value-type="float">
            <text:p>0</text:p>
          </table:table-cell>
          <table:table-cell office:value-type="float" office:value="2283120" calcext:value-type="float">
            <text:p>2283120</text:p>
          </table:table-cell>
          <table:table-cell office:value-type="float" office:value="467368" calcext:value-type="float">
            <text:p>467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16" calcext:value-type="float">
            <text:p>61516</text:p>
          </table:table-cell>
          <table:table-cell office:value-type="float" office:value="137447" calcext:value-type="float">
            <text:p>137447</text:p>
          </table:table-cell>
          <table:table-cell office:value-type="float" office:value="53443" calcext:value-type="float">
            <text:p>53443</text:p>
          </table:table-cell>
          <table:table-cell office:value-type="float" office:value="121290" calcext:value-type="float">
            <text:p>1212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87" calcext:value-type="float">
            <text:p>3868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215</text:p>
          </table:table-cell>
          <table:table-cell office:value-type="string" calcext:value-type="string">
            <text:p>08/03/19</text:p>
          </table:table-cell>
          <table:table-cell office:value-type="float" office:value="2.5" calcext:value-type="float">
            <text:p>2.5</text:p>
          </table:table-cell>
          <table:table-cell office:value-type="float" office:value="1.208" calcext:value-type="float">
            <text:p>1.208</text:p>
          </table:table-cell>
          <table:table-cell office:value-type="float" office:value="55.1" calcext:value-type="float">
            <text:p>55.1</text:p>
          </table:table-cell>
          <table:table-cell office:value-type="float" office:value="21.9118447306366" calcext:value-type="float">
            <text:p>21.9118447306366</text:p>
          </table:table-cell>
          <table:table-cell office:value-type="float" office:value="752888" calcext:value-type="float">
            <text:p>752888</text:p>
          </table:table-cell>
          <table:table-cell office:value-type="float" office:value="188408" calcext:value-type="float">
            <text:p>188408</text:p>
          </table:table-cell>
          <table:table-cell office:value-type="float" office:value="844575" calcext:value-type="float">
            <text:p>844575</text:p>
          </table:table-cell>
          <table:table-cell office:value-type="float" office:value="558432" calcext:value-type="float">
            <text:p>558432</text:p>
          </table:table-cell>
          <table:table-cell office:value-type="float" office:value="3785082" calcext:value-type="float">
            <text:p>3785082</text:p>
          </table:table-cell>
          <table:table-cell office:value-type="float" office:value="6649889" calcext:value-type="float">
            <text:p>6649889</text:p>
          </table:table-cell>
          <table:table-cell office:value-type="float" office:value="1043186" calcext:value-type="float">
            <text:p>1043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952" calcext:value-type="float">
            <text:p>31952</text:p>
          </table:table-cell>
          <table:table-cell office:value-type="float" office:value="1585018" calcext:value-type="float">
            <text:p>1585018</text:p>
          </table:table-cell>
          <table:table-cell office:value-type="float" office:value="468852" calcext:value-type="float">
            <text:p>468852</text:p>
          </table:table-cell>
          <table:table-cell office:value-type="float" office:value="1231564" calcext:value-type="float">
            <text:p>1231564</text:p>
          </table:table-cell>
          <table:table-cell office:value-type="float" office:value="263479" calcext:value-type="float">
            <text:p>263479</text:p>
          </table:table-cell>
          <table:table-cell office:value-type="float" office:value="472419" calcext:value-type="float">
            <text:p>472419</text:p>
          </table:table-cell>
          <table:table-cell office:value-type="float" office:value="441617" calcext:value-type="float">
            <text:p>441617</text:p>
          </table:table-cell>
          <table:table-cell office:value-type="float" office:value="63002" calcext:value-type="float">
            <text:p>63002</text:p>
          </table:table-cell>
          <table:table-cell office:value-type="float" office:value="172529" calcext:value-type="float">
            <text:p>172529</text:p>
          </table:table-cell>
          <table:table-cell office:value-type="float" office:value="1486059" calcext:value-type="float">
            <text:p>1486059</text:p>
          </table:table-cell>
          <table:table-cell office:value-type="float" office:value="1011873" calcext:value-type="float">
            <text:p>1011873</text:p>
          </table:table-cell>
          <table:table-cell office:value-type="float" office:value="1001939" calcext:value-type="float">
            <text:p>1001939</text:p>
          </table:table-cell>
          <table:table-cell office:value-type="float" office:value="1105426" calcext:value-type="float">
            <text:p>1105426</text:p>
          </table:table-cell>
          <table:table-cell office:value-type="float" office:value="649616" calcext:value-type="float">
            <text:p>649616</text:p>
          </table:table-cell>
          <table:table-cell office:value-type="float" office:value="5987171" calcext:value-type="float">
            <text:p>5987171</text:p>
          </table:table-cell>
          <table:table-cell office:value-type="float" office:value="1380110" calcext:value-type="float">
            <text:p>1380110</text:p>
          </table:table-cell>
          <table:table-cell office:value-type="float" office:value="2503356" calcext:value-type="float">
            <text:p>2503356</text:p>
          </table:table-cell>
          <table:table-cell office:value-type="float" office:value="0" calcext:value-type="float">
            <text:p>0</text:p>
          </table:table-cell>
          <table:table-cell office:value-type="float" office:value="685612" calcext:value-type="float">
            <text:p>685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0075" calcext:value-type="float">
            <text:p>1340075</text:p>
          </table:table-cell>
          <table:table-cell office:value-type="float" office:value="723161" calcext:value-type="float">
            <text:p>723161</text:p>
          </table:table-cell>
          <table:table-cell office:value-type="float" office:value="102408" calcext:value-type="float">
            <text:p>102408</text:p>
          </table:table-cell>
          <table:table-cell table:number-columns-repeated="2" office:value-type="float" office:value="488262" calcext:value-type="float">
            <text:p>488262</text:p>
          </table:table-cell>
          <table:table-cell office:value-type="float" office:value="460169" calcext:value-type="float">
            <text:p>460169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50029" calcext:value-type="float">
            <text:p>1150029</text:p>
          </table:table-cell>
          <table:table-cell office:value-type="float" office:value="481071" calcext:value-type="float">
            <text:p>481071</text:p>
          </table:table-cell>
          <table:table-cell office:value-type="float" office:value="549156" calcext:value-type="float">
            <text:p>549156</text:p>
          </table:table-cell>
          <table:table-cell office:value-type="float" office:value="129880" calcext:value-type="float">
            <text:p>129880</text:p>
          </table:table-cell>
          <table:table-cell office:value-type="float" office:value="430913" calcext:value-type="float">
            <text:p>430913</text:p>
          </table:table-cell>
          <table:table-cell office:value-type="float" office:value="895464" calcext:value-type="float">
            <text:p>895464</text:p>
          </table:table-cell>
          <table:table-cell office:value-type="float" office:value="549140" calcext:value-type="float">
            <text:p>549140</text:p>
          </table:table-cell>
          <table:table-cell office:value-type="float" office:value="330903" calcext:value-type="float">
            <text:p>330903</text:p>
          </table:table-cell>
          <table:table-cell office:value-type="float" office:value="404987" calcext:value-type="float">
            <text:p>404987</text:p>
          </table:table-cell>
          <table:table-cell office:value-type="float" office:value="188236" calcext:value-type="float">
            <text:p>188236</text:p>
          </table:table-cell>
          <table:table-cell office:value-type="float" office:value="562297" calcext:value-type="float">
            <text:p>562297</text:p>
          </table:table-cell>
          <table:table-cell office:value-type="float" office:value="107026" calcext:value-type="float">
            <text:p>107026</text:p>
          </table:table-cell>
          <table:table-cell office:value-type="float" office:value="12052178" calcext:value-type="float">
            <text:p>12052178</text:p>
          </table:table-cell>
          <table:table-cell office:value-type="float" office:value="28264" calcext:value-type="float">
            <text:p>28264</text:p>
          </table:table-cell>
          <table:table-cell office:value-type="float" office:value="3344643" calcext:value-type="float">
            <text:p>3344643</text:p>
          </table:table-cell>
          <table:table-cell office:value-type="float" office:value="75153" calcext:value-type="float">
            <text:p>75153</text:p>
          </table:table-cell>
          <table:table-cell office:value-type="float" office:value="0" calcext:value-type="float">
            <text:p>0</text:p>
          </table:table-cell>
          <table:table-cell office:value-type="float" office:value="174116" calcext:value-type="float">
            <text:p>174116</text:p>
          </table:table-cell>
          <table:table-cell office:value-type="float" office:value="687012" calcext:value-type="float">
            <text:p>687012</text:p>
          </table:table-cell>
          <table:table-cell office:value-type="float" office:value="85533" calcext:value-type="float">
            <text:p>85533</text:p>
          </table:table-cell>
          <table:table-cell office:value-type="float" office:value="143233" calcext:value-type="float">
            <text:p>143233</text:p>
          </table:table-cell>
          <table:table-cell office:value-type="float" office:value="135462" calcext:value-type="float">
            <text:p>135462</text:p>
          </table:table-cell>
          <table:table-cell office:value-type="float" office:value="152775" calcext:value-type="float">
            <text:p>152775</text:p>
          </table:table-cell>
          <table:table-cell office:value-type="float" office:value="205970" calcext:value-type="float">
            <text:p>205970</text:p>
          </table:table-cell>
          <table:table-cell office:value-type="float" office:value="0" calcext:value-type="float">
            <text:p>0</text:p>
          </table:table-cell>
          <table:table-cell office:value-type="float" office:value="129880" calcext:value-type="float">
            <text:p>129880</text:p>
          </table:table-cell>
          <table:table-cell office:value-type="float" office:value="0" calcext:value-type="float">
            <text:p>0</text:p>
          </table:table-cell>
          <table:table-cell office:value-type="float" office:value="1255092" calcext:value-type="float">
            <text:p>1255092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897" calcext:value-type="float">
            <text:p>159897</text:p>
          </table:table-cell>
          <table:table-cell office:value-type="float" office:value="0" calcext:value-type="float">
            <text:p>0</text:p>
          </table:table-cell>
          <table:table-cell office:value-type="float" office:value="3388383" calcext:value-type="float">
            <text:p>3388383</text:p>
          </table:table-cell>
          <table:table-cell office:value-type="float" office:value="558882" calcext:value-type="float">
            <text:p>558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725" calcext:value-type="float">
            <text:p>76725</text:p>
          </table:table-cell>
          <table:table-cell office:value-type="float" office:value="157520" calcext:value-type="float">
            <text:p>157520</text:p>
          </table:table-cell>
          <table:table-cell office:value-type="float" office:value="81953" calcext:value-type="float">
            <text:p>81953</text:p>
          </table:table-cell>
          <table:table-cell office:value-type="float" office:value="149317" calcext:value-type="float">
            <text:p>149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753" calcext:value-type="float">
            <text:p>467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216</text:p>
          </table:table-cell>
          <table:table-cell office:value-type="string" calcext:value-type="string">
            <text:p>08/04/19</text:p>
          </table:table-cell>
          <table:table-cell office:value-type="float" office:value="2.5" calcext:value-type="float">
            <text:p>2.5</text:p>
          </table:table-cell>
          <table:table-cell office:value-type="float" office:value="1.174" calcext:value-type="float">
            <text:p>1.174</text:p>
          </table:table-cell>
          <table:table-cell office:value-type="float" office:value="55.1" calcext:value-type="float">
            <text:p>55.1</text:p>
          </table:table-cell>
          <table:table-cell office:value-type="float" office:value="21.2912586144356" calcext:value-type="float">
            <text:p>21.2912586144356</text:p>
          </table:table-cell>
          <table:table-cell office:value-type="float" office:value="740624" calcext:value-type="float">
            <text:p>740624</text:p>
          </table:table-cell>
          <table:table-cell office:value-type="float" office:value="156238" calcext:value-type="float">
            <text:p>156238</text:p>
          </table:table-cell>
          <table:table-cell office:value-type="float" office:value="842069" calcext:value-type="float">
            <text:p>842069</text:p>
          </table:table-cell>
          <table:table-cell office:value-type="float" office:value="469661" calcext:value-type="float">
            <text:p>469661</text:p>
          </table:table-cell>
          <table:table-cell office:value-type="float" office:value="4299252" calcext:value-type="float">
            <text:p>4299252</text:p>
          </table:table-cell>
          <table:table-cell office:value-type="float" office:value="7721963" calcext:value-type="float">
            <text:p>7721963</text:p>
          </table:table-cell>
          <table:table-cell office:value-type="float" office:value="1143652" calcext:value-type="float">
            <text:p>1143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2581" calcext:value-type="float">
            <text:p>2002581</text:p>
          </table:table-cell>
          <table:table-cell office:value-type="float" office:value="620237" calcext:value-type="float">
            <text:p>620237</text:p>
          </table:table-cell>
          <table:table-cell office:value-type="float" office:value="1446049" calcext:value-type="float">
            <text:p>1446049</text:p>
          </table:table-cell>
          <table:table-cell office:value-type="float" office:value="272273" calcext:value-type="float">
            <text:p>272273</text:p>
          </table:table-cell>
          <table:table-cell office:value-type="float" office:value="633535" calcext:value-type="float">
            <text:p>633535</text:p>
          </table:table-cell>
          <table:table-cell office:value-type="float" office:value="568764" calcext:value-type="float">
            <text:p>568764</text:p>
          </table:table-cell>
          <table:table-cell office:value-type="float" office:value="41890" calcext:value-type="float">
            <text:p>41890</text:p>
          </table:table-cell>
          <table:table-cell office:value-type="float" office:value="206352" calcext:value-type="float">
            <text:p>206352</text:p>
          </table:table-cell>
          <table:table-cell office:value-type="float" office:value="1758922" calcext:value-type="float">
            <text:p>1758922</text:p>
          </table:table-cell>
          <table:table-cell office:value-type="float" office:value="1082286" calcext:value-type="float">
            <text:p>1082286</text:p>
          </table:table-cell>
          <table:table-cell office:value-type="float" office:value="1374806" calcext:value-type="float">
            <text:p>1374806</text:p>
          </table:table-cell>
          <table:table-cell office:value-type="float" office:value="1312365" calcext:value-type="float">
            <text:p>1312365</text:p>
          </table:table-cell>
          <table:table-cell office:value-type="float" office:value="848381" calcext:value-type="float">
            <text:p>848381</text:p>
          </table:table-cell>
          <table:table-cell office:value-type="float" office:value="6567745" calcext:value-type="float">
            <text:p>6567745</text:p>
          </table:table-cell>
          <table:table-cell office:value-type="float" office:value="1699027" calcext:value-type="float">
            <text:p>1699027</text:p>
          </table:table-cell>
          <table:table-cell office:value-type="float" office:value="3536340" calcext:value-type="float">
            <text:p>3536340</text:p>
          </table:table-cell>
          <table:table-cell office:value-type="float" office:value="0" calcext:value-type="float">
            <text:p>0</text:p>
          </table:table-cell>
          <table:table-cell office:value-type="float" office:value="806142" calcext:value-type="float">
            <text:p>806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078" calcext:value-type="float">
            <text:p>1456078</text:p>
          </table:table-cell>
          <table:table-cell office:value-type="float" office:value="817506" calcext:value-type="float">
            <text:p>817506</text:p>
          </table:table-cell>
          <table:table-cell office:value-type="float" office:value="99633" calcext:value-type="float">
            <text:p>99633</text:p>
          </table:table-cell>
          <table:table-cell table:number-columns-repeated="2" office:value-type="float" office:value="452990" calcext:value-type="float">
            <text:p>452990</text:p>
          </table:table-cell>
          <table:table-cell office:value-type="float" office:value="460673" calcext:value-type="float">
            <text:p>460673</text:p>
          </table:table-cell>
          <table:table-cell office:value-type="float" office:value="211491" calcext:value-type="float">
            <text:p>211491</text:p>
          </table:table-cell>
          <table:table-cell office:value-type="float" office:value="1407430" calcext:value-type="float">
            <text:p>1407430</text:p>
          </table:table-cell>
          <table:table-cell office:value-type="float" office:value="405354" calcext:value-type="float">
            <text:p>405354</text:p>
          </table:table-cell>
          <table:table-cell office:value-type="float" office:value="597064" calcext:value-type="float">
            <text:p>597064</text:p>
          </table:table-cell>
          <table:table-cell office:value-type="float" office:value="159633" calcext:value-type="float">
            <text:p>159633</text:p>
          </table:table-cell>
          <table:table-cell office:value-type="float" office:value="5509549" calcext:value-type="float">
            <text:p>5509549</text:p>
          </table:table-cell>
          <table:table-cell office:value-type="float" office:value="1047160" calcext:value-type="float">
            <text:p>1047160</text:p>
          </table:table-cell>
          <table:table-cell office:value-type="float" office:value="672837" calcext:value-type="float">
            <text:p>672837</text:p>
          </table:table-cell>
          <table:table-cell office:value-type="float" office:value="410171" calcext:value-type="float">
            <text:p>410171</text:p>
          </table:table-cell>
          <table:table-cell office:value-type="float" office:value="557958" calcext:value-type="float">
            <text:p>557958</text:p>
          </table:table-cell>
          <table:table-cell office:value-type="float" office:value="261298" calcext:value-type="float">
            <text:p>261298</text:p>
          </table:table-cell>
          <table:table-cell office:value-type="float" office:value="271350" calcext:value-type="float">
            <text:p>271350</text:p>
          </table:table-cell>
          <table:table-cell office:value-type="float" office:value="154626" calcext:value-type="float">
            <text:p>154626</text:p>
          </table:table-cell>
          <table:table-cell office:value-type="float" office:value="12582012" calcext:value-type="float">
            <text:p>12582012</text:p>
          </table:table-cell>
          <table:table-cell office:value-type="float" office:value="25045" calcext:value-type="float">
            <text:p>25045</text:p>
          </table:table-cell>
          <table:table-cell office:value-type="float" office:value="2957431" calcext:value-type="float">
            <text:p>2957431</text:p>
          </table:table-cell>
          <table:table-cell office:value-type="float" office:value="67196" calcext:value-type="float">
            <text:p>67196</text:p>
          </table:table-cell>
          <table:table-cell office:value-type="float" office:value="0" calcext:value-type="float">
            <text:p>0</text:p>
          </table:table-cell>
          <table:table-cell office:value-type="float" office:value="225941" calcext:value-type="float">
            <text:p>225941</text:p>
          </table:table-cell>
          <table:table-cell office:value-type="float" office:value="731275" calcext:value-type="float">
            <text:p>731275</text:p>
          </table:table-cell>
          <table:table-cell office:value-type="float" office:value="103227" calcext:value-type="float">
            <text:p>103227</text:p>
          </table:table-cell>
          <table:table-cell office:value-type="float" office:value="157306" calcext:value-type="float">
            <text:p>157306</text:p>
          </table:table-cell>
          <table:table-cell office:value-type="float" office:value="73121" calcext:value-type="float">
            <text:p>73121</text:p>
          </table:table-cell>
          <table:table-cell office:value-type="float" office:value="140378" calcext:value-type="float">
            <text:p>140378</text:p>
          </table:table-cell>
          <table:table-cell office:value-type="float" office:value="2199361" calcext:value-type="float">
            <text:p>2199361</text:p>
          </table:table-cell>
          <table:table-cell office:value-type="float" office:value="0" calcext:value-type="float">
            <text:p>0</text:p>
          </table:table-cell>
          <table:table-cell office:value-type="float" office:value="159463" calcext:value-type="float">
            <text:p>159463</text:p>
          </table:table-cell>
          <table:table-cell office:value-type="float" office:value="0" calcext:value-type="float">
            <text:p>0</text:p>
          </table:table-cell>
          <table:table-cell office:value-type="float" office:value="1534618" calcext:value-type="float">
            <text:p>1534618</text:p>
          </table:table-cell>
          <table:table-cell office:value-type="float" office:value="0" calcext:value-type="float">
            <text:p>0</text:p>
          </table:table-cell>
          <table:table-cell office:value-type="float" office:value="25301" calcext:value-type="float">
            <text:p>25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092" calcext:value-type="float">
            <text:p>156092</text:p>
          </table:table-cell>
          <table:table-cell office:value-type="float" office:value="0" calcext:value-type="float">
            <text:p>0</text:p>
          </table:table-cell>
          <table:table-cell office:value-type="float" office:value="2885544" calcext:value-type="float">
            <text:p>2885544</text:p>
          </table:table-cell>
          <table:table-cell office:value-type="float" office:value="430107" calcext:value-type="float">
            <text:p>430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450" calcext:value-type="float">
            <text:p>72450</text:p>
          </table:table-cell>
          <table:table-cell office:value-type="float" office:value="186786" calcext:value-type="float">
            <text:p>186786</text:p>
          </table:table-cell>
          <table:table-cell office:value-type="float" office:value="71275" calcext:value-type="float">
            <text:p>71275</text:p>
          </table:table-cell>
          <table:table-cell office:value-type="float" office:value="115858" calcext:value-type="float">
            <text:p>1158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52" calcext:value-type="float">
            <text:p>4965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217</text:p>
          </table:table-cell>
          <table:table-cell office:value-type="string" calcext:value-type="string">
            <text:p>08/05/19</text:p>
          </table:table-cell>
          <table:table-cell office:value-type="float" office:value="2.5" calcext:value-type="float">
            <text:p>2.5</text:p>
          </table:table-cell>
          <table:table-cell office:value-type="float" office:value="1.009" calcext:value-type="float">
            <text:p>1.009</text:p>
          </table:table-cell>
          <table:table-cell office:value-type="float" office:value="55.1" calcext:value-type="float">
            <text:p>55.1</text:p>
          </table:table-cell>
          <table:table-cell office:value-type="float" office:value="18.3055152394778" calcext:value-type="float">
            <text:p>18.3055152394778</text:p>
          </table:table-cell>
          <table:table-cell office:value-type="float" office:value="522741" calcext:value-type="float">
            <text:p>522741</text:p>
          </table:table-cell>
          <table:table-cell office:value-type="float" office:value="351803" calcext:value-type="float">
            <text:p>351803</text:p>
          </table:table-cell>
          <table:table-cell office:value-type="float" office:value="856148" calcext:value-type="float">
            <text:p>856148</text:p>
          </table:table-cell>
          <table:table-cell office:value-type="float" office:value="695405" calcext:value-type="float">
            <text:p>695405</text:p>
          </table:table-cell>
          <table:table-cell office:value-type="float" office:value="3075305" calcext:value-type="float">
            <text:p>3075305</text:p>
          </table:table-cell>
          <table:table-cell office:value-type="float" office:value="4225134" calcext:value-type="float">
            <text:p>4225134</text:p>
          </table:table-cell>
          <table:table-cell office:value-type="float" office:value="680458" calcext:value-type="float">
            <text:p>680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45" calcext:value-type="float">
            <text:p>27445</text:p>
          </table:table-cell>
          <table:table-cell office:value-type="float" office:value="1571726" calcext:value-type="float">
            <text:p>1571726</text:p>
          </table:table-cell>
          <table:table-cell office:value-type="float" office:value="413201" calcext:value-type="float">
            <text:p>413201</text:p>
          </table:table-cell>
          <table:table-cell office:value-type="float" office:value="1220466" calcext:value-type="float">
            <text:p>1220466</text:p>
          </table:table-cell>
          <table:table-cell office:value-type="float" office:value="122398" calcext:value-type="float">
            <text:p>122398</text:p>
          </table:table-cell>
          <table:table-cell office:value-type="float" office:value="326182" calcext:value-type="float">
            <text:p>326182</text:p>
          </table:table-cell>
          <table:table-cell office:value-type="float" office:value="390304" calcext:value-type="float">
            <text:p>390304</text:p>
          </table:table-cell>
          <table:table-cell office:value-type="float" office:value="77701" calcext:value-type="float">
            <text:p>77701</text:p>
          </table:table-cell>
          <table:table-cell office:value-type="float" office:value="83842" calcext:value-type="float">
            <text:p>83842</text:p>
          </table:table-cell>
          <table:table-cell office:value-type="float" office:value="1191437" calcext:value-type="float">
            <text:p>1191437</text:p>
          </table:table-cell>
          <table:table-cell office:value-type="float" office:value="643966" calcext:value-type="float">
            <text:p>643966</text:p>
          </table:table-cell>
          <table:table-cell office:value-type="float" office:value="901646" calcext:value-type="float">
            <text:p>901646</text:p>
          </table:table-cell>
          <table:table-cell office:value-type="float" office:value="778930" calcext:value-type="float">
            <text:p>778930</text:p>
          </table:table-cell>
          <table:table-cell office:value-type="float" office:value="508947" calcext:value-type="float">
            <text:p>508947</text:p>
          </table:table-cell>
          <table:table-cell office:value-type="float" office:value="4649053" calcext:value-type="float">
            <text:p>4649053</text:p>
          </table:table-cell>
          <table:table-cell office:value-type="float" office:value="1083454" calcext:value-type="float">
            <text:p>1083454</text:p>
          </table:table-cell>
          <table:table-cell office:value-type="float" office:value="2084473" calcext:value-type="float">
            <text:p>2084473</text:p>
          </table:table-cell>
          <table:table-cell office:value-type="float" office:value="0" calcext:value-type="float">
            <text:p>0</text:p>
          </table:table-cell>
          <table:table-cell office:value-type="float" office:value="469959" calcext:value-type="float">
            <text:p>469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2868" calcext:value-type="float">
            <text:p>792868</text:p>
          </table:table-cell>
          <table:table-cell office:value-type="float" office:value="424347" calcext:value-type="float">
            <text:p>424347</text:p>
          </table:table-cell>
          <table:table-cell office:value-type="float" office:value="88925" calcext:value-type="float">
            <text:p>88925</text:p>
          </table:table-cell>
          <table:table-cell table:number-columns-repeated="2" office:value-type="float" office:value="364258" calcext:value-type="float">
            <text:p>364258</text:p>
          </table:table-cell>
          <table:table-cell office:value-type="float" office:value="326529" calcext:value-type="float">
            <text:p>326529</text:p>
          </table:table-cell>
          <table:table-cell office:value-type="float" office:value="151003" calcext:value-type="float">
            <text:p>151003</text:p>
          </table:table-cell>
          <table:table-cell office:value-type="float" office:value="674228" calcext:value-type="float">
            <text:p>674228</text:p>
          </table:table-cell>
          <table:table-cell office:value-type="float" office:value="294979" calcext:value-type="float">
            <text:p>294979</text:p>
          </table:table-cell>
          <table:table-cell office:value-type="float" office:value="399152" calcext:value-type="float">
            <text:p>399152</text:p>
          </table:table-cell>
          <table:table-cell office:value-type="float" office:value="102504" calcext:value-type="float">
            <text:p>102504</text:p>
          </table:table-cell>
          <table:table-cell office:value-type="float" office:value="256321" calcext:value-type="float">
            <text:p>256321</text:p>
          </table:table-cell>
          <table:table-cell office:value-type="float" office:value="410575" calcext:value-type="float">
            <text:p>410575</text:p>
          </table:table-cell>
          <table:table-cell office:value-type="float" office:value="457462" calcext:value-type="float">
            <text:p>457462</text:p>
          </table:table-cell>
          <table:table-cell office:value-type="float" office:value="248029" calcext:value-type="float">
            <text:p>248029</text:p>
          </table:table-cell>
          <table:table-cell office:value-type="float" office:value="415693" calcext:value-type="float">
            <text:p>415693</text:p>
          </table:table-cell>
          <table:table-cell office:value-type="float" office:value="137109" calcext:value-type="float">
            <text:p>137109</text:p>
          </table:table-cell>
          <table:table-cell office:value-type="float" office:value="158180" calcext:value-type="float">
            <text:p>158180</text:p>
          </table:table-cell>
          <table:table-cell office:value-type="float" office:value="138580" calcext:value-type="float">
            <text:p>138580</text:p>
          </table:table-cell>
          <table:table-cell office:value-type="float" office:value="12859200" calcext:value-type="float">
            <text:p>12859200</text:p>
          </table:table-cell>
          <table:table-cell office:value-type="float" office:value="20064" calcext:value-type="float">
            <text:p>20064</text:p>
          </table:table-cell>
          <table:table-cell office:value-type="float" office:value="2655667" calcext:value-type="float">
            <text:p>2655667</text:p>
          </table:table-cell>
          <table:table-cell office:value-type="float" office:value="75186" calcext:value-type="float">
            <text:p>75186</text:p>
          </table:table-cell>
          <table:table-cell office:value-type="float" office:value="0" calcext:value-type="float">
            <text:p>0</text:p>
          </table:table-cell>
          <table:table-cell office:value-type="float" office:value="134791" calcext:value-type="float">
            <text:p>134791</text:p>
          </table:table-cell>
          <table:table-cell office:value-type="float" office:value="611553" calcext:value-type="float">
            <text:p>611553</text:p>
          </table:table-cell>
          <table:table-cell office:value-type="float" office:value="82117" calcext:value-type="float">
            <text:p>82117</text:p>
          </table:table-cell>
          <table:table-cell office:value-type="float" office:value="84171" calcext:value-type="float">
            <text:p>84171</text:p>
          </table:table-cell>
          <table:table-cell office:value-type="float" office:value="88159" calcext:value-type="float">
            <text:p>88159</text:p>
          </table:table-cell>
          <table:table-cell office:value-type="float" office:value="130792" calcext:value-type="float">
            <text:p>130792</text:p>
          </table:table-cell>
          <table:table-cell office:value-type="float" office:value="1374053" calcext:value-type="float">
            <text:p>1374053</text:p>
          </table:table-cell>
          <table:table-cell office:value-type="float" office:value="0" calcext:value-type="float">
            <text:p>0</text:p>
          </table:table-cell>
          <table:table-cell office:value-type="float" office:value="102489" calcext:value-type="float">
            <text:p>102489</text:p>
          </table:table-cell>
          <table:table-cell office:value-type="float" office:value="0" calcext:value-type="float">
            <text:p>0</text:p>
          </table:table-cell>
          <table:table-cell office:value-type="float" office:value="720791" calcext:value-type="float">
            <text:p>720791</text:p>
          </table:table-cell>
          <table:table-cell office:value-type="float" office:value="0" calcext:value-type="float">
            <text:p>0</text:p>
          </table:table-cell>
          <table:table-cell office:value-type="float" office:value="27326" calcext:value-type="float">
            <text:p>27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658" calcext:value-type="float">
            <text:p>203658</text:p>
          </table:table-cell>
          <table:table-cell office:value-type="float" office:value="0" calcext:value-type="float">
            <text:p>0</text:p>
          </table:table-cell>
          <table:table-cell office:value-type="float" office:value="2070691" calcext:value-type="float">
            <text:p>2070691</text:p>
          </table:table-cell>
          <table:table-cell office:value-type="float" office:value="283921" calcext:value-type="float">
            <text:p>283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601" calcext:value-type="float">
            <text:p>72601</text:p>
          </table:table-cell>
          <table:table-cell office:value-type="float" office:value="120013" calcext:value-type="float">
            <text:p>120013</text:p>
          </table:table-cell>
          <table:table-cell office:value-type="float" office:value="34990" calcext:value-type="float">
            <text:p>34990</text:p>
          </table:table-cell>
          <table:table-cell office:value-type="float" office:value="81853" calcext:value-type="float">
            <text:p>818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398" calcext:value-type="float">
            <text:p>453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218</text:p>
          </table:table-cell>
          <table:table-cell office:value-type="string" calcext:value-type="string">
            <text:p>08/06/19</text:p>
          </table:table-cell>
          <table:table-cell office:value-type="float" office:value="2.5" calcext:value-type="float">
            <text:p>2.5</text:p>
          </table:table-cell>
          <table:table-cell office:value-type="float" office:value="1.098" calcext:value-type="float">
            <text:p>1.098</text:p>
          </table:table-cell>
          <table:table-cell office:value-type="float" office:value="55.1" calcext:value-type="float">
            <text:p>55.1</text:p>
          </table:table-cell>
          <table:table-cell office:value-type="float" office:value="19.9165608561584" calcext:value-type="float">
            <text:p>19.9165608561584</text:p>
          </table:table-cell>
          <table:table-cell office:value-type="float" office:value="397460" calcext:value-type="float">
            <text:p>397460</text:p>
          </table:table-cell>
          <table:table-cell office:value-type="float" office:value="379676" calcext:value-type="float">
            <text:p>379676</text:p>
          </table:table-cell>
          <table:table-cell office:value-type="float" office:value="556486" calcext:value-type="float">
            <text:p>556486</text:p>
          </table:table-cell>
          <table:table-cell office:value-type="float" office:value="492125" calcext:value-type="float">
            <text:p>492125</text:p>
          </table:table-cell>
          <table:table-cell office:value-type="float" office:value="304518" calcext:value-type="float">
            <text:p>304518</text:p>
          </table:table-cell>
          <table:table-cell office:value-type="float" office:value="4575101" calcext:value-type="float">
            <text:p>4575101</text:p>
          </table:table-cell>
          <table:table-cell office:value-type="float" office:value="305685" calcext:value-type="float">
            <text:p>305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82" calcext:value-type="float">
            <text:p>13682</text:p>
          </table:table-cell>
          <table:table-cell office:value-type="float" office:value="1532302" calcext:value-type="float">
            <text:p>1532302</text:p>
          </table:table-cell>
          <table:table-cell office:value-type="float" office:value="317609" calcext:value-type="float">
            <text:p>317609</text:p>
          </table:table-cell>
          <table:table-cell office:value-type="float" office:value="1167289" calcext:value-type="float">
            <text:p>1167289</text:p>
          </table:table-cell>
          <table:table-cell office:value-type="float" office:value="162069" calcext:value-type="float">
            <text:p>162069</text:p>
          </table:table-cell>
          <table:table-cell office:value-type="float" office:value="233881" calcext:value-type="float">
            <text:p>233881</text:p>
          </table:table-cell>
          <table:table-cell office:value-type="float" office:value="441151" calcext:value-type="float">
            <text:p>441151</text:p>
          </table:table-cell>
          <table:table-cell office:value-type="float" office:value="61115" calcext:value-type="float">
            <text:p>61115</text:p>
          </table:table-cell>
          <table:table-cell office:value-type="float" office:value="119063" calcext:value-type="float">
            <text:p>119063</text:p>
          </table:table-cell>
          <table:table-cell office:value-type="float" office:value="944944" calcext:value-type="float">
            <text:p>944944</text:p>
          </table:table-cell>
          <table:table-cell office:value-type="float" office:value="699152" calcext:value-type="float">
            <text:p>699152</text:p>
          </table:table-cell>
          <table:table-cell office:value-type="float" office:value="106922" calcext:value-type="float">
            <text:p>106922</text:p>
          </table:table-cell>
          <table:table-cell office:value-type="float" office:value="336750" calcext:value-type="float">
            <text:p>336750</text:p>
          </table:table-cell>
          <table:table-cell office:value-type="float" office:value="789458" calcext:value-type="float">
            <text:p>789458</text:p>
          </table:table-cell>
          <table:table-cell office:value-type="float" office:value="3796968" calcext:value-type="float">
            <text:p>3796968</text:p>
          </table:table-cell>
          <table:table-cell office:value-type="float" office:value="632669" calcext:value-type="float">
            <text:p>632669</text:p>
          </table:table-cell>
          <table:table-cell office:value-type="float" office:value="1071515" calcext:value-type="float">
            <text:p>1071515</text:p>
          </table:table-cell>
          <table:table-cell office:value-type="float" office:value="0" calcext:value-type="float">
            <text:p>0</text:p>
          </table:table-cell>
          <table:table-cell office:value-type="float" office:value="238222" calcext:value-type="float">
            <text:p>238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784" calcext:value-type="float">
            <text:p>1057784</text:p>
          </table:table-cell>
          <table:table-cell office:value-type="float" office:value="541122" calcext:value-type="float">
            <text:p>541122</text:p>
          </table:table-cell>
          <table:table-cell office:value-type="float" office:value="72747" calcext:value-type="float">
            <text:p>72747</text:p>
          </table:table-cell>
          <table:table-cell table:number-columns-repeated="2" office:value-type="float" office:value="255304" calcext:value-type="float">
            <text:p>255304</text:p>
          </table:table-cell>
          <table:table-cell office:value-type="float" office:value="248512" calcext:value-type="float">
            <text:p>248512</text:p>
          </table:table-cell>
          <table:table-cell office:value-type="float" office:value="120988" calcext:value-type="float">
            <text:p>120988</text:p>
          </table:table-cell>
          <table:table-cell office:value-type="float" office:value="343073" calcext:value-type="float">
            <text:p>343073</text:p>
          </table:table-cell>
          <table:table-cell office:value-type="float" office:value="176272" calcext:value-type="float">
            <text:p>176272</text:p>
          </table:table-cell>
          <table:table-cell office:value-type="float" office:value="364634" calcext:value-type="float">
            <text:p>364634</text:p>
          </table:table-cell>
          <table:table-cell office:value-type="float" office:value="133801" calcext:value-type="float">
            <text:p>133801</text:p>
          </table:table-cell>
          <table:table-cell office:value-type="float" office:value="172639" calcext:value-type="float">
            <text:p>172639</text:p>
          </table:table-cell>
          <table:table-cell office:value-type="float" office:value="333234" calcext:value-type="float">
            <text:p>333234</text:p>
          </table:table-cell>
          <table:table-cell office:value-type="float" office:value="458416" calcext:value-type="float">
            <text:p>458416</text:p>
          </table:table-cell>
          <table:table-cell office:value-type="float" office:value="216326" calcext:value-type="float">
            <text:p>216326</text:p>
          </table:table-cell>
          <table:table-cell office:value-type="float" office:value="397190" calcext:value-type="float">
            <text:p>397190</text:p>
          </table:table-cell>
          <table:table-cell office:value-type="float" office:value="124802" calcext:value-type="float">
            <text:p>124802</text:p>
          </table:table-cell>
          <table:table-cell office:value-type="float" office:value="126969" calcext:value-type="float">
            <text:p>126969</text:p>
          </table:table-cell>
          <table:table-cell office:value-type="float" office:value="92548" calcext:value-type="float">
            <text:p>92548</text:p>
          </table:table-cell>
          <table:table-cell office:value-type="float" office:value="10569025" calcext:value-type="float">
            <text:p>10569025</text:p>
          </table:table-cell>
          <table:table-cell office:value-type="float" office:value="15293" calcext:value-type="float">
            <text:p>15293</text:p>
          </table:table-cell>
          <table:table-cell office:value-type="float" office:value="3731554" calcext:value-type="float">
            <text:p>3731554</text:p>
          </table:table-cell>
          <table:table-cell office:value-type="float" office:value="77454" calcext:value-type="float">
            <text:p>77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342" calcext:value-type="float">
            <text:p>594342</text:p>
          </table:table-cell>
          <table:table-cell office:value-type="float" office:value="75690" calcext:value-type="float">
            <text:p>75690</text:p>
          </table:table-cell>
          <table:table-cell office:value-type="float" office:value="114895" calcext:value-type="float">
            <text:p>114895</text:p>
          </table:table-cell>
          <table:table-cell office:value-type="float" office:value="106388" calcext:value-type="float">
            <text:p>106388</text:p>
          </table:table-cell>
          <table:table-cell office:value-type="float" office:value="0" calcext:value-type="float">
            <text:p>0</text:p>
          </table:table-cell>
          <table:table-cell office:value-type="float" office:value="944875" calcext:value-type="float">
            <text:p>944875</text:p>
          </table:table-cell>
          <table:table-cell office:value-type="float" office:value="0" calcext:value-type="float">
            <text:p>0</text:p>
          </table:table-cell>
          <table:table-cell office:value-type="float" office:value="91952" calcext:value-type="float">
            <text:p>91952</text:p>
          </table:table-cell>
          <table:table-cell office:value-type="float" office:value="0" calcext:value-type="float">
            <text:p>0</text:p>
          </table:table-cell>
          <table:table-cell office:value-type="float" office:value="935314" calcext:value-type="float">
            <text:p>935314</text:p>
          </table:table-cell>
          <table:table-cell office:value-type="float" office:value="0" calcext:value-type="float">
            <text:p>0</text:p>
          </table:table-cell>
          <table:table-cell office:value-type="float" office:value="30337" calcext:value-type="float">
            <text:p>30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529" calcext:value-type="float">
            <text:p>154529</text:p>
          </table:table-cell>
          <table:table-cell office:value-type="float" office:value="0" calcext:value-type="float">
            <text:p>0</text:p>
          </table:table-cell>
          <table:table-cell office:value-type="float" office:value="1221187" calcext:value-type="float">
            <text:p>1221187</text:p>
          </table:table-cell>
          <table:table-cell office:value-type="float" office:value="205342" calcext:value-type="float">
            <text:p>205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028" calcext:value-type="float">
            <text:p>61028</text:p>
          </table:table-cell>
          <table:table-cell office:value-type="float" office:value="107523" calcext:value-type="float">
            <text:p>107523</text:p>
          </table:table-cell>
          <table:table-cell office:value-type="float" office:value="50560" calcext:value-type="float">
            <text:p>50560</text:p>
          </table:table-cell>
          <table:table-cell office:value-type="float" office:value="109042" calcext:value-type="float">
            <text:p>1090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83" calcext:value-type="float">
            <text:p>2858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219</text:p>
          </table:table-cell>
          <table:table-cell office:value-type="string" calcext:value-type="string">
            <text:p>08/07/19</text:p>
          </table:table-cell>
          <table:table-cell office:value-type="float" office:value="2.5" calcext:value-type="float">
            <text:p>2.5</text:p>
          </table:table-cell>
          <table:table-cell office:value-type="float" office:value="0.763" calcext:value-type="float">
            <text:p>0.763</text:p>
          </table:table-cell>
          <table:table-cell office:value-type="float" office:value="55.1" calcext:value-type="float">
            <text:p>55.1</text:p>
          </table:table-cell>
          <table:table-cell office:value-type="float" office:value="13.8400145111555" calcext:value-type="float">
            <text:p>13.8400145111555</text:p>
          </table:table-cell>
          <table:table-cell office:value-type="float" office:value="421194" calcext:value-type="float">
            <text:p>421194</text:p>
          </table:table-cell>
          <table:table-cell office:value-type="float" office:value="236711" calcext:value-type="float">
            <text:p>236711</text:p>
          </table:table-cell>
          <table:table-cell office:value-type="float" office:value="869782" calcext:value-type="float">
            <text:p>869782</text:p>
          </table:table-cell>
          <table:table-cell office:value-type="float" office:value="51997" calcext:value-type="float">
            <text:p>51997</text:p>
          </table:table-cell>
          <table:table-cell office:value-type="float" office:value="1737311" calcext:value-type="float">
            <text:p>1737311</text:p>
          </table:table-cell>
          <table:table-cell office:value-type="float" office:value="3164433" calcext:value-type="float">
            <text:p>3164433</text:p>
          </table:table-cell>
          <table:table-cell office:value-type="float" office:value="523228" calcext:value-type="float">
            <text:p>523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02" calcext:value-type="float">
            <text:p>12702</text:p>
          </table:table-cell>
          <table:table-cell office:value-type="float" office:value="1704150" calcext:value-type="float">
            <text:p>1704150</text:p>
          </table:table-cell>
          <table:table-cell office:value-type="float" office:value="325447" calcext:value-type="float">
            <text:p>325447</text:p>
          </table:table-cell>
          <table:table-cell office:value-type="float" office:value="1257432" calcext:value-type="float">
            <text:p>1257432</text:p>
          </table:table-cell>
          <table:table-cell office:value-type="float" office:value="113421" calcext:value-type="float">
            <text:p>113421</text:p>
          </table:table-cell>
          <table:table-cell office:value-type="float" office:value="212044" calcext:value-type="float">
            <text:p>212044</text:p>
          </table:table-cell>
          <table:table-cell office:value-type="float" office:value="193361" calcext:value-type="float">
            <text:p>193361</text:p>
          </table:table-cell>
          <table:table-cell office:value-type="float" office:value="31776" calcext:value-type="float">
            <text:p>31776</text:p>
          </table:table-cell>
          <table:table-cell office:value-type="float" office:value="89020" calcext:value-type="float">
            <text:p>89020</text:p>
          </table:table-cell>
          <table:table-cell office:value-type="float" office:value="706202" calcext:value-type="float">
            <text:p>706202</text:p>
          </table:table-cell>
          <table:table-cell office:value-type="float" office:value="477364" calcext:value-type="float">
            <text:p>477364</text:p>
          </table:table-cell>
          <table:table-cell office:value-type="float" office:value="530311" calcext:value-type="float">
            <text:p>530311</text:p>
          </table:table-cell>
          <table:table-cell office:value-type="float" office:value="523493" calcext:value-type="float">
            <text:p>523493</text:p>
          </table:table-cell>
          <table:table-cell office:value-type="float" office:value="372988" calcext:value-type="float">
            <text:p>372988</text:p>
          </table:table-cell>
          <table:table-cell office:value-type="float" office:value="3063312" calcext:value-type="float">
            <text:p>3063312</text:p>
          </table:table-cell>
          <table:table-cell office:value-type="float" office:value="663078" calcext:value-type="float">
            <text:p>663078</text:p>
          </table:table-cell>
          <table:table-cell office:value-type="float" office:value="1235418" calcext:value-type="float">
            <text:p>1235418</text:p>
          </table:table-cell>
          <table:table-cell office:value-type="float" office:value="0" calcext:value-type="float">
            <text:p>0</text:p>
          </table:table-cell>
          <table:table-cell office:value-type="float" office:value="304708" calcext:value-type="float">
            <text:p>304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669" calcext:value-type="float">
            <text:p>538669</text:p>
          </table:table-cell>
          <table:table-cell office:value-type="float" office:value="301293" calcext:value-type="float">
            <text:p>301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6636" calcext:value-type="float">
            <text:p>266636</text:p>
          </table:table-cell>
          <table:table-cell office:value-type="float" office:value="217315" calcext:value-type="float">
            <text:p>217315</text:p>
          </table:table-cell>
          <table:table-cell office:value-type="float" office:value="111493" calcext:value-type="float">
            <text:p>111493</text:p>
          </table:table-cell>
          <table:table-cell office:value-type="float" office:value="527346" calcext:value-type="float">
            <text:p>527346</text:p>
          </table:table-cell>
          <table:table-cell office:value-type="float" office:value="219099" calcext:value-type="float">
            <text:p>219099</text:p>
          </table:table-cell>
          <table:table-cell office:value-type="float" office:value="374238" calcext:value-type="float">
            <text:p>374238</text:p>
          </table:table-cell>
          <table:table-cell office:value-type="float" office:value="69261" calcext:value-type="float">
            <text:p>69261</text:p>
          </table:table-cell>
          <table:table-cell office:value-type="float" office:value="306056" calcext:value-type="float">
            <text:p>306056</text:p>
          </table:table-cell>
          <table:table-cell office:value-type="float" office:value="287583" calcext:value-type="float">
            <text:p>287583</text:p>
          </table:table-cell>
          <table:table-cell office:value-type="float" office:value="310244" calcext:value-type="float">
            <text:p>310244</text:p>
          </table:table-cell>
          <table:table-cell office:value-type="float" office:value="213985" calcext:value-type="float">
            <text:p>213985</text:p>
          </table:table-cell>
          <table:table-cell office:value-type="float" office:value="306896" calcext:value-type="float">
            <text:p>306896</text:p>
          </table:table-cell>
          <table:table-cell office:value-type="float" office:value="143949" calcext:value-type="float">
            <text:p>143949</text:p>
          </table:table-cell>
          <table:table-cell office:value-type="float" office:value="116524" calcext:value-type="float">
            <text:p>116524</text:p>
          </table:table-cell>
          <table:table-cell office:value-type="float" office:value="82138" calcext:value-type="float">
            <text:p>82138</text:p>
          </table:table-cell>
          <table:table-cell office:value-type="float" office:value="10259565" calcext:value-type="float">
            <text:p>10259565</text:p>
          </table:table-cell>
          <table:table-cell office:value-type="float" office:value="35081" calcext:value-type="float">
            <text:p>35081</text:p>
          </table:table-cell>
          <table:table-cell office:value-type="float" office:value="3102029" calcext:value-type="float">
            <text:p>3102029</text:p>
          </table:table-cell>
          <table:table-cell office:value-type="float" office:value="65684" calcext:value-type="float">
            <text:p>65684</text:p>
          </table:table-cell>
          <table:table-cell office:value-type="float" office:value="0" calcext:value-type="float">
            <text:p>0</text:p>
          </table:table-cell>
          <table:table-cell office:value-type="float" office:value="111576" calcext:value-type="float">
            <text:p>111576</text:p>
          </table:table-cell>
          <table:table-cell office:value-type="float" office:value="575718" calcext:value-type="float">
            <text:p>575718</text:p>
          </table:table-cell>
          <table:table-cell office:value-type="float" office:value="64770" calcext:value-type="float">
            <text:p>64770</text:p>
          </table:table-cell>
          <table:table-cell office:value-type="float" office:value="111237" calcext:value-type="float">
            <text:p>111237</text:p>
          </table:table-cell>
          <table:table-cell office:value-type="float" office:value="85514" calcext:value-type="float">
            <text:p>85514</text:p>
          </table:table-cell>
          <table:table-cell office:value-type="float" office:value="103845" calcext:value-type="float">
            <text:p>103845</text:p>
          </table:table-cell>
          <table:table-cell office:value-type="float" office:value="984684" calcext:value-type="float">
            <text:p>984684</text:p>
          </table:table-cell>
          <table:table-cell office:value-type="float" office:value="0" calcext:value-type="float">
            <text:p>0</text:p>
          </table:table-cell>
          <table:table-cell office:value-type="float" office:value="73443" calcext:value-type="float">
            <text:p>73443</text:p>
          </table:table-cell>
          <table:table-cell office:value-type="float" office:value="0" calcext:value-type="float">
            <text:p>0</text:p>
          </table:table-cell>
          <table:table-cell office:value-type="float" office:value="576634" calcext:value-type="float">
            <text:p>576634</text:p>
          </table:table-cell>
          <table:table-cell office:value-type="float" office:value="0" calcext:value-type="float">
            <text:p>0</text:p>
          </table:table-cell>
          <table:table-cell office:value-type="float" office:value="27148" calcext:value-type="float">
            <text:p>27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381" calcext:value-type="float">
            <text:p>64381</text:p>
          </table:table-cell>
          <table:table-cell office:value-type="float" office:value="0" calcext:value-type="float">
            <text:p>0</text:p>
          </table:table-cell>
          <table:table-cell office:value-type="float" office:value="1311584" calcext:value-type="float">
            <text:p>1311584</text:p>
          </table:table-cell>
          <table:table-cell office:value-type="float" office:value="230262" calcext:value-type="float">
            <text:p>230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65" calcext:value-type="float">
            <text:p>60065</text:p>
          </table:table-cell>
          <table:table-cell office:value-type="float" office:value="89130" calcext:value-type="float">
            <text:p>89130</text:p>
          </table:table-cell>
          <table:table-cell office:value-type="float" office:value="23871" calcext:value-type="float">
            <text:p>23871</text:p>
          </table:table-cell>
          <table:table-cell office:value-type="float" office:value="94129" calcext:value-type="float">
            <text:p>94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37" calcext:value-type="float">
            <text:p>410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220</text:p>
          </table:table-cell>
          <table:table-cell office:value-type="string" calcext:value-type="string">
            <text:p>08/08/19</text:p>
          </table:table-cell>
          <table:table-cell office:value-type="float" office:value="2.5" calcext:value-type="float">
            <text:p>2.5</text:p>
          </table:table-cell>
          <table:table-cell office:value-type="float" office:value="0.34" calcext:value-type="float">
            <text:p>0.34</text:p>
          </table:table-cell>
          <table:table-cell office:value-type="float" office:value="55.1" calcext:value-type="float">
            <text:p>55.1</text:p>
          </table:table-cell>
          <table:table-cell office:value-type="float" office:value="6.16835994194439" calcext:value-type="float">
            <text:p>6.16835994194439</text:p>
          </table:table-cell>
          <table:table-cell office:value-type="float" office:value="275869" calcext:value-type="float">
            <text:p>275869</text:p>
          </table:table-cell>
          <table:table-cell office:value-type="float" office:value="27974" calcext:value-type="float">
            <text:p>27974</text:p>
          </table:table-cell>
          <table:table-cell office:value-type="float" office:value="805796" calcext:value-type="float">
            <text:p>805796</text:p>
          </table:table-cell>
          <table:table-cell office:value-type="float" office:value="142629" calcext:value-type="float">
            <text:p>142629</text:p>
          </table:table-cell>
          <table:table-cell office:value-type="float" office:value="663953" calcext:value-type="float">
            <text:p>663953</text:p>
          </table:table-cell>
          <table:table-cell office:value-type="float" office:value="1765302" calcext:value-type="float">
            <text:p>1765302</text:p>
          </table:table-cell>
          <table:table-cell office:value-type="float" office:value="175045" calcext:value-type="float">
            <text:p>175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3042" calcext:value-type="float">
            <text:p>1583042</text:p>
          </table:table-cell>
          <table:table-cell office:value-type="float" office:value="150154" calcext:value-type="float">
            <text:p>150154</text:p>
          </table:table-cell>
          <table:table-cell office:value-type="float" office:value="1365489" calcext:value-type="float">
            <text:p>1365489</text:p>
          </table:table-cell>
          <table:table-cell office:value-type="float" office:value="138042" calcext:value-type="float">
            <text:p>138042</text:p>
          </table:table-cell>
          <table:table-cell office:value-type="float" office:value="60456" calcext:value-type="float">
            <text:p>60456</text:p>
          </table:table-cell>
          <table:table-cell office:value-type="float" office:value="172625" calcext:value-type="float">
            <text:p>172625</text:p>
          </table:table-cell>
          <table:table-cell office:value-type="float" office:value="34098" calcext:value-type="float">
            <text:p>34098</text:p>
          </table:table-cell>
          <table:table-cell office:value-type="float" office:value="44838" calcext:value-type="float">
            <text:p>44838</text:p>
          </table:table-cell>
          <table:table-cell office:value-type="float" office:value="336074" calcext:value-type="float">
            <text:p>336074</text:p>
          </table:table-cell>
          <table:table-cell office:value-type="float" office:value="279456" calcext:value-type="float">
            <text:p>279456</text:p>
          </table:table-cell>
          <table:table-cell office:value-type="float" office:value="420721" calcext:value-type="float">
            <text:p>420721</text:p>
          </table:table-cell>
          <table:table-cell office:value-type="float" office:value="306867" calcext:value-type="float">
            <text:p>306867</text:p>
          </table:table-cell>
          <table:table-cell office:value-type="float" office:value="250228" calcext:value-type="float">
            <text:p>250228</text:p>
          </table:table-cell>
          <table:table-cell office:value-type="float" office:value="1214440" calcext:value-type="float">
            <text:p>1214440</text:p>
          </table:table-cell>
          <table:table-cell office:value-type="float" office:value="376775" calcext:value-type="float">
            <text:p>376775</text:p>
          </table:table-cell>
          <table:table-cell office:value-type="float" office:value="914106" calcext:value-type="float">
            <text:p>914106</text:p>
          </table:table-cell>
          <table:table-cell office:value-type="float" office:value="0" calcext:value-type="float">
            <text:p>0</text:p>
          </table:table-cell>
          <table:table-cell office:value-type="float" office:value="144562" calcext:value-type="float">
            <text:p>144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123" calcext:value-type="float">
            <text:p>244123</text:p>
          </table:table-cell>
          <table:table-cell office:value-type="float" office:value="202640" calcext:value-type="float">
            <text:p>202640</text:p>
          </table:table-cell>
          <table:table-cell office:value-type="float" office:value="61752" calcext:value-type="float">
            <text:p>61752</text:p>
          </table:table-cell>
          <table:table-cell table:number-columns-repeated="2" office:value-type="float" office:value="466673" calcext:value-type="float">
            <text:p>466673</text:p>
          </table:table-cell>
          <table:table-cell office:value-type="float" office:value="344326" calcext:value-type="float">
            <text:p>344326</text:p>
          </table:table-cell>
          <table:table-cell office:value-type="float" office:value="148646" calcext:value-type="float">
            <text:p>148646</text:p>
          </table:table-cell>
          <table:table-cell office:value-type="float" office:value="470350" calcext:value-type="float">
            <text:p>470350</text:p>
          </table:table-cell>
          <table:table-cell office:value-type="float" office:value="218086" calcext:value-type="float">
            <text:p>218086</text:p>
          </table:table-cell>
          <table:table-cell office:value-type="float" office:value="484512" calcext:value-type="float">
            <text:p>484512</text:p>
          </table:table-cell>
          <table:table-cell office:value-type="float" office:value="85804" calcext:value-type="float">
            <text:p>85804</text:p>
          </table:table-cell>
          <table:table-cell office:value-type="float" office:value="379884" calcext:value-type="float">
            <text:p>379884</text:p>
          </table:table-cell>
          <table:table-cell office:value-type="float" office:value="264894" calcext:value-type="float">
            <text:p>264894</text:p>
          </table:table-cell>
          <table:table-cell office:value-type="float" office:value="271658" calcext:value-type="float">
            <text:p>271658</text:p>
          </table:table-cell>
          <table:table-cell office:value-type="float" office:value="149506" calcext:value-type="float">
            <text:p>149506</text:p>
          </table:table-cell>
          <table:table-cell office:value-type="float" office:value="207066" calcext:value-type="float">
            <text:p>207066</text:p>
          </table:table-cell>
          <table:table-cell office:value-type="float" office:value="79413" calcext:value-type="float">
            <text:p>79413</text:p>
          </table:table-cell>
          <table:table-cell office:value-type="float" office:value="92473" calcext:value-type="float">
            <text:p>92473</text:p>
          </table:table-cell>
          <table:table-cell office:value-type="float" office:value="69906" calcext:value-type="float">
            <text:p>69906</text:p>
          </table:table-cell>
          <table:table-cell office:value-type="float" office:value="14382330" calcext:value-type="float">
            <text:p>14382330</text:p>
          </table:table-cell>
          <table:table-cell office:value-type="float" office:value="19389" calcext:value-type="float">
            <text:p>19389</text:p>
          </table:table-cell>
          <table:table-cell office:value-type="float" office:value="5538814" calcext:value-type="float">
            <text:p>5538814</text:p>
          </table:table-cell>
          <table:table-cell office:value-type="float" office:value="70293" calcext:value-type="float">
            <text:p>70293</text:p>
          </table:table-cell>
          <table:table-cell office:value-type="float" office:value="0" calcext:value-type="float">
            <text:p>0</text:p>
          </table:table-cell>
          <table:table-cell office:value-type="float" office:value="170855" calcext:value-type="float">
            <text:p>170855</text:p>
          </table:table-cell>
          <table:table-cell office:value-type="float" office:value="619166" calcext:value-type="float">
            <text:p>619166</text:p>
          </table:table-cell>
          <table:table-cell office:value-type="float" office:value="119858" calcext:value-type="float">
            <text:p>119858</text:p>
          </table:table-cell>
          <table:table-cell office:value-type="float" office:value="107082" calcext:value-type="float">
            <text:p>107082</text:p>
          </table:table-cell>
          <table:table-cell office:value-type="float" office:value="68071" calcext:value-type="float">
            <text:p>68071</text:p>
          </table:table-cell>
          <table:table-cell office:value-type="float" office:value="150923" calcext:value-type="float">
            <text:p>150923</text:p>
          </table:table-cell>
          <table:table-cell office:value-type="float" office:value="642029" calcext:value-type="float">
            <text:p>642029</text:p>
          </table:table-cell>
          <table:table-cell office:value-type="float" office:value="0" calcext:value-type="float">
            <text:p>0</text:p>
          </table:table-cell>
          <table:table-cell office:value-type="float" office:value="85850" calcext:value-type="float">
            <text:p>85850</text:p>
          </table:table-cell>
          <table:table-cell office:value-type="float" office:value="0" calcext:value-type="float">
            <text:p>0</text:p>
          </table:table-cell>
          <table:table-cell office:value-type="float" office:value="303358" calcext:value-type="float">
            <text:p>303358</text:p>
          </table:table-cell>
          <table:table-cell office:value-type="float" office:value="0" calcext:value-type="float">
            <text:p>0</text:p>
          </table:table-cell>
          <table:table-cell office:value-type="float" office:value="28537" calcext:value-type="float">
            <text:p>285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08" calcext:value-type="float">
            <text:p>57508</text:p>
          </table:table-cell>
          <table:table-cell office:value-type="float" office:value="0" calcext:value-type="float">
            <text:p>0</text:p>
          </table:table-cell>
          <table:table-cell office:value-type="float" office:value="1165006" calcext:value-type="float">
            <text:p>1165006</text:p>
          </table:table-cell>
          <table:table-cell office:value-type="float" office:value="218329" calcext:value-type="float">
            <text:p>218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97" calcext:value-type="float">
            <text:p>50597</text:p>
          </table:table-cell>
          <table:table-cell office:value-type="float" office:value="59345" calcext:value-type="float">
            <text:p>59345</text:p>
          </table:table-cell>
          <table:table-cell office:value-type="float" office:value="0" calcext:value-type="float">
            <text:p>0</text:p>
          </table:table-cell>
          <table:table-cell office:value-type="float" office:value="32005" calcext:value-type="float">
            <text:p>32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52" calcext:value-type="float">
            <text:p>2135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BL8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486" calcext:value-type="float">
            <text:p>11486</text:p>
          </table:table-cell>
          <table:table-cell office:value-type="float" office:value="955083" calcext:value-type="float">
            <text:p>955083</text:p>
          </table:table-cell>
          <table:table-cell office:value-type="float" office:value="73369" calcext:value-type="float">
            <text:p>73369</text:p>
          </table:table-cell>
          <table:table-cell office:value-type="float" office:value="14078" calcext:value-type="float">
            <text:p>140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66994" calcext:value-type="float">
            <text:p>1366994</text:p>
          </table:table-cell>
          <table:table-cell office:value-type="float" office:value="0" calcext:value-type="float">
            <text:p>0</text:p>
          </table:table-cell>
          <table:table-cell office:value-type="float" office:value="976808" calcext:value-type="float">
            <text:p>976808</text:p>
          </table:table-cell>
          <table:table-cell office:value-type="float" office:value="6813" calcext:value-type="float">
            <text:p>68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6984" calcext:value-type="float">
            <text:p>26984</text:p>
          </table:table-cell>
          <table:table-cell table:number-columns-repeated="2" office:value-type="float" office:value="189901" calcext:value-type="float">
            <text:p>189901</text:p>
          </table:table-cell>
          <table:table-cell office:value-type="float" office:value="106960" calcext:value-type="float">
            <text:p>106960</text:p>
          </table:table-cell>
          <table:table-cell office:value-type="float" office:value="50213" calcext:value-type="float">
            <text:p>50213</text:p>
          </table:table-cell>
          <table:table-cell office:value-type="float" office:value="164064" calcext:value-type="float">
            <text:p>164064</text:p>
          </table:table-cell>
          <table:table-cell office:value-type="float" office:value="42233" calcext:value-type="float">
            <text:p>42233</text:p>
          </table:table-cell>
          <table:table-cell office:value-type="float" office:value="231100" calcext:value-type="float">
            <text:p>231100</text:p>
          </table:table-cell>
          <table:table-cell office:value-type="float" office:value="2541" calcext:value-type="float">
            <text:p>2541</text:p>
          </table:table-cell>
          <table:table-cell office:value-type="float" office:value="125947" calcext:value-type="float">
            <text:p>125947</text:p>
          </table:table-cell>
          <table:table-cell office:value-type="float" office:value="10405" calcext:value-type="float">
            <text:p>10405</text:p>
          </table:table-cell>
          <table:table-cell office:value-type="float" office:value="62040" calcext:value-type="float">
            <text:p>62040</text:p>
          </table:table-cell>
          <table:table-cell office:value-type="float" office:value="80872" calcext:value-type="float">
            <text:p>80872</text:p>
          </table:table-cell>
          <table:table-cell office:value-type="float" office:value="0" calcext:value-type="float">
            <text:p>0</text:p>
          </table:table-cell>
          <table:table-cell office:value-type="float" office:value="39689" calcext:value-type="float">
            <text:p>39689</text:p>
          </table:table-cell>
          <table:table-cell office:value-type="float" office:value="16172" calcext:value-type="float">
            <text:p>16172</text:p>
          </table:table-cell>
          <table:table-cell office:value-type="float" office:value="13373" calcext:value-type="float">
            <text:p>13373</text:p>
          </table:table-cell>
          <table:table-cell office:value-type="float" office:value="11516238" calcext:value-type="float">
            <text:p>11516238</text:p>
          </table:table-cell>
          <table:table-cell office:value-type="float" office:value="14220" calcext:value-type="float">
            <text:p>14220</text:p>
          </table:table-cell>
          <table:table-cell office:value-type="float" office:value="3119958" calcext:value-type="float">
            <text:p>3119958</text:p>
          </table:table-cell>
          <table:table-cell office:value-type="float" office:value="72959" calcext:value-type="float">
            <text:p>72959</text:p>
          </table:table-cell>
          <table:table-cell office:value-type="float" office:value="0" calcext:value-type="float">
            <text:p>0</text:p>
          </table:table-cell>
          <table:table-cell office:value-type="float" office:value="78466" calcext:value-type="float">
            <text:p>78466</text:p>
          </table:table-cell>
          <table:table-cell office:value-type="float" office:value="437666" calcext:value-type="float">
            <text:p>437666</text:p>
          </table:table-cell>
          <table:table-cell office:value-type="float" office:value="42646" calcext:value-type="float">
            <text:p>42646</text:p>
          </table:table-cell>
          <table:table-cell office:value-type="float" office:value="18313" calcext:value-type="float">
            <text:p>18313</text:p>
          </table:table-cell>
          <table:table-cell office:value-type="float" office:value="82578" calcext:value-type="float">
            <text:p>82578</text:p>
          </table:table-cell>
          <table:table-cell office:value-type="float" office:value="76923" calcext:value-type="float">
            <text:p>769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80" calcext:value-type="float">
            <text:p>286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6405" calcext:value-type="float">
            <text:p>466405</text:p>
          </table:table-cell>
          <table:table-cell office:value-type="float" office:value="186851" calcext:value-type="float">
            <text:p>186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00" calcext:value-type="float">
            <text:p>40500</text:p>
          </table:table-cell>
          <table:table-cell office:value-type="float" office:value="28029" calcext:value-type="float">
            <text:p>28029</text:p>
          </table:table-cell>
          <table:table-cell office:value-type="float" office:value="0" calcext:value-type="float">
            <text:p>0</text:p>
          </table:table-cell>
          <table:table-cell office:value-type="float" office:value="18100" calcext:value-type="float">
            <text:p>18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39" calcext:value-type="float">
            <text:p>1613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336</text:p>
          </table:table-cell>
          <table:table-cell office:value-type="string" calcext:value-type="string">
            <text:p>12/02/19</text:p>
          </table:table-cell>
          <table:table-cell office:value-type="float" office:value="2.5" calcext:value-type="float">
            <text:p>2.5</text:p>
          </table:table-cell>
          <table:table-cell office:value-type="float" office:value="0.195" calcext:value-type="float">
            <text:p>0.195</text:p>
          </table:table-cell>
          <table:table-cell office:value-type="float" office:value="55.1" calcext:value-type="float">
            <text:p>55.1</text:p>
          </table:table-cell>
          <table:table-cell office:value-type="float" office:value="3.537735849057" calcext:value-type="float">
            <text:p>3.537735849057</text:p>
          </table:table-cell>
          <table:table-cell office:value-type="float" office:value="153010" calcext:value-type="float">
            <text:p>153010</text:p>
          </table:table-cell>
          <table:table-cell office:value-type="float" office:value="47889" calcext:value-type="float">
            <text:p>47889</text:p>
          </table:table-cell>
          <table:table-cell office:value-type="float" office:value="904693" calcext:value-type="float">
            <text:p>904693</text:p>
          </table:table-cell>
          <table:table-cell office:value-type="float" office:value="930736" calcext:value-type="float">
            <text:p>930736</text:p>
          </table:table-cell>
          <table:table-cell office:value-type="float" office:value="124781" calcext:value-type="float">
            <text:p>124781</text:p>
          </table:table-cell>
          <table:table-cell office:value-type="float" office:value="85511" calcext:value-type="float">
            <text:p>85511</text:p>
          </table:table-cell>
          <table:table-cell office:value-type="float" office:value="24720" calcext:value-type="float">
            <text:p>24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9248" calcext:value-type="float">
            <text:p>1619248</text:p>
          </table:table-cell>
          <table:table-cell office:value-type="float" office:value="24304" calcext:value-type="float">
            <text:p>24304</text:p>
          </table:table-cell>
          <table:table-cell office:value-type="float" office:value="1166592" calcext:value-type="float">
            <text:p>1166592</text:p>
          </table:table-cell>
          <table:table-cell office:value-type="float" office:value="17863" calcext:value-type="float">
            <text:p>17863</text:p>
          </table:table-cell>
          <table:table-cell office:value-type="float" office:value="14870" calcext:value-type="float">
            <text:p>14870</text:p>
          </table:table-cell>
          <table:table-cell office:value-type="float" office:value="78966" calcext:value-type="float">
            <text:p>78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884" calcext:value-type="float">
            <text:p>75884</text:p>
          </table:table-cell>
          <table:table-cell office:value-type="float" office:value="107791" calcext:value-type="float">
            <text:p>107791</text:p>
          </table:table-cell>
          <table:table-cell office:value-type="float" office:value="0" calcext:value-type="float">
            <text:p>0</text:p>
          </table:table-cell>
          <table:table-cell office:value-type="float" office:value="36265" calcext:value-type="float">
            <text:p>36265</text:p>
          </table:table-cell>
          <table:table-cell office:value-type="float" office:value="53863" calcext:value-type="float">
            <text:p>538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216" calcext:value-type="float">
            <text:p>63216</text:p>
          </table:table-cell>
          <table:table-cell office:value-type="float" office:value="0" calcext:value-type="float">
            <text:p>0</text:p>
          </table:table-cell>
          <table:table-cell office:value-type="float" office:value="153934" calcext:value-type="float">
            <text:p>153934</text:p>
          </table:table-cell>
          <table:table-cell office:value-type="float" office:value="141489" calcext:value-type="float">
            <text:p>141489</text:p>
          </table:table-cell>
          <table:table-cell office:value-type="float" office:value="835663" calcext:value-type="float">
            <text:p>835663</text:p>
          </table:table-cell>
          <table:table-cell office:value-type="float" office:value="396165" calcext:value-type="float">
            <text:p>396165</text:p>
          </table:table-cell>
          <table:table-cell office:value-type="float" office:value="89782" calcext:value-type="float">
            <text:p>89782</text:p>
          </table:table-cell>
          <table:table-cell office:value-type="float" office:value="904792" calcext:value-type="float">
            <text:p>904792</text:p>
          </table:table-cell>
          <table:table-cell office:value-type="float" office:value="56347" calcext:value-type="float">
            <text:p>56347</text:p>
          </table:table-cell>
          <table:table-cell office:value-type="float" office:value="362860" calcext:value-type="float">
            <text:p>362860</text:p>
          </table:table-cell>
          <table:table-cell office:value-type="float" office:value="33953" calcext:value-type="float">
            <text:p>33953</text:p>
          </table:table-cell>
          <table:table-cell office:value-type="float" office:value="211843" calcext:value-type="float">
            <text:p>211843</text:p>
          </table:table-cell>
          <table:table-cell office:value-type="float" office:value="101903" calcext:value-type="float">
            <text:p>101903</text:p>
          </table:table-cell>
          <table:table-cell office:value-type="float" office:value="215854" calcext:value-type="float">
            <text:p>215854</text:p>
          </table:table-cell>
          <table:table-cell office:value-type="float" office:value="118530" calcext:value-type="float">
            <text:p>118530</text:p>
          </table:table-cell>
          <table:table-cell office:value-type="float" office:value="63333" calcext:value-type="float">
            <text:p>63333</text:p>
          </table:table-cell>
          <table:table-cell office:value-type="float" office:value="63360" calcext:value-type="float">
            <text:p>63360</text:p>
          </table:table-cell>
          <table:table-cell office:value-type="float" office:value="37110" calcext:value-type="float">
            <text:p>37110</text:p>
          </table:table-cell>
          <table:table-cell office:value-type="float" office:value="34016" calcext:value-type="float">
            <text:p>34016</text:p>
          </table:table-cell>
          <table:table-cell office:value-type="float" office:value="11015484" calcext:value-type="float">
            <text:p>11015484</text:p>
          </table:table-cell>
          <table:table-cell office:value-type="float" office:value="80238" calcext:value-type="float">
            <text:p>80238</text:p>
          </table:table-cell>
          <table:table-cell office:value-type="float" office:value="3008027" calcext:value-type="float">
            <text:p>3008027</text:p>
          </table:table-cell>
          <table:table-cell office:value-type="float" office:value="71251" calcext:value-type="float">
            <text:p>71251</text:p>
          </table:table-cell>
          <table:table-cell office:value-type="float" office:value="0" calcext:value-type="float">
            <text:p>0</text:p>
          </table:table-cell>
          <table:table-cell office:value-type="float" office:value="210320" calcext:value-type="float">
            <text:p>210320</text:p>
          </table:table-cell>
          <table:table-cell office:value-type="float" office:value="402660" calcext:value-type="float">
            <text:p>402660</text:p>
          </table:table-cell>
          <table:table-cell office:value-type="float" office:value="15296" calcext:value-type="float">
            <text:p>1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972" calcext:value-type="float">
            <text:p>532972</text:p>
          </table:table-cell>
          <table:table-cell office:value-type="float" office:value="295106" calcext:value-type="float">
            <text:p>295106</text:p>
          </table:table-cell>
          <table:table-cell office:value-type="float" office:value="53027" calcext:value-type="float">
            <text:p>53027</text:p>
          </table:table-cell>
          <table:table-cell office:value-type="float" office:value="63684" calcext:value-type="float">
            <text:p>63684</text:p>
          </table:table-cell>
          <table:table-cell office:value-type="float" office:value="0" calcext:value-type="float">
            <text:p>0</text:p>
          </table:table-cell>
          <table:table-cell office:value-type="float" office:value="97497" calcext:value-type="float">
            <text:p>97497</text:p>
          </table:table-cell>
          <table:table-cell office:value-type="float" office:value="15747" calcext:value-type="float">
            <text:p>15747</text:p>
          </table:table-cell>
          <table:table-cell office:value-type="float" office:value="32972" calcext:value-type="float">
            <text:p>32972</text:p>
          </table:table-cell>
          <table:table-cell office:value-type="float" office:value="51966" calcext:value-type="float">
            <text:p>5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94" calcext:value-type="float">
            <text:p>19294</text:p>
          </table:table-cell>
          <table:table-cell office:value-type="float" office:value="0" calcext:value-type="float">
            <text:p>0</text:p>
          </table:table-cell>
          <table:table-cell office:value-type="float" office:value="3635296" calcext:value-type="float">
            <text:p>3635296</text:p>
          </table:table-cell>
          <table:table-cell office:value-type="float" office:value="251063" calcext:value-type="float">
            <text:p>251063</text:p>
          </table:table-cell>
          <table:table-cell office:value-type="float" office:value="160429" calcext:value-type="float">
            <text:p>160429</text:p>
          </table:table-cell>
          <table:table-cell office:value-type="float" office:value="37746" calcext:value-type="float">
            <text:p>37746</text:p>
          </table:table-cell>
          <table:table-cell office:value-type="float" office:value="72575" calcext:value-type="float">
            <text:p>72575</text:p>
          </table:table-cell>
          <table:table-cell office:value-type="float" office:value="103241" calcext:value-type="float">
            <text:p>103241</text:p>
          </table:table-cell>
          <table:table-cell office:value-type="float" office:value="117892" calcext:value-type="float">
            <text:p>117892</text:p>
          </table:table-cell>
          <table:table-cell office:value-type="float" office:value="47972" calcext:value-type="float">
            <text:p>47972</text:p>
          </table:table-cell>
          <table:table-cell office:value-type="float" office:value="2078508" calcext:value-type="float">
            <text:p>2078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950" calcext:value-type="float">
            <text:p>309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337</text:p>
          </table:table-cell>
          <table:table-cell office:value-type="string" calcext:value-type="string">
            <text:p>12/03/19</text:p>
          </table:table-cell>
          <table:table-cell office:value-type="float" office:value="2.5" calcext:value-type="float">
            <text:p>2.5</text:p>
          </table:table-cell>
          <table:table-cell office:value-type="float" office:value="0.219" calcext:value-type="float">
            <text:p>0.219</text:p>
          </table:table-cell>
          <table:table-cell office:value-type="float" office:value="55.1" calcext:value-type="float">
            <text:p>55.1</text:p>
          </table:table-cell>
          <table:table-cell office:value-type="float" office:value="3.97242880464398" calcext:value-type="float">
            <text:p>3.97242880464398</text:p>
          </table:table-cell>
          <table:table-cell office:value-type="float" office:value="286705" calcext:value-type="float">
            <text:p>286705</text:p>
          </table:table-cell>
          <table:table-cell office:value-type="float" office:value="89299" calcext:value-type="float">
            <text:p>89299</text:p>
          </table:table-cell>
          <table:table-cell office:value-type="float" office:value="890844" calcext:value-type="float">
            <text:p>890844</text:p>
          </table:table-cell>
          <table:table-cell office:value-type="float" office:value="309957" calcext:value-type="float">
            <text:p>309957</text:p>
          </table:table-cell>
          <table:table-cell office:value-type="float" office:value="253915" calcext:value-type="float">
            <text:p>253915</text:p>
          </table:table-cell>
          <table:table-cell office:value-type="float" office:value="263126" calcext:value-type="float">
            <text:p>263126</text:p>
          </table:table-cell>
          <table:table-cell office:value-type="float" office:value="76933" calcext:value-type="float">
            <text:p>76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177" calcext:value-type="float">
            <text:p>171177</text:p>
          </table:table-cell>
          <table:table-cell office:value-type="float" office:value="1838696" calcext:value-type="float">
            <text:p>1838696</text:p>
          </table:table-cell>
          <table:table-cell office:value-type="float" office:value="71684" calcext:value-type="float">
            <text:p>71684</text:p>
          </table:table-cell>
          <table:table-cell office:value-type="float" office:value="1244523" calcext:value-type="float">
            <text:p>1244523</text:p>
          </table:table-cell>
          <table:table-cell office:value-type="float" office:value="37947" calcext:value-type="float">
            <text:p>37947</text:p>
          </table:table-cell>
          <table:table-cell office:value-type="float" office:value="8893" calcext:value-type="float">
            <text:p>8893</text:p>
          </table:table-cell>
          <table:table-cell office:value-type="float" office:value="81713" calcext:value-type="float">
            <text:p>81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534" calcext:value-type="float">
            <text:p>140534</text:p>
          </table:table-cell>
          <table:table-cell office:value-type="float" office:value="92264" calcext:value-type="float">
            <text:p>92264</text:p>
          </table:table-cell>
          <table:table-cell office:value-type="float" office:value="27953" calcext:value-type="float">
            <text:p>27953</text:p>
          </table:table-cell>
          <table:table-cell office:value-type="float" office:value="86580" calcext:value-type="float">
            <text:p>86580</text:p>
          </table:table-cell>
          <table:table-cell office:value-type="float" office:value="162123" calcext:value-type="float">
            <text:p>162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6468" calcext:value-type="float">
            <text:p>216468</text:p>
          </table:table-cell>
          <table:table-cell office:value-type="float" office:value="0" calcext:value-type="float">
            <text:p>0</text:p>
          </table:table-cell>
          <table:table-cell office:value-type="float" office:value="209518" calcext:value-type="float">
            <text:p>209518</text:p>
          </table:table-cell>
          <table:table-cell office:value-type="float" office:value="185375" calcext:value-type="float">
            <text:p>185375</text:p>
          </table:table-cell>
          <table:table-cell office:value-type="float" office:value="1022141" calcext:value-type="float">
            <text:p>1022141</text:p>
          </table:table-cell>
          <table:table-cell office:value-type="float" office:value="630327" calcext:value-type="float">
            <text:p>630327</text:p>
          </table:table-cell>
          <table:table-cell office:value-type="float" office:value="116895" calcext:value-type="float">
            <text:p>116895</text:p>
          </table:table-cell>
          <table:table-cell office:value-type="float" office:value="1349813" calcext:value-type="float">
            <text:p>1349813</text:p>
          </table:table-cell>
          <table:table-cell office:value-type="float" office:value="134238" calcext:value-type="float">
            <text:p>134238</text:p>
          </table:table-cell>
          <table:table-cell office:value-type="float" office:value="487177" calcext:value-type="float">
            <text:p>487177</text:p>
          </table:table-cell>
          <table:table-cell office:value-type="float" office:value="51127" calcext:value-type="float">
            <text:p>51127</text:p>
          </table:table-cell>
          <table:table-cell office:value-type="float" office:value="333458" calcext:value-type="float">
            <text:p>333458</text:p>
          </table:table-cell>
          <table:table-cell office:value-type="float" office:value="268287" calcext:value-type="float">
            <text:p>268287</text:p>
          </table:table-cell>
          <table:table-cell office:value-type="float" office:value="393260" calcext:value-type="float">
            <text:p>393260</text:p>
          </table:table-cell>
          <table:table-cell office:value-type="float" office:value="201663" calcext:value-type="float">
            <text:p>201663</text:p>
          </table:table-cell>
          <table:table-cell office:value-type="float" office:value="125598" calcext:value-type="float">
            <text:p>125598</text:p>
          </table:table-cell>
          <table:table-cell office:value-type="float" office:value="106840" calcext:value-type="float">
            <text:p>106840</text:p>
          </table:table-cell>
          <table:table-cell office:value-type="float" office:value="64948" calcext:value-type="float">
            <text:p>64948</text:p>
          </table:table-cell>
          <table:table-cell office:value-type="float" office:value="52651" calcext:value-type="float">
            <text:p>52651</text:p>
          </table:table-cell>
          <table:table-cell office:value-type="float" office:value="31464491" calcext:value-type="float">
            <text:p>31464491</text:p>
          </table:table-cell>
          <table:table-cell office:value-type="float" office:value="45795" calcext:value-type="float">
            <text:p>45795</text:p>
          </table:table-cell>
          <table:table-cell office:value-type="float" office:value="10414379" calcext:value-type="float">
            <text:p>10414379</text:p>
          </table:table-cell>
          <table:table-cell office:value-type="float" office:value="76260" calcext:value-type="float">
            <text:p>76260</text:p>
          </table:table-cell>
          <table:table-cell office:value-type="float" office:value="0" calcext:value-type="float">
            <text:p>0</text:p>
          </table:table-cell>
          <table:table-cell office:value-type="float" office:value="199172" calcext:value-type="float">
            <text:p>199172</text:p>
          </table:table-cell>
          <table:table-cell office:value-type="float" office:value="590033" calcext:value-type="float">
            <text:p>590033</text:p>
          </table:table-cell>
          <table:table-cell office:value-type="float" office:value="24160" calcext:value-type="float">
            <text:p>24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366" calcext:value-type="float">
            <text:p>542366</text:p>
          </table:table-cell>
          <table:table-cell office:value-type="float" office:value="302276" calcext:value-type="float">
            <text:p>302276</text:p>
          </table:table-cell>
          <table:table-cell office:value-type="float" office:value="32002" calcext:value-type="float">
            <text:p>32002</text:p>
          </table:table-cell>
          <table:table-cell office:value-type="float" office:value="195195" calcext:value-type="float">
            <text:p>195195</text:p>
          </table:table-cell>
          <table:table-cell office:value-type="float" office:value="0" calcext:value-type="float">
            <text:p>0</text:p>
          </table:table-cell>
          <table:table-cell office:value-type="float" office:value="238754" calcext:value-type="float">
            <text:p>238754</text:p>
          </table:table-cell>
          <table:table-cell office:value-type="float" office:value="21729" calcext:value-type="float">
            <text:p>21729</text:p>
          </table:table-cell>
          <table:table-cell office:value-type="float" office:value="27085" calcext:value-type="float">
            <text:p>27085</text:p>
          </table:table-cell>
          <table:table-cell office:value-type="float" office:value="70632" calcext:value-type="float">
            <text:p>70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96" calcext:value-type="float">
            <text:p>20096</text:p>
          </table:table-cell>
          <table:table-cell office:value-type="float" office:value="0" calcext:value-type="float">
            <text:p>0</text:p>
          </table:table-cell>
          <table:table-cell office:value-type="float" office:value="4891171" calcext:value-type="float">
            <text:p>4891171</text:p>
          </table:table-cell>
          <table:table-cell office:value-type="float" office:value="299390" calcext:value-type="float">
            <text:p>299390</text:p>
          </table:table-cell>
          <table:table-cell office:value-type="float" office:value="325785" calcext:value-type="float">
            <text:p>325785</text:p>
          </table:table-cell>
          <table:table-cell office:value-type="float" office:value="66908" calcext:value-type="float">
            <text:p>66908</text:p>
          </table:table-cell>
          <table:table-cell office:value-type="float" office:value="155320" calcext:value-type="float">
            <text:p>155320</text:p>
          </table:table-cell>
          <table:table-cell office:value-type="float" office:value="172112" calcext:value-type="float">
            <text:p>172112</text:p>
          </table:table-cell>
          <table:table-cell office:value-type="float" office:value="178146" calcext:value-type="float">
            <text:p>178146</text:p>
          </table:table-cell>
          <table:table-cell office:value-type="float" office:value="111894" calcext:value-type="float">
            <text:p>111894</text:p>
          </table:table-cell>
          <table:table-cell office:value-type="float" office:value="2891255" calcext:value-type="float">
            <text:p>2891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71" calcext:value-type="float">
            <text:p>106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338</text:p>
          </table:table-cell>
          <table:table-cell office:value-type="string" calcext:value-type="string">
            <text:p>12/04/19</text:p>
          </table:table-cell>
          <table:table-cell office:value-type="float" office:value="2.5" calcext:value-type="float">
            <text:p>2.5</text:p>
          </table:table-cell>
          <table:table-cell office:value-type="float" office:value="0.283" calcext:value-type="float">
            <text:p>0.283</text:p>
          </table:table-cell>
          <table:table-cell office:value-type="float" office:value="55.1" calcext:value-type="float">
            <text:p>55.1</text:p>
          </table:table-cell>
          <table:table-cell office:value-type="float" office:value="5.13332124070356" calcext:value-type="float">
            <text:p>5.13332124070356</text:p>
          </table:table-cell>
          <table:table-cell office:value-type="float" office:value="207158" calcext:value-type="float">
            <text:p>207158</text:p>
          </table:table-cell>
          <table:table-cell office:value-type="float" office:value="436324" calcext:value-type="float">
            <text:p>436324</text:p>
          </table:table-cell>
          <table:table-cell office:value-type="float" office:value="898881" calcext:value-type="float">
            <text:p>898881</text:p>
          </table:table-cell>
          <table:table-cell office:value-type="float" office:value="2517550" calcext:value-type="float">
            <text:p>2517550</text:p>
          </table:table-cell>
          <table:table-cell office:value-type="float" office:value="206869" calcext:value-type="float">
            <text:p>206869</text:p>
          </table:table-cell>
          <table:table-cell office:value-type="float" office:value="182710" calcext:value-type="float">
            <text:p>182710</text:p>
          </table:table-cell>
          <table:table-cell office:value-type="float" office:value="83109" calcext:value-type="float">
            <text:p>83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9947" calcext:value-type="float">
            <text:p>1939947</text:p>
          </table:table-cell>
          <table:table-cell office:value-type="float" office:value="64562" calcext:value-type="float">
            <text:p>64562</text:p>
          </table:table-cell>
          <table:table-cell office:value-type="float" office:value="1077634" calcext:value-type="float">
            <text:p>1077634</text:p>
          </table:table-cell>
          <table:table-cell office:value-type="float" office:value="28513" calcext:value-type="float">
            <text:p>28513</text:p>
          </table:table-cell>
          <table:table-cell office:value-type="float" office:value="9146" calcext:value-type="float">
            <text:p>9146</text:p>
          </table:table-cell>
          <table:table-cell office:value-type="float" office:value="149216" calcext:value-type="float">
            <text:p>149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254" calcext:value-type="float">
            <text:p>123254</text:p>
          </table:table-cell>
          <table:table-cell office:value-type="float" office:value="123162" calcext:value-type="float">
            <text:p>123162</text:p>
          </table:table-cell>
          <table:table-cell office:value-type="float" office:value="23853" calcext:value-type="float">
            <text:p>23853</text:p>
          </table:table-cell>
          <table:table-cell office:value-type="float" office:value="66372" calcext:value-type="float">
            <text:p>66372</text:p>
          </table:table-cell>
          <table:table-cell office:value-type="float" office:value="124817" calcext:value-type="float">
            <text:p>1248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1409" calcext:value-type="float">
            <text:p>201409</text:p>
          </table:table-cell>
          <table:table-cell office:value-type="float" office:value="0" calcext:value-type="float">
            <text:p>0</text:p>
          </table:table-cell>
          <table:table-cell office:value-type="float" office:value="97152" calcext:value-type="float">
            <text:p>97152</text:p>
          </table:table-cell>
          <table:table-cell office:value-type="float" office:value="126156" calcext:value-type="float">
            <text:p>126156</text:p>
          </table:table-cell>
          <table:table-cell office:value-type="float" office:value="942594" calcext:value-type="float">
            <text:p>942594</text:p>
          </table:table-cell>
          <table:table-cell office:value-type="float" office:value="381461" calcext:value-type="float">
            <text:p>381461</text:p>
          </table:table-cell>
          <table:table-cell office:value-type="float" office:value="89186" calcext:value-type="float">
            <text:p>89186</text:p>
          </table:table-cell>
          <table:table-cell office:value-type="float" office:value="935218" calcext:value-type="float">
            <text:p>935218</text:p>
          </table:table-cell>
          <table:table-cell office:value-type="float" office:value="91513" calcext:value-type="float">
            <text:p>91513</text:p>
          </table:table-cell>
          <table:table-cell office:value-type="float" office:value="354857" calcext:value-type="float">
            <text:p>354857</text:p>
          </table:table-cell>
          <table:table-cell office:value-type="float" office:value="57884" calcext:value-type="float">
            <text:p>57884</text:p>
          </table:table-cell>
          <table:table-cell office:value-type="float" office:value="237903" calcext:value-type="float">
            <text:p>237903</text:p>
          </table:table-cell>
          <table:table-cell office:value-type="float" office:value="174323" calcext:value-type="float">
            <text:p>174323</text:p>
          </table:table-cell>
          <table:table-cell office:value-type="float" office:value="350963" calcext:value-type="float">
            <text:p>350963</text:p>
          </table:table-cell>
          <table:table-cell office:value-type="float" office:value="134575" calcext:value-type="float">
            <text:p>134575</text:p>
          </table:table-cell>
          <table:table-cell office:value-type="float" office:value="133923" calcext:value-type="float">
            <text:p>133923</text:p>
          </table:table-cell>
          <table:table-cell office:value-type="float" office:value="84674" calcext:value-type="float">
            <text:p>84674</text:p>
          </table:table-cell>
          <table:table-cell office:value-type="float" office:value="54635" calcext:value-type="float">
            <text:p>54635</text:p>
          </table:table-cell>
          <table:table-cell office:value-type="float" office:value="47968" calcext:value-type="float">
            <text:p>47968</text:p>
          </table:table-cell>
          <table:table-cell office:value-type="float" office:value="11454667" calcext:value-type="float">
            <text:p>11454667</text:p>
          </table:table-cell>
          <table:table-cell office:value-type="float" office:value="78663" calcext:value-type="float">
            <text:p>78663</text:p>
          </table:table-cell>
          <table:table-cell office:value-type="float" office:value="2905379" calcext:value-type="float">
            <text:p>2905379</text:p>
          </table:table-cell>
          <table:table-cell office:value-type="float" office:value="72176" calcext:value-type="float">
            <text:p>72176</text:p>
          </table:table-cell>
          <table:table-cell office:value-type="float" office:value="0" calcext:value-type="float">
            <text:p>0</text:p>
          </table:table-cell>
          <table:table-cell office:value-type="float" office:value="193118" calcext:value-type="float">
            <text:p>193118</text:p>
          </table:table-cell>
          <table:table-cell office:value-type="float" office:value="522874" calcext:value-type="float">
            <text:p>522874</text:p>
          </table:table-cell>
          <table:table-cell office:value-type="float" office:value="32492" calcext:value-type="float">
            <text:p>32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099" calcext:value-type="float">
            <text:p>476099</text:p>
          </table:table-cell>
          <table:table-cell office:value-type="float" office:value="383578" calcext:value-type="float">
            <text:p>383578</text:p>
          </table:table-cell>
          <table:table-cell office:value-type="float" office:value="16773" calcext:value-type="float">
            <text:p>16773</text:p>
          </table:table-cell>
          <table:table-cell office:value-type="float" office:value="100334" calcext:value-type="float">
            <text:p>100334</text:p>
          </table:table-cell>
          <table:table-cell office:value-type="float" office:value="0" calcext:value-type="float">
            <text:p>0</text:p>
          </table:table-cell>
          <table:table-cell office:value-type="float" office:value="220585" calcext:value-type="float">
            <text:p>220585</text:p>
          </table:table-cell>
          <table:table-cell office:value-type="float" office:value="18025" calcext:value-type="float">
            <text:p>18025</text:p>
          </table:table-cell>
          <table:table-cell office:value-type="float" office:value="28570" calcext:value-type="float">
            <text:p>28570</text:p>
          </table:table-cell>
          <table:table-cell office:value-type="float" office:value="60084" calcext:value-type="float">
            <text:p>6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9" calcext:value-type="float">
            <text:p>11189</text:p>
          </table:table-cell>
          <table:table-cell office:value-type="float" office:value="0" calcext:value-type="float">
            <text:p>0</text:p>
          </table:table-cell>
          <table:table-cell office:value-type="float" office:value="1994735" calcext:value-type="float">
            <text:p>1994735</text:p>
          </table:table-cell>
          <table:table-cell office:value-type="float" office:value="230444" calcext:value-type="float">
            <text:p>230444</text:p>
          </table:table-cell>
          <table:table-cell office:value-type="float" office:value="180599" calcext:value-type="float">
            <text:p>180599</text:p>
          </table:table-cell>
          <table:table-cell office:value-type="float" office:value="56046" calcext:value-type="float">
            <text:p>56046</text:p>
          </table:table-cell>
          <table:table-cell office:value-type="float" office:value="113252" calcext:value-type="float">
            <text:p>113252</text:p>
          </table:table-cell>
          <table:table-cell office:value-type="float" office:value="147812" calcext:value-type="float">
            <text:p>147812</text:p>
          </table:table-cell>
          <table:table-cell office:value-type="float" office:value="102241" calcext:value-type="float">
            <text:p>102241</text:p>
          </table:table-cell>
          <table:table-cell office:value-type="float" office:value="56563" calcext:value-type="float">
            <text:p>56563</text:p>
          </table:table-cell>
          <table:table-cell office:value-type="float" office:value="2409022" calcext:value-type="float">
            <text:p>2409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38" calcext:value-type="float">
            <text:p>1423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339</text:p>
          </table:table-cell>
          <table:table-cell office:value-type="string" calcext:value-type="string">
            <text:p>12/05/19</text:p>
          </table:table-cell>
          <table:table-cell office:value-type="float" office:value="2.5" calcext:value-type="float">
            <text:p>2.5</text:p>
          </table:table-cell>
          <table:table-cell office:value-type="float" office:value="0.325" calcext:value-type="float">
            <text:p>0.325</text:p>
          </table:table-cell>
          <table:table-cell office:value-type="float" office:value="55.1" calcext:value-type="float">
            <text:p>55.1</text:p>
          </table:table-cell>
          <table:table-cell office:value-type="float" office:value="5.89515690186811" calcext:value-type="float">
            <text:p>5.89515690186811</text:p>
          </table:table-cell>
          <table:table-cell office:value-type="float" office:value="521450" calcext:value-type="float">
            <text:p>521450</text:p>
          </table:table-cell>
          <table:table-cell office:value-type="float" office:value="125363" calcext:value-type="float">
            <text:p>125363</text:p>
          </table:table-cell>
          <table:table-cell office:value-type="float" office:value="751194" calcext:value-type="float">
            <text:p>751194</text:p>
          </table:table-cell>
          <table:table-cell office:value-type="float" office:value="1586915" calcext:value-type="float">
            <text:p>1586915</text:p>
          </table:table-cell>
          <table:table-cell office:value-type="float" office:value="238836" calcext:value-type="float">
            <text:p>238836</text:p>
          </table:table-cell>
          <table:table-cell office:value-type="float" office:value="199377" calcext:value-type="float">
            <text:p>199377</text:p>
          </table:table-cell>
          <table:table-cell office:value-type="float" office:value="85162" calcext:value-type="float">
            <text:p>85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471" calcext:value-type="float">
            <text:p>2000471</text:p>
          </table:table-cell>
          <table:table-cell office:value-type="float" office:value="66513" calcext:value-type="float">
            <text:p>66513</text:p>
          </table:table-cell>
          <table:table-cell office:value-type="float" office:value="1292211" calcext:value-type="float">
            <text:p>1292211</text:p>
          </table:table-cell>
          <table:table-cell office:value-type="float" office:value="24003" calcext:value-type="float">
            <text:p>24003</text:p>
          </table:table-cell>
          <table:table-cell office:value-type="float" office:value="3427" calcext:value-type="float">
            <text:p>3427</text:p>
          </table:table-cell>
          <table:table-cell office:value-type="float" office:value="205790" calcext:value-type="float">
            <text:p>2057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454" calcext:value-type="float">
            <text:p>141454</text:p>
          </table:table-cell>
          <table:table-cell office:value-type="float" office:value="123375" calcext:value-type="float">
            <text:p>123375</text:p>
          </table:table-cell>
          <table:table-cell office:value-type="float" office:value="20608" calcext:value-type="float">
            <text:p>20608</text:p>
          </table:table-cell>
          <table:table-cell office:value-type="float" office:value="55373" calcext:value-type="float">
            <text:p>55373</text:p>
          </table:table-cell>
          <table:table-cell office:value-type="float" office:value="114954" calcext:value-type="float">
            <text:p>1149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7026" calcext:value-type="float">
            <text:p>227026</text:p>
          </table:table-cell>
          <table:table-cell office:value-type="float" office:value="0" calcext:value-type="float">
            <text:p>0</text:p>
          </table:table-cell>
          <table:table-cell office:value-type="float" office:value="293976" calcext:value-type="float">
            <text:p>293976</text:p>
          </table:table-cell>
          <table:table-cell office:value-type="float" office:value="192610" calcext:value-type="float">
            <text:p>192610</text:p>
          </table:table-cell>
          <table:table-cell office:value-type="float" office:value="404666" calcext:value-type="float">
            <text:p>404666</text:p>
          </table:table-cell>
          <table:table-cell office:value-type="float" office:value="508347" calcext:value-type="float">
            <text:p>508347</text:p>
          </table:table-cell>
          <table:table-cell office:value-type="float" office:value="120114" calcext:value-type="float">
            <text:p>120114</text:p>
          </table:table-cell>
          <table:table-cell office:value-type="float" office:value="1069403" calcext:value-type="float">
            <text:p>1069403</text:p>
          </table:table-cell>
          <table:table-cell office:value-type="float" office:value="89236" calcext:value-type="float">
            <text:p>89236</text:p>
          </table:table-cell>
          <table:table-cell office:value-type="float" office:value="424986" calcext:value-type="float">
            <text:p>424986</text:p>
          </table:table-cell>
          <table:table-cell office:value-type="float" office:value="96462" calcext:value-type="float">
            <text:p>96462</text:p>
          </table:table-cell>
          <table:table-cell office:value-type="float" office:value="303599" calcext:value-type="float">
            <text:p>303599</text:p>
          </table:table-cell>
          <table:table-cell office:value-type="float" office:value="234909" calcext:value-type="float">
            <text:p>234909</text:p>
          </table:table-cell>
          <table:table-cell office:value-type="float" office:value="440225" calcext:value-type="float">
            <text:p>440225</text:p>
          </table:table-cell>
          <table:table-cell office:value-type="float" office:value="183343" calcext:value-type="float">
            <text:p>183343</text:p>
          </table:table-cell>
          <table:table-cell office:value-type="float" office:value="180803" calcext:value-type="float">
            <text:p>180803</text:p>
          </table:table-cell>
          <table:table-cell office:value-type="float" office:value="80296" calcext:value-type="float">
            <text:p>80296</text:p>
          </table:table-cell>
          <table:table-cell office:value-type="float" office:value="73819" calcext:value-type="float">
            <text:p>73819</text:p>
          </table:table-cell>
          <table:table-cell office:value-type="float" office:value="50294" calcext:value-type="float">
            <text:p>50294</text:p>
          </table:table-cell>
          <table:table-cell office:value-type="float" office:value="11770320" calcext:value-type="float">
            <text:p>11770320</text:p>
          </table:table-cell>
          <table:table-cell office:value-type="float" office:value="116629" calcext:value-type="float">
            <text:p>116629</text:p>
          </table:table-cell>
          <table:table-cell office:value-type="float" office:value="5178159" calcext:value-type="float">
            <text:p>5178159</text:p>
          </table:table-cell>
          <table:table-cell office:value-type="float" office:value="77315" calcext:value-type="float">
            <text:p>77315</text:p>
          </table:table-cell>
          <table:table-cell office:value-type="float" office:value="0" calcext:value-type="float">
            <text:p>0</text:p>
          </table:table-cell>
          <table:table-cell office:value-type="float" office:value="199347" calcext:value-type="float">
            <text:p>199347</text:p>
          </table:table-cell>
          <table:table-cell office:value-type="float" office:value="558294" calcext:value-type="float">
            <text:p>558294</text:p>
          </table:table-cell>
          <table:table-cell office:value-type="float" office:value="58959" calcext:value-type="float">
            <text:p>5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456" calcext:value-type="float">
            <text:p>543456</text:p>
          </table:table-cell>
          <table:table-cell office:value-type="float" office:value="276249" calcext:value-type="float">
            <text:p>276249</text:p>
          </table:table-cell>
          <table:table-cell office:value-type="float" office:value="26880" calcext:value-type="float">
            <text:p>26880</text:p>
          </table:table-cell>
          <table:table-cell office:value-type="float" office:value="172401" calcext:value-type="float">
            <text:p>172401</text:p>
          </table:table-cell>
          <table:table-cell office:value-type="float" office:value="0" calcext:value-type="float">
            <text:p>0</text:p>
          </table:table-cell>
          <table:table-cell office:value-type="float" office:value="244356" calcext:value-type="float">
            <text:p>244356</text:p>
          </table:table-cell>
          <table:table-cell office:value-type="float" office:value="12430" calcext:value-type="float">
            <text:p>12430</text:p>
          </table:table-cell>
          <table:table-cell office:value-type="float" office:value="31088" calcext:value-type="float">
            <text:p>31088</text:p>
          </table:table-cell>
          <table:table-cell office:value-type="float" office:value="74665" calcext:value-type="float">
            <text:p>74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12" calcext:value-type="float">
            <text:p>27412</text:p>
          </table:table-cell>
          <table:table-cell office:value-type="float" office:value="0" calcext:value-type="float">
            <text:p>0</text:p>
          </table:table-cell>
          <table:table-cell office:value-type="float" office:value="7001142" calcext:value-type="float">
            <text:p>7001142</text:p>
          </table:table-cell>
          <table:table-cell office:value-type="float" office:value="370589" calcext:value-type="float">
            <text:p>370589</text:p>
          </table:table-cell>
          <table:table-cell office:value-type="float" office:value="299448" calcext:value-type="float">
            <text:p>299448</text:p>
          </table:table-cell>
          <table:table-cell office:value-type="float" office:value="91644" calcext:value-type="float">
            <text:p>91644</text:p>
          </table:table-cell>
          <table:table-cell office:value-type="float" office:value="171953" calcext:value-type="float">
            <text:p>171953</text:p>
          </table:table-cell>
          <table:table-cell office:value-type="float" office:value="159255" calcext:value-type="float">
            <text:p>159255</text:p>
          </table:table-cell>
          <table:table-cell office:value-type="float" office:value="192394" calcext:value-type="float">
            <text:p>192394</text:p>
          </table:table-cell>
          <table:table-cell office:value-type="float" office:value="154868" calcext:value-type="float">
            <text:p>154868</text:p>
          </table:table-cell>
          <table:table-cell office:value-type="float" office:value="2367926" calcext:value-type="float">
            <text:p>23679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73" calcext:value-type="float">
            <text:p>2477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340</text:p>
          </table:table-cell>
          <table:table-cell office:value-type="string" calcext:value-type="string">
            <text:p>12/06/19</text:p>
          </table:table-cell>
          <table:table-cell office:value-type="float" office:value="2.5" calcext:value-type="float">
            <text:p>2.5</text:p>
          </table:table-cell>
          <table:table-cell office:value-type="float" office:value="0.327" calcext:value-type="float">
            <text:p>0.327</text:p>
          </table:table-cell>
          <table:table-cell office:value-type="float" office:value="55.1" calcext:value-type="float">
            <text:p>55.1</text:p>
          </table:table-cell>
          <table:table-cell office:value-type="float" office:value="5.93143479049516" calcext:value-type="float">
            <text:p>5.93143479049516</text:p>
          </table:table-cell>
          <table:table-cell office:value-type="float" office:value="1819013" calcext:value-type="float">
            <text:p>1819013</text:p>
          </table:table-cell>
          <table:table-cell office:value-type="float" office:value="249164" calcext:value-type="float">
            <text:p>249164</text:p>
          </table:table-cell>
          <table:table-cell office:value-type="float" office:value="774652" calcext:value-type="float">
            <text:p>774652</text:p>
          </table:table-cell>
          <table:table-cell office:value-type="float" office:value="2512380" calcext:value-type="float">
            <text:p>2512380</text:p>
          </table:table-cell>
          <table:table-cell office:value-type="float" office:value="343569" calcext:value-type="float">
            <text:p>343569</text:p>
          </table:table-cell>
          <table:table-cell office:value-type="float" office:value="355221" calcext:value-type="float">
            <text:p>355221</text:p>
          </table:table-cell>
          <table:table-cell office:value-type="float" office:value="128947" calcext:value-type="float">
            <text:p>128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49" calcext:value-type="float">
            <text:p>23249</text:p>
          </table:table-cell>
          <table:table-cell office:value-type="float" office:value="1822049" calcext:value-type="float">
            <text:p>1822049</text:p>
          </table:table-cell>
          <table:table-cell office:value-type="float" office:value="110220" calcext:value-type="float">
            <text:p>110220</text:p>
          </table:table-cell>
          <table:table-cell office:value-type="float" office:value="1119943" calcext:value-type="float">
            <text:p>1119943</text:p>
          </table:table-cell>
          <table:table-cell office:value-type="float" office:value="9713" calcext:value-type="float">
            <text:p>9713</text:p>
          </table:table-cell>
          <table:table-cell office:value-type="float" office:value="17306" calcext:value-type="float">
            <text:p>17306</text:p>
          </table:table-cell>
          <table:table-cell office:value-type="float" office:value="311351" calcext:value-type="float">
            <text:p>311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474" calcext:value-type="float">
            <text:p>130474</text:p>
          </table:table-cell>
          <table:table-cell office:value-type="float" office:value="143373" calcext:value-type="float">
            <text:p>143373</text:p>
          </table:table-cell>
          <table:table-cell office:value-type="float" office:value="55895" calcext:value-type="float">
            <text:p>55895</text:p>
          </table:table-cell>
          <table:table-cell office:value-type="float" office:value="93875" calcext:value-type="float">
            <text:p>93875</text:p>
          </table:table-cell>
          <table:table-cell office:value-type="float" office:value="166293" calcext:value-type="float">
            <text:p>1662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2346" calcext:value-type="float">
            <text:p>332346</text:p>
          </table:table-cell>
          <table:table-cell office:value-type="float" office:value="0" calcext:value-type="float">
            <text:p>0</text:p>
          </table:table-cell>
          <table:table-cell office:value-type="float" office:value="391879" calcext:value-type="float">
            <text:p>391879</text:p>
          </table:table-cell>
          <table:table-cell office:value-type="float" office:value="153026" calcext:value-type="float">
            <text:p>153026</text:p>
          </table:table-cell>
          <table:table-cell office:value-type="float" office:value="1116026" calcext:value-type="float">
            <text:p>1116026</text:p>
          </table:table-cell>
          <table:table-cell office:value-type="float" office:value="393661" calcext:value-type="float">
            <text:p>393661</text:p>
          </table:table-cell>
          <table:table-cell office:value-type="float" office:value="152337" calcext:value-type="float">
            <text:p>152337</text:p>
          </table:table-cell>
          <table:table-cell office:value-type="float" office:value="1119019" calcext:value-type="float">
            <text:p>1119019</text:p>
          </table:table-cell>
          <table:table-cell office:value-type="float" office:value="94160" calcext:value-type="float">
            <text:p>94160</text:p>
          </table:table-cell>
          <table:table-cell office:value-type="float" office:value="547262" calcext:value-type="float">
            <text:p>547262</text:p>
          </table:table-cell>
          <table:table-cell office:value-type="float" office:value="70248" calcext:value-type="float">
            <text:p>70248</text:p>
          </table:table-cell>
          <table:table-cell office:value-type="float" office:value="316006" calcext:value-type="float">
            <text:p>316006</text:p>
          </table:table-cell>
          <table:table-cell office:value-type="float" office:value="228734" calcext:value-type="float">
            <text:p>228734</text:p>
          </table:table-cell>
          <table:table-cell office:value-type="float" office:value="478478" calcext:value-type="float">
            <text:p>478478</text:p>
          </table:table-cell>
          <table:table-cell office:value-type="float" office:value="199407" calcext:value-type="float">
            <text:p>199407</text:p>
          </table:table-cell>
          <table:table-cell office:value-type="float" office:value="169350" calcext:value-type="float">
            <text:p>169350</text:p>
          </table:table-cell>
          <table:table-cell office:value-type="float" office:value="90187" calcext:value-type="float">
            <text:p>90187</text:p>
          </table:table-cell>
          <table:table-cell office:value-type="float" office:value="79454" calcext:value-type="float">
            <text:p>79454</text:p>
          </table:table-cell>
          <table:table-cell office:value-type="float" office:value="55581" calcext:value-type="float">
            <text:p>55581</text:p>
          </table:table-cell>
          <table:table-cell office:value-type="float" office:value="9794127" calcext:value-type="float">
            <text:p>9794127</text:p>
          </table:table-cell>
          <table:table-cell office:value-type="float" office:value="56798" calcext:value-type="float">
            <text:p>56798</text:p>
          </table:table-cell>
          <table:table-cell office:value-type="float" office:value="2129885" calcext:value-type="float">
            <text:p>2129885</text:p>
          </table:table-cell>
          <table:table-cell office:value-type="float" office:value="68722" calcext:value-type="float">
            <text:p>68722</text:p>
          </table:table-cell>
          <table:table-cell office:value-type="float" office:value="0" calcext:value-type="float">
            <text:p>0</text:p>
          </table:table-cell>
          <table:table-cell office:value-type="float" office:value="207713" calcext:value-type="float">
            <text:p>207713</text:p>
          </table:table-cell>
          <table:table-cell office:value-type="float" office:value="509497" calcext:value-type="float">
            <text:p>509497</text:p>
          </table:table-cell>
          <table:table-cell office:value-type="float" office:value="18503" calcext:value-type="float">
            <text:p>18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340" calcext:value-type="float">
            <text:p>605340</text:p>
          </table:table-cell>
          <table:table-cell office:value-type="float" office:value="285197" calcext:value-type="float">
            <text:p>285197</text:p>
          </table:table-cell>
          <table:table-cell office:value-type="float" office:value="34624" calcext:value-type="float">
            <text:p>34624</text:p>
          </table:table-cell>
          <table:table-cell office:value-type="float" office:value="241919" calcext:value-type="float">
            <text:p>241919</text:p>
          </table:table-cell>
          <table:table-cell office:value-type="float" office:value="0" calcext:value-type="float">
            <text:p>0</text:p>
          </table:table-cell>
          <table:table-cell office:value-type="float" office:value="331660" calcext:value-type="float">
            <text:p>331660</text:p>
          </table:table-cell>
          <table:table-cell office:value-type="float" office:value="17541" calcext:value-type="float">
            <text:p>17541</text:p>
          </table:table-cell>
          <table:table-cell office:value-type="float" office:value="25739" calcext:value-type="float">
            <text:p>25739</text:p>
          </table:table-cell>
          <table:table-cell office:value-type="float" office:value="91190" calcext:value-type="float">
            <text:p>91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office:value-type="float" office:value="10018604" calcext:value-type="float">
            <text:p>10018604</text:p>
          </table:table-cell>
          <table:table-cell office:value-type="float" office:value="4100975" calcext:value-type="float">
            <text:p>4100975</text:p>
          </table:table-cell>
          <table:table-cell office:value-type="float" office:value="342864" calcext:value-type="float">
            <text:p>342864</text:p>
          </table:table-cell>
          <table:table-cell office:value-type="float" office:value="120926" calcext:value-type="float">
            <text:p>120926</text:p>
          </table:table-cell>
          <table:table-cell office:value-type="float" office:value="133457" calcext:value-type="float">
            <text:p>133457</text:p>
          </table:table-cell>
          <table:table-cell office:value-type="float" office:value="204131" calcext:value-type="float">
            <text:p>204131</text:p>
          </table:table-cell>
          <table:table-cell office:value-type="float" office:value="232491" calcext:value-type="float">
            <text:p>232491</text:p>
          </table:table-cell>
          <table:table-cell office:value-type="float" office:value="149423" calcext:value-type="float">
            <text:p>149423</text:p>
          </table:table-cell>
          <table:table-cell office:value-type="float" office:value="2216839" calcext:value-type="float">
            <text:p>22168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62" calcext:value-type="float">
            <text:p>265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341</text:p>
          </table:table-cell>
          <table:table-cell office:value-type="string" calcext:value-type="string">
            <text:p>12/07/19</text:p>
          </table:table-cell>
          <table:table-cell office:value-type="float" office:value="2.5" calcext:value-type="float">
            <text:p>2.5</text:p>
          </table:table-cell>
          <table:table-cell office:value-type="float" office:value="0.487" calcext:value-type="float">
            <text:p>0.487</text:p>
          </table:table-cell>
          <table:table-cell office:value-type="float" office:value="55.1" calcext:value-type="float">
            <text:p>55.1</text:p>
          </table:table-cell>
          <table:table-cell office:value-type="float" office:value="8.83366588064565" calcext:value-type="float">
            <text:p>8.83366588064565</text:p>
          </table:table-cell>
          <table:table-cell office:value-type="float" office:value="2720690" calcext:value-type="float">
            <text:p>2720690</text:p>
          </table:table-cell>
          <table:table-cell office:value-type="float" office:value="476167" calcext:value-type="float">
            <text:p>476167</text:p>
          </table:table-cell>
          <table:table-cell office:value-type="float" office:value="834786" calcext:value-type="float">
            <text:p>834786</text:p>
          </table:table-cell>
          <table:table-cell office:value-type="float" office:value="3100053" calcext:value-type="float">
            <text:p>3100053</text:p>
          </table:table-cell>
          <table:table-cell office:value-type="float" office:value="407650" calcext:value-type="float">
            <text:p>407650</text:p>
          </table:table-cell>
          <table:table-cell office:value-type="float" office:value="438330" calcext:value-type="float">
            <text:p>438330</text:p>
          </table:table-cell>
          <table:table-cell office:value-type="float" office:value="199112" calcext:value-type="float">
            <text:p>199112</text:p>
          </table:table-cell>
          <table:table-cell office:value-type="float" office:value="0" calcext:value-type="float">
            <text:p>0</text:p>
          </table:table-cell>
          <table:table-cell office:value-type="float" office:value="224455" calcext:value-type="float">
            <text:p>224455</text:p>
          </table:table-cell>
          <table:table-cell office:value-type="float" office:value="0" calcext:value-type="float">
            <text:p>0</text:p>
          </table:table-cell>
          <table:table-cell office:value-type="float" office:value="35512" calcext:value-type="float">
            <text:p>35512</text:p>
          </table:table-cell>
          <table:table-cell office:value-type="float" office:value="1829160" calcext:value-type="float">
            <text:p>1829160</text:p>
          </table:table-cell>
          <table:table-cell office:value-type="float" office:value="132346" calcext:value-type="float">
            <text:p>132346</text:p>
          </table:table-cell>
          <table:table-cell office:value-type="float" office:value="1215230" calcext:value-type="float">
            <text:p>1215230</text:p>
          </table:table-cell>
          <table:table-cell office:value-type="float" office:value="10199" calcext:value-type="float">
            <text:p>10199</text:p>
          </table:table-cell>
          <table:table-cell office:value-type="float" office:value="0" calcext:value-type="float">
            <text:p>0</text:p>
          </table:table-cell>
          <table:table-cell office:value-type="float" office:value="486307" calcext:value-type="float">
            <text:p>486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158" calcext:value-type="float">
            <text:p>203158</text:p>
          </table:table-cell>
          <table:table-cell office:value-type="float" office:value="233324" calcext:value-type="float">
            <text:p>233324</text:p>
          </table:table-cell>
          <table:table-cell office:value-type="float" office:value="62388" calcext:value-type="float">
            <text:p>62388</text:p>
          </table:table-cell>
          <table:table-cell office:value-type="float" office:value="103877" calcext:value-type="float">
            <text:p>103877</text:p>
          </table:table-cell>
          <table:table-cell office:value-type="float" office:value="194572" calcext:value-type="float">
            <text:p>1945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8003" calcext:value-type="float">
            <text:p>318003</text:p>
          </table:table-cell>
          <table:table-cell office:value-type="float" office:value="0" calcext:value-type="float">
            <text:p>0</text:p>
          </table:table-cell>
          <table:table-cell office:value-type="float" office:value="290306" calcext:value-type="float">
            <text:p>290306</text:p>
          </table:table-cell>
          <table:table-cell office:value-type="float" office:value="168006" calcext:value-type="float">
            <text:p>168006</text:p>
          </table:table-cell>
          <table:table-cell office:value-type="float" office:value="1182296" calcext:value-type="float">
            <text:p>1182296</text:p>
          </table:table-cell>
          <table:table-cell office:value-type="float" office:value="539297" calcext:value-type="float">
            <text:p>539297</text:p>
          </table:table-cell>
          <table:table-cell office:value-type="float" office:value="133725" calcext:value-type="float">
            <text:p>133725</text:p>
          </table:table-cell>
          <table:table-cell office:value-type="float" office:value="1083449" calcext:value-type="float">
            <text:p>1083449</text:p>
          </table:table-cell>
          <table:table-cell office:value-type="float" office:value="122955" calcext:value-type="float">
            <text:p>122955</text:p>
          </table:table-cell>
          <table:table-cell office:value-type="float" office:value="502687" calcext:value-type="float">
            <text:p>502687</text:p>
          </table:table-cell>
          <table:table-cell office:value-type="float" office:value="89695" calcext:value-type="float">
            <text:p>89695</text:p>
          </table:table-cell>
          <table:table-cell office:value-type="float" office:value="365329" calcext:value-type="float">
            <text:p>365329</text:p>
          </table:table-cell>
          <table:table-cell office:value-type="float" office:value="313037" calcext:value-type="float">
            <text:p>313037</text:p>
          </table:table-cell>
          <table:table-cell office:value-type="float" office:value="520435" calcext:value-type="float">
            <text:p>520435</text:p>
          </table:table-cell>
          <table:table-cell office:value-type="float" office:value="221061" calcext:value-type="float">
            <text:p>221061</text:p>
          </table:table-cell>
          <table:table-cell office:value-type="float" office:value="191452" calcext:value-type="float">
            <text:p>191452</text:p>
          </table:table-cell>
          <table:table-cell office:value-type="float" office:value="101888" calcext:value-type="float">
            <text:p>101888</text:p>
          </table:table-cell>
          <table:table-cell office:value-type="float" office:value="87348" calcext:value-type="float">
            <text:p>87348</text:p>
          </table:table-cell>
          <table:table-cell office:value-type="float" office:value="56856" calcext:value-type="float">
            <text:p>56856</text:p>
          </table:table-cell>
          <table:table-cell office:value-type="float" office:value="9668728" calcext:value-type="float">
            <text:p>9668728</text:p>
          </table:table-cell>
          <table:table-cell office:value-type="float" office:value="61706" calcext:value-type="float">
            <text:p>61706</text:p>
          </table:table-cell>
          <table:table-cell office:value-type="float" office:value="2055969" calcext:value-type="float">
            <text:p>2055969</text:p>
          </table:table-cell>
          <table:table-cell office:value-type="float" office:value="77643" calcext:value-type="float">
            <text:p>77643</text:p>
          </table:table-cell>
          <table:table-cell office:value-type="float" office:value="0" calcext:value-type="float">
            <text:p>0</text:p>
          </table:table-cell>
          <table:table-cell office:value-type="float" office:value="124291" calcext:value-type="float">
            <text:p>124291</text:p>
          </table:table-cell>
          <table:table-cell office:value-type="float" office:value="545144" calcext:value-type="float">
            <text:p>545144</text:p>
          </table:table-cell>
          <table:table-cell office:value-type="float" office:value="29361" calcext:value-type="float">
            <text:p>29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422" calcext:value-type="float">
            <text:p>542422</text:p>
          </table:table-cell>
          <table:table-cell office:value-type="float" office:value="655989" calcext:value-type="float">
            <text:p>655989</text:p>
          </table:table-cell>
          <table:table-cell office:value-type="float" office:value="39926" calcext:value-type="float">
            <text:p>39926</text:p>
          </table:table-cell>
          <table:table-cell office:value-type="float" office:value="234465" calcext:value-type="float">
            <text:p>234465</text:p>
          </table:table-cell>
          <table:table-cell office:value-type="float" office:value="0" calcext:value-type="float">
            <text:p>0</text:p>
          </table:table-cell>
          <table:table-cell office:value-type="float" office:value="353338" calcext:value-type="float">
            <text:p>353338</text:p>
          </table:table-cell>
          <table:table-cell office:value-type="float" office:value="12732" calcext:value-type="float">
            <text:p>12732</text:p>
          </table:table-cell>
          <table:table-cell office:value-type="float" office:value="32987" calcext:value-type="float">
            <text:p>32987</text:p>
          </table:table-cell>
          <table:table-cell office:value-type="float" office:value="68623" calcext:value-type="float">
            <text:p>68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0" calcext:value-type="float">
            <text:p>8170</text:p>
          </table:table-cell>
          <table:table-cell office:value-type="float" office:value="0" calcext:value-type="float">
            <text:p>0</text:p>
          </table:table-cell>
          <table:table-cell office:value-type="float" office:value="6157361" calcext:value-type="float">
            <text:p>6157361</text:p>
          </table:table-cell>
          <table:table-cell office:value-type="float" office:value="297727" calcext:value-type="float">
            <text:p>297727</text:p>
          </table:table-cell>
          <table:table-cell office:value-type="float" office:value="261392" calcext:value-type="float">
            <text:p>261392</text:p>
          </table:table-cell>
          <table:table-cell office:value-type="float" office:value="105754" calcext:value-type="float">
            <text:p>105754</text:p>
          </table:table-cell>
          <table:table-cell office:value-type="float" office:value="153567" calcext:value-type="float">
            <text:p>153567</text:p>
          </table:table-cell>
          <table:table-cell office:value-type="float" office:value="176695" calcext:value-type="float">
            <text:p>176695</text:p>
          </table:table-cell>
          <table:table-cell office:value-type="float" office:value="178026" calcext:value-type="float">
            <text:p>178026</text:p>
          </table:table-cell>
          <table:table-cell office:value-type="float" office:value="146952" calcext:value-type="float">
            <text:p>146952</text:p>
          </table:table-cell>
          <table:table-cell office:value-type="float" office:value="2128430" calcext:value-type="float">
            <text:p>2128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66" calcext:value-type="float">
            <text:p>1796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342</text:p>
          </table:table-cell>
          <table:table-cell office:value-type="string" calcext:value-type="string">
            <text:p>12/08/19</text:p>
          </table:table-cell>
          <table:table-cell office:value-type="float" office:value="2.5" calcext:value-type="float">
            <text:p>2.5</text:p>
          </table:table-cell>
          <table:table-cell office:value-type="float" office:value="0.464" calcext:value-type="float">
            <text:p>0.464</text:p>
          </table:table-cell>
          <table:table-cell office:value-type="float" office:value="55.1" calcext:value-type="float">
            <text:p>55.1</text:p>
          </table:table-cell>
          <table:table-cell office:value-type="float" office:value="8.41647016143658" calcext:value-type="float">
            <text:p>8.41647016143658</text:p>
          </table:table-cell>
          <table:table-cell office:value-type="float" office:value="718064" calcext:value-type="float">
            <text:p>718064</text:p>
          </table:table-cell>
          <table:table-cell office:value-type="float" office:value="635528" calcext:value-type="float">
            <text:p>635528</text:p>
          </table:table-cell>
          <table:table-cell office:value-type="float" office:value="844456" calcext:value-type="float">
            <text:p>844456</text:p>
          </table:table-cell>
          <table:table-cell office:value-type="float" office:value="3192762" calcext:value-type="float">
            <text:p>3192762</text:p>
          </table:table-cell>
          <table:table-cell office:value-type="float" office:value="470569" calcext:value-type="float">
            <text:p>470569</text:p>
          </table:table-cell>
          <table:table-cell office:value-type="float" office:value="484014" calcext:value-type="float">
            <text:p>484014</text:p>
          </table:table-cell>
          <table:table-cell office:value-type="float" office:value="201728" calcext:value-type="float">
            <text:p>201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99" calcext:value-type="float">
            <text:p>18299</text:p>
          </table:table-cell>
          <table:table-cell office:value-type="float" office:value="1939541" calcext:value-type="float">
            <text:p>1939541</text:p>
          </table:table-cell>
          <table:table-cell office:value-type="float" office:value="162867" calcext:value-type="float">
            <text:p>162867</text:p>
          </table:table-cell>
          <table:table-cell office:value-type="float" office:value="1058155" calcext:value-type="float">
            <text:p>1058155</text:p>
          </table:table-cell>
          <table:table-cell office:value-type="float" office:value="27320" calcext:value-type="float">
            <text:p>27320</text:p>
          </table:table-cell>
          <table:table-cell office:value-type="float" office:value="0" calcext:value-type="float">
            <text:p>0</text:p>
          </table:table-cell>
          <table:table-cell office:value-type="float" office:value="402863" calcext:value-type="float">
            <text:p>402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193" calcext:value-type="float">
            <text:p>255193</text:p>
          </table:table-cell>
          <table:table-cell office:value-type="float" office:value="280534" calcext:value-type="float">
            <text:p>280534</text:p>
          </table:table-cell>
          <table:table-cell office:value-type="float" office:value="65209" calcext:value-type="float">
            <text:p>65209</text:p>
          </table:table-cell>
          <table:table-cell office:value-type="float" office:value="143510" calcext:value-type="float">
            <text:p>143510</text:p>
          </table:table-cell>
          <table:table-cell office:value-type="float" office:value="249207" calcext:value-type="float">
            <text:p>2492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6315" calcext:value-type="float">
            <text:p>456315</text:p>
          </table:table-cell>
          <table:table-cell office:value-type="float" office:value="0" calcext:value-type="float">
            <text:p>0</text:p>
          </table:table-cell>
          <table:table-cell office:value-type="float" office:value="131289" calcext:value-type="float">
            <text:p>131289</text:p>
          </table:table-cell>
          <table:table-cell office:value-type="float" office:value="164924" calcext:value-type="float">
            <text:p>164924</text:p>
          </table:table-cell>
          <table:table-cell office:value-type="float" office:value="712892" calcext:value-type="float">
            <text:p>712892</text:p>
          </table:table-cell>
          <table:table-cell office:value-type="float" office:value="507227" calcext:value-type="float">
            <text:p>507227</text:p>
          </table:table-cell>
          <table:table-cell office:value-type="float" office:value="139772" calcext:value-type="float">
            <text:p>139772</text:p>
          </table:table-cell>
          <table:table-cell office:value-type="float" office:value="919026" calcext:value-type="float">
            <text:p>919026</text:p>
          </table:table-cell>
          <table:table-cell office:value-type="float" office:value="191035" calcext:value-type="float">
            <text:p>191035</text:p>
          </table:table-cell>
          <table:table-cell office:value-type="float" office:value="503359" calcext:value-type="float">
            <text:p>503359</text:p>
          </table:table-cell>
          <table:table-cell office:value-type="float" office:value="95553" calcext:value-type="float">
            <text:p>95553</text:p>
          </table:table-cell>
          <table:table-cell office:value-type="float" office:value="329627" calcext:value-type="float">
            <text:p>329627</text:p>
          </table:table-cell>
          <table:table-cell office:value-type="float" office:value="279363" calcext:value-type="float">
            <text:p>279363</text:p>
          </table:table-cell>
          <table:table-cell office:value-type="float" office:value="597283" calcext:value-type="float">
            <text:p>597283</text:p>
          </table:table-cell>
          <table:table-cell office:value-type="float" office:value="218183" calcext:value-type="float">
            <text:p>218183</text:p>
          </table:table-cell>
          <table:table-cell office:value-type="float" office:value="235491" calcext:value-type="float">
            <text:p>235491</text:p>
          </table:table-cell>
          <table:table-cell office:value-type="float" office:value="105202" calcext:value-type="float">
            <text:p>105202</text:p>
          </table:table-cell>
          <table:table-cell office:value-type="float" office:value="102312" calcext:value-type="float">
            <text:p>102312</text:p>
          </table:table-cell>
          <table:table-cell office:value-type="float" office:value="52341" calcext:value-type="float">
            <text:p>52341</text:p>
          </table:table-cell>
          <table:table-cell office:value-type="float" office:value="13384320" calcext:value-type="float">
            <text:p>13384320</text:p>
          </table:table-cell>
          <table:table-cell office:value-type="float" office:value="92357" calcext:value-type="float">
            <text:p>92357</text:p>
          </table:table-cell>
          <table:table-cell office:value-type="float" office:value="3193166" calcext:value-type="float">
            <text:p>3193166</text:p>
          </table:table-cell>
          <table:table-cell office:value-type="float" office:value="74669" calcext:value-type="float">
            <text:p>74669</text:p>
          </table:table-cell>
          <table:table-cell office:value-type="float" office:value="0" calcext:value-type="float">
            <text:p>0</text:p>
          </table:table-cell>
          <table:table-cell office:value-type="float" office:value="133126" calcext:value-type="float">
            <text:p>133126</text:p>
          </table:table-cell>
          <table:table-cell office:value-type="float" office:value="515938" calcext:value-type="float">
            <text:p>515938</text:p>
          </table:table-cell>
          <table:table-cell office:value-type="float" office:value="45015" calcext:value-type="float">
            <text:p>45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320" calcext:value-type="float">
            <text:p>599320</text:p>
          </table:table-cell>
          <table:table-cell office:value-type="float" office:value="615594" calcext:value-type="float">
            <text:p>615594</text:p>
          </table:table-cell>
          <table:table-cell office:value-type="float" office:value="20328" calcext:value-type="float">
            <text:p>20328</text:p>
          </table:table-cell>
          <table:table-cell office:value-type="float" office:value="270434" calcext:value-type="float">
            <text:p>270434</text:p>
          </table:table-cell>
          <table:table-cell office:value-type="float" office:value="0" calcext:value-type="float">
            <text:p>0</text:p>
          </table:table-cell>
          <table:table-cell office:value-type="float" office:value="441638" calcext:value-type="float">
            <text:p>441638</text:p>
          </table:table-cell>
          <table:table-cell office:value-type="float" office:value="18765" calcext:value-type="float">
            <text:p>18765</text:p>
          </table:table-cell>
          <table:table-cell office:value-type="float" office:value="37870" calcext:value-type="float">
            <text:p>37870</text:p>
          </table:table-cell>
          <table:table-cell office:value-type="float" office:value="56124" calcext:value-type="float">
            <text:p>56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6527" calcext:value-type="float">
            <text:p>2516527</text:p>
          </table:table-cell>
          <table:table-cell office:value-type="float" office:value="241752" calcext:value-type="float">
            <text:p>241752</text:p>
          </table:table-cell>
          <table:table-cell office:value-type="float" office:value="242932" calcext:value-type="float">
            <text:p>242932</text:p>
          </table:table-cell>
          <table:table-cell office:value-type="float" office:value="102588" calcext:value-type="float">
            <text:p>102588</text:p>
          </table:table-cell>
          <table:table-cell office:value-type="float" office:value="118695" calcext:value-type="float">
            <text:p>118695</text:p>
          </table:table-cell>
          <table:table-cell office:value-type="float" office:value="199048" calcext:value-type="float">
            <text:p>199048</text:p>
          </table:table-cell>
          <table:table-cell office:value-type="float" office:value="162749" calcext:value-type="float">
            <text:p>162749</text:p>
          </table:table-cell>
          <table:table-cell office:value-type="float" office:value="135026" calcext:value-type="float">
            <text:p>135026</text:p>
          </table:table-cell>
          <table:table-cell office:value-type="float" office:value="1924653" calcext:value-type="float">
            <text:p>19246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59" calcext:value-type="float">
            <text:p>275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emep_l2.5_BL12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126086" calcext:value-type="float">
            <text:p>126086</text:p>
          </table:table-cell>
          <table:table-cell office:value-type="float" office:value="34611" calcext:value-type="float">
            <text:p>34611</text:p>
          </table:table-cell>
          <table:table-cell office:value-type="float" office:value="849056" calcext:value-type="float">
            <text:p>849056</text:p>
          </table:table-cell>
          <table:table-cell office:value-type="float" office:value="179097" calcext:value-type="float">
            <text:p>179097</text:p>
          </table:table-cell>
          <table:table-cell office:value-type="float" office:value="34980" calcext:value-type="float">
            <text:p>34980</text:p>
          </table:table-cell>
          <table:table-cell office:value-type="float" office:value="24740" calcext:value-type="float">
            <text:p>24740</text:p>
          </table:table-cell>
          <table:table-cell office:value-type="float" office:value="20485" calcext:value-type="float">
            <text:p>204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1737" calcext:value-type="float">
            <text:p>1201737</text:p>
          </table:table-cell>
          <table:table-cell office:value-type="float" office:value="14157" calcext:value-type="float">
            <text:p>14157</text:p>
          </table:table-cell>
          <table:table-cell office:value-type="float" office:value="1220779" calcext:value-type="float">
            <text:p>1220779</text:p>
          </table:table-cell>
          <table:table-cell office:value-type="float" office:value="31533" calcext:value-type="float">
            <text:p>31533</text:p>
          </table:table-cell>
          <table:table-cell office:value-type="float" office:value="10177" calcext:value-type="float">
            <text:p>101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22" calcext:value-type="float">
            <text:p>315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5294" calcext:value-type="float">
            <text:p>35294</text:p>
          </table:table-cell>
          <table:table-cell office:value-type="float" office:value="95055" calcext:value-type="float">
            <text:p>95055</text:p>
          </table:table-cell>
          <table:table-cell office:value-type="float" office:value="578732" calcext:value-type="float">
            <text:p>578732</text:p>
          </table:table-cell>
          <table:table-cell office:value-type="float" office:value="0" calcext:value-type="float">
            <text:p>0</text:p>
          </table:table-cell>
          <table:table-cell office:value-type="float" office:value="52638" calcext:value-type="float">
            <text:p>52638</text:p>
          </table:table-cell>
          <table:table-cell office:value-type="float" office:value="655304" calcext:value-type="float">
            <text:p>655304</text:p>
          </table:table-cell>
          <table:table-cell office:value-type="float" office:value="191035" calcext:value-type="float">
            <text:p>191035</text:p>
          </table:table-cell>
          <table:table-cell office:value-type="float" office:value="216902" calcext:value-type="float">
            <text:p>216902</text:p>
          </table:table-cell>
          <table:table-cell office:value-type="float" office:value="11777" calcext:value-type="float">
            <text:p>11777</text:p>
          </table:table-cell>
          <table:table-cell office:value-type="float" office:value="118387" calcext:value-type="float">
            <text:p>118387</text:p>
          </table:table-cell>
          <table:table-cell office:value-type="float" office:value="16378" calcext:value-type="float">
            <text:p>16378</text:p>
          </table:table-cell>
          <table:table-cell office:value-type="float" office:value="120271" calcext:value-type="float">
            <text:p>120271</text:p>
          </table:table-cell>
          <table:table-cell office:value-type="float" office:value="71941" calcext:value-type="float">
            <text:p>71941</text:p>
          </table:table-cell>
          <table:table-cell office:value-type="float" office:value="8701" calcext:value-type="float">
            <text:p>8701</text:p>
          </table:table-cell>
          <table:table-cell office:value-type="float" office:value="47989" calcext:value-type="float">
            <text:p>47989</text:p>
          </table:table-cell>
          <table:table-cell office:value-type="float" office:value="17508" calcext:value-type="float">
            <text:p>17508</text:p>
          </table:table-cell>
          <table:table-cell office:value-type="float" office:value="15789" calcext:value-type="float">
            <text:p>15789</text:p>
          </table:table-cell>
          <table:table-cell office:value-type="float" office:value="16431037" calcext:value-type="float">
            <text:p>16431037</text:p>
          </table:table-cell>
          <table:table-cell office:value-type="float" office:value="62183" calcext:value-type="float">
            <text:p>62183</text:p>
          </table:table-cell>
          <table:table-cell office:value-type="float" office:value="6691950" calcext:value-type="float">
            <text:p>6691950</text:p>
          </table:table-cell>
          <table:table-cell office:value-type="float" office:value="68241" calcext:value-type="float">
            <text:p>68241</text:p>
          </table:table-cell>
          <table:table-cell office:value-type="float" office:value="0" calcext:value-type="float">
            <text:p>0</text:p>
          </table:table-cell>
          <table:table-cell office:value-type="float" office:value="175086" calcext:value-type="float">
            <text:p>175086</text:p>
          </table:table-cell>
          <table:table-cell office:value-type="float" office:value="557871" calcext:value-type="float">
            <text:p>557871</text:p>
          </table:table-cell>
          <table:table-cell office:value-type="float" office:value="15535" calcext:value-type="float">
            <text:p>1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83" calcext:value-type="float">
            <text:p>409783</text:p>
          </table:table-cell>
          <table:table-cell office:value-type="float" office:value="11786" calcext:value-type="float">
            <text:p>11786</text:p>
          </table:table-cell>
          <table:table-cell office:value-type="float" office:value="9075" calcext:value-type="float">
            <text:p>9075</text:p>
          </table:table-cell>
          <table:table-cell office:value-type="float" office:value="4777" calcext:value-type="float">
            <text:p>4777</text:p>
          </table:table-cell>
          <table:table-cell office:value-type="float" office:value="0" calcext:value-type="float">
            <text:p>0</text:p>
          </table:table-cell>
          <table:table-cell office:value-type="float" office:value="24421" calcext:value-type="float">
            <text:p>24421</text:p>
          </table:table-cell>
          <table:table-cell office:value-type="float" office:value="21464" calcext:value-type="float">
            <text:p>21464</text:p>
          </table:table-cell>
          <table:table-cell office:value-type="float" office:value="34526" calcext:value-type="float">
            <text:p>34526</text:p>
          </table:table-cell>
          <table:table-cell office:value-type="float" office:value="56829" calcext:value-type="float">
            <text:p>568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5063" calcext:value-type="float">
            <text:p>685063</text:p>
          </table:table-cell>
          <table:table-cell office:value-type="float" office:value="161723" calcext:value-type="float">
            <text:p>161723</text:p>
          </table:table-cell>
          <table:table-cell office:value-type="float" office:value="30622" calcext:value-type="float">
            <text:p>30622</text:p>
          </table:table-cell>
          <table:table-cell office:value-type="float" office:value="0" calcext:value-type="float">
            <text:p>0</text:p>
          </table:table-cell>
          <table:table-cell office:value-type="float" office:value="30003" calcext:value-type="float">
            <text:p>30003</text:p>
          </table:table-cell>
          <table:table-cell office:value-type="float" office:value="50964" calcext:value-type="float">
            <text:p>50964</text:p>
          </table:table-cell>
          <table:table-cell office:value-type="float" office:value="26360" calcext:value-type="float">
            <text:p>26360</text:p>
          </table:table-cell>
          <table:table-cell office:value-type="float" office:value="0" calcext:value-type="float">
            <text:p>0</text:p>
          </table:table-cell>
          <table:table-cell office:value-type="float" office:value="2312396" calcext:value-type="float">
            <text:p>2312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30" calcext:value-type="float">
            <text:p>270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09:39:20.658835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24T09:39:38.014988495</dc:date>
    <meta:editing-duration>PT3M40S</meta:editing-duration>
    <meta:editing-cycles>4</meta:editing-cycles>
    <meta:document-statistic meta:table-count="1" meta:cell-count="9458" meta:object-count="0"/>
  </office:meta>
</office:document-meta>
</file>